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dia/image1.jpeg" manifest:media-type="image/jpeg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0C0C0"/>
    </style:style>
    <style:style style:name="ce3" style:family="table-cell" style:parent-style-name="Default" style:data-style-name="N0">
      <style:table-cell-properties fo:border="thin solid #000000" fo:background-color="#C0C0C0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969696" style:repeat-content="false"/>
      <style:paragraph-properties fo:text-align="center"/>
      <style:text-properties fo:color="#FFFFFF" style:font-family-generic="swiss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969696" style:repeat-content="false"/>
      <style:paragraph-properties fo:text-align="center"/>
      <style:text-properties fo:color="#FFFFFF" style:font-family-generic="swiss"/>
    </style:style>
    <style:style style:name="ce7" style:family="table-cell" style:parent-style-name="Default" style:data-style-name="N2">
      <style:table-cell-properties fo:border="thin solid #000000" fo:background-color="#C0C0C0"/>
    </style:style>
    <style:style style:name="ce8" style:family="table-cell" style:parent-style-name="Default" style:data-style-name="N2">
      <style:table-cell-properties fo:border="thin solid #000000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1" table:default-cell-style-name="ce1"/>
        <table:table-column table:style-name="co3" table:number-columns-repeated="16376" table:default-cell-style-name="ce1"/>
        <table:table-row table:style-name="ro1">
          <table:table-cell office:value-type="string" table:style-name="ce5">
            <text:p>Wavelength(nm)</text:p>
          </table:table-cell>
          <table:table-cell office:value-type="string" table:style-name="ce6">
            <text:p>Intensity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76.53715099999999" table:style-name="ce7">
            <text:p>376,54</text:p>
          </table:table-cell>
          <table:table-cell office:value-type="float" office:value="1.2342560859334106E-8" table:style-name="ce3">
            <text:p>1,23426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76.92574285387843" table:style-name="ce7">
            <text:p>376,93</text:p>
          </table:table-cell>
          <table:table-cell office:value-type="float" office:value="1.0825348221118958E-8" table:style-name="ce3">
            <text:p>1,08253E-08</text:p>
          </table:table-cell>
          <table:table-cell table:style-name="ce2">
            <draw:frame draw:z-index="1" draw:id="id0" draw:style-name="a0" draw:name="Graf 1" svg:x="0.21875in" svg:y="0.04167in" svg:width="3.875in" svg:height="2.6145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5" table:style-name="ce2"/>
          <table:table-cell table:number-columns-repeated="16376"/>
        </table:table-row>
        <table:table-row table:style-name="ro1">
          <table:table-cell office:value-type="float" office:value="377.31435002646737" table:style-name="ce7">
            <text:p>377,31</text:p>
          </table:table-cell>
          <table:table-cell office:value-type="float" office:value="1.5994681420186489E-8" table:style-name="ce3">
            <text:p>1,59947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77.70297253119736" table:style-name="ce7">
            <text:p>377,70</text:p>
          </table:table-cell>
          <table:table-cell office:value-type="float" office:value="1.4486760574300943E-8" table:style-name="ce3">
            <text:p>1,44868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78.09161038149887" table:style-name="ce7">
            <text:p>378,09</text:p>
          </table:table-cell>
          <table:table-cell office:value-type="float" office:value="1.1360307924299755E-8" table:style-name="ce3">
            <text:p>1,13603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78.48026359080251" table:style-name="ce7">
            <text:p>378,48</text:p>
          </table:table-cell>
          <table:table-cell office:value-type="float" office:value="1.2186133954176643E-8" table:style-name="ce3">
            <text:p>1,21861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78.86893217253873" table:style-name="ce7">
            <text:p>378,87</text:p>
          </table:table-cell>
          <table:table-cell office:value-type="float" office:value="1.8945704328650036E-8" table:style-name="ce3">
            <text:p>1,89457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79.25761614013805" table:style-name="ce7">
            <text:p>379,26</text:p>
          </table:table-cell>
          <table:table-cell office:value-type="float" office:value="1.2592752205276637E-8" table:style-name="ce3">
            <text:p>1,25928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79.64631550703103" table:style-name="ce7">
            <text:p>379,65</text:p>
          </table:table-cell>
          <table:table-cell office:value-type="float" office:value="2.0108392678073078E-8" table:style-name="ce3">
            <text:p>2,01084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0.03503028664818" table:style-name="ce7">
            <text:p>380,04</text:p>
          </table:table-cell>
          <table:table-cell office:value-type="float" office:value="1.9332782982306989E-8" table:style-name="ce3">
            <text:p>1,93328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0.42376049242" table:style-name="ce7">
            <text:p>380,42</text:p>
          </table:table-cell>
          <table:table-cell office:value-type="float" office:value="1.374871762463846E-8" table:style-name="ce3">
            <text:p>1,37487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0.81250613777701" table:style-name="ce7">
            <text:p>380,81</text:p>
          </table:table-cell>
          <table:table-cell office:value-type="float" office:value="1.5873115439700232E-8" table:style-name="ce3">
            <text:p>1,58731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1.20126723614976" table:style-name="ce7">
            <text:p>381,20</text:p>
          </table:table-cell>
          <table:table-cell office:value-type="float" office:value="1.4993092570568378E-8" table:style-name="ce3">
            <text:p>1,49931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1.59004380096872" table:style-name="ce7">
            <text:p>381,59</text:p>
          </table:table-cell>
          <table:table-cell office:value-type="float" office:value="1.9171817470165462E-8" table:style-name="ce3">
            <text:p>1,91718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1.97883584566449" table:style-name="ce7">
            <text:p>381,98</text:p>
          </table:table-cell>
          <table:table-cell office:value-type="float" office:value="1.1646750677103181E-8" table:style-name="ce3">
            <text:p>1,16468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2.36764338366748" table:style-name="ce7">
            <text:p>382,37</text:p>
          </table:table-cell>
          <table:table-cell office:value-type="float" office:value="1.3278587240085513E-8" table:style-name="ce3">
            <text:p>1,32786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2.75646642840832" table:style-name="ce7">
            <text:p>382,76</text:p>
          </table:table-cell>
          <table:table-cell office:value-type="float" office:value="2.4931497837931753E-8" table:style-name="ce3">
            <text:p>2,49315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3.14530499331744" table:style-name="ce7">
            <text:p>383,15</text:p>
          </table:table-cell>
          <table:table-cell office:value-type="float" office:value="1.4365354964801599E-8" table:style-name="ce3">
            <text:p>1,43654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3.53415909182542" table:style-name="ce7">
            <text:p>383,53</text:p>
          </table:table-cell>
          <table:table-cell office:value-type="float" office:value="1.7052435007843048E-8" table:style-name="ce3">
            <text:p>1,70524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3.92302873736276" table:style-name="ce7">
            <text:p>383,92</text:p>
          </table:table-cell>
          <table:table-cell office:value-type="float" office:value="9.9899463954915165E-9" table:style-name="ce3">
            <text:p>9,98995E-09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4.31191394335997" table:style-name="ce7">
            <text:p>384,31</text:p>
          </table:table-cell>
          <table:table-cell office:value-type="float" office:value="1.1076373658275259E-8" table:style-name="ce3">
            <text:p>1,10764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4.70081472324762" table:style-name="ce7">
            <text:p>384,70</text:p>
          </table:table-cell>
          <table:table-cell office:value-type="float" office:value="1.2403546316822636E-8" table:style-name="ce3">
            <text:p>1,24035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5.08973109045616" table:style-name="ce7">
            <text:p>385,09</text:p>
          </table:table-cell>
          <table:table-cell office:value-type="float" office:value="1.3604860437153898E-8" table:style-name="ce3">
            <text:p>1,36049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5.47866305841615" table:style-name="ce7">
            <text:p>385,48</text:p>
          </table:table-cell>
          <table:table-cell office:value-type="float" office:value="1.1595570136070531E-8" table:style-name="ce3">
            <text:p>1,15956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5.8676106405581" table:style-name="ce7">
            <text:p>385,87</text:p>
          </table:table-cell>
          <table:table-cell office:value-type="float" office:value="1.3392990463399069E-8" table:style-name="ce3">
            <text:p>1,3393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6.25657385031252" table:style-name="ce7">
            <text:p>386,26</text:p>
          </table:table-cell>
          <table:table-cell office:value-type="float" office:value="1.1574828206453044E-8" table:style-name="ce3">
            <text:p>1,15748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6.64555270110992" table:style-name="ce7">
            <text:p>386,65</text:p>
          </table:table-cell>
          <table:table-cell office:value-type="float" office:value="1.3329928377218754E-8" table:style-name="ce3">
            <text:p>1,33299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7.03454720638086" table:style-name="ce7">
            <text:p>387,03</text:p>
          </table:table-cell>
          <table:table-cell office:value-type="float" office:value="1.2692879349209317E-8" table:style-name="ce3">
            <text:p>1,26929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7.42355737955586" table:style-name="ce7">
            <text:p>387,42</text:p>
          </table:table-cell>
          <table:table-cell office:value-type="float" office:value="9.795572617267377E-9" table:style-name="ce3">
            <text:p>9,79557E-09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7.81258323406536" table:style-name="ce7">
            <text:p>387,81</text:p>
          </table:table-cell>
          <table:table-cell office:value-type="float" office:value="1.2134473065569786E-8" table:style-name="ce3">
            <text:p>1,21345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8.20162478333998" table:style-name="ce7">
            <text:p>388,20</text:p>
          </table:table-cell>
          <table:table-cell office:value-type="float" office:value="9.9386071943359397E-9" table:style-name="ce3">
            <text:p>9,93861E-09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8.59068204081024" table:style-name="ce7">
            <text:p>388,59</text:p>
          </table:table-cell>
          <table:table-cell office:value-type="float" office:value="7.2701931725839724E-9" table:style-name="ce3">
            <text:p>7,27019E-09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8.97975501990658" table:style-name="ce7">
            <text:p>388,98</text:p>
          </table:table-cell>
          <table:table-cell office:value-type="float" office:value="1.0808977413906278E-8" table:style-name="ce3">
            <text:p>1,0809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9.36884373405951" table:style-name="ce7">
            <text:p>389,37</text:p>
          </table:table-cell>
          <table:table-cell office:value-type="float" office:value="1.4606829188621398E-8" table:style-name="ce3">
            <text:p>1,46068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9.75794819669966" table:style-name="ce7">
            <text:p>389,76</text:p>
          </table:table-cell>
          <table:table-cell office:value-type="float" office:value="9.7289822793296134E-9" table:style-name="ce3">
            <text:p>9,72898E-09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0.14706842125747" table:style-name="ce7">
            <text:p>390,15</text:p>
          </table:table-cell>
          <table:table-cell office:value-type="float" office:value="1.4561728337815615E-8" table:style-name="ce3">
            <text:p>1,45617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0.53620442116352" table:style-name="ce7">
            <text:p>390,54</text:p>
          </table:table-cell>
          <table:table-cell office:value-type="float" office:value="9.2189324405619293E-9" table:style-name="ce3">
            <text:p>9,21893E-09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0.92535620984825" table:style-name="ce7">
            <text:p>390,93</text:p>
          </table:table-cell>
          <table:table-cell office:value-type="float" office:value="9.6463497101091147E-9" table:style-name="ce3">
            <text:p>9,64635E-09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1.31452380074222" table:style-name="ce7">
            <text:p>391,31</text:p>
          </table:table-cell>
          <table:table-cell office:value-type="float" office:value="1.023964847935804E-8" table:style-name="ce3">
            <text:p>1,02396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1.70370720727595" table:style-name="ce7">
            <text:p>391,70</text:p>
          </table:table-cell>
          <table:table-cell office:value-type="float" office:value="1.0003102849464638E-8" table:style-name="ce3">
            <text:p>1,00031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2.09290644288001" table:style-name="ce7">
            <text:p>392,09</text:p>
          </table:table-cell>
          <table:table-cell office:value-type="float" office:value="9.2126161108327635E-9" table:style-name="ce3">
            <text:p>9,21262E-09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2.48212152098483" table:style-name="ce7">
            <text:p>392,48</text:p>
          </table:table-cell>
          <table:table-cell office:value-type="float" office:value="1.4185783401655416E-8" table:style-name="ce3">
            <text:p>1,41858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2.87135245502094" table:style-name="ce7">
            <text:p>392,87</text:p>
          </table:table-cell>
          <table:table-cell office:value-type="float" office:value="1.0056790211434974E-8" table:style-name="ce3">
            <text:p>1,00568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3.26059925841895" table:style-name="ce7">
            <text:p>393,26</text:p>
          </table:table-cell>
          <table:table-cell office:value-type="float" office:value="1.1756780481852372E-8" table:style-name="ce3">
            <text:p>1,17568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3.64986194460926" table:style-name="ce7">
            <text:p>393,65</text:p>
          </table:table-cell>
          <table:table-cell office:value-type="float" office:value="9.2839783185516597E-9" table:style-name="ce3">
            <text:p>9,28398E-09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4.03914052702248" table:style-name="ce7">
            <text:p>394,04</text:p>
          </table:table-cell>
          <table:table-cell office:value-type="float" office:value="8.9013639843637767E-9" table:style-name="ce3">
            <text:p>8,90136E-09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4.42843501908914" table:style-name="ce7">
            <text:p>394,43</text:p>
          </table:table-cell>
          <table:table-cell office:value-type="float" office:value="9.2722934327164072E-9" table:style-name="ce3">
            <text:p>9,27229E-09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4.81774543423967" table:style-name="ce7">
            <text:p>394,82</text:p>
          </table:table-cell>
          <table:table-cell office:value-type="float" office:value="1.1169743114594253E-8" table:style-name="ce3">
            <text:p>1,11697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5.20707178590465" table:style-name="ce7">
            <text:p>395,21</text:p>
          </table:table-cell>
          <table:table-cell office:value-type="float" office:value="3.3104299580364407E-9" table:style-name="ce3">
            <text:p>3,31043E-09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5.59641408751457" table:style-name="ce8">
            <text:p>395,60</text:p>
          </table:table-cell>
          <table:table-cell office:value-type="float" office:value="3.2693054792876246E-8" table:style-name="ce4">
            <text:p>3,26931E-08</text:p>
          </table:table-cell>
          <table:table-cell table:number-columns-repeated="16382" table:style-name="ce1"/>
        </table:table-row>
        <table:table-row table:style-name="ro1">
          <table:table-cell office:value-type="float" office:value="395.98577235250002" table:style-name="ce8">
            <text:p>395,99</text:p>
          </table:table-cell>
          <table:table-cell office:value-type="float" office:value="7.6848887277003099E-9" table:style-name="ce4">
            <text:p>7,68489E-09</text:p>
          </table:table-cell>
          <table:table-cell table:number-columns-repeated="16382" table:style-name="ce1"/>
        </table:table-row>
        <table:table-row table:style-name="ro1">
          <table:table-cell office:value-type="float" office:value="396.37514659429144" table:style-name="ce8">
            <text:p>396,38</text:p>
          </table:table-cell>
          <table:table-cell office:value-type="float" office:value="8.9027400592778292E-9" table:style-name="ce4">
            <text:p>8,90274E-09</text:p>
          </table:table-cell>
          <table:table-cell table:number-columns-repeated="16382" table:style-name="ce1"/>
        </table:table-row>
        <table:table-row table:style-name="ro1">
          <table:table-cell office:value-type="float" office:value="396.76453682631933" table:style-name="ce8">
            <text:p>396,76</text:p>
          </table:table-cell>
          <table:table-cell office:value-type="float" office:value="6.0534662838470017E-9" table:style-name="ce4">
            <text:p>6,05347E-09</text:p>
          </table:table-cell>
          <table:table-cell table:number-columns-repeated="16382" table:style-name="ce1"/>
        </table:table-row>
        <table:table-row table:style-name="ro1">
          <table:table-cell office:value-type="float" office:value="397.15394306201432" table:style-name="ce8">
            <text:p>397,15</text:p>
          </table:table-cell>
          <table:table-cell office:value-type="float" office:value="1.1160603273999858E-8" table:style-name="ce4">
            <text:p>1,11606E-08</text:p>
          </table:table-cell>
          <table:table-cell table:number-columns-repeated="16382" table:style-name="ce1"/>
        </table:table-row>
        <table:table-row table:style-name="ro1">
          <table:table-cell office:value-type="float" office:value="397.54336531480686" table:style-name="ce8">
            <text:p>397,54</text:p>
          </table:table-cell>
          <table:table-cell office:value-type="float" office:value="6.7132191072107342E-9" table:style-name="ce4">
            <text:p>6,71322E-09</text:p>
          </table:table-cell>
          <table:table-cell table:number-columns-repeated="16382" table:style-name="ce1"/>
        </table:table-row>
        <table:table-row table:style-name="ro1">
          <table:table-cell office:value-type="float" office:value="397.93280359812752" table:style-name="ce8">
            <text:p>397,93</text:p>
          </table:table-cell>
          <table:table-cell office:value-type="float" office:value="9.5344518670056824E-9" table:style-name="ce4">
            <text:p>9,53445E-09</text:p>
          </table:table-cell>
          <table:table-cell table:number-columns-repeated="16382" table:style-name="ce1"/>
        </table:table-row>
        <table:table-row table:style-name="ro1">
          <table:table-cell office:value-type="float" office:value="398.32225792540669" table:style-name="ce8">
            <text:p>398,32</text:p>
          </table:table-cell>
          <table:table-cell office:value-type="float" office:value="9.2459181232575718E-9" table:style-name="ce4">
            <text:p>9,24592E-09</text:p>
          </table:table-cell>
          <table:table-cell table:number-columns-repeated="16382" table:style-name="ce1"/>
        </table:table-row>
        <table:table-row table:style-name="ro1">
          <table:table-cell office:value-type="float" office:value="398.71172831007505" table:style-name="ce8">
            <text:p>398,71</text:p>
          </table:table-cell>
          <table:table-cell office:value-type="float" office:value="6.775109971927427E-9" table:style-name="ce4">
            <text:p>6,77511E-09</text:p>
          </table:table-cell>
          <table:table-cell table:number-columns-repeated="16382" table:style-name="ce1"/>
        </table:table-row>
        <table:table-row table:style-name="ro1">
          <table:table-cell office:value-type="float" office:value="399.10121476556304" table:style-name="ce8">
            <text:p>399,10</text:p>
          </table:table-cell>
          <table:table-cell office:value-type="float" office:value="8.6012624138949432E-9" table:style-name="ce4">
            <text:p>8,60126E-09</text:p>
          </table:table-cell>
          <table:table-cell table:number-columns-repeated="16382" table:style-name="ce1"/>
        </table:table-row>
        <table:table-row table:style-name="ro1">
          <table:table-cell office:value-type="float" office:value="399.49071730530119" table:style-name="ce8">
            <text:p>399,49</text:p>
          </table:table-cell>
          <table:table-cell office:value-type="float" office:value="7.9212757424935258E-9" table:style-name="ce4">
            <text:p>7,92128E-09</text:p>
          </table:table-cell>
          <table:table-cell table:number-columns-repeated="16382" table:style-name="ce1"/>
        </table:table-row>
        <table:table-row table:style-name="ro1">
          <table:table-cell office:value-type="float" office:value="399.88023594271999" table:style-name="ce8">
            <text:p>399,88</text:p>
          </table:table-cell>
          <table:table-cell office:value-type="float" office:value="9.1319810653562673E-9" table:style-name="ce4">
            <text:p>9,13198E-09</text:p>
          </table:table-cell>
          <table:table-cell table:number-columns-repeated="16382" table:style-name="ce1"/>
        </table:table-row>
        <table:table-row table:style-name="ro1">
          <table:table-cell office:value-type="float" office:value="400.26977069125002" table:style-name="ce8">
            <text:p>400,27</text:p>
          </table:table-cell>
          <table:table-cell office:value-type="float" office:value="8.504561680290071E-9" table:style-name="ce4">
            <text:p>8,50456E-09</text:p>
          </table:table-cell>
          <table:table-cell table:number-columns-repeated="16382" table:style-name="ce1"/>
        </table:table-row>
        <table:table-row table:style-name="ro1">
          <table:table-cell office:value-type="float" office:value="400.65932156432177" table:style-name="ce8">
            <text:p>400,66</text:p>
          </table:table-cell>
          <table:table-cell office:value-type="float" office:value="9.8878915580789224E-9" table:style-name="ce4">
            <text:p>9,88789E-09</text:p>
          </table:table-cell>
          <table:table-cell table:number-columns-repeated="16382" table:style-name="ce1"/>
        </table:table-row>
        <table:table-row table:style-name="ro1">
          <table:table-cell office:value-type="float" office:value="401.04888857536571" table:style-name="ce8">
            <text:p>401,05</text:p>
          </table:table-cell>
          <table:table-cell office:value-type="float" office:value="1.0241271413935544E-8" table:style-name="ce4">
            <text:p>1,02413E-08</text:p>
          </table:table-cell>
          <table:table-cell table:number-columns-repeated="16382"/>
        </table:table-row>
        <table:table-row table:style-name="ro1">
          <table:table-cell office:value-type="float" office:value="401.43847173781245" table:style-name="ce8">
            <text:p>401,44</text:p>
          </table:table-cell>
          <table:table-cell office:value-type="float" office:value="-2.7566566040136431E-10" table:style-name="ce4">
            <text:p>-2,75666E-10</text:p>
          </table:table-cell>
          <table:table-cell table:number-columns-repeated="16382"/>
        </table:table-row>
        <table:table-row table:style-name="ro1">
          <table:table-cell office:value-type="float" office:value="401.8280710650925" table:style-name="ce8">
            <text:p>401,83</text:p>
          </table:table-cell>
          <table:table-cell office:value-type="float" office:value="4.178183820853806E-8" table:style-name="ce4">
            <text:p>4,17818E-08</text:p>
          </table:table-cell>
          <table:table-cell table:number-columns-repeated="16382"/>
        </table:table-row>
        <table:table-row table:style-name="ro1">
          <table:table-cell office:value-type="float" office:value="402.21768657063632" table:style-name="ce8">
            <text:p>402,22</text:p>
          </table:table-cell>
          <table:table-cell office:value-type="float" office:value="1.0601882844217387E-7" table:style-name="ce4">
            <text:p>1,06019E-07</text:p>
          </table:table-cell>
          <table:table-cell table:number-columns-repeated="16382"/>
        </table:table-row>
        <table:table-row table:style-name="ro1">
          <table:table-cell office:value-type="float" office:value="402.60731826787446" table:style-name="ce8">
            <text:p>402,61</text:p>
          </table:table-cell>
          <table:table-cell office:value-type="float" office:value="2.4452835419725242E-7" table:style-name="ce4">
            <text:p>2,44528E-07</text:p>
          </table:table-cell>
          <table:table-cell table:number-columns-repeated="16382"/>
        </table:table-row>
        <table:table-row table:style-name="ro1">
          <table:table-cell office:value-type="float" office:value="402.99696617023744" table:style-name="ce8">
            <text:p>403,00</text:p>
          </table:table-cell>
          <table:table-cell office:value-type="float" office:value="3.9749339452248563E-7" table:style-name="ce4">
            <text:p>3,97493E-07</text:p>
          </table:table-cell>
          <table:table-cell table:number-columns-repeated="16382"/>
        </table:table-row>
        <table:table-row table:style-name="ro1">
          <table:table-cell office:value-type="float" office:value="403.38663029115577" table:style-name="ce8">
            <text:p>403,39</text:p>
          </table:table-cell>
          <table:table-cell office:value-type="float" office:value="4.9832997512873572E-7" table:style-name="ce4">
            <text:p>4,9833E-07</text:p>
          </table:table-cell>
          <table:table-cell table:number-columns-repeated="16382"/>
        </table:table-row>
        <table:table-row table:style-name="ro1">
          <table:table-cell office:value-type="float" office:value="403.77631064406" table:style-name="ce8">
            <text:p>403,78</text:p>
          </table:table-cell>
          <table:table-cell office:value-type="float" office:value="5.8806783841822457E-7" table:style-name="ce4">
            <text:p>5,88068E-07</text:p>
          </table:table-cell>
          <table:table-cell table:number-columns-repeated="16382"/>
        </table:table-row>
        <table:table-row table:style-name="ro1">
          <table:table-cell office:value-type="float" office:value="404.1660072423806" table:style-name="ce8">
            <text:p>404,17</text:p>
          </table:table-cell>
          <table:table-cell office:value-type="float" office:value="5.5333065495598466E-7" table:style-name="ce4">
            <text:p>5,53331E-07</text:p>
          </table:table-cell>
          <table:table-cell table:number-columns-repeated="16382"/>
        </table:table-row>
        <table:table-row table:style-name="ro1">
          <table:table-cell office:value-type="float" office:value="404.55572009954813" table:style-name="ce8">
            <text:p>404,56</text:p>
          </table:table-cell>
          <table:table-cell office:value-type="float" office:value="4.7425845914427807E-7" table:style-name="ce4">
            <text:p>4,74258E-07</text:p>
          </table:table-cell>
          <table:table-cell table:number-columns-repeated="16382"/>
        </table:table-row>
        <table:table-row table:style-name="ro1">
          <table:table-cell office:value-type="float" office:value="404.94544922899314" table:style-name="ce8">
            <text:p>404,95</text:p>
          </table:table-cell>
          <table:table-cell office:value-type="float" office:value="3.7376674909671285E-7" table:style-name="ce4">
            <text:p>3,73767E-07</text:p>
          </table:table-cell>
          <table:table-cell table:number-columns-repeated="16382"/>
        </table:table-row>
        <table:table-row table:style-name="ro1">
          <table:table-cell office:value-type="float" office:value="405.3351946441461" table:style-name="ce8">
            <text:p>405,34</text:p>
          </table:table-cell>
          <table:table-cell office:value-type="float" office:value="2.5392572862552807E-7" table:style-name="ce4">
            <text:p>2,53926E-07</text:p>
          </table:table-cell>
          <table:table-cell table:number-columns-repeated="16382"/>
        </table:table-row>
        <table:table-row table:style-name="ro1">
          <table:table-cell office:value-type="float" office:value="405.72495635843751" table:style-name="ce8">
            <text:p>405,72</text:p>
          </table:table-cell>
          <table:table-cell office:value-type="float" office:value="1.9136261259376672E-7" table:style-name="ce4">
            <text:p>1,91363E-07</text:p>
          </table:table-cell>
          <table:table-cell table:number-columns-repeated="16382"/>
        </table:table-row>
        <table:table-row table:style-name="ro1">
          <table:table-cell office:value-type="float" office:value="406.11473438529794" table:style-name="ce8">
            <text:p>406,11</text:p>
          </table:table-cell>
          <table:table-cell office:value-type="float" office:value="1.4932643941676816E-7" table:style-name="ce4">
            <text:p>1,49326E-07</text:p>
          </table:table-cell>
          <table:table-cell table:number-columns-repeated="16382"/>
        </table:table-row>
        <table:table-row table:style-name="ro1">
          <table:table-cell office:value-type="float" office:value="406.50452873815783" table:style-name="ce8">
            <text:p>406,50</text:p>
          </table:table-cell>
          <table:table-cell office:value-type="float" office:value="1.140399902318469E-7" table:style-name="ce4">
            <text:p>1,1404E-07</text:p>
          </table:table-cell>
          <table:table-cell table:number-columns-repeated="16382"/>
        </table:table-row>
        <table:table-row table:style-name="ro1">
          <table:table-cell office:value-type="float" office:value="406.89433943044781" table:style-name="ce8">
            <text:p>406,89</text:p>
          </table:table-cell>
          <table:table-cell office:value-type="float" office:value="9.2098250613604473E-8" table:style-name="ce4">
            <text:p>9,20983E-08</text:p>
          </table:table-cell>
          <table:table-cell table:number-columns-repeated="16382"/>
        </table:table-row>
        <table:table-row table:style-name="ro1">
          <table:table-cell office:value-type="float" office:value="407.2841664755984" table:style-name="ce8">
            <text:p>407,28</text:p>
          </table:table-cell>
          <table:table-cell office:value-type="float" office:value="9.1739183980941181E-8" table:style-name="ce4">
            <text:p>9,17392E-08</text:p>
          </table:table-cell>
          <table:table-cell table:number-columns-repeated="16382"/>
        </table:table-row>
        <table:table-row table:style-name="ro1">
          <table:table-cell office:value-type="float" office:value="407.67400988703997" table:style-name="ce8">
            <text:p>407,67</text:p>
          </table:table-cell>
          <table:table-cell office:value-type="float" office:value="4.9946685108797272E-8" table:style-name="ce4">
            <text:p>4,99467E-08</text:p>
          </table:table-cell>
          <table:table-cell table:number-columns-repeated="16382"/>
        </table:table-row>
        <table:table-row table:style-name="ro1">
          <table:table-cell office:value-type="float" office:value="408.06386967820322" table:style-name="ce8">
            <text:p>408,06</text:p>
          </table:table-cell>
          <table:table-cell office:value-type="float" office:value="4.1611269256685861E-8" table:style-name="ce4">
            <text:p>4,16113E-08</text:p>
          </table:table-cell>
          <table:table-cell table:number-columns-repeated="16382"/>
        </table:table-row>
        <table:table-row table:style-name="ro1">
          <table:table-cell office:value-type="float" office:value="408.45374586251853" table:style-name="ce8">
            <text:p>408,45</text:p>
          </table:table-cell>
          <table:table-cell office:value-type="float" office:value="3.4553841695151084E-8" table:style-name="ce4">
            <text:p>3,45538E-08</text:p>
          </table:table-cell>
          <table:table-cell table:number-columns-repeated="16382"/>
        </table:table-row>
        <table:table-row table:style-name="ro1">
          <table:table-cell office:value-type="float" office:value="408.84363845341653" table:style-name="ce8">
            <text:p>408,84</text:p>
          </table:table-cell>
          <table:table-cell office:value-type="float" office:value="2.8454281313911507E-8" table:style-name="ce4">
            <text:p>2,84543E-08</text:p>
          </table:table-cell>
          <table:table-cell table:number-columns-repeated="16382"/>
        </table:table-row>
        <table:table-row table:style-name="ro1">
          <table:table-cell office:value-type="float" office:value="409.23354746432767" table:style-name="ce8">
            <text:p>409,23</text:p>
          </table:table-cell>
          <table:table-cell office:value-type="float" office:value="2.1902769918651161E-8" table:style-name="ce4">
            <text:p>2,19028E-08</text:p>
          </table:table-cell>
          <table:table-cell table:number-columns-repeated="16382"/>
        </table:table-row>
        <table:table-row table:style-name="ro1">
          <table:table-cell office:value-type="float" office:value="409.62347290868252" table:style-name="ce8">
            <text:p>409,62</text:p>
          </table:table-cell>
          <table:table-cell office:value-type="float" office:value="1.73126149630058E-8" table:style-name="ce4">
            <text:p>1,73126E-08</text:p>
          </table:table-cell>
          <table:table-cell table:number-columns-repeated="16382"/>
        </table:table-row>
        <table:table-row table:style-name="ro1">
          <table:table-cell office:value-type="float" office:value="410.01341479991152" table:style-name="ce8">
            <text:p>410,01</text:p>
          </table:table-cell>
          <table:table-cell office:value-type="float" office:value="1.68699019391447E-8" table:style-name="ce4">
            <text:p>1,68699E-08</text:p>
          </table:table-cell>
          <table:table-cell table:number-columns-repeated="16382"/>
        </table:table-row>
        <table:table-row table:style-name="ro1">
          <table:table-cell office:value-type="float" office:value="410.40337315144524" table:style-name="ce8">
            <text:p>410,40</text:p>
          </table:table-cell>
          <table:table-cell office:value-type="float" office:value="1.3440771472677521E-8" table:style-name="ce4">
            <text:p>1,34408E-08</text:p>
          </table:table-cell>
          <table:table-cell table:number-columns-repeated="16382"/>
        </table:table-row>
        <table:table-row table:style-name="ro1">
          <table:table-cell office:value-type="float" office:value="410.79334797671424" table:style-name="ce8">
            <text:p>410,79</text:p>
          </table:table-cell>
          <table:table-cell office:value-type="float" office:value="1.6609245283249385E-8" table:style-name="ce4">
            <text:p>1,66092E-08</text:p>
          </table:table-cell>
          <table:table-cell table:number-columns-repeated="16382"/>
        </table:table-row>
        <table:table-row table:style-name="ro1">
          <table:table-cell office:value-type="float" office:value="411.18333928914899" table:style-name="ce8">
            <text:p>411,18</text:p>
          </table:table-cell>
          <table:table-cell office:value-type="float" office:value="1.5826051732657442E-8" table:style-name="ce4">
            <text:p>1,58261E-08</text:p>
          </table:table-cell>
          <table:table-cell table:number-columns-repeated="16382"/>
        </table:table-row>
        <table:table-row table:style-name="ro1">
          <table:table-cell office:value-type="float" office:value="411.57334710217998" table:style-name="ce8">
            <text:p>411,57</text:p>
          </table:table-cell>
          <table:table-cell office:value-type="float" office:value="1.5267058622672219E-8" table:style-name="ce4">
            <text:p>1,52671E-08</text:p>
          </table:table-cell>
          <table:table-cell table:number-columns-repeated="16382"/>
        </table:table-row>
        <table:table-row table:style-name="ro1">
          <table:table-cell office:value-type="float" office:value="411.96337142923778" table:style-name="ce8">
            <text:p>411,96</text:p>
          </table:table-cell>
          <table:table-cell office:value-type="float" office:value="2.2657198397961115E-8" table:style-name="ce4">
            <text:p>2,26572E-08</text:p>
          </table:table-cell>
          <table:table-cell table:number-columns-repeated="16382"/>
        </table:table-row>
        <table:table-row table:style-name="ro1">
          <table:table-cell office:value-type="float" office:value="412.35341228375296" table:style-name="ce8">
            <text:p>412,35</text:p>
          </table:table-cell>
          <table:table-cell office:value-type="float" office:value="1.6124452794374025E-8" table:style-name="ce4">
            <text:p>1,61245E-08</text:p>
          </table:table-cell>
          <table:table-cell table:number-columns-repeated="16382"/>
        </table:table-row>
        <table:table-row table:style-name="ro1">
          <table:table-cell office:value-type="float" office:value="412.74346967915596" table:style-name="ce8">
            <text:p>412,74</text:p>
          </table:table-cell>
          <table:table-cell office:value-type="float" office:value="2.1301817149153134E-8" table:style-name="ce4">
            <text:p>2,13018E-08</text:p>
          </table:table-cell>
          <table:table-cell table:number-columns-repeated="16382"/>
        </table:table-row>
        <table:table-row table:style-name="ro1">
          <table:table-cell office:value-type="float" office:value="413.13354362887731" table:style-name="ce8">
            <text:p>413,13</text:p>
          </table:table-cell>
          <table:table-cell office:value-type="float" office:value="1.9476109351729889E-8" table:style-name="ce4">
            <text:p>1,94761E-08</text:p>
          </table:table-cell>
          <table:table-cell table:number-columns-repeated="16382"/>
        </table:table-row>
        <table:table-row table:style-name="ro1">
          <table:table-cell office:value-type="float" office:value="413.52363414634749" table:style-name="ce8">
            <text:p>413,52</text:p>
          </table:table-cell>
          <table:table-cell office:value-type="float" office:value="1.7361741881964944E-8" table:style-name="ce4">
            <text:p>1,73617E-08</text:p>
          </table:table-cell>
          <table:table-cell table:number-columns-repeated="16382"/>
        </table:table-row>
        <table:table-row table:style-name="ro1">
          <table:table-cell office:value-type="float" office:value="413.91374124499714" table:style-name="ce8">
            <text:p>413,91</text:p>
          </table:table-cell>
          <table:table-cell office:value-type="float" office:value="2.0222899948930355E-8" table:style-name="ce4">
            <text:p>2,02229E-08</text:p>
          </table:table-cell>
          <table:table-cell table:number-columns-repeated="16382"/>
        </table:table-row>
        <table:table-row table:style-name="ro1">
          <table:table-cell office:value-type="float" office:value="414.30386493825665" table:style-name="ce8">
            <text:p>414,30</text:p>
          </table:table-cell>
          <table:table-cell office:value-type="float" office:value="2.0020518066635655E-8" table:style-name="ce4">
            <text:p>2,00205E-08</text:p>
          </table:table-cell>
          <table:table-cell table:number-columns-repeated="16382"/>
        </table:table-row>
        <table:table-row table:style-name="ro1">
          <table:table-cell office:value-type="float" office:value="414.69400523955665" table:style-name="ce8">
            <text:p>414,69</text:p>
          </table:table-cell>
          <table:table-cell office:value-type="float" office:value="2.0960166661595287E-8" table:style-name="ce4">
            <text:p>2,09602E-08</text:p>
          </table:table-cell>
          <table:table-cell table:number-columns-repeated="16382"/>
        </table:table-row>
        <table:table-row table:style-name="ro1">
          <table:table-cell office:value-type="float" office:value="415.08416216232757" table:style-name="ce8">
            <text:p>415,08</text:p>
          </table:table-cell>
          <table:table-cell office:value-type="float" office:value="1.9679557462467025E-8" table:style-name="ce4">
            <text:p>1,96796E-08</text:p>
          </table:table-cell>
          <table:table-cell table:number-columns-repeated="16382"/>
        </table:table-row>
        <table:table-row table:style-name="ro1">
          <table:table-cell office:value-type="float" office:value="415.47433572" table:style-name="ce8">
            <text:p>415,47</text:p>
          </table:table-cell>
          <table:table-cell office:value-type="float" office:value="1.967463035429093E-8" table:style-name="ce4">
            <text:p>1,96746E-08</text:p>
          </table:table-cell>
          <table:table-cell table:number-columns-repeated="16382"/>
        </table:table-row>
        <table:table-row table:style-name="ro1">
          <table:table-cell office:value-type="float" office:value="415.86452592600443" table:style-name="ce8">
            <text:p>415,86</text:p>
          </table:table-cell>
          <table:table-cell office:value-type="float" office:value="1.8111508662129631E-8" table:style-name="ce4">
            <text:p>1,81115E-08</text:p>
          </table:table-cell>
          <table:table-cell table:number-columns-repeated="16382"/>
        </table:table-row>
        <table:table-row table:style-name="ro1">
          <table:table-cell office:value-type="float" office:value="416.25473279377138" table:style-name="ce8">
            <text:p>416,25</text:p>
          </table:table-cell>
          <table:table-cell office:value-type="float" office:value="2.0555929347862121E-8" table:style-name="ce4">
            <text:p>2,05559E-08</text:p>
          </table:table-cell>
          <table:table-cell table:number-columns-repeated="16382"/>
        </table:table-row>
        <table:table-row table:style-name="ro1">
          <table:table-cell office:value-type="float" office:value="416.64495633673135" table:style-name="ce8">
            <text:p>416,64</text:p>
          </table:table-cell>
          <table:table-cell office:value-type="float" office:value="1.9707335050072472E-8" table:style-name="ce4">
            <text:p>1,97073E-08</text:p>
          </table:table-cell>
          <table:table-cell table:number-columns-repeated="16382"/>
        </table:table-row>
        <table:table-row table:style-name="ro1">
          <table:table-cell office:value-type="float" office:value="417.03519656831486" table:style-name="ce8">
            <text:p>417,04</text:p>
          </table:table-cell>
          <table:table-cell office:value-type="float" office:value="1.924002223338356E-8" table:style-name="ce4">
            <text:p>1,924E-08</text:p>
          </table:table-cell>
          <table:table-cell table:number-columns-repeated="16382"/>
        </table:table-row>
        <table:table-row table:style-name="ro1">
          <table:table-cell office:value-type="float" office:value="417.42545350195252" table:style-name="ce8">
            <text:p>417,43</text:p>
          </table:table-cell>
          <table:table-cell office:value-type="float" office:value="1.8861435813281224E-8" table:style-name="ce4">
            <text:p>1,88614E-08</text:p>
          </table:table-cell>
          <table:table-cell table:number-columns-repeated="16382"/>
        </table:table-row>
        <table:table-row table:style-name="ro1">
          <table:table-cell office:value-type="float" office:value="417.81572715107473" table:style-name="ce8">
            <text:p>417,82</text:p>
          </table:table-cell>
          <table:table-cell office:value-type="float" office:value="1.4723369866343557E-8" table:style-name="ce4">
            <text:p>1,47234E-08</text:p>
          </table:table-cell>
          <table:table-cell table:number-columns-repeated="16382"/>
        </table:table-row>
        <table:table-row table:style-name="ro1">
          <table:table-cell office:value-type="float" office:value="418.20601752911205" table:style-name="ce8">
            <text:p>418,21</text:p>
          </table:table-cell>
          <table:table-cell office:value-type="float" office:value="1.6100558868006837E-8" table:style-name="ce4">
            <text:p>1,61006E-08</text:p>
          </table:table-cell>
          <table:table-cell table:number-columns-repeated="16382"/>
        </table:table-row>
        <table:table-row table:style-name="ro1">
          <table:table-cell office:value-type="float" office:value="418.59632464949505" table:style-name="ce8">
            <text:p>418,60</text:p>
          </table:table-cell>
          <table:table-cell office:value-type="float" office:value="1.6913167303034631E-8" table:style-name="ce4">
            <text:p>1,69132E-08</text:p>
          </table:table-cell>
          <table:table-cell table:number-columns-repeated="16382"/>
        </table:table-row>
        <table:table-row table:style-name="ro1">
          <table:table-cell office:value-type="float" office:value="418.98664852565418" table:style-name="ce8">
            <text:p>418,99</text:p>
          </table:table-cell>
          <table:table-cell office:value-type="float" office:value="1.5841322544375415E-8" table:style-name="ce4">
            <text:p>1,58413E-08</text:p>
          </table:table-cell>
          <table:table-cell table:number-columns-repeated="16382"/>
        </table:table-row>
        <table:table-row table:style-name="ro1">
          <table:table-cell office:value-type="float" office:value="419.37698917102" table:style-name="ce8">
            <text:p>419,38</text:p>
          </table:table-cell>
          <table:table-cell office:value-type="float" office:value="1.6813932239600156E-8" table:style-name="ce4">
            <text:p>1,68139E-08</text:p>
          </table:table-cell>
          <table:table-cell table:number-columns-repeated="16382"/>
        </table:table-row>
        <table:table-row table:style-name="ro1">
          <table:table-cell office:value-type="float" office:value="419.76734659902303" table:style-name="ce8">
            <text:p>419,77</text:p>
          </table:table-cell>
          <table:table-cell office:value-type="float" office:value="1.5116463872737121E-8" table:style-name="ce4">
            <text:p>1,51165E-08</text:p>
          </table:table-cell>
          <table:table-cell table:number-columns-repeated="16382"/>
        </table:table-row>
        <table:table-row table:style-name="ro1">
          <table:table-cell office:value-type="float" office:value="420.15772082309377" table:style-name="ce8">
            <text:p>420,16</text:p>
          </table:table-cell>
          <table:table-cell office:value-type="float" office:value="1.5281648240389093E-8" table:style-name="ce4">
            <text:p>1,52816E-08</text:p>
          </table:table-cell>
          <table:table-cell table:number-columns-repeated="16382"/>
        </table:table-row>
        <table:table-row table:style-name="ro1">
          <table:table-cell office:value-type="float" office:value="420.54811185666273" table:style-name="ce8">
            <text:p>420,55</text:p>
          </table:table-cell>
          <table:table-cell office:value-type="float" office:value="1.6850335913355415E-8" table:style-name="ce4">
            <text:p>1,68503E-08</text:p>
          </table:table-cell>
          <table:table-cell table:number-columns-repeated="16382"/>
        </table:table-row>
        <table:table-row table:style-name="ro1">
          <table:table-cell office:value-type="float" office:value="420.93851971316047" table:style-name="ce8">
            <text:p>420,94</text:p>
          </table:table-cell>
          <table:table-cell office:value-type="float" office:value="1.4882714289839774E-8" table:style-name="ce4">
            <text:p>1,48827E-08</text:p>
          </table:table-cell>
          <table:table-cell table:number-columns-repeated="16382"/>
        </table:table-row>
        <table:table-row table:style-name="ro1">
          <table:table-cell office:value-type="float" office:value="421.32894440601751" table:style-name="ce8">
            <text:p>421,33</text:p>
          </table:table-cell>
          <table:table-cell office:value-type="float" office:value="1.2901329035728483E-8" table:style-name="ce4">
            <text:p>1,29013E-08</text:p>
          </table:table-cell>
          <table:table-cell table:number-columns-repeated="16382"/>
        </table:table-row>
        <table:table-row table:style-name="ro1">
          <table:table-cell office:value-type="float" office:value="421.7193859486643" table:style-name="ce8">
            <text:p>421,72</text:p>
          </table:table-cell>
          <table:table-cell office:value-type="float" office:value="1.2631249346227082E-8" table:style-name="ce4">
            <text:p>1,26312E-08</text:p>
          </table:table-cell>
          <table:table-cell table:number-columns-repeated="16382"/>
        </table:table-row>
        <table:table-row table:style-name="ro1">
          <table:table-cell office:value-type="float" office:value="422.10984435453145" table:style-name="ce8">
            <text:p>422,11</text:p>
          </table:table-cell>
          <table:table-cell office:value-type="float" office:value="1.5269711722480337E-8" table:style-name="ce4">
            <text:p>1,52697E-08</text:p>
          </table:table-cell>
          <table:table-cell table:number-columns-repeated="16382"/>
        </table:table-row>
        <table:table-row table:style-name="ro1">
          <table:table-cell office:value-type="float" office:value="422.50031963704942" table:style-name="ce8">
            <text:p>422,50</text:p>
          </table:table-cell>
          <table:table-cell office:value-type="float" office:value="1.6260790374477516E-8" table:style-name="ce4">
            <text:p>1,62608E-08</text:p>
          </table:table-cell>
          <table:table-cell table:number-columns-repeated="16382"/>
        </table:table-row>
        <table:table-row table:style-name="ro1">
          <table:table-cell office:value-type="float" office:value="422.89081180964877" table:style-name="ce8">
            <text:p>422,89</text:p>
          </table:table-cell>
          <table:table-cell office:value-type="float" office:value="1.5115523257729128E-8" table:style-name="ce4">
            <text:p>1,51155E-08</text:p>
          </table:table-cell>
          <table:table-cell table:number-columns-repeated="16382"/>
        </table:table-row>
        <table:table-row table:style-name="ro1">
          <table:table-cell office:value-type="float" office:value="423.28132088576001" table:style-name="ce8">
            <text:p>423,28</text:p>
          </table:table-cell>
          <table:table-cell office:value-type="float" office:value="1.3028376984593712E-8" table:style-name="ce4">
            <text:p>1,30284E-08</text:p>
          </table:table-cell>
          <table:table-cell table:number-columns-repeated="16382"/>
        </table:table-row>
        <table:table-row table:style-name="ro1">
          <table:table-cell office:value-type="float" office:value="423.6718468788136" table:style-name="ce8">
            <text:p>423,67</text:p>
          </table:table-cell>
          <table:table-cell office:value-type="float" office:value="1.9913727422653755E-8" table:style-name="ce4">
            <text:p>1,99137E-08</text:p>
          </table:table-cell>
          <table:table-cell table:number-columns-repeated="16382"/>
        </table:table-row>
        <table:table-row table:style-name="ro1">
          <table:table-cell office:value-type="float" office:value="424.06238980224015" table:style-name="ce8">
            <text:p>424,06</text:p>
          </table:table-cell>
          <table:table-cell office:value-type="float" office:value="1.4162730905208026E-8" table:style-name="ce4">
            <text:p>1,41627E-08</text:p>
          </table:table-cell>
          <table:table-cell table:number-columns-repeated="16382"/>
        </table:table-row>
        <table:table-row table:style-name="ro1">
          <table:table-cell office:value-type="float" office:value="424.45294966947012" table:style-name="ce8">
            <text:p>424,45</text:p>
          </table:table-cell>
          <table:table-cell office:value-type="float" office:value="1.5472663322480912E-8" table:style-name="ce4">
            <text:p>1,54727E-08</text:p>
          </table:table-cell>
          <table:table-cell table:number-columns-repeated="16382"/>
        </table:table-row>
        <table:table-row table:style-name="ro1">
          <table:table-cell office:value-type="float" office:value="424.84352649393406" table:style-name="ce8">
            <text:p>424,84</text:p>
          </table:table-cell>
          <table:table-cell office:value-type="float" office:value="1.3827773137455299E-8" table:style-name="ce4">
            <text:p>1,38278E-08</text:p>
          </table:table-cell>
          <table:table-cell table:number-columns-repeated="16382"/>
        </table:table-row>
        <table:table-row table:style-name="ro1">
          <table:table-cell office:value-type="float" office:value="425.2341202890625" table:style-name="ce8">
            <text:p>425,23</text:p>
          </table:table-cell>
          <table:table-cell office:value-type="float" office:value="1.1815781066985815E-8" table:style-name="ce4">
            <text:p>1,18158E-08</text:p>
          </table:table-cell>
          <table:table-cell table:number-columns-repeated="16382"/>
        </table:table-row>
        <table:table-row table:style-name="ro1">
          <table:table-cell office:value-type="float" office:value="425.62473106828594" table:style-name="ce8">
            <text:p>425,62</text:p>
          </table:table-cell>
          <table:table-cell office:value-type="float" office:value="1.2432061556940577E-8" table:style-name="ce4">
            <text:p>1,24321E-08</text:p>
          </table:table-cell>
          <table:table-cell table:number-columns-repeated="16382"/>
        </table:table-row>
        <table:table-row table:style-name="ro1">
          <table:table-cell office:value-type="float" office:value="426.01535884503483" table:style-name="ce8">
            <text:p>426,02</text:p>
          </table:table-cell>
          <table:table-cell office:value-type="float" office:value="1.0920772740239022E-8" table:style-name="ce4">
            <text:p>1,09208E-08</text:p>
          </table:table-cell>
          <table:table-cell table:number-columns-repeated="16382"/>
        </table:table-row>
        <table:table-row table:style-name="ro1">
          <table:table-cell office:value-type="float" office:value="426.40600363273984" table:style-name="ce8">
            <text:p>426,41</text:p>
          </table:table-cell>
          <table:table-cell office:value-type="float" office:value="1.3019344973452894E-8" table:style-name="ce4">
            <text:p>1,30193E-08</text:p>
          </table:table-cell>
          <table:table-cell table:number-columns-repeated="16382"/>
        </table:table-row>
        <table:table-row table:style-name="ro1">
          <table:table-cell office:value-type="float" office:value="426.79666544483138" table:style-name="ce8">
            <text:p>426,80</text:p>
          </table:table-cell>
          <table:table-cell office:value-type="float" office:value="1.3472222285251488E-8" table:style-name="ce4">
            <text:p>1,34722E-08</text:p>
          </table:table-cell>
          <table:table-cell table:number-columns-repeated="16382"/>
        </table:table-row>
        <table:table-row table:style-name="ro1">
          <table:table-cell office:value-type="float" office:value="427.18734429474" table:style-name="ce8">
            <text:p>427,19</text:p>
          </table:table-cell>
          <table:table-cell office:value-type="float" office:value="1.1311130129648525E-8" table:style-name="ce4">
            <text:p>1,13111E-08</text:p>
          </table:table-cell>
          <table:table-cell table:number-columns-repeated="16382"/>
        </table:table-row>
        <table:table-row table:style-name="ro1">
          <table:table-cell office:value-type="float" office:value="427.57804019589622" table:style-name="ce8">
            <text:p>427,58</text:p>
          </table:table-cell>
          <table:table-cell office:value-type="float" office:value="1.2610034002536787E-8" table:style-name="ce4">
            <text:p>1,261E-08</text:p>
          </table:table-cell>
          <table:table-cell table:number-columns-repeated="16382"/>
        </table:table-row>
        <table:table-row table:style-name="ro1">
          <table:table-cell office:value-type="float" office:value="427.96875316173055" table:style-name="ce8">
            <text:p>427,97</text:p>
          </table:table-cell>
          <table:table-cell office:value-type="float" office:value="9.9304691096255129E-9" table:style-name="ce4">
            <text:p>9,93047E-09</text:p>
          </table:table-cell>
          <table:table-cell table:number-columns-repeated="16382"/>
        </table:table-row>
        <table:table-row table:style-name="ro1">
          <table:table-cell office:value-type="float" office:value="428.35948320567354" table:style-name="ce8">
            <text:p>428,36</text:p>
          </table:table-cell>
          <table:table-cell office:value-type="float" office:value="1.1234609486934125E-8" table:style-name="ce4">
            <text:p>1,12346E-08</text:p>
          </table:table-cell>
          <table:table-cell table:number-columns-repeated="16382"/>
        </table:table-row>
        <table:table-row table:style-name="ro1">
          <table:table-cell office:value-type="float" office:value="428.75023034115566" table:style-name="ce8">
            <text:p>428,75</text:p>
          </table:table-cell>
          <table:table-cell office:value-type="float" office:value="1.0175467803292905E-8" table:style-name="ce4">
            <text:p>1,01755E-08</text:p>
          </table:table-cell>
          <table:table-cell table:number-columns-repeated="16382"/>
        </table:table-row>
        <table:table-row table:style-name="ro1">
          <table:table-cell office:value-type="float" office:value="429.14099458160752" table:style-name="ce8">
            <text:p>429,14</text:p>
          </table:table-cell>
          <table:table-cell office:value-type="float" office:value="9.575339760279484E-9" table:style-name="ce4">
            <text:p>9,57534E-09</text:p>
          </table:table-cell>
          <table:table-cell table:number-columns-repeated="16382"/>
        </table:table-row>
        <table:table-row table:style-name="ro1">
          <table:table-cell office:value-type="float" office:value="429.53177594045951" table:style-name="ce8">
            <text:p>429,53</text:p>
          </table:table-cell>
          <table:table-cell office:value-type="float" office:value="1.1180843425220632E-8" table:style-name="ce4">
            <text:p>1,11808E-08</text:p>
          </table:table-cell>
          <table:table-cell table:number-columns-repeated="16382"/>
        </table:table-row>
        <table:table-row table:style-name="ro1">
          <table:table-cell office:value-type="float" office:value="429.92257443114227" table:style-name="ce8">
            <text:p>429,92</text:p>
          </table:table-cell>
          <table:table-cell office:value-type="float" office:value="1.4386663865738045E-8" table:style-name="ce4">
            <text:p>1,43867E-08</text:p>
          </table:table-cell>
          <table:table-cell table:number-columns-repeated="16382"/>
        </table:table-row>
        <table:table-row table:style-name="ro1">
          <table:table-cell office:value-type="float" office:value="430.31339006708623" table:style-name="ce8">
            <text:p>430,31</text:p>
          </table:table-cell>
          <table:table-cell office:value-type="float" office:value="1.546123222981051E-8" table:style-name="ce4">
            <text:p>1,54612E-08</text:p>
          </table:table-cell>
          <table:table-cell table:number-columns-repeated="16382"/>
        </table:table-row>
        <table:table-row table:style-name="ro1">
          <table:table-cell office:value-type="float" office:value="430.70422286172197" table:style-name="ce8">
            <text:p>430,70</text:p>
          </table:table-cell>
          <table:table-cell office:value-type="float" office:value="1.6608110575224949E-8" table:style-name="ce4">
            <text:p>1,66081E-08</text:p>
          </table:table-cell>
          <table:table-cell table:number-columns-repeated="16382"/>
        </table:table-row>
        <table:table-row table:style-name="ro1">
          <table:table-cell office:value-type="float" office:value="431.09507282848" table:style-name="ce8">
            <text:p>431,10</text:p>
          </table:table-cell>
          <table:table-cell office:value-type="float" office:value="1.8375351532054276E-8" table:style-name="ce4">
            <text:p>1,83754E-08</text:p>
          </table:table-cell>
          <table:table-cell table:number-columns-repeated="16382"/>
        </table:table-row>
        <table:table-row table:style-name="ro1">
          <table:table-cell office:value-type="float" office:value="431.48593998079082" table:style-name="ce8">
            <text:p>431,49</text:p>
          </table:table-cell>
          <table:table-cell office:value-type="float" office:value="1.7657855293424431E-8" table:style-name="ce4">
            <text:p>1,76579E-08</text:p>
          </table:table-cell>
          <table:table-cell table:number-columns-repeated="16382"/>
        </table:table-row>
        <table:table-row table:style-name="ro1">
          <table:table-cell office:value-type="float" office:value="431.87682433208494" table:style-name="ce8">
            <text:p>431,88</text:p>
          </table:table-cell>
          <table:table-cell office:value-type="float" office:value="1.7982017329362244E-8" table:style-name="ce4">
            <text:p>1,7982E-08</text:p>
          </table:table-cell>
          <table:table-cell table:number-columns-repeated="16382"/>
        </table:table-row>
        <table:table-row table:style-name="ro1">
          <table:table-cell office:value-type="float" office:value="432.26772589579292" table:style-name="ce8">
            <text:p>432,27</text:p>
          </table:table-cell>
          <table:table-cell office:value-type="float" office:value="1.9778117274901603E-8" table:style-name="ce4">
            <text:p>1,97781E-08</text:p>
          </table:table-cell>
          <table:table-cell table:number-columns-repeated="16382"/>
        </table:table-row>
        <table:table-row table:style-name="ro1">
          <table:table-cell office:value-type="float" office:value="432.65864468534528" table:style-name="ce8">
            <text:p>432,66</text:p>
          </table:table-cell>
          <table:table-cell office:value-type="float" office:value="3.0177281354199492E-8" table:style-name="ce4">
            <text:p>3,01773E-08</text:p>
          </table:table-cell>
          <table:table-cell table:number-columns-repeated="16382"/>
        </table:table-row>
        <table:table-row table:style-name="ro1">
          <table:table-cell office:value-type="float" office:value="433.04958071417252" table:style-name="ce8">
            <text:p>433,05</text:p>
          </table:table-cell>
          <table:table-cell office:value-type="float" office:value="6.1082892678033222E-8" table:style-name="ce4">
            <text:p>6,10829E-08</text:p>
          </table:table-cell>
          <table:table-cell table:number-columns-repeated="16382"/>
        </table:table-row>
        <table:table-row table:style-name="ro1">
          <table:table-cell office:value-type="float" office:value="433.4405339957051" table:style-name="ce8">
            <text:p>433,44</text:p>
          </table:table-cell>
          <table:table-cell office:value-type="float" office:value="1.6565677168471086E-7" table:style-name="ce4">
            <text:p>1,65657E-07</text:p>
          </table:table-cell>
          <table:table-cell table:number-columns-repeated="16382"/>
        </table:table-row>
        <table:table-row table:style-name="ro1">
          <table:table-cell office:value-type="float" office:value="433.83150454337363" table:style-name="ce8">
            <text:p>433,83</text:p>
          </table:table-cell>
          <table:table-cell office:value-type="float" office:value="4.1048784939650666E-7" table:style-name="ce4">
            <text:p>4,10488E-07</text:p>
          </table:table-cell>
          <table:table-cell table:number-columns-repeated="16382"/>
        </table:table-row>
        <table:table-row table:style-name="ro1">
          <table:table-cell office:value-type="float" office:value="434.22249237060862" table:style-name="ce8">
            <text:p>434,22</text:p>
          </table:table-cell>
          <table:table-cell office:value-type="float" office:value="8.1588597209501013E-7" table:style-name="ce4">
            <text:p>8,15886E-07</text:p>
          </table:table-cell>
          <table:table-cell table:number-columns-repeated="16382"/>
        </table:table-row>
        <table:table-row table:style-name="ro1">
          <table:table-cell office:value-type="float" office:value="434.61349749084059" table:style-name="ce8">
            <text:p>434,61</text:p>
          </table:table-cell>
          <table:table-cell office:value-type="float" office:value="1.1426952896877859E-6" table:style-name="ce4">
            <text:p>1,1427E-06</text:p>
          </table:table-cell>
          <table:table-cell table:number-columns-repeated="16382"/>
        </table:table-row>
        <table:table-row table:style-name="ro1">
          <table:table-cell office:value-type="float" office:value="435.00451991749998" table:style-name="ce8">
            <text:p>435,00</text:p>
          </table:table-cell>
          <table:table-cell office:value-type="float" office:value="1.367534604139044E-6" table:style-name="ce4">
            <text:p>1,36753E-06</text:p>
          </table:table-cell>
          <table:table-cell table:number-columns-repeated="16382"/>
        </table:table-row>
        <table:table-row table:style-name="ro1">
          <table:table-cell office:value-type="float" office:value="435.39555966401741" table:style-name="ce8">
            <text:p>435,40</text:p>
          </table:table-cell>
          <table:table-cell office:value-type="float" office:value="1.3777333315883942E-6" table:style-name="ce4">
            <text:p>1,37773E-06</text:p>
          </table:table-cell>
          <table:table-cell table:number-columns-repeated="16382"/>
        </table:table-row>
        <table:table-row table:style-name="ro1">
          <table:table-cell office:value-type="float" office:value="435.78661674382334" table:style-name="ce8">
            <text:p>435,79</text:p>
          </table:table-cell>
          <table:table-cell office:value-type="float" office:value="1.2311385438232077E-6" table:style-name="ce4">
            <text:p>1,23114E-06</text:p>
          </table:table-cell>
          <table:table-cell table:number-columns-repeated="16382"/>
        </table:table-row>
        <table:table-row table:style-name="ro1">
          <table:table-cell office:value-type="float" office:value="436.17769117034834" table:style-name="ce8">
            <text:p>436,18</text:p>
          </table:table-cell>
          <table:table-cell office:value-type="float" office:value="8.5784684109860803E-7" table:style-name="ce4">
            <text:p>8,57847E-07</text:p>
          </table:table-cell>
          <table:table-cell table:number-columns-repeated="16382"/>
        </table:table-row>
        <table:table-row table:style-name="ro1">
          <table:table-cell office:value-type="float" office:value="436.5687829570229" table:style-name="ce8">
            <text:p>436,57</text:p>
          </table:table-cell>
          <table:table-cell office:value-type="float" office:value="5.2967956632618633E-7" table:style-name="ce4">
            <text:p>5,2968E-07</text:p>
          </table:table-cell>
          <table:table-cell table:number-columns-repeated="16382"/>
        </table:table-row>
        <table:table-row table:style-name="ro1">
          <table:table-cell office:value-type="float" office:value="436.95989211727749" table:style-name="ce8">
            <text:p>436,96</text:p>
          </table:table-cell>
          <table:table-cell office:value-type="float" office:value="2.8526509245818738E-7" table:style-name="ce4">
            <text:p>2,85265E-07</text:p>
          </table:table-cell>
          <table:table-cell table:number-columns-repeated="16382"/>
        </table:table-row>
        <table:table-row table:style-name="ro1">
          <table:table-cell office:value-type="float" office:value="437.35101866454272" table:style-name="ce8">
            <text:p>437,35</text:p>
          </table:table-cell>
          <table:table-cell office:value-type="float" office:value="1.508864452204143E-7" table:style-name="ce4">
            <text:p>1,50886E-07</text:p>
          </table:table-cell>
          <table:table-cell table:number-columns-repeated="16382"/>
        </table:table-row>
        <table:table-row table:style-name="ro1">
          <table:table-cell office:value-type="float" office:value="437.74216261224905" table:style-name="ce8">
            <text:p>437,74</text:p>
          </table:table-cell>
          <table:table-cell office:value-type="float" office:value="6.6281246407388849E-8" table:style-name="ce4">
            <text:p>6,62812E-08</text:p>
          </table:table-cell>
          <table:table-cell table:number-columns-repeated="16382"/>
        </table:table-row>
        <table:table-row table:style-name="ro1">
          <table:table-cell office:value-type="float" office:value="438.13332397382703" table:style-name="ce8">
            <text:p>438,13</text:p>
          </table:table-cell>
          <table:table-cell office:value-type="float" office:value="2.9223761299190633E-8" table:style-name="ce4">
            <text:p>2,92238E-08</text:p>
          </table:table-cell>
          <table:table-cell table:number-columns-repeated="16382"/>
        </table:table-row>
        <table:table-row table:style-name="ro1">
          <table:table-cell office:value-type="float" office:value="438.52450276270719" table:style-name="ce8">
            <text:p>438,52</text:p>
          </table:table-cell>
          <table:table-cell office:value-type="float" office:value="1.3553882048207496E-8" table:style-name="ce4">
            <text:p>1,35539E-08</text:p>
          </table:table-cell>
          <table:table-cell table:number-columns-repeated="16382"/>
        </table:table-row>
        <table:table-row table:style-name="ro1">
          <table:table-cell office:value-type="float" office:value="438.91569899232002" table:style-name="ce8">
            <text:p>438,92</text:p>
          </table:table-cell>
          <table:table-cell office:value-type="float" office:value="1.3860199862862569E-8" table:style-name="ce4">
            <text:p>1,38602E-08</text:p>
          </table:table-cell>
          <table:table-cell table:number-columns-repeated="16382"/>
        </table:table-row>
        <table:table-row table:style-name="ro1">
          <table:table-cell office:value-type="float" office:value="439.30691267609603" table:style-name="ce8">
            <text:p>439,31</text:p>
          </table:table-cell>
          <table:table-cell office:value-type="float" office:value="1.1681183075369734E-8" table:style-name="ce4">
            <text:p>1,16812E-08</text:p>
          </table:table-cell>
          <table:table-cell table:number-columns-repeated="16382"/>
        </table:table-row>
        <table:table-row table:style-name="ro1">
          <table:table-cell office:value-type="float" office:value="439.69814382746574" table:style-name="ce8">
            <text:p>439,70</text:p>
          </table:table-cell>
          <table:table-cell office:value-type="float" office:value="1.248879493213923E-8" table:style-name="ce4">
            <text:p>1,24888E-08</text:p>
          </table:table-cell>
          <table:table-cell table:number-columns-repeated="16382"/>
        </table:table-row>
        <table:table-row table:style-name="ro1">
          <table:table-cell office:value-type="float" office:value="440.08939245985971" table:style-name="ce8">
            <text:p>440,09</text:p>
          </table:table-cell>
          <table:table-cell office:value-type="float" office:value="1.2650258395744877E-8" table:style-name="ce4">
            <text:p>1,26503E-08</text:p>
          </table:table-cell>
          <table:table-cell table:number-columns-repeated="16382"/>
        </table:table-row>
        <table:table-row table:style-name="ro1">
          <table:table-cell office:value-type="float" office:value="440.4806585867085" table:style-name="ce8">
            <text:p>440,48</text:p>
          </table:table-cell>
          <table:table-cell office:value-type="float" office:value="1.1499783679172882E-8" table:style-name="ce4">
            <text:p>1,14998E-08</text:p>
          </table:table-cell>
          <table:table-cell table:number-columns-repeated="16382"/>
        </table:table-row>
        <table:table-row table:style-name="ro1">
          <table:table-cell office:value-type="float" office:value="440.87194222144251" table:style-name="ce8">
            <text:p>440,87</text:p>
          </table:table-cell>
          <table:table-cell office:value-type="float" office:value="1.0887097354261595E-8" table:style-name="ce4">
            <text:p>1,08871E-08</text:p>
          </table:table-cell>
          <table:table-cell table:number-columns-repeated="16382"/>
        </table:table-row>
        <table:table-row table:style-name="ro1">
          <table:table-cell office:value-type="float" office:value="441.2632433774923" table:style-name="ce8">
            <text:p>441,26</text:p>
          </table:table-cell>
          <table:table-cell office:value-type="float" office:value="7.9701390983540273E-9" table:style-name="ce4">
            <text:p>7,97014E-09</text:p>
          </table:table-cell>
          <table:table-cell table:number-columns-repeated="16382"/>
        </table:table-row>
        <table:table-row table:style-name="ro1">
          <table:table-cell office:value-type="float" office:value="441.65456206828844" table:style-name="ce8">
            <text:p>441,65</text:p>
          </table:table-cell>
          <table:table-cell office:value-type="float" office:value="9.6990573773362966E-9" table:style-name="ce4">
            <text:p>9,69906E-09</text:p>
          </table:table-cell>
          <table:table-cell table:number-columns-repeated="16382"/>
        </table:table-row>
        <table:table-row table:style-name="ro1">
          <table:table-cell office:value-type="float" office:value="442.04589830726144" table:style-name="ce8">
            <text:p>442,05</text:p>
          </table:table-cell>
          <table:table-cell office:value-type="float" office:value="1.2602272262879579E-8" table:style-name="ce4">
            <text:p>1,26023E-08</text:p>
          </table:table-cell>
          <table:table-cell table:number-columns-repeated="16382"/>
        </table:table-row>
        <table:table-row table:style-name="ro1">
          <table:table-cell office:value-type="float" office:value="442.4372521078418" table:style-name="ce8">
            <text:p>442,44</text:p>
          </table:table-cell>
          <table:table-cell office:value-type="float" office:value="8.4170966857080358E-9" table:style-name="ce4">
            <text:p>8,4171E-09</text:p>
          </table:table-cell>
          <table:table-cell table:number-columns-repeated="16382"/>
        </table:table-row>
        <table:table-row table:style-name="ro1">
          <table:table-cell office:value-type="float" office:value="442.82862348345998" table:style-name="ce8">
            <text:p>442,83</text:p>
          </table:table-cell>
          <table:table-cell office:value-type="float" office:value="9.0032530930838346E-9" table:style-name="ce4">
            <text:p>9,00325E-09</text:p>
          </table:table-cell>
          <table:table-cell table:number-columns-repeated="16382"/>
        </table:table-row>
        <table:table-row table:style-name="ro1">
          <table:table-cell office:value-type="float" office:value="443.22001244754659" table:style-name="ce8">
            <text:p>443,22</text:p>
          </table:table-cell>
          <table:table-cell office:value-type="float" office:value="1.0680008074744227E-8" table:style-name="ce4">
            <text:p>1,068E-08</text:p>
          </table:table-cell>
          <table:table-cell table:number-columns-repeated="16382"/>
        </table:table-row>
        <table:table-row table:style-name="ro1">
          <table:table-cell office:value-type="float" office:value="443.61141901353216" table:style-name="ce8">
            <text:p>443,61</text:p>
          </table:table-cell>
          <table:table-cell office:value-type="float" office:value="8.5365615001111878E-9" table:style-name="ce4">
            <text:p>8,53656E-09</text:p>
          </table:table-cell>
          <table:table-cell table:number-columns-repeated="16382"/>
        </table:table-row>
        <table:table-row table:style-name="ro1">
          <table:table-cell office:value-type="float" office:value="444.00284319484712" table:style-name="ce8">
            <text:p>444,00</text:p>
          </table:table-cell>
          <table:table-cell office:value-type="float" office:value="1.303482793230459E-8" table:style-name="ce4">
            <text:p>1,30348E-08</text:p>
          </table:table-cell>
          <table:table-cell table:number-columns-repeated="16382"/>
        </table:table-row>
        <table:table-row table:style-name="ro1">
          <table:table-cell office:value-type="float" office:value="444.3942850049221" table:style-name="ce8">
            <text:p>444,39</text:p>
          </table:table-cell>
          <table:table-cell office:value-type="float" office:value="9.710371230801223E-9" table:style-name="ce4">
            <text:p>9,71037E-09</text:p>
          </table:table-cell>
          <table:table-cell table:number-columns-repeated="16382"/>
        </table:table-row>
        <table:table-row table:style-name="ro1">
          <table:table-cell office:value-type="float" office:value="444.78574445718749" table:style-name="ce8">
            <text:p>444,79</text:p>
          </table:table-cell>
          <table:table-cell office:value-type="float" office:value="1.1979866519688757E-8" table:style-name="ce4">
            <text:p>1,19799E-08</text:p>
          </table:table-cell>
          <table:table-cell table:number-columns-repeated="16382"/>
        </table:table-row>
        <table:table-row table:style-name="ro1">
          <table:table-cell office:value-type="float" office:value="445.17722156507392" table:style-name="ce8">
            <text:p>445,18</text:p>
          </table:table-cell>
          <table:table-cell office:value-type="float" office:value="1.024772335214662E-8" table:style-name="ce4">
            <text:p>1,02477E-08</text:p>
          </table:table-cell>
          <table:table-cell table:number-columns-repeated="16382"/>
        </table:table-row>
        <table:table-row table:style-name="ro1">
          <table:table-cell office:value-type="float" office:value="445.56871634201184" table:style-name="ce8">
            <text:p>445,57</text:p>
          </table:table-cell>
          <table:table-cell office:value-type="float" office:value="1.1229578106100622E-8" table:style-name="ce4">
            <text:p>1,12296E-08</text:p>
          </table:table-cell>
          <table:table-cell table:number-columns-repeated="16382"/>
        </table:table-row>
        <table:table-row table:style-name="ro1">
          <table:table-cell office:value-type="float" office:value="445.96022880143187" table:style-name="ce8">
            <text:p>445,96</text:p>
          </table:table-cell>
          <table:table-cell office:value-type="float" office:value="9.5654634827864761E-9" table:style-name="ce4">
            <text:p>9,56546E-09</text:p>
          </table:table-cell>
          <table:table-cell table:number-columns-repeated="16382"/>
        </table:table-row>
        <table:table-row table:style-name="ro1">
          <table:table-cell office:value-type="float" office:value="446.35175895676434" table:style-name="ce8">
            <text:p>446,35</text:p>
          </table:table-cell>
          <table:table-cell office:value-type="float" office:value="8.4292309884976166E-9" table:style-name="ce4">
            <text:p>8,42923E-09</text:p>
          </table:table-cell>
          <table:table-cell table:number-columns-repeated="16382"/>
        </table:table-row>
        <table:table-row table:style-name="ro1">
          <table:table-cell office:value-type="float" office:value="446.74330682144" table:style-name="ce8">
            <text:p>446,74</text:p>
          </table:table-cell>
          <table:table-cell office:value-type="float" office:value="1.0263768644975429E-8" table:style-name="ce4">
            <text:p>1,02638E-08</text:p>
          </table:table-cell>
          <table:table-cell table:number-columns-repeated="16382"/>
        </table:table-row>
        <table:table-row table:style-name="ro1">
          <table:table-cell office:value-type="float" office:value="447.13487240888924" table:style-name="ce8">
            <text:p>447,13</text:p>
          </table:table-cell>
          <table:table-cell office:value-type="float" office:value="1.4603938323742575E-8" table:style-name="ce4">
            <text:p>1,46039E-08</text:p>
          </table:table-cell>
          <table:table-cell table:number-columns-repeated="16382"/>
        </table:table-row>
        <table:table-row table:style-name="ro1">
          <table:table-cell office:value-type="float" office:value="447.52645573254256" table:style-name="ce8">
            <text:p>447,53</text:p>
          </table:table-cell>
          <table:table-cell office:value-type="float" office:value="1.0583649243799258E-8" table:style-name="ce4">
            <text:p>1,05836E-08</text:p>
          </table:table-cell>
          <table:table-cell table:number-columns-repeated="16382"/>
        </table:table-row>
        <table:table-row table:style-name="ro1">
          <table:table-cell office:value-type="float" office:value="447.91805680583053" table:style-name="ce8">
            <text:p>447,92</text:p>
          </table:table-cell>
          <table:table-cell office:value-type="float" office:value="9.6989296928559856E-9" table:style-name="ce4">
            <text:p>9,69893E-09</text:p>
          </table:table-cell>
          <table:table-cell table:number-columns-repeated="16382"/>
        </table:table-row>
        <table:table-row table:style-name="ro1">
          <table:table-cell office:value-type="float" office:value="448.30967564218366" table:style-name="ce8">
            <text:p>448,31</text:p>
          </table:table-cell>
          <table:table-cell office:value-type="float" office:value="1.0077205816259338E-8" table:style-name="ce4">
            <text:p>1,00772E-08</text:p>
          </table:table-cell>
          <table:table-cell table:number-columns-repeated="16382"/>
        </table:table-row>
        <table:table-row table:style-name="ro1">
          <table:table-cell office:value-type="float" office:value="448.70131225503252" table:style-name="ce8">
            <text:p>448,70</text:p>
          </table:table-cell>
          <table:table-cell office:value-type="float" office:value="9.3537415888115295E-9" table:style-name="ce4">
            <text:p>9,35374E-09</text:p>
          </table:table-cell>
          <table:table-cell table:number-columns-repeated="16382"/>
        </table:table-row>
        <table:table-row table:style-name="ro1">
          <table:table-cell office:value-type="float" office:value="449.09296665780749" table:style-name="ce8">
            <text:p>449,09</text:p>
          </table:table-cell>
          <table:table-cell office:value-type="float" office:value="9.1807390680136925E-9" table:style-name="ce4">
            <text:p>9,18074E-09</text:p>
          </table:table-cell>
          <table:table-cell table:number-columns-repeated="16382"/>
        </table:table-row>
        <table:table-row table:style-name="ro1">
          <table:table-cell office:value-type="float" office:value="449.48463886393927" table:style-name="ce8">
            <text:p>449,48</text:p>
          </table:table-cell>
          <table:table-cell office:value-type="float" office:value="1.1029824831245459E-8" table:style-name="ce4">
            <text:p>1,10298E-08</text:p>
          </table:table-cell>
          <table:table-cell table:number-columns-repeated="16382"/>
        </table:table-row>
        <table:table-row table:style-name="ro1">
          <table:table-cell office:value-type="float" office:value="449.87632888685823" table:style-name="ce8">
            <text:p>449,88</text:p>
          </table:table-cell>
          <table:table-cell office:value-type="float" office:value="1.145084972766177E-8" table:style-name="ce4">
            <text:p>1,14508E-08</text:p>
          </table:table-cell>
          <table:table-cell table:number-columns-repeated="16382"/>
        </table:table-row>
        <table:table-row table:style-name="ro1">
          <table:table-cell office:value-type="float" office:value="450.26803673999495" table:style-name="ce8">
            <text:p>450,27</text:p>
          </table:table-cell>
          <table:table-cell office:value-type="float" office:value="1.149540134610672E-8" table:style-name="ce4">
            <text:p>1,14954E-08</text:p>
          </table:table-cell>
          <table:table-cell table:number-columns-repeated="16382"/>
        </table:table-row>
        <table:table-row table:style-name="ro1">
          <table:table-cell office:value-type="float" office:value="450.65976243678" table:style-name="ce8">
            <text:p>450,66</text:p>
          </table:table-cell>
          <table:table-cell office:value-type="float" office:value="1.0941345699526958E-8" table:style-name="ce4">
            <text:p>1,09413E-08</text:p>
          </table:table-cell>
          <table:table-cell table:number-columns-repeated="16382"/>
        </table:table-row>
        <table:table-row table:style-name="ro1">
          <table:table-cell office:value-type="float" office:value="451.05150599064382" table:style-name="ce8">
            <text:p>451,05</text:p>
          </table:table-cell>
          <table:table-cell office:value-type="float" office:value="1.0148168897420418E-8" table:style-name="ce4">
            <text:p>1,01482E-08</text:p>
          </table:table-cell>
          <table:table-cell table:number-columns-repeated="16382"/>
        </table:table-row>
        <table:table-row table:style-name="ro1">
          <table:table-cell office:value-type="float" office:value="451.44326741501698" table:style-name="ce8">
            <text:p>451,44</text:p>
          </table:table-cell>
          <table:table-cell office:value-type="float" office:value="1.0685902271297297E-8" table:style-name="ce4">
            <text:p>1,06859E-08</text:p>
          </table:table-cell>
          <table:table-cell table:number-columns-repeated="16382"/>
        </table:table-row>
        <table:table-row table:style-name="ro1">
          <table:table-cell office:value-type="float" office:value="451.83504672332992" table:style-name="ce8">
            <text:p>451,84</text:p>
          </table:table-cell>
          <table:table-cell office:value-type="float" office:value="1.0531752886281248E-8" table:style-name="ce4">
            <text:p>1,05318E-08</text:p>
          </table:table-cell>
          <table:table-cell table:number-columns-repeated="16382"/>
        </table:table-row>
        <table:table-row table:style-name="ro1">
          <table:table-cell office:value-type="float" office:value="452.22684392901328" table:style-name="ce8">
            <text:p>452,23</text:p>
          </table:table-cell>
          <table:table-cell office:value-type="float" office:value="1.0508085784459832E-8" table:style-name="ce4">
            <text:p>1,05081E-08</text:p>
          </table:table-cell>
          <table:table-cell table:number-columns-repeated="16382"/>
        </table:table-row>
        <table:table-row table:style-name="ro1">
          <table:table-cell office:value-type="float" office:value="452.61865904549751" table:style-name="ce8">
            <text:p>452,62</text:p>
          </table:table-cell>
          <table:table-cell office:value-type="float" office:value="1.0508281408249309E-8" table:style-name="ce4">
            <text:p>1,05083E-08</text:p>
          </table:table-cell>
          <table:table-cell table:number-columns-repeated="16382"/>
        </table:table-row>
        <table:table-row table:style-name="ro1">
          <table:table-cell office:value-type="float" office:value="453.01049208621311" table:style-name="ce8">
            <text:p>453,01</text:p>
          </table:table-cell>
          <table:table-cell office:value-type="float" office:value="1.1741036841357164E-8" table:style-name="ce4">
            <text:p>1,1741E-08</text:p>
          </table:table-cell>
          <table:table-cell table:number-columns-repeated="16382"/>
        </table:table-row>
        <table:table-row table:style-name="ro1">
          <table:table-cell office:value-type="float" office:value="453.4023430645907" table:style-name="ce8">
            <text:p>453,40</text:p>
          </table:table-cell>
          <table:table-cell office:value-type="float" office:value="9.06064857264337E-9" table:style-name="ce4">
            <text:p>9,06065E-09</text:p>
          </table:table-cell>
          <table:table-cell table:number-columns-repeated="16382"/>
        </table:table-row>
        <table:table-row table:style-name="ro1">
          <table:table-cell office:value-type="float" office:value="453.79421199406062" table:style-name="ce8">
            <text:p>453,79</text:p>
          </table:table-cell>
          <table:table-cell office:value-type="float" office:value="1.0299629299507474E-8" table:style-name="ce4">
            <text:p>1,02996E-08</text:p>
          </table:table-cell>
          <table:table-cell table:number-columns-repeated="16382"/>
        </table:table-row>
        <table:table-row table:style-name="ro1">
          <table:table-cell office:value-type="float" office:value="454.18609888805361" table:style-name="ce8">
            <text:p>454,19</text:p>
          </table:table-cell>
          <table:table-cell office:value-type="float" office:value="1.0983789443501089E-8" table:style-name="ce4">
            <text:p>1,09838E-08</text:p>
          </table:table-cell>
          <table:table-cell table:number-columns-repeated="16382"/>
        </table:table-row>
        <table:table-row table:style-name="ro1">
          <table:table-cell office:value-type="float" office:value="454.57800376" table:style-name="ce8">
            <text:p>454,58</text:p>
          </table:table-cell>
          <table:table-cell office:value-type="float" office:value="9.7599828645399969E-9" table:style-name="ce4">
            <text:p>9,75998E-09</text:p>
          </table:table-cell>
          <table:table-cell table:number-columns-repeated="16382"/>
        </table:table-row>
        <table:table-row table:style-name="ro1">
          <table:table-cell office:value-type="float" office:value="454.96992662333042" table:style-name="ce8">
            <text:p>454,97</text:p>
          </table:table-cell>
          <table:table-cell office:value-type="float" office:value="9.7514055380136617E-9" table:style-name="ce4">
            <text:p>9,75141E-09</text:p>
          </table:table-cell>
          <table:table-cell table:number-columns-repeated="16382"/>
        </table:table-row>
        <table:table-row table:style-name="ro1">
          <table:table-cell office:value-type="float" office:value="455.36186749147532" table:style-name="ce8">
            <text:p>455,36</text:p>
          </table:table-cell>
          <table:table-cell office:value-type="float" office:value="1.0639015233471973E-8" table:style-name="ce4">
            <text:p>1,0639E-08</text:p>
          </table:table-cell>
          <table:table-cell table:number-columns-repeated="16382"/>
        </table:table-row>
        <table:table-row table:style-name="ro1">
          <table:table-cell office:value-type="float" office:value="455.75382637786538" table:style-name="ce8">
            <text:p>455,75</text:p>
          </table:table-cell>
          <table:table-cell office:value-type="float" office:value="9.9641789830189894E-9" table:style-name="ce4">
            <text:p>9,96418E-09</text:p>
          </table:table-cell>
          <table:table-cell table:number-columns-repeated="16382"/>
        </table:table-row>
        <table:table-row table:style-name="ro1">
          <table:table-cell office:value-type="float" office:value="456.14580329593088" table:style-name="ce8">
            <text:p>456,15</text:p>
          </table:table-cell>
          <table:table-cell office:value-type="float" office:value="1.0437225940433221E-8" table:style-name="ce4">
            <text:p>1,04372E-08</text:p>
          </table:table-cell>
          <table:table-cell table:number-columns-repeated="16382"/>
        </table:table-row>
        <table:table-row table:style-name="ro1">
          <table:table-cell office:value-type="float" office:value="456.53779825910249" table:style-name="ce8">
            <text:p>456,54</text:p>
          </table:table-cell>
          <table:table-cell office:value-type="float" office:value="9.6637781464215829E-9" table:style-name="ce4">
            <text:p>9,66378E-09</text:p>
          </table:table-cell>
          <table:table-cell table:number-columns-repeated="16382"/>
        </table:table-row>
        <table:table-row table:style-name="ro1">
          <table:table-cell office:value-type="float" office:value="456.92981128081072" table:style-name="ce8">
            <text:p>456,93</text:p>
          </table:table-cell>
          <table:table-cell office:value-type="float" office:value="8.2182094231867214E-9" table:style-name="ce4">
            <text:p>8,21821E-09</text:p>
          </table:table-cell>
          <table:table-cell table:number-columns-repeated="16382"/>
        </table:table-row>
        <table:table-row table:style-name="ro1">
          <table:table-cell office:value-type="float" office:value="457.32184237448604" table:style-name="ce8">
            <text:p>457,32</text:p>
          </table:table-cell>
          <table:table-cell office:value-type="float" office:value="6.5321165008919564E-9" table:style-name="ce4">
            <text:p>6,53212E-09</text:p>
          </table:table-cell>
          <table:table-cell table:number-columns-repeated="16382"/>
        </table:table-row>
        <table:table-row table:style-name="ro1">
          <table:table-cell office:value-type="float" office:value="457.71389155355905" table:style-name="ce8">
            <text:p>457,71</text:p>
          </table:table-cell>
          <table:table-cell office:value-type="float" office:value="9.6353127914955265E-9" table:style-name="ce4">
            <text:p>9,63531E-09</text:p>
          </table:table-cell>
          <table:table-cell table:number-columns-repeated="16382"/>
        </table:table-row>
        <table:table-row table:style-name="ro1">
          <table:table-cell office:value-type="float" office:value="458.10595883146016" table:style-name="ce8">
            <text:p>458,11</text:p>
          </table:table-cell>
          <table:table-cell office:value-type="float" office:value="7.7044619121046756E-9" table:style-name="ce4">
            <text:p>7,70446E-09</text:p>
          </table:table-cell>
          <table:table-cell table:number-columns-repeated="16382"/>
        </table:table-row>
        <table:table-row table:style-name="ro1">
          <table:table-cell office:value-type="float" office:value="458.49804422162003" table:style-name="ce8">
            <text:p>458,50</text:p>
          </table:table-cell>
          <table:table-cell office:value-type="float" office:value="1.0020080383072479E-8" table:style-name="ce4">
            <text:p>1,00201E-08</text:p>
          </table:table-cell>
          <table:table-cell table:number-columns-repeated="16382"/>
        </table:table-row>
        <table:table-row table:style-name="ro1">
          <table:table-cell office:value-type="float" office:value="458.89014773746902" table:style-name="ce8">
            <text:p>458,89</text:p>
          </table:table-cell>
          <table:table-cell office:value-type="float" office:value="6.970386906242913E-9" table:style-name="ce4">
            <text:p>6,97039E-09</text:p>
          </table:table-cell>
          <table:table-cell table:number-columns-repeated="16382"/>
        </table:table-row>
        <table:table-row table:style-name="ro1">
          <table:table-cell office:value-type="float" office:value="459.28226939243774" table:style-name="ce8">
            <text:p>459,28</text:p>
          </table:table-cell>
          <table:table-cell office:value-type="float" office:value="7.7533366136947408E-9" table:style-name="ce4">
            <text:p>7,75334E-09</text:p>
          </table:table-cell>
          <table:table-cell table:number-columns-repeated="16382"/>
        </table:table-row>
        <table:table-row table:style-name="ro1">
          <table:table-cell office:value-type="float" office:value="459.6744091999567" table:style-name="ce8">
            <text:p>459,67</text:p>
          </table:table-cell>
          <table:table-cell office:value-type="float" office:value="9.1590436018628754E-9" table:style-name="ce4">
            <text:p>9,15904E-09</text:p>
          </table:table-cell>
          <table:table-cell table:number-columns-repeated="16382"/>
        </table:table-row>
        <table:table-row table:style-name="ro1">
          <table:table-cell office:value-type="float" office:value="460.06656717345646" table:style-name="ce8">
            <text:p>460,07</text:p>
          </table:table-cell>
          <table:table-cell office:value-type="float" office:value="8.1886353833778463E-9" table:style-name="ce4">
            <text:p>8,18864E-09</text:p>
          </table:table-cell>
          <table:table-cell table:number-columns-repeated="16382"/>
        </table:table-row>
        <table:table-row table:style-name="ro1">
          <table:table-cell office:value-type="float" office:value="460.45874332636748" table:style-name="ce8">
            <text:p>460,46</text:p>
          </table:table-cell>
          <table:table-cell office:value-type="float" office:value="1.1158406839806623E-8" table:style-name="ce4">
            <text:p>1,11584E-08</text:p>
          </table:table-cell>
          <table:table-cell table:number-columns-repeated="16382"/>
        </table:table-row>
        <table:table-row table:style-name="ro1">
          <table:table-cell office:value-type="float" office:value="460.85093767212032" table:style-name="ce8">
            <text:p>460,85</text:p>
          </table:table-cell>
          <table:table-cell office:value-type="float" office:value="8.6616938215898508E-9" table:style-name="ce4">
            <text:p>8,66169E-09</text:p>
          </table:table-cell>
          <table:table-cell table:number-columns-repeated="16382"/>
        </table:table-row>
        <table:table-row table:style-name="ro1">
          <table:table-cell office:value-type="float" office:value="461.24315022414544" table:style-name="ce8">
            <text:p>461,24</text:p>
          </table:table-cell>
          <table:table-cell office:value-type="float" office:value="8.6103997782388409E-9" table:style-name="ce4">
            <text:p>8,6104E-09</text:p>
          </table:table-cell>
          <table:table-cell table:number-columns-repeated="16382"/>
        </table:table-row>
        <table:table-row table:style-name="ro1">
          <table:table-cell office:value-type="float" office:value="461.63538099587345" table:style-name="ce8">
            <text:p>461,64</text:p>
          </table:table-cell>
          <table:table-cell office:value-type="float" office:value="8.9310406309888133E-9" table:style-name="ce4">
            <text:p>8,93104E-09</text:p>
          </table:table-cell>
          <table:table-cell table:number-columns-repeated="16382"/>
        </table:table-row>
        <table:table-row table:style-name="ro1">
          <table:table-cell office:value-type="float" office:value="462.0276300007348" table:style-name="ce8">
            <text:p>462,03</text:p>
          </table:table-cell>
          <table:table-cell office:value-type="float" office:value="1.0160523676549945E-8" table:style-name="ce4">
            <text:p>1,01605E-08</text:p>
          </table:table-cell>
          <table:table-cell table:number-columns-repeated="16382"/>
        </table:table-row>
        <table:table-row table:style-name="ro1">
          <table:table-cell office:value-type="float" office:value="462.41989725216001" table:style-name="ce8">
            <text:p>462,42</text:p>
          </table:table-cell>
          <table:table-cell office:value-type="float" office:value="1.0275124234516957E-8" table:style-name="ce4">
            <text:p>1,02751E-08</text:p>
          </table:table-cell>
          <table:table-cell table:number-columns-repeated="16382"/>
        </table:table-row>
        <table:table-row table:style-name="ro1">
          <table:table-cell office:value-type="float" office:value="462.81218276357959" table:style-name="ce8">
            <text:p>462,81</text:p>
          </table:table-cell>
          <table:table-cell office:value-type="float" office:value="9.4497338896598087E-9" table:style-name="ce4">
            <text:p>9,44973E-09</text:p>
          </table:table-cell>
          <table:table-cell table:number-columns-repeated="16382"/>
        </table:table-row>
        <table:table-row table:style-name="ro1">
          <table:table-cell office:value-type="float" office:value="463.20448654842414" table:style-name="ce8">
            <text:p>463,20</text:p>
          </table:table-cell>
          <table:table-cell office:value-type="float" office:value="9.8068641394550671E-9" table:style-name="ce4">
            <text:p>9,80686E-09</text:p>
          </table:table-cell>
          <table:table-cell table:number-columns-repeated="16382"/>
        </table:table-row>
        <table:table-row table:style-name="ro1">
          <table:table-cell office:value-type="float" office:value="463.59680862012414" table:style-name="ce8">
            <text:p>463,60</text:p>
          </table:table-cell>
          <table:table-cell office:value-type="float" office:value="1.1351778456942166E-8" table:style-name="ce4">
            <text:p>1,13518E-08</text:p>
          </table:table-cell>
          <table:table-cell table:number-columns-repeated="16382"/>
        </table:table-row>
        <table:table-row table:style-name="ro1">
          <table:table-cell office:value-type="float" office:value="463.98914899211007" table:style-name="ce8">
            <text:p>463,99</text:p>
          </table:table-cell>
          <table:table-cell office:value-type="float" office:value="1.1872903303558394E-8" table:style-name="ce4">
            <text:p>1,18729E-08</text:p>
          </table:table-cell>
          <table:table-cell table:number-columns-repeated="16382"/>
        </table:table-row>
        <table:table-row table:style-name="ro1">
          <table:table-cell office:value-type="float" office:value="464.38150767781246" table:style-name="ce8">
            <text:p>464,38</text:p>
          </table:table-cell>
          <table:table-cell office:value-type="float" office:value="1.3723705153409189E-8" table:style-name="ce4">
            <text:p>1,37237E-08</text:p>
          </table:table-cell>
          <table:table-cell table:number-columns-repeated="16382"/>
        </table:table-row>
        <table:table-row table:style-name="ro1">
          <table:table-cell office:value-type="float" office:value="464.77388469066193" table:style-name="ce8">
            <text:p>464,77</text:p>
          </table:table-cell>
          <table:table-cell office:value-type="float" office:value="1.4167750670175548E-8" table:style-name="ce4">
            <text:p>1,41678E-08</text:p>
          </table:table-cell>
          <table:table-cell table:number-columns-repeated="16382"/>
        </table:table-row>
        <table:table-row table:style-name="ro1">
          <table:table-cell office:value-type="float" office:value="465.16628004408886" table:style-name="ce8">
            <text:p>465,17</text:p>
          </table:table-cell>
          <table:table-cell office:value-type="float" office:value="1.4478304944230982E-8" table:style-name="ce4">
            <text:p>1,44783E-08</text:p>
          </table:table-cell>
          <table:table-cell table:number-columns-repeated="16382"/>
        </table:table-row>
        <table:table-row table:style-name="ro1">
          <table:table-cell office:value-type="float" office:value="465.55869375152383" table:style-name="ce8">
            <text:p>465,56</text:p>
          </table:table-cell>
          <table:table-cell office:value-type="float" office:value="1.5101296523267298E-8" table:style-name="ce4">
            <text:p>1,51013E-08</text:p>
          </table:table-cell>
          <table:table-cell table:number-columns-repeated="16382"/>
        </table:table-row>
        <table:table-row table:style-name="ro1">
          <table:table-cell office:value-type="float" office:value="465.9511258263974" table:style-name="ce8">
            <text:p>465,95</text:p>
          </table:table-cell>
          <table:table-cell office:value-type="float" office:value="1.3857661931214056E-8" table:style-name="ce4">
            <text:p>1,38577E-08</text:p>
          </table:table-cell>
          <table:table-cell table:number-columns-repeated="16382"/>
        </table:table-row>
        <table:table-row table:style-name="ro1">
          <table:table-cell office:value-type="float" office:value="466.34357628214002" table:style-name="ce8">
            <text:p>466,34</text:p>
          </table:table-cell>
          <table:table-cell office:value-type="float" office:value="1.5180557789989295E-8" table:style-name="ce4">
            <text:p>1,51806E-08</text:p>
          </table:table-cell>
          <table:table-cell table:number-columns-repeated="16382"/>
        </table:table-row>
        <table:table-row table:style-name="ro1">
          <table:table-cell office:value-type="float" office:value="466.7360451321822" table:style-name="ce8">
            <text:p>466,74</text:p>
          </table:table-cell>
          <table:table-cell office:value-type="float" office:value="1.5736049841949832E-8" table:style-name="ce4">
            <text:p>1,5736E-08</text:p>
          </table:table-cell>
          <table:table-cell table:number-columns-repeated="16382"/>
        </table:table-row>
        <table:table-row table:style-name="ro1">
          <table:table-cell office:value-type="float" office:value="467.12853238995456" table:style-name="ce8">
            <text:p>467,13</text:p>
          </table:table-cell>
          <table:table-cell office:value-type="float" office:value="1.4753118684414977E-8" table:style-name="ce4">
            <text:p>1,47531E-08</text:p>
          </table:table-cell>
          <table:table-cell table:number-columns-repeated="16382"/>
        </table:table-row>
        <table:table-row table:style-name="ro1">
          <table:table-cell office:value-type="float" office:value="467.52103806888755" table:style-name="ce8">
            <text:p>467,52</text:p>
          </table:table-cell>
          <table:table-cell office:value-type="float" office:value="1.2905434659056987E-8" table:style-name="ce4">
            <text:p>1,29054E-08</text:p>
          </table:table-cell>
          <table:table-cell table:number-columns-repeated="16382"/>
        </table:table-row>
        <table:table-row table:style-name="ro1">
          <table:table-cell office:value-type="float" office:value="467.91356218241168" table:style-name="ce8">
            <text:p>467,91</text:p>
          </table:table-cell>
          <table:table-cell office:value-type="float" office:value="1.3284529025670915E-8" table:style-name="ce4">
            <text:p>1,32845E-08</text:p>
          </table:table-cell>
          <table:table-cell table:number-columns-repeated="16382"/>
        </table:table-row>
        <table:table-row table:style-name="ro1">
          <table:table-cell office:value-type="float" office:value="468.30610474395752" table:style-name="ce8">
            <text:p>468,31</text:p>
          </table:table-cell>
          <table:table-cell office:value-type="float" office:value="1.4249211162500434E-8" table:style-name="ce4">
            <text:p>1,42492E-08</text:p>
          </table:table-cell>
          <table:table-cell table:number-columns-repeated="16382"/>
        </table:table-row>
        <table:table-row table:style-name="ro1">
          <table:table-cell office:value-type="float" office:value="468.69866576695551" table:style-name="ce8">
            <text:p>468,70</text:p>
          </table:table-cell>
          <table:table-cell office:value-type="float" office:value="9.7081352216227296E-9" table:style-name="ce4">
            <text:p>9,70814E-09</text:p>
          </table:table-cell>
          <table:table-cell table:number-columns-repeated="16382"/>
        </table:table-row>
        <table:table-row table:style-name="ro1">
          <table:table-cell office:value-type="float" office:value="469.09124526483629" table:style-name="ce8">
            <text:p>469,09</text:p>
          </table:table-cell>
          <table:table-cell office:value-type="float" office:value="1.2244267176294141E-8" table:style-name="ce4">
            <text:p>1,22443E-08</text:p>
          </table:table-cell>
          <table:table-cell table:number-columns-repeated="16382"/>
        </table:table-row>
        <table:table-row table:style-name="ro1">
          <table:table-cell office:value-type="float" office:value="469.48384325103024" table:style-name="ce8">
            <text:p>469,48</text:p>
          </table:table-cell>
          <table:table-cell office:value-type="float" office:value="1.2567002801898653E-8" table:style-name="ce4">
            <text:p>1,2567E-08</text:p>
          </table:table-cell>
          <table:table-cell table:number-columns-repeated="16382"/>
        </table:table-row>
        <table:table-row table:style-name="ro1">
          <table:table-cell office:value-type="float" office:value="469.87645973896798" table:style-name="ce8">
            <text:p>469,88</text:p>
          </table:table-cell>
          <table:table-cell office:value-type="float" office:value="1.3707375316886597E-8" table:style-name="ce4">
            <text:p>1,37074E-08</text:p>
          </table:table-cell>
          <table:table-cell table:number-columns-repeated="16382"/>
        </table:table-row>
        <table:table-row table:style-name="ro1">
          <table:table-cell office:value-type="float" office:value="470.26909474208003" table:style-name="ce8">
            <text:p>470,27</text:p>
          </table:table-cell>
          <table:table-cell office:value-type="float" office:value="1.4138783266716364E-8" table:style-name="ce4">
            <text:p>1,41388E-08</text:p>
          </table:table-cell>
          <table:table-cell table:number-columns-repeated="16382"/>
        </table:table-row>
        <table:table-row table:style-name="ro1">
          <table:table-cell office:value-type="float" office:value="470.66174827379683" table:style-name="ce8">
            <text:p>470,66</text:p>
          </table:table-cell>
          <table:table-cell office:value-type="float" office:value="1.2627328045981228E-8" table:style-name="ce4">
            <text:p>1,26273E-08</text:p>
          </table:table-cell>
          <table:table-cell table:number-columns-repeated="16382"/>
        </table:table-row>
        <table:table-row table:style-name="ro1">
          <table:table-cell office:value-type="float" office:value="471.05442034754896" table:style-name="ce8">
            <text:p>471,05</text:p>
          </table:table-cell>
          <table:table-cell office:value-type="float" office:value="1.3648848686098798E-8" table:style-name="ce4">
            <text:p>1,36488E-08</text:p>
          </table:table-cell>
          <table:table-cell table:number-columns-repeated="16382"/>
        </table:table-row>
        <table:table-row table:style-name="ro1">
          <table:table-cell office:value-type="float" office:value="471.44711097676691" table:style-name="ce8">
            <text:p>471,45</text:p>
          </table:table-cell>
          <table:table-cell office:value-type="float" office:value="1.4781563328882309E-8" table:style-name="ce4">
            <text:p>1,47816E-08</text:p>
          </table:table-cell>
          <table:table-cell table:number-columns-repeated="16382"/>
        </table:table-row>
        <table:table-row table:style-name="ro1">
          <table:table-cell office:value-type="float" office:value="471.83982017488131" table:style-name="ce8">
            <text:p>471,84</text:p>
          </table:table-cell>
          <table:table-cell office:value-type="float" office:value="1.3175542532791352E-8" table:style-name="ce4">
            <text:p>1,31755E-08</text:p>
          </table:table-cell>
          <table:table-cell table:number-columns-repeated="16382"/>
        </table:table-row>
        <table:table-row table:style-name="ro1">
          <table:table-cell office:value-type="float" office:value="472.2325479553225" table:style-name="ce8">
            <text:p>472,23</text:p>
          </table:table-cell>
          <table:table-cell office:value-type="float" office:value="1.4508937243457958E-8" table:style-name="ce4">
            <text:p>1,45089E-08</text:p>
          </table:table-cell>
          <table:table-cell table:number-columns-repeated="16382"/>
        </table:table-row>
        <table:table-row table:style-name="ro1">
          <table:table-cell office:value-type="float" office:value="472.6252943315211" table:style-name="ce8">
            <text:p>472,63</text:p>
          </table:table-cell>
          <table:table-cell office:value-type="float" office:value="1.5841867229439879E-8" table:style-name="ce4">
            <text:p>1,58419E-08</text:p>
          </table:table-cell>
          <table:table-cell table:number-columns-repeated="16382"/>
        </table:table-row>
        <table:table-row table:style-name="ro1">
          <table:table-cell office:value-type="float" office:value="473.01805931690768" table:style-name="ce8">
            <text:p>473,02</text:p>
          </table:table-cell>
          <table:table-cell office:value-type="float" office:value="1.4540175818852735E-8" table:style-name="ce4">
            <text:p>1,45402E-08</text:p>
          </table:table-cell>
          <table:table-cell table:number-columns-repeated="16382"/>
        </table:table-row>
        <table:table-row table:style-name="ro1">
          <table:table-cell office:value-type="float" office:value="473.41084292491263" table:style-name="ce8">
            <text:p>473,41</text:p>
          </table:table-cell>
          <table:table-cell office:value-type="float" office:value="1.1640294821914041E-8" table:style-name="ce4">
            <text:p>1,16403E-08</text:p>
          </table:table-cell>
          <table:table-cell table:number-columns-repeated="16382"/>
        </table:table-row>
        <table:table-row table:style-name="ro1">
          <table:table-cell office:value-type="float" office:value="473.80364516896657" table:style-name="ce8">
            <text:p>473,80</text:p>
          </table:table-cell>
          <table:table-cell office:value-type="float" office:value="1.496950867076375E-8" table:style-name="ce4">
            <text:p>1,49695E-08</text:p>
          </table:table-cell>
          <table:table-cell table:number-columns-repeated="16382"/>
        </table:table-row>
        <table:table-row table:style-name="ro1">
          <table:table-cell office:value-type="float" office:value="474.19646606250001" table:style-name="ce8">
            <text:p>474,20</text:p>
          </table:table-cell>
          <table:table-cell office:value-type="float" office:value="1.4293832791300421E-8" table:style-name="ce4">
            <text:p>1,42938E-08</text:p>
          </table:table-cell>
          <table:table-cell table:number-columns-repeated="16382"/>
        </table:table-row>
        <table:table-row table:style-name="ro1">
          <table:table-cell office:value-type="float" office:value="474.5893056189434" table:style-name="ce8">
            <text:p>474,59</text:p>
          </table:table-cell>
          <table:table-cell office:value-type="float" office:value="1.2546680169024872E-8" table:style-name="ce4">
            <text:p>1,25467E-08</text:p>
          </table:table-cell>
          <table:table-cell table:number-columns-repeated="16382"/>
        </table:table-row>
        <table:table-row table:style-name="ro1">
          <table:table-cell office:value-type="float" office:value="474.98216385172736" table:style-name="ce8">
            <text:p>474,98</text:p>
          </table:table-cell>
          <table:table-cell office:value-type="float" office:value="1.5960027194897901E-8" table:style-name="ce4">
            <text:p>1,596E-08</text:p>
          </table:table-cell>
          <table:table-cell table:number-columns-repeated="16382"/>
        </table:table-row>
        <table:table-row table:style-name="ro1">
          <table:table-cell office:value-type="float" office:value="475.37504077428235" table:style-name="ce8">
            <text:p>475,38</text:p>
          </table:table-cell>
          <table:table-cell office:value-type="float" office:value="1.3360606869773232E-8" table:style-name="ce4">
            <text:p>1,33606E-08</text:p>
          </table:table-cell>
          <table:table-cell table:number-columns-repeated="16382"/>
        </table:table-row>
        <table:table-row table:style-name="ro1">
          <table:table-cell office:value-type="float" office:value="475.76793640003888" table:style-name="ce8">
            <text:p>475,77</text:p>
          </table:table-cell>
          <table:table-cell office:value-type="float" office:value="1.3842677464099321E-8" table:style-name="ce4">
            <text:p>1,38427E-08</text:p>
          </table:table-cell>
          <table:table-cell table:number-columns-repeated="16382"/>
        </table:table-row>
        <table:table-row table:style-name="ro1">
          <table:table-cell office:value-type="float" office:value="476.1608507424275" table:style-name="ce8">
            <text:p>476,16</text:p>
          </table:table-cell>
          <table:table-cell office:value-type="float" office:value="1.2977322732336548E-8" table:style-name="ce4">
            <text:p>1,29773E-08</text:p>
          </table:table-cell>
          <table:table-cell table:number-columns-repeated="16382"/>
        </table:table-row>
        <table:table-row table:style-name="ro1">
          <table:table-cell office:value-type="float" office:value="476.55378381487873" table:style-name="ce8">
            <text:p>476,55</text:p>
          </table:table-cell>
          <table:table-cell office:value-type="float" office:value="1.4911062675696771E-8" table:style-name="ce4">
            <text:p>1,49111E-08</text:p>
          </table:table-cell>
          <table:table-cell table:number-columns-repeated="16382"/>
        </table:table-row>
        <table:table-row table:style-name="ro1">
          <table:table-cell office:value-type="float" office:value="476.94673563082307" table:style-name="ce8">
            <text:p>476,95</text:p>
          </table:table-cell>
          <table:table-cell office:value-type="float" office:value="1.3991921081716306E-8" table:style-name="ce4">
            <text:p>1,39919E-08</text:p>
          </table:table-cell>
          <table:table-cell table:number-columns-repeated="16382"/>
        </table:table-row>
        <table:table-row table:style-name="ro1">
          <table:table-cell office:value-type="float" office:value="477.33970620369104" table:style-name="ce8">
            <text:p>477,34</text:p>
          </table:table-cell>
          <table:table-cell office:value-type="float" office:value="1.6476569672430328E-8" table:style-name="ce4">
            <text:p>1,64766E-08</text:p>
          </table:table-cell>
          <table:table-cell table:number-columns-repeated="16382"/>
        </table:table-row>
        <table:table-row table:style-name="ro1">
          <table:table-cell office:value-type="float" office:value="477.73269554691319" table:style-name="ce8">
            <text:p>477,73</text:p>
          </table:table-cell>
          <table:table-cell office:value-type="float" office:value="1.6090212328032569E-8" table:style-name="ce4">
            <text:p>1,60902E-08</text:p>
          </table:table-cell>
          <table:table-cell table:number-columns-repeated="16382"/>
        </table:table-row>
        <table:table-row table:style-name="ro1">
          <table:table-cell office:value-type="float" office:value="478.12570367391999" table:style-name="ce8">
            <text:p>478,13</text:p>
          </table:table-cell>
          <table:table-cell office:value-type="float" office:value="1.7057563772855293E-8" table:style-name="ce4">
            <text:p>1,70576E-08</text:p>
          </table:table-cell>
          <table:table-cell table:number-columns-repeated="16382"/>
        </table:table-row>
        <table:table-row table:style-name="ro1">
          <table:table-cell office:value-type="float" office:value="478.51873059814204" table:style-name="ce8">
            <text:p>478,52</text:p>
          </table:table-cell>
          <table:table-cell office:value-type="float" office:value="1.917519156407362E-8" table:style-name="ce4">
            <text:p>1,91752E-08</text:p>
          </table:table-cell>
          <table:table-cell table:number-columns-repeated="16382"/>
        </table:table-row>
        <table:table-row table:style-name="ro1">
          <table:table-cell office:value-type="float" office:value="478.91177633300975" table:style-name="ce8">
            <text:p>478,91</text:p>
          </table:table-cell>
          <table:table-cell office:value-type="float" office:value="2.4037654069283598E-8" table:style-name="ce4">
            <text:p>2,40377E-08</text:p>
          </table:table-cell>
          <table:table-cell table:number-columns-repeated="16382"/>
        </table:table-row>
        <table:table-row table:style-name="ro1">
          <table:table-cell office:value-type="float" office:value="479.30484089195375" table:style-name="ce8">
            <text:p>479,30</text:p>
          </table:table-cell>
          <table:table-cell office:value-type="float" office:value="2.3246529493545738E-8" table:style-name="ce4">
            <text:p>2,32465E-08</text:p>
          </table:table-cell>
          <table:table-cell table:number-columns-repeated="16382"/>
        </table:table-row>
        <table:table-row table:style-name="ro1">
          <table:table-cell office:value-type="float" office:value="479.69792428840447" table:style-name="ce8">
            <text:p>479,70</text:p>
          </table:table-cell>
          <table:table-cell office:value-type="float" office:value="2.7352522503738441E-8" table:style-name="ce4">
            <text:p>2,73525E-08</text:p>
          </table:table-cell>
          <table:table-cell table:number-columns-repeated="16382"/>
        </table:table-row>
        <table:table-row table:style-name="ro1">
          <table:table-cell office:value-type="float" office:value="480.09102653579248" table:style-name="ce8">
            <text:p>480,09</text:p>
          </table:table-cell>
          <table:table-cell office:value-type="float" office:value="3.2929954211431953E-8" table:style-name="ce4">
            <text:p>3,293E-08</text:p>
          </table:table-cell>
          <table:table-cell table:number-columns-repeated="16382"/>
        </table:table-row>
        <table:table-row table:style-name="ro1">
          <table:table-cell office:value-type="float" office:value="480.4841476475483" table:style-name="ce8">
            <text:p>480,48</text:p>
          </table:table-cell>
          <table:table-cell office:value-type="float" office:value="3.6768842139291702E-8" table:style-name="ce4">
            <text:p>3,67688E-08</text:p>
          </table:table-cell>
          <table:table-cell table:number-columns-repeated="16382"/>
        </table:table-row>
        <table:table-row table:style-name="ro1">
          <table:table-cell office:value-type="float" office:value="480.87728763710243" table:style-name="ce8">
            <text:p>480,88</text:p>
          </table:table-cell>
          <table:table-cell office:value-type="float" office:value="4.4189364922916356E-8" table:style-name="ce4">
            <text:p>4,41894E-08</text:p>
          </table:table-cell>
          <table:table-cell table:number-columns-repeated="16382"/>
        </table:table-row>
        <table:table-row table:style-name="ro1">
          <table:table-cell office:value-type="float" office:value="481.27044651788543" table:style-name="ce8">
            <text:p>481,27</text:p>
          </table:table-cell>
          <table:table-cell office:value-type="float" office:value="5.285106113071123E-8" table:style-name="ce4">
            <text:p>5,28511E-08</text:p>
          </table:table-cell>
          <table:table-cell table:number-columns-repeated="16382"/>
        </table:table-row>
        <table:table-row table:style-name="ro1">
          <table:table-cell office:value-type="float" office:value="481.66362430332777" table:style-name="ce8">
            <text:p>481,66</text:p>
          </table:table-cell>
          <table:table-cell office:value-type="float" office:value="6.5420663725498154E-8" table:style-name="ce4">
            <text:p>6,54207E-08</text:p>
          </table:table-cell>
          <table:table-cell table:number-columns-repeated="16382"/>
        </table:table-row>
        <table:table-row table:style-name="ro1">
          <table:table-cell office:value-type="float" office:value="482.05682100685999" table:style-name="ce8">
            <text:p>482,06</text:p>
          </table:table-cell>
          <table:table-cell office:value-type="float" office:value="7.9448597323436228E-8" table:style-name="ce4">
            <text:p>7,94486E-08</text:p>
          </table:table-cell>
          <table:table-cell table:number-columns-repeated="16382"/>
        </table:table-row>
        <table:table-row table:style-name="ro1">
          <table:table-cell office:value-type="float" office:value="482.45003664191262" table:style-name="ce8">
            <text:p>482,45</text:p>
          </table:table-cell>
          <table:table-cell office:value-type="float" office:value="9.7284905500076566E-8" table:style-name="ce4">
            <text:p>9,72849E-08</text:p>
          </table:table-cell>
          <table:table-cell table:number-columns-repeated="16382"/>
        </table:table-row>
        <table:table-row table:style-name="ro1">
          <table:table-cell office:value-type="float" office:value="482.84327122191615" table:style-name="ce8">
            <text:p>482,84</text:p>
          </table:table-cell>
          <table:table-cell office:value-type="float" office:value="1.1386773238710841E-7" table:style-name="ce4">
            <text:p>1,13868E-07</text:p>
          </table:table-cell>
          <table:table-cell table:number-columns-repeated="16382"/>
        </table:table-row>
        <table:table-row table:style-name="ro1">
          <table:table-cell office:value-type="float" office:value="483.23652476030111" table:style-name="ce8">
            <text:p>483,24</text:p>
          </table:table-cell>
          <table:table-cell office:value-type="float" office:value="1.3352643905498147E-7" table:style-name="ce4">
            <text:p>1,33526E-07</text:p>
          </table:table-cell>
          <table:table-cell table:number-columns-repeated="16382"/>
        </table:table-row>
        <table:table-row table:style-name="ro1">
          <table:table-cell office:value-type="float" office:value="483.6297972704981" table:style-name="ce8">
            <text:p>483,63</text:p>
          </table:table-cell>
          <table:table-cell office:value-type="float" office:value="1.5481632806045478E-7" table:style-name="ce4">
            <text:p>1,54816E-07</text:p>
          </table:table-cell>
          <table:table-cell table:number-columns-repeated="16382"/>
        </table:table-row>
        <table:table-row table:style-name="ro1">
          <table:table-cell office:value-type="float" office:value="484.02308876593747" table:style-name="ce8">
            <text:p>484,02</text:p>
          </table:table-cell>
          <table:table-cell office:value-type="float" office:value="1.7582648369134226E-7" table:style-name="ce4">
            <text:p>1,75826E-07</text:p>
          </table:table-cell>
          <table:table-cell table:number-columns-repeated="16382"/>
        </table:table-row>
        <table:table-row table:style-name="ro1">
          <table:table-cell office:value-type="float" office:value="484.41639926004996" table:style-name="ce8">
            <text:p>484,42</text:p>
          </table:table-cell>
          <table:table-cell office:value-type="float" office:value="2.0037451716582365E-7" table:style-name="ce4">
            <text:p>2,00375E-07</text:p>
          </table:table-cell>
          <table:table-cell table:number-columns-repeated="16382"/>
        </table:table-row>
        <table:table-row table:style-name="ro1">
          <table:table-cell office:value-type="float" office:value="484.80972876626583" table:style-name="ce8">
            <text:p>484,81</text:p>
          </table:table-cell>
          <table:table-cell office:value-type="float" office:value="2.2571852511022621E-7" table:style-name="ce4">
            <text:p>2,25719E-07</text:p>
          </table:table-cell>
          <table:table-cell table:number-columns-repeated="16382"/>
        </table:table-row>
        <table:table-row table:style-name="ro1">
          <table:table-cell office:value-type="float" office:value="485.20307729801584" table:style-name="ce8">
            <text:p>485,20</text:p>
          </table:table-cell>
          <table:table-cell office:value-type="float" office:value="2.4197817663458756E-7" table:style-name="ce4">
            <text:p>2,41978E-07</text:p>
          </table:table-cell>
          <table:table-cell table:number-columns-repeated="16382"/>
        </table:table-row>
        <table:table-row table:style-name="ro1">
          <table:table-cell office:value-type="float" office:value="485.59644486873037" table:style-name="ce8">
            <text:p>485,60</text:p>
          </table:table-cell>
          <table:table-cell office:value-type="float" office:value="2.6010236802145838E-7" table:style-name="ce4">
            <text:p>2,60102E-07</text:p>
          </table:table-cell>
          <table:table-cell table:number-columns-repeated="16382"/>
        </table:table-row>
        <table:table-row table:style-name="ro1">
          <table:table-cell office:value-type="float" office:value="485.98983149183999" table:style-name="ce8">
            <text:p>485,99</text:p>
          </table:table-cell>
          <table:table-cell office:value-type="float" office:value="2.7161800240519351E-7" table:style-name="ce4">
            <text:p>2,71618E-07</text:p>
          </table:table-cell>
          <table:table-cell table:number-columns-repeated="16382"/>
        </table:table-row>
        <table:table-row table:style-name="ro1">
          <table:table-cell office:value-type="float" office:value="486.38323718077521" table:style-name="ce8">
            <text:p>486,38</text:p>
          </table:table-cell>
          <table:table-cell office:value-type="float" office:value="2.7387801802187264E-7" table:style-name="ce4">
            <text:p>2,73878E-07</text:p>
          </table:table-cell>
          <table:table-cell table:number-columns-repeated="16382"/>
        </table:table-row>
        <table:table-row table:style-name="ro1">
          <table:table-cell office:value-type="float" office:value="486.77666194896653" table:style-name="ce8">
            <text:p>486,78</text:p>
          </table:table-cell>
          <table:table-cell office:value-type="float" office:value="2.7450106196235126E-7" table:style-name="ce4">
            <text:p>2,74501E-07</text:p>
          </table:table-cell>
          <table:table-cell table:number-columns-repeated="16382"/>
        </table:table-row>
        <table:table-row table:style-name="ro1">
          <table:table-cell office:value-type="float" office:value="487.17010580984453" table:style-name="ce8">
            <text:p>487,17</text:p>
          </table:table-cell>
          <table:table-cell office:value-type="float" office:value="2.7382792225864981E-7" table:style-name="ce4">
            <text:p>2,73828E-07</text:p>
          </table:table-cell>
          <table:table-cell table:number-columns-repeated="16382"/>
        </table:table-row>
        <table:table-row table:style-name="ro1">
          <table:table-cell office:value-type="float" office:value="487.5635687768397" table:style-name="ce8">
            <text:p>487,56</text:p>
          </table:table-cell>
          <table:table-cell office:value-type="float" office:value="2.6897246974846803E-7" table:style-name="ce4">
            <text:p>2,68972E-07</text:p>
          </table:table-cell>
          <table:table-cell table:number-columns-repeated="16382"/>
        </table:table-row>
        <table:table-row table:style-name="ro1">
          <table:table-cell office:value-type="float" office:value="487.95705086338251" table:style-name="ce8">
            <text:p>487,96</text:p>
          </table:table-cell>
          <table:table-cell office:value-type="float" office:value="2.6182495700416336E-7" table:style-name="ce4">
            <text:p>2,61825E-07</text:p>
          </table:table-cell>
          <table:table-cell table:number-columns-repeated="16382"/>
        </table:table-row>
        <table:table-row table:style-name="ro1">
          <table:table-cell office:value-type="float" office:value="488.3505520829035" table:style-name="ce8">
            <text:p>488,35</text:p>
          </table:table-cell>
          <table:table-cell office:value-type="float" office:value="2.5468990533766882E-7" table:style-name="ce4">
            <text:p>2,5469E-07</text:p>
          </table:table-cell>
          <table:table-cell table:number-columns-repeated="16382"/>
        </table:table-row>
        <table:table-row table:style-name="ro1">
          <table:table-cell office:value-type="float" office:value="488.74407244883326" table:style-name="ce8">
            <text:p>488,74</text:p>
          </table:table-cell>
          <table:table-cell office:value-type="float" office:value="2.4476107942285211E-7" table:style-name="ce4">
            <text:p>2,44761E-07</text:p>
          </table:table-cell>
          <table:table-cell table:number-columns-repeated="16382"/>
        </table:table-row>
        <table:table-row table:style-name="ro1">
          <table:table-cell office:value-type="float" office:value="489.13761197460224" table:style-name="ce8">
            <text:p>489,14</text:p>
          </table:table-cell>
          <table:table-cell office:value-type="float" office:value="2.3732752611384792E-7" table:style-name="ce4">
            <text:p>2,37328E-07</text:p>
          </table:table-cell>
          <table:table-cell table:number-columns-repeated="16382"/>
        </table:table-row>
        <table:table-row table:style-name="ro1">
          <table:table-cell office:value-type="float" office:value="489.53117067364099" table:style-name="ce8">
            <text:p>489,53</text:p>
          </table:table-cell>
          <table:table-cell office:value-type="float" office:value="2.3085214397865485E-7" table:style-name="ce4">
            <text:p>2,30852E-07</text:p>
          </table:table-cell>
          <table:table-cell table:number-columns-repeated="16382"/>
        </table:table-row>
        <table:table-row table:style-name="ro1">
          <table:table-cell office:value-type="float" office:value="489.92474855937996" table:style-name="ce8">
            <text:p>489,92</text:p>
          </table:table-cell>
          <table:table-cell office:value-type="float" office:value="2.2404324246209022E-7" table:style-name="ce4">
            <text:p>2,24043E-07</text:p>
          </table:table-cell>
          <table:table-cell table:number-columns-repeated="16382"/>
        </table:table-row>
        <table:table-row table:style-name="ro1">
          <table:table-cell office:value-type="float" office:value="490.31834564524979" table:style-name="ce8">
            <text:p>490,32</text:p>
          </table:table-cell>
          <table:table-cell office:value-type="float" office:value="2.1926372097686752E-7" table:style-name="ce4">
            <text:p>2,19264E-07</text:p>
          </table:table-cell>
          <table:table-cell table:number-columns-repeated="16382"/>
        </table:table-row>
        <table:table-row table:style-name="ro1">
          <table:table-cell office:value-type="float" office:value="490.71196194468098" table:style-name="ce8">
            <text:p>490,71</text:p>
          </table:table-cell>
          <table:table-cell office:value-type="float" office:value="2.1642760689704681E-7" table:style-name="ce4">
            <text:p>2,16428E-07</text:p>
          </table:table-cell>
          <table:table-cell table:number-columns-repeated="16382"/>
        </table:table-row>
        <table:table-row table:style-name="ro1">
          <table:table-cell office:value-type="float" office:value="491.10559747110392" table:style-name="ce8">
            <text:p>491,11</text:p>
          </table:table-cell>
          <table:table-cell office:value-type="float" office:value="2.0769675581122846E-7" table:style-name="ce4">
            <text:p>2,07697E-07</text:p>
          </table:table-cell>
          <table:table-cell table:number-columns-repeated="16382"/>
        </table:table-row>
        <table:table-row table:style-name="ro1">
          <table:table-cell office:value-type="float" office:value="491.49925223794929" table:style-name="ce8">
            <text:p>491,50</text:p>
          </table:table-cell>
          <table:table-cell office:value-type="float" office:value="2.0268655916568341E-7" table:style-name="ce4">
            <text:p>2,02687E-07</text:p>
          </table:table-cell>
          <table:table-cell table:number-columns-repeated="16382"/>
        </table:table-row>
        <table:table-row table:style-name="ro1">
          <table:table-cell office:value-type="float" office:value="491.89292625864749" table:style-name="ce8">
            <text:p>491,89</text:p>
          </table:table-cell>
          <table:table-cell office:value-type="float" office:value="1.9609206816584081E-7" table:style-name="ce4">
            <text:p>1,96092E-07</text:p>
          </table:table-cell>
          <table:table-cell table:number-columns-repeated="16382"/>
        </table:table-row>
        <table:table-row table:style-name="ro1">
          <table:table-cell office:value-type="float" office:value="492.28661954662914" table:style-name="ce8">
            <text:p>492,29</text:p>
          </table:table-cell>
          <table:table-cell office:value-type="float" office:value="1.8684959545250577E-7" table:style-name="ce4">
            <text:p>1,8685E-07</text:p>
          </table:table-cell>
          <table:table-cell table:number-columns-repeated="16382"/>
        </table:table-row>
        <table:table-row table:style-name="ro1">
          <table:table-cell office:value-type="float" office:value="492.68033211532463" table:style-name="ce8">
            <text:p>492,68</text:p>
          </table:table-cell>
          <table:table-cell office:value-type="float" office:value="1.7878867507485501E-7" table:style-name="ce4">
            <text:p>1,78789E-07</text:p>
          </table:table-cell>
          <table:table-cell table:number-columns-repeated="16382"/>
        </table:table-row>
        <table:table-row table:style-name="ro1">
          <table:table-cell office:value-type="float" office:value="493.07406397816465" table:style-name="ce8">
            <text:p>493,07</text:p>
          </table:table-cell>
          <table:table-cell office:value-type="float" office:value="1.7601804377365769E-7" table:style-name="ce4">
            <text:p>1,76018E-07</text:p>
          </table:table-cell>
          <table:table-cell table:number-columns-repeated="16382"/>
        </table:table-row>
        <table:table-row table:style-name="ro1">
          <table:table-cell office:value-type="float" office:value="493.46781514857958" table:style-name="ce8">
            <text:p>493,47</text:p>
          </table:table-cell>
          <table:table-cell office:value-type="float" office:value="1.6569977677216187E-7" table:style-name="ce4">
            <text:p>1,657E-07</text:p>
          </table:table-cell>
          <table:table-cell table:number-columns-repeated="16382"/>
        </table:table-row>
        <table:table-row table:style-name="ro1">
          <table:table-cell office:value-type="float" office:value="493.86158563999999" table:style-name="ce8">
            <text:p>493,86</text:p>
          </table:table-cell>
          <table:table-cell office:value-type="float" office:value="1.585220920410868E-7" table:style-name="ce4">
            <text:p>1,58522E-07</text:p>
          </table:table-cell>
          <table:table-cell table:number-columns-repeated="16382"/>
        </table:table-row>
        <table:table-row table:style-name="ro1">
          <table:table-cell office:value-type="float" office:value="494.25537546585645" table:style-name="ce8">
            <text:p>494,26</text:p>
          </table:table-cell>
          <table:table-cell office:value-type="float" office:value="1.5479297152546875E-7" table:style-name="ce4">
            <text:p>1,54793E-07</text:p>
          </table:table-cell>
          <table:table-cell table:number-columns-repeated="16382"/>
        </table:table-row>
        <table:table-row table:style-name="ro1">
          <table:table-cell office:value-type="float" office:value="494.64918463957935" table:style-name="ce8">
            <text:p>494,65</text:p>
          </table:table-cell>
          <table:table-cell office:value-type="float" office:value="1.4623045414771067E-7" table:style-name="ce4">
            <text:p>1,4623E-07</text:p>
          </table:table-cell>
          <table:table-cell table:number-columns-repeated="16382"/>
        </table:table-row>
        <table:table-row table:style-name="ro1">
          <table:table-cell office:value-type="float" office:value="495.04301317459937" table:style-name="ce8">
            <text:p>495,04</text:p>
          </table:table-cell>
          <table:table-cell office:value-type="float" office:value="1.4824013421062268E-7" table:style-name="ce4">
            <text:p>1,4824E-07</text:p>
          </table:table-cell>
          <table:table-cell table:number-columns-repeated="16382"/>
        </table:table-row>
        <table:table-row table:style-name="ro1">
          <table:table-cell office:value-type="float" office:value="495.4368610843469" table:style-name="ce8">
            <text:p>495,44</text:p>
          </table:table-cell>
          <table:table-cell office:value-type="float" office:value="1.4175259400063519E-7" table:style-name="ce4">
            <text:p>1,41753E-07</text:p>
          </table:table-cell>
          <table:table-cell table:number-columns-repeated="16382"/>
        </table:table-row>
        <table:table-row table:style-name="ro1">
          <table:table-cell office:value-type="float" office:value="495.83072838225252" table:style-name="ce8">
            <text:p>495,83</text:p>
          </table:table-cell>
          <table:table-cell office:value-type="float" office:value="1.3375718809761421E-7" table:style-name="ce4">
            <text:p>1,33757E-07</text:p>
          </table:table-cell>
          <table:table-cell table:number-columns-repeated="16382"/>
        </table:table-row>
        <table:table-row table:style-name="ro1">
          <table:table-cell office:value-type="float" office:value="496.22461508174672" table:style-name="ce8">
            <text:p>496,22</text:p>
          </table:table-cell>
          <table:table-cell office:value-type="float" office:value="1.3726873871603174E-7" table:style-name="ce4">
            <text:p>1,37269E-07</text:p>
          </table:table-cell>
          <table:table-cell table:number-columns-repeated="16382"/>
        </table:table-row>
        <table:table-row table:style-name="ro1">
          <table:table-cell office:value-type="float" office:value="496.61852119626008" table:style-name="ce8">
            <text:p>496,62</text:p>
          </table:table-cell>
          <table:table-cell office:value-type="float" office:value="1.3018742479194947E-7" table:style-name="ce4">
            <text:p>1,30187E-07</text:p>
          </table:table-cell>
          <table:table-cell table:number-columns-repeated="16382"/>
        </table:table-row>
        <table:table-row table:style-name="ro1">
          <table:table-cell office:value-type="float" office:value="497.01244673922304" table:style-name="ce8">
            <text:p>497,01</text:p>
          </table:table-cell>
          <table:table-cell office:value-type="float" office:value="1.251550471550647E-7" table:style-name="ce4">
            <text:p>1,25155E-07</text:p>
          </table:table-cell>
          <table:table-cell table:number-columns-repeated="16382"/>
        </table:table-row>
        <table:table-row table:style-name="ro1">
          <table:table-cell office:value-type="float" office:value="497.40639172406617" table:style-name="ce8">
            <text:p>497,41</text:p>
          </table:table-cell>
          <table:table-cell office:value-type="float" office:value="1.1713111660217386E-7" table:style-name="ce4">
            <text:p>1,17131E-07</text:p>
          </table:table-cell>
          <table:table-cell table:number-columns-repeated="16382"/>
        </table:table-row>
        <table:table-row table:style-name="ro1">
          <table:table-cell office:value-type="float" office:value="497.80035616422003" table:style-name="ce8">
            <text:p>497,80</text:p>
          </table:table-cell>
          <table:table-cell office:value-type="float" office:value="1.1093313044118586E-7" table:style-name="ce4">
            <text:p>1,10933E-07</text:p>
          </table:table-cell>
          <table:table-cell table:number-columns-repeated="16382"/>
        </table:table-row>
        <table:table-row table:style-name="ro1">
          <table:table-cell office:value-type="float" office:value="498.19434007311503" table:style-name="ce8">
            <text:p>498,19</text:p>
          </table:table-cell>
          <table:table-cell office:value-type="float" office:value="1.0372033378368435E-7" table:style-name="ce4">
            <text:p>1,0372E-07</text:p>
          </table:table-cell>
          <table:table-cell table:number-columns-repeated="16382"/>
        </table:table-row>
        <table:table-row table:style-name="ro1">
          <table:table-cell office:value-type="float" office:value="498.58834346418178" table:style-name="ce8">
            <text:p>498,59</text:p>
          </table:table-cell>
          <table:table-cell office:value-type="float" office:value="9.7117587189789425E-8" table:style-name="ce4">
            <text:p>9,71176E-08</text:p>
          </table:table-cell>
          <table:table-cell table:number-columns-repeated="16382"/>
        </table:table-row>
        <table:table-row table:style-name="ro1">
          <table:table-cell office:value-type="float" office:value="498.98236635085073" table:style-name="ce8">
            <text:p>498,98</text:p>
          </table:table-cell>
          <table:table-cell office:value-type="float" office:value="8.9402581718216175E-8" table:style-name="ce4">
            <text:p>8,94026E-08</text:p>
          </table:table-cell>
          <table:table-cell table:number-columns-repeated="16382"/>
        </table:table-row>
        <table:table-row table:style-name="ro1">
          <table:table-cell office:value-type="float" office:value="499.3764087465525" table:style-name="ce8">
            <text:p>499,38</text:p>
          </table:table-cell>
          <table:table-cell office:value-type="float" office:value="8.4014238839862115E-8" table:style-name="ce4">
            <text:p>8,40142E-08</text:p>
          </table:table-cell>
          <table:table-cell table:number-columns-repeated="16382"/>
        </table:table-row>
        <table:table-row table:style-name="ro1">
          <table:table-cell office:value-type="float" office:value="499.77047066471749" table:style-name="ce8">
            <text:p>499,77</text:p>
          </table:table-cell>
          <table:table-cell office:value-type="float" office:value="7.5852049766798362E-8" table:style-name="ce4">
            <text:p>7,5852E-08</text:p>
          </table:table-cell>
          <table:table-cell table:number-columns-repeated="16382"/>
        </table:table-row>
        <table:table-row table:style-name="ro1">
          <table:table-cell office:value-type="float" office:value="500.16455211877633" table:style-name="ce8">
            <text:p>500,16</text:p>
          </table:table-cell>
          <table:table-cell office:value-type="float" office:value="7.1251582623526563E-8" table:style-name="ce4">
            <text:p>7,12516E-08</text:p>
          </table:table-cell>
          <table:table-cell table:number-columns-repeated="16382"/>
        </table:table-row>
        <table:table-row table:style-name="ro1">
          <table:table-cell office:value-type="float" office:value="500.55865312215946" table:style-name="ce8">
            <text:p>500,56</text:p>
          </table:table-cell>
          <table:table-cell office:value-type="float" office:value="6.3256372119181367E-8" table:style-name="ce4">
            <text:p>6,32564E-08</text:p>
          </table:table-cell>
          <table:table-cell table:number-columns-repeated="16382"/>
        </table:table-row>
        <table:table-row table:style-name="ro1">
          <table:table-cell office:value-type="float" office:value="500.95277368829744" table:style-name="ce8">
            <text:p>500,95</text:p>
          </table:table-cell>
          <table:table-cell office:value-type="float" office:value="6.1509978805354505E-8" table:style-name="ce4">
            <text:p>6,151E-08</text:p>
          </table:table-cell>
          <table:table-cell table:number-columns-repeated="16382"/>
        </table:table-row>
        <table:table-row table:style-name="ro1">
          <table:table-cell office:value-type="float" office:value="501.34691383062079" table:style-name="ce8">
            <text:p>501,35</text:p>
          </table:table-cell>
          <table:table-cell office:value-type="float" office:value="5.7634158996996533E-8" table:style-name="ce4">
            <text:p>5,76342E-08</text:p>
          </table:table-cell>
          <table:table-cell table:number-columns-repeated="16382"/>
        </table:table-row>
        <table:table-row table:style-name="ro1">
          <table:table-cell office:value-type="float" office:value="501.74107356256002" table:style-name="ce8">
            <text:p>501,74</text:p>
          </table:table-cell>
          <table:table-cell office:value-type="float" office:value="5.5779743937484785E-8" table:style-name="ce4">
            <text:p>5,57797E-08</text:p>
          </table:table-cell>
          <table:table-cell table:number-columns-repeated="16382"/>
        </table:table-row>
        <table:table-row table:style-name="ro1">
          <table:table-cell office:value-type="float" office:value="502.13525289754563" table:style-name="ce8">
            <text:p>502,14</text:p>
          </table:table-cell>
          <table:table-cell office:value-type="float" office:value="5.463655380961008E-8" table:style-name="ce4">
            <text:p>5,46366E-08</text:p>
          </table:table-cell>
          <table:table-cell table:number-columns-repeated="16382"/>
        </table:table-row>
        <table:table-row table:style-name="ro1">
          <table:table-cell office:value-type="float" office:value="502.52945184900818" table:style-name="ce8">
            <text:p>502,53</text:p>
          </table:table-cell>
          <table:table-cell office:value-type="float" office:value="5.4298709859343107E-8" table:style-name="ce4">
            <text:p>5,42987E-08</text:p>
          </table:table-cell>
          <table:table-cell table:number-columns-repeated="16382"/>
        </table:table-row>
        <table:table-row table:style-name="ro1">
          <table:table-cell office:value-type="float" office:value="502.92367043037814" table:style-name="ce8">
            <text:p>502,92</text:p>
          </table:table-cell>
          <table:table-cell office:value-type="float" office:value="5.090497437724582E-8" table:style-name="ce4">
            <text:p>5,0905E-08</text:p>
          </table:table-cell>
          <table:table-cell table:number-columns-repeated="16382"/>
        </table:table-row>
        <table:table-row table:style-name="ro1">
          <table:table-cell office:value-type="float" office:value="503.31790865508606" table:style-name="ce8">
            <text:p>503,32</text:p>
          </table:table-cell>
          <table:table-cell office:value-type="float" office:value="5.182100363950731E-8" table:style-name="ce4">
            <text:p>5,1821E-08</text:p>
          </table:table-cell>
          <table:table-cell table:number-columns-repeated="16382"/>
        </table:table-row>
        <table:table-row table:style-name="ro1">
          <table:table-cell office:value-type="float" office:value="503.71216653656251" table:style-name="ce8">
            <text:p>503,71</text:p>
          </table:table-cell>
          <table:table-cell office:value-type="float" office:value="4.9041892395962375E-8" table:style-name="ce4">
            <text:p>4,90419E-08</text:p>
          </table:table-cell>
          <table:table-cell table:number-columns-repeated="16382"/>
        </table:table-row>
        <table:table-row table:style-name="ro1">
          <table:table-cell office:value-type="float" office:value="504.10644408823794" table:style-name="ce8">
            <text:p>504,11</text:p>
          </table:table-cell>
          <table:table-cell office:value-type="float" office:value="4.8592246320929476E-8" table:style-name="ce4">
            <text:p>4,85922E-08</text:p>
          </table:table-cell>
          <table:table-cell table:number-columns-repeated="16382"/>
        </table:table-row>
        <table:table-row table:style-name="ro1">
          <table:table-cell office:value-type="float" office:value="504.50074132354285" table:style-name="ce8">
            <text:p>504,50</text:p>
          </table:table-cell>
          <table:table-cell office:value-type="float" office:value="4.8577004053626357E-8" table:style-name="ce4">
            <text:p>4,8577E-08</text:p>
          </table:table-cell>
          <table:table-cell table:number-columns-repeated="16382"/>
        </table:table-row>
        <table:table-row table:style-name="ro1">
          <table:table-cell office:value-type="float" office:value="504.89505825590788" table:style-name="ce8">
            <text:p>504,90</text:p>
          </table:table-cell>
          <table:table-cell office:value-type="float" office:value="4.9256320066346976E-8" table:style-name="ce4">
            <text:p>4,92563E-08</text:p>
          </table:table-cell>
          <table:table-cell table:number-columns-repeated="16382"/>
        </table:table-row>
        <table:table-row table:style-name="ro1">
          <table:table-cell office:value-type="float" office:value="505.28939489876336" table:style-name="ce8">
            <text:p>505,29</text:p>
          </table:table-cell>
          <table:table-cell office:value-type="float" office:value="4.860153266550798E-8" table:style-name="ce4">
            <text:p>4,86015E-08</text:p>
          </table:table-cell>
          <table:table-cell table:number-columns-repeated="16382"/>
        </table:table-row>
        <table:table-row table:style-name="ro1">
          <table:table-cell office:value-type="float" office:value="505.68375126553997" table:style-name="ce8">
            <text:p>505,68</text:p>
          </table:table-cell>
          <table:table-cell office:value-type="float" office:value="5.0780461073369346E-8" table:style-name="ce4">
            <text:p>5,07805E-08</text:p>
          </table:table-cell>
          <table:table-cell table:number-columns-repeated="16382"/>
        </table:table-row>
        <table:table-row table:style-name="ro1">
          <table:table-cell office:value-type="float" office:value="506.07812736966821" table:style-name="ce8">
            <text:p>506,08</text:p>
          </table:table-cell>
          <table:table-cell office:value-type="float" office:value="5.0731938314509396E-8" table:style-name="ce4">
            <text:p>5,07319E-08</text:p>
          </table:table-cell>
          <table:table-cell table:number-columns-repeated="16382"/>
        </table:table-row>
        <table:table-row table:style-name="ro1">
          <table:table-cell office:value-type="float" office:value="506.47252322457859" table:style-name="ce8">
            <text:p>506,47</text:p>
          </table:table-cell>
          <table:table-cell office:value-type="float" office:value="5.120658312883698E-8" table:style-name="ce4">
            <text:p>5,12066E-08</text:p>
          </table:table-cell>
          <table:table-cell table:number-columns-repeated="16382"/>
        </table:table-row>
        <table:table-row table:style-name="ro1">
          <table:table-cell office:value-type="float" office:value="506.86693884370152" table:style-name="ce8">
            <text:p>506,87</text:p>
          </table:table-cell>
          <table:table-cell office:value-type="float" office:value="5.2356211237874499E-8" table:style-name="ce4">
            <text:p>5,23562E-08</text:p>
          </table:table-cell>
          <table:table-cell table:number-columns-repeated="16382"/>
        </table:table-row>
        <table:table-row table:style-name="ro1">
          <table:table-cell office:value-type="float" office:value="507.26137424046766" table:style-name="ce8">
            <text:p>507,26</text:p>
          </table:table-cell>
          <table:table-cell office:value-type="float" office:value="5.4035580194585107E-8" table:style-name="ce4">
            <text:p>5,40356E-08</text:p>
          </table:table-cell>
          <table:table-cell table:number-columns-repeated="16382"/>
        </table:table-row>
        <table:table-row table:style-name="ro1">
          <table:table-cell office:value-type="float" office:value="507.65582942830747" table:style-name="ce8">
            <text:p>507,66</text:p>
          </table:table-cell>
          <table:table-cell office:value-type="float" office:value="5.5466536203439342E-8" table:style-name="ce4">
            <text:p>5,54665E-08</text:p>
          </table:table-cell>
          <table:table-cell table:number-columns-repeated="16382"/>
        </table:table-row>
        <table:table-row table:style-name="ro1">
          <table:table-cell office:value-type="float" office:value="508.05030442065151" table:style-name="ce8">
            <text:p>508,05</text:p>
          </table:table-cell>
          <table:table-cell office:value-type="float" office:value="5.7292919161817015E-8" table:style-name="ce4">
            <text:p>5,72929E-08</text:p>
          </table:table-cell>
          <table:table-cell table:number-columns-repeated="16382"/>
        </table:table-row>
        <table:table-row table:style-name="ro1">
          <table:table-cell office:value-type="float" office:value="508.44479923093024" table:style-name="ce8">
            <text:p>508,44</text:p>
          </table:table-cell>
          <table:table-cell office:value-type="float" office:value="6.0216224858164568E-8" table:style-name="ce4">
            <text:p>6,02162E-08</text:p>
          </table:table-cell>
          <table:table-cell table:number-columns-repeated="16382"/>
        </table:table-row>
        <table:table-row table:style-name="ro1">
          <table:table-cell office:value-type="float" office:value="508.83931387257422" table:style-name="ce8">
            <text:p>508,84</text:p>
          </table:table-cell>
          <table:table-cell office:value-type="float" office:value="6.0402232151336738E-8" table:style-name="ce4">
            <text:p>6,04022E-08</text:p>
          </table:table-cell>
          <table:table-cell table:number-columns-repeated="16382"/>
        </table:table-row>
        <table:table-row table:style-name="ro1">
          <table:table-cell office:value-type="float" office:value="509.23384835901402" table:style-name="ce8">
            <text:p>509,23</text:p>
          </table:table-cell>
          <table:table-cell office:value-type="float" office:value="6.3030777189361417E-8" table:style-name="ce4">
            <text:p>6,30308E-08</text:p>
          </table:table-cell>
          <table:table-cell table:number-columns-repeated="16382"/>
        </table:table-row>
        <table:table-row table:style-name="ro1">
          <table:table-cell office:value-type="float" office:value="509.62840270368002" table:style-name="ce8">
            <text:p>509,63</text:p>
          </table:table-cell>
          <table:table-cell office:value-type="float" office:value="6.1845121166326286E-8" table:style-name="ce4">
            <text:p>6,18451E-08</text:p>
          </table:table-cell>
          <table:table-cell table:number-columns-repeated="16382"/>
        </table:table-row>
        <table:table-row table:style-name="ro1">
          <table:table-cell office:value-type="float" office:value="510.0229769200028" table:style-name="ce8">
            <text:p>510,02</text:p>
          </table:table-cell>
          <table:table-cell office:value-type="float" office:value="6.4344154071079392E-8" table:style-name="ce4">
            <text:p>6,43442E-08</text:p>
          </table:table-cell>
          <table:table-cell table:number-columns-repeated="16382"/>
        </table:table-row>
        <table:table-row table:style-name="ro1">
          <table:table-cell office:value-type="float" office:value="510.41757102141298" table:style-name="ce8">
            <text:p>510,42</text:p>
          </table:table-cell>
          <table:table-cell office:value-type="float" office:value="6.4617188962949878E-8" table:style-name="ce4">
            <text:p>6,46172E-08</text:p>
          </table:table-cell>
          <table:table-cell table:number-columns-repeated="16382"/>
        </table:table-row>
        <table:table-row table:style-name="ro1">
          <table:table-cell office:value-type="float" office:value="510.81218502134095" table:style-name="ce8">
            <text:p>510,81</text:p>
          </table:table-cell>
          <table:table-cell office:value-type="float" office:value="6.6825516182130212E-8" table:style-name="ce4">
            <text:p>6,68255E-08</text:p>
          </table:table-cell>
          <table:table-cell table:number-columns-repeated="16382"/>
        </table:table-row>
        <table:table-row table:style-name="ro1">
          <table:table-cell office:value-type="float" office:value="511.20681893321728" table:style-name="ce8">
            <text:p>511,21</text:p>
          </table:table-cell>
          <table:table-cell office:value-type="float" office:value="6.8571722651601189E-8" table:style-name="ce4">
            <text:p>6,85717E-08</text:p>
          </table:table-cell>
          <table:table-cell table:number-columns-repeated="16382"/>
        </table:table-row>
        <table:table-row table:style-name="ro1">
          <table:table-cell office:value-type="float" office:value="511.60147277047247" table:style-name="ce8">
            <text:p>511,60</text:p>
          </table:table-cell>
          <table:table-cell office:value-type="float" office:value="6.7762548100675435E-8" table:style-name="ce4">
            <text:p>6,77625E-08</text:p>
          </table:table-cell>
          <table:table-cell table:number-columns-repeated="16382"/>
        </table:table-row>
        <table:table-row table:style-name="ro1">
          <table:table-cell office:value-type="float" office:value="511.99614654653715" table:style-name="ce8">
            <text:p>512,00</text:p>
          </table:table-cell>
          <table:table-cell office:value-type="float" office:value="6.8693727963948821E-8" table:style-name="ce4">
            <text:p>6,86937E-08</text:p>
          </table:table-cell>
          <table:table-cell table:number-columns-repeated="16382"/>
        </table:table-row>
        <table:table-row table:style-name="ro1">
          <table:table-cell office:value-type="float" office:value="512.39084027484159" table:style-name="ce8">
            <text:p>512,39</text:p>
          </table:table-cell>
          <table:table-cell office:value-type="float" office:value="7.1862269128534293E-8" table:style-name="ce4">
            <text:p>7,18623E-08</text:p>
          </table:table-cell>
          <table:table-cell table:number-columns-repeated="16382"/>
        </table:table-row>
        <table:table-row table:style-name="ro1">
          <table:table-cell office:value-type="float" office:value="512.78555396881666" table:style-name="ce8">
            <text:p>512,79</text:p>
          </table:table-cell>
          <table:table-cell office:value-type="float" office:value="7.0025893283776436E-8" table:style-name="ce4">
            <text:p>7,00259E-08</text:p>
          </table:table-cell>
          <table:table-cell table:number-columns-repeated="16382"/>
        </table:table-row>
        <table:table-row table:style-name="ro1">
          <table:table-cell office:value-type="float" office:value="513.18028764189262" table:style-name="ce8">
            <text:p>513,18</text:p>
          </table:table-cell>
          <table:table-cell office:value-type="float" office:value="7.2071689235112916E-8" table:style-name="ce4">
            <text:p>7,20717E-08</text:p>
          </table:table-cell>
          <table:table-cell table:number-columns-repeated="16382"/>
        </table:table-row>
        <table:table-row table:style-name="ro1">
          <table:table-cell office:value-type="float" office:value="513.57504130749999" table:style-name="ce8">
            <text:p>513,58</text:p>
          </table:table-cell>
          <table:table-cell office:value-type="float" office:value="7.2344950231165397E-8" table:style-name="ce4">
            <text:p>7,2345E-08</text:p>
          </table:table-cell>
          <table:table-cell table:number-columns-repeated="16382"/>
        </table:table-row>
        <table:table-row table:style-name="ro1">
          <table:table-cell office:value-type="float" office:value="513.9698149790695" table:style-name="ce8">
            <text:p>513,97</text:p>
          </table:table-cell>
          <table:table-cell office:value-type="float" office:value="7.1415934610828752E-8" table:style-name="ce4">
            <text:p>7,14159E-08</text:p>
          </table:table-cell>
          <table:table-cell table:number-columns-repeated="16382"/>
        </table:table-row>
        <table:table-row table:style-name="ro1">
          <table:table-cell office:value-type="float" office:value="514.36460867003143" table:style-name="ce8">
            <text:p>514,36</text:p>
          </table:table-cell>
          <table:table-cell office:value-type="float" office:value="7.3005268089870424E-8" table:style-name="ce4">
            <text:p>7,30053E-08</text:p>
          </table:table-cell>
          <table:table-cell table:number-columns-repeated="16382"/>
        </table:table-row>
        <table:table-row table:style-name="ro1">
          <table:table-cell office:value-type="float" office:value="514.75942239381629" table:style-name="ce8">
            <text:p>514,76</text:p>
          </table:table-cell>
          <table:table-cell office:value-type="float" office:value="7.3433363897077255E-8" table:style-name="ce4">
            <text:p>7,34334E-08</text:p>
          </table:table-cell>
          <table:table-cell table:number-columns-repeated="16382"/>
        </table:table-row>
        <table:table-row table:style-name="ro1">
          <table:table-cell office:value-type="float" office:value="515.15425616385482" table:style-name="ce8">
            <text:p>515,15</text:p>
          </table:table-cell>
          <table:table-cell office:value-type="float" office:value="7.2195146350617171E-8" table:style-name="ce4">
            <text:p>7,21951E-08</text:p>
          </table:table-cell>
          <table:table-cell table:number-columns-repeated="16382"/>
        </table:table-row>
        <table:table-row table:style-name="ro1">
          <table:table-cell office:value-type="float" office:value="515.54910999357753" table:style-name="ce8">
            <text:p>515,55</text:p>
          </table:table-cell>
          <table:table-cell office:value-type="float" office:value="7.1657512251873951E-8" table:style-name="ce4">
            <text:p>7,16575E-08</text:p>
          </table:table-cell>
          <table:table-cell table:number-columns-repeated="16382"/>
        </table:table-row>
        <table:table-row table:style-name="ro1">
          <table:table-cell office:value-type="float" office:value="515.94398389641469" table:style-name="ce8">
            <text:p>515,94</text:p>
          </table:table-cell>
          <table:table-cell office:value-type="float" office:value="7.1716290829894412E-8" table:style-name="ce4">
            <text:p>7,17163E-08</text:p>
          </table:table-cell>
          <table:table-cell table:number-columns-repeated="16382"/>
        </table:table-row>
        <table:table-row table:style-name="ro1">
          <table:table-cell office:value-type="float" office:value="516.33887788579705" table:style-name="ce8">
            <text:p>516,34</text:p>
          </table:table-cell>
          <table:table-cell office:value-type="float" office:value="6.8718593886171257E-8" table:style-name="ce4">
            <text:p>6,87186E-08</text:p>
          </table:table-cell>
          <table:table-cell table:number-columns-repeated="16382"/>
        </table:table-row>
        <table:table-row table:style-name="ro1">
          <table:table-cell office:value-type="float" office:value="516.7337919751551" table:style-name="ce8">
            <text:p>516,73</text:p>
          </table:table-cell>
          <table:table-cell office:value-type="float" office:value="6.9401624769891527E-8" table:style-name="ce4">
            <text:p>6,94016E-08</text:p>
          </table:table-cell>
          <table:table-cell table:number-columns-repeated="16382"/>
        </table:table-row>
        <table:table-row table:style-name="ro1">
          <table:table-cell office:value-type="float" office:value="517.12872617791913" table:style-name="ce8">
            <text:p>517,13</text:p>
          </table:table-cell>
          <table:table-cell office:value-type="float" office:value="6.9302002060697019E-8" table:style-name="ce4">
            <text:p>6,9302E-08</text:p>
          </table:table-cell>
          <table:table-cell table:number-columns-repeated="16382"/>
        </table:table-row>
        <table:table-row table:style-name="ro1">
          <table:table-cell office:value-type="float" office:value="517.52368050752" table:style-name="ce8">
            <text:p>517,52</text:p>
          </table:table-cell>
          <table:table-cell office:value-type="float" office:value="7.053457528679082E-8" table:style-name="ce4">
            <text:p>7,05346E-08</text:p>
          </table:table-cell>
          <table:table-cell table:number-columns-repeated="16382"/>
        </table:table-row>
        <table:table-row table:style-name="ro1">
          <table:table-cell office:value-type="float" office:value="517.91865497738797" table:style-name="ce8">
            <text:p>517,92</text:p>
          </table:table-cell>
          <table:table-cell office:value-type="float" office:value="6.8855740840006254E-8" table:style-name="ce4">
            <text:p>6,88557E-08</text:p>
          </table:table-cell>
          <table:table-cell table:number-columns-repeated="16382"/>
        </table:table-row>
        <table:table-row table:style-name="ro1">
          <table:table-cell office:value-type="float" office:value="518.3136496009538" table:style-name="ce8">
            <text:p>518,31</text:p>
          </table:table-cell>
          <table:table-cell office:value-type="float" office:value="6.9297697977146633E-8" table:style-name="ce4">
            <text:p>6,92977E-08</text:p>
          </table:table-cell>
          <table:table-cell table:number-columns-repeated="16382"/>
        </table:table-row>
        <table:table-row table:style-name="ro1">
          <table:table-cell office:value-type="float" office:value="518.70866439164774" table:style-name="ce8">
            <text:p>518,71</text:p>
          </table:table-cell>
          <table:table-cell office:value-type="float" office:value="6.8090171529607199E-8" table:style-name="ce4">
            <text:p>6,80902E-08</text:p>
          </table:table-cell>
          <table:table-cell table:number-columns-repeated="16382"/>
        </table:table-row>
        <table:table-row table:style-name="ro1">
          <table:table-cell office:value-type="float" office:value="519.10369936290044" table:style-name="ce8">
            <text:p>519,10</text:p>
          </table:table-cell>
          <table:table-cell office:value-type="float" office:value="6.8140439504796621E-8" table:style-name="ce4">
            <text:p>6,81404E-08</text:p>
          </table:table-cell>
          <table:table-cell table:number-columns-repeated="16382"/>
        </table:table-row>
        <table:table-row table:style-name="ro1">
          <table:table-cell office:value-type="float" office:value="519.49875452814251" table:style-name="ce8">
            <text:p>519,50</text:p>
          </table:table-cell>
          <table:table-cell office:value-type="float" office:value="7.4237376726347765E-8" table:style-name="ce4">
            <text:p>7,42374E-08</text:p>
          </table:table-cell>
          <table:table-cell table:number-columns-repeated="16382"/>
        </table:table-row>
        <table:table-row table:style-name="ro1">
          <table:table-cell office:value-type="float" office:value="519.89382990080435" table:style-name="ce8">
            <text:p>519,89</text:p>
          </table:table-cell>
          <table:table-cell office:value-type="float" office:value="6.6691615997904939E-8" table:style-name="ce4">
            <text:p>6,66916E-08</text:p>
          </table:table-cell>
          <table:table-cell table:number-columns-repeated="16382"/>
        </table:table-row>
        <table:table-row table:style-name="ro1">
          <table:table-cell office:value-type="float" office:value="520.28892549431646" table:style-name="ce8">
            <text:p>520,29</text:p>
          </table:table-cell>
          <table:table-cell office:value-type="float" office:value="6.8956272423179652E-8" table:style-name="ce4">
            <text:p>6,89563E-08</text:p>
          </table:table-cell>
          <table:table-cell table:number-columns-repeated="16382"/>
        </table:table-row>
        <table:table-row table:style-name="ro1">
          <table:table-cell office:value-type="float" office:value="520.68404132210946" table:style-name="ce8">
            <text:p>520,68</text:p>
          </table:table-cell>
          <table:table-cell office:value-type="float" office:value="6.6876146770438242E-8" table:style-name="ce4">
            <text:p>6,68761E-08</text:p>
          </table:table-cell>
          <table:table-cell table:number-columns-repeated="16382"/>
        </table:table-row>
        <table:table-row table:style-name="ro1">
          <table:table-cell office:value-type="float" office:value="521.07917739761376" table:style-name="ce8">
            <text:p>521,08</text:p>
          </table:table-cell>
          <table:table-cell office:value-type="float" office:value="6.4792632931672217E-8" table:style-name="ce4">
            <text:p>6,47926E-08</text:p>
          </table:table-cell>
          <table:table-cell table:number-columns-repeated="16382"/>
        </table:table-row>
        <table:table-row table:style-name="ro1">
          <table:table-cell office:value-type="float" office:value="521.47433373425997" table:style-name="ce8">
            <text:p>521,47</text:p>
          </table:table-cell>
          <table:table-cell office:value-type="float" office:value="6.4819800551245478E-8" table:style-name="ce4">
            <text:p>6,48198E-08</text:p>
          </table:table-cell>
          <table:table-cell table:number-columns-repeated="16382"/>
        </table:table-row>
        <table:table-row table:style-name="ro1">
          <table:table-cell office:value-type="float" office:value="521.8695103454786" table:style-name="ce8">
            <text:p>521,87</text:p>
          </table:table-cell>
          <table:table-cell office:value-type="float" office:value="6.5682825806629072E-8" table:style-name="ce4">
            <text:p>6,56828E-08</text:p>
          </table:table-cell>
          <table:table-cell table:number-columns-repeated="16382"/>
        </table:table-row>
        <table:table-row table:style-name="ro1">
          <table:table-cell office:value-type="float" office:value="522.26470724470016" table:style-name="ce8">
            <text:p>522,26</text:p>
          </table:table-cell>
          <table:table-cell office:value-type="float" office:value="6.3751181671646326E-8" table:style-name="ce4">
            <text:p>6,37512E-08</text:p>
          </table:table-cell>
          <table:table-cell table:number-columns-repeated="16382"/>
        </table:table-row>
        <table:table-row table:style-name="ro1">
          <table:table-cell office:value-type="float" office:value="522.65992444535516" table:style-name="ce8">
            <text:p>522,66</text:p>
          </table:table-cell>
          <table:table-cell office:value-type="float" office:value="6.2977251639105555E-8" table:style-name="ce4">
            <text:p>6,29773E-08</text:p>
          </table:table-cell>
          <table:table-cell table:number-columns-repeated="16382"/>
        </table:table-row>
        <table:table-row table:style-name="ro1">
          <table:table-cell office:value-type="float" office:value="523.0551619608741" table:style-name="ce8">
            <text:p>523,06</text:p>
          </table:table-cell>
          <table:table-cell office:value-type="float" office:value="6.3865488996531437E-8" table:style-name="ce4">
            <text:p>6,38655E-08</text:p>
          </table:table-cell>
          <table:table-cell table:number-columns-repeated="16382"/>
        </table:table-row>
        <table:table-row table:style-name="ro1">
          <table:table-cell office:value-type="float" office:value="523.4504198046875" table:style-name="ce8">
            <text:p>523,45</text:p>
          </table:table-cell>
          <table:table-cell office:value-type="float" office:value="6.5920957902683529E-8" table:style-name="ce4">
            <text:p>6,5921E-08</text:p>
          </table:table-cell>
          <table:table-cell table:number-columns-repeated="16382"/>
        </table:table-row>
        <table:table-row table:style-name="ro1">
          <table:table-cell office:value-type="float" office:value="523.84569799022597" table:style-name="ce8">
            <text:p>523,85</text:p>
          </table:table-cell>
          <table:table-cell office:value-type="float" office:value="6.3300077445250987E-8" table:style-name="ce4">
            <text:p>6,33001E-08</text:p>
          </table:table-cell>
          <table:table-cell table:number-columns-repeated="16382"/>
        </table:table-row>
        <table:table-row table:style-name="ro1">
          <table:table-cell office:value-type="float" office:value="524.2409965309198" table:style-name="ce8">
            <text:p>524,24</text:p>
          </table:table-cell>
          <table:table-cell office:value-type="float" office:value="6.4416962949362953E-8" table:style-name="ce4">
            <text:p>6,4417E-08</text:p>
          </table:table-cell>
          <table:table-cell table:number-columns-repeated="16382"/>
        </table:table-row>
        <table:table-row table:style-name="ro1">
          <table:table-cell office:value-type="float" office:value="524.63631544019984" table:style-name="ce8">
            <text:p>524,64</text:p>
          </table:table-cell>
          <table:table-cell office:value-type="float" office:value="6.4304772413450452E-8" table:style-name="ce4">
            <text:p>6,43048E-08</text:p>
          </table:table-cell>
          <table:table-cell table:number-columns-repeated="16382"/>
        </table:table-row>
        <table:table-row table:style-name="ro1">
          <table:table-cell office:value-type="float" office:value="525.03165473149636" table:style-name="ce8">
            <text:p>525,03</text:p>
          </table:table-cell>
          <table:table-cell office:value-type="float" office:value="6.5375299626752885E-8" table:style-name="ce4">
            <text:p>6,53753E-08</text:p>
          </table:table-cell>
          <table:table-cell table:number-columns-repeated="16382"/>
        </table:table-row>
        <table:table-row table:style-name="ro1">
          <table:table-cell office:value-type="float" office:value="525.42701441823999" table:style-name="ce8">
            <text:p>525,43</text:p>
          </table:table-cell>
          <table:table-cell office:value-type="float" office:value="6.979356767998463E-8" table:style-name="ce4">
            <text:p>6,97936E-08</text:p>
          </table:table-cell>
          <table:table-cell table:number-columns-repeated="16382"/>
        </table:table-row>
        <table:table-row table:style-name="ro1">
          <table:table-cell office:value-type="float" office:value="525.82239451386124" table:style-name="ce8">
            <text:p>525,82</text:p>
          </table:table-cell>
          <table:table-cell office:value-type="float" office:value="6.480949074982407E-8" table:style-name="ce4">
            <text:p>6,48095E-08</text:p>
          </table:table-cell>
          <table:table-cell table:number-columns-repeated="16382"/>
        </table:table-row>
        <table:table-row table:style-name="ro1">
          <table:table-cell office:value-type="float" office:value="526.2177950317905" table:style-name="ce8">
            <text:p>526,22</text:p>
          </table:table-cell>
          <table:table-cell office:value-type="float" office:value="6.5277508577541619E-8" table:style-name="ce4">
            <text:p>6,52775E-08</text:p>
          </table:table-cell>
          <table:table-cell table:number-columns-repeated="16382"/>
        </table:table-row>
        <table:table-row table:style-name="ro1">
          <table:table-cell office:value-type="float" office:value="526.61321598545851" table:style-name="ce8">
            <text:p>526,61</text:p>
          </table:table-cell>
          <table:table-cell office:value-type="float" office:value="6.4858413310582894E-8" table:style-name="ce4">
            <text:p>6,48584E-08</text:p>
          </table:table-cell>
          <table:table-cell table:number-columns-repeated="16382"/>
        </table:table-row>
        <table:table-row table:style-name="ro1">
          <table:table-cell office:value-type="float" office:value="527.00865738829566" table:style-name="ce8">
            <text:p>527,01</text:p>
          </table:table-cell>
          <table:table-cell office:value-type="float" office:value="6.6504565302817676E-8" table:style-name="ce4">
            <text:p>6,65046E-08</text:p>
          </table:table-cell>
          <table:table-cell table:number-columns-repeated="16382"/>
        </table:table-row>
        <table:table-row table:style-name="ro1">
          <table:table-cell office:value-type="float" office:value="527.40411925373246" table:style-name="ce8">
            <text:p>527,40</text:p>
          </table:table-cell>
          <table:table-cell office:value-type="float" office:value="6.6190590876594789E-8" table:style-name="ce4">
            <text:p>6,61906E-08</text:p>
          </table:table-cell>
          <table:table-cell table:number-columns-repeated="16382"/>
        </table:table-row>
        <table:table-row table:style-name="ro1">
          <table:table-cell office:value-type="float" office:value="527.79960159519953" table:style-name="ce8">
            <text:p>527,80</text:p>
          </table:table-cell>
          <table:table-cell office:value-type="float" office:value="6.5502798613390949E-8" table:style-name="ce4">
            <text:p>6,55028E-08</text:p>
          </table:table-cell>
          <table:table-cell table:number-columns-repeated="16382"/>
        </table:table-row>
        <table:table-row table:style-name="ro1">
          <table:table-cell office:value-type="float" office:value="528.19510442612727" table:style-name="ce8">
            <text:p>528,20</text:p>
          </table:table-cell>
          <table:table-cell office:value-type="float" office:value="6.7106943402103333E-8" table:style-name="ce4">
            <text:p>6,71069E-08</text:p>
          </table:table-cell>
          <table:table-cell table:number-columns-repeated="16382"/>
        </table:table-row>
        <table:table-row table:style-name="ro1">
          <table:table-cell office:value-type="float" office:value="528.5906277599463" table:style-name="ce8">
            <text:p>528,59</text:p>
          </table:table-cell>
          <table:table-cell office:value-type="float" office:value="6.3941315568742133E-8" table:style-name="ce4">
            <text:p>6,39413E-08</text:p>
          </table:table-cell>
          <table:table-cell table:number-columns-repeated="16382"/>
        </table:table-row>
        <table:table-row table:style-name="ro1">
          <table:table-cell office:value-type="float" office:value="528.98617161008701" table:style-name="ce8">
            <text:p>528,99</text:p>
          </table:table-cell>
          <table:table-cell office:value-type="float" office:value="6.3663323178348517E-8" table:style-name="ce4">
            <text:p>6,36633E-08</text:p>
          </table:table-cell>
          <table:table-cell table:number-columns-repeated="16382"/>
        </table:table-row>
        <table:table-row table:style-name="ro1">
          <table:table-cell office:value-type="float" office:value="529.38173598998003" table:style-name="ce8">
            <text:p>529,38</text:p>
          </table:table-cell>
          <table:table-cell office:value-type="float" office:value="6.6436559314980613E-8" table:style-name="ce4">
            <text:p>6,64366E-08</text:p>
          </table:table-cell>
          <table:table-cell table:number-columns-repeated="16382"/>
        </table:table-row>
        <table:table-row table:style-name="ro1">
          <table:table-cell office:value-type="float" office:value="529.77732091305575" table:style-name="ce8">
            <text:p>529,78</text:p>
          </table:table-cell>
          <table:table-cell office:value-type="float" office:value="6.5536695781367676E-8" table:style-name="ce4">
            <text:p>6,55367E-08</text:p>
          </table:table-cell>
          <table:table-cell table:number-columns-repeated="16382"/>
        </table:table-row>
        <table:table-row table:style-name="ro1">
          <table:table-cell office:value-type="float" office:value="530.17292639274501" table:style-name="ce8">
            <text:p>530,17</text:p>
          </table:table-cell>
          <table:table-cell office:value-type="float" office:value="6.8771268821869114E-8" table:style-name="ce4">
            <text:p>6,87713E-08</text:p>
          </table:table-cell>
          <table:table-cell table:number-columns-repeated="16382"/>
        </table:table-row>
        <table:table-row table:style-name="ro1">
          <table:table-cell office:value-type="float" office:value="530.56855244247799" table:style-name="ce8">
            <text:p>530,57</text:p>
          </table:table-cell>
          <table:table-cell office:value-type="float" office:value="7.2793693690379783E-8" table:style-name="ce4">
            <text:p>7,27937E-08</text:p>
          </table:table-cell>
          <table:table-cell table:number-columns-repeated="16382"/>
        </table:table-row>
        <table:table-row table:style-name="ro1">
          <table:table-cell office:value-type="float" office:value="530.96419907568531" table:style-name="ce8">
            <text:p>530,96</text:p>
          </table:table-cell>
          <table:table-cell office:value-type="float" office:value="8.3424783166365994E-8" table:style-name="ce4">
            <text:p>8,34248E-08</text:p>
          </table:table-cell>
          <table:table-cell table:number-columns-repeated="16382"/>
        </table:table-row>
        <table:table-row table:style-name="ro1">
          <table:table-cell office:value-type="float" office:value="531.35986630579748" table:style-name="ce8">
            <text:p>531,36</text:p>
          </table:table-cell>
          <table:table-cell office:value-type="float" office:value="9.6482393143540678E-8" table:style-name="ce4">
            <text:p>9,64824E-08</text:p>
          </table:table-cell>
          <table:table-cell table:number-columns-repeated="16382"/>
        </table:table-row>
        <table:table-row table:style-name="ro1">
          <table:table-cell office:value-type="float" office:value="531.75555414624512" table:style-name="ce8">
            <text:p>531,76</text:p>
          </table:table-cell>
          <table:table-cell office:value-type="float" office:value="1.0898042849706731E-7" table:style-name="ce4">
            <text:p>1,0898E-07</text:p>
          </table:table-cell>
          <table:table-cell table:number-columns-repeated="16382"/>
        </table:table-row>
        <table:table-row table:style-name="ro1">
          <table:table-cell office:value-type="float" office:value="532.15126261045862" table:style-name="ce8">
            <text:p>532,15</text:p>
          </table:table-cell>
          <table:table-cell office:value-type="float" office:value="1.1714647399261385E-7" table:style-name="ce4">
            <text:p>1,17146E-07</text:p>
          </table:table-cell>
          <table:table-cell table:number-columns-repeated="16382"/>
        </table:table-row>
        <table:table-row table:style-name="ro1">
          <table:table-cell office:value-type="float" office:value="532.54699171186871" table:style-name="ce8">
            <text:p>532,55</text:p>
          </table:table-cell>
          <table:table-cell office:value-type="float" office:value="1.2422483302948619E-7" table:style-name="ce4">
            <text:p>1,24225E-07</text:p>
          </table:table-cell>
          <table:table-cell table:number-columns-repeated="16382"/>
        </table:table-row>
        <table:table-row table:style-name="ro1">
          <table:table-cell office:value-type="float" office:value="532.94274146390558" table:style-name="ce8">
            <text:p>532,94</text:p>
          </table:table-cell>
          <table:table-cell office:value-type="float" office:value="1.2134623981782058E-7" table:style-name="ce4">
            <text:p>1,21346E-07</text:p>
          </table:table-cell>
          <table:table-cell table:number-columns-repeated="16382"/>
        </table:table-row>
        <table:table-row table:style-name="ro1">
          <table:table-cell office:value-type="float" office:value="533.33851187999994" table:style-name="ce8">
            <text:p>533,34</text:p>
          </table:table-cell>
          <table:table-cell office:value-type="float" office:value="1.1624438223875581E-7" table:style-name="ce4">
            <text:p>1,16244E-07</text:p>
          </table:table-cell>
          <table:table-cell table:number-columns-repeated="16382"/>
        </table:table-row>
        <table:table-row table:style-name="ro1">
          <table:table-cell office:value-type="float" office:value="533.73430297358243" table:style-name="ce8">
            <text:p>533,73</text:p>
          </table:table-cell>
          <table:table-cell office:value-type="float" office:value="1.1153274833157361E-7" table:style-name="ce4">
            <text:p>1,11533E-07</text:p>
          </table:table-cell>
          <table:table-cell table:number-columns-repeated="16382"/>
        </table:table-row>
        <table:table-row table:style-name="ro1">
          <table:table-cell office:value-type="float" office:value="534.13011475808344" table:style-name="ce8">
            <text:p>534,13</text:p>
          </table:table-cell>
          <table:table-cell office:value-type="float" office:value="1.0850326916291415E-7" table:style-name="ce4">
            <text:p>1,08503E-07</text:p>
          </table:table-cell>
          <table:table-cell table:number-columns-repeated="16382"/>
        </table:table-row>
        <table:table-row table:style-name="ro1">
          <table:table-cell office:value-type="float" office:value="534.52594724693336" table:style-name="ce8">
            <text:p>534,53</text:p>
          </table:table-cell>
          <table:table-cell office:value-type="float" office:value="1.0989306151423439E-7" table:style-name="ce4">
            <text:p>1,09893E-07</text:p>
          </table:table-cell>
          <table:table-cell table:number-columns-repeated="16382"/>
        </table:table-row>
        <table:table-row table:style-name="ro1">
          <table:table-cell office:value-type="float" office:value="534.92180045356281" table:style-name="ce8">
            <text:p>534,92</text:p>
          </table:table-cell>
          <table:table-cell office:value-type="float" office:value="1.2023920168660489E-7" table:style-name="ce4">
            <text:p>1,20239E-07</text:p>
          </table:table-cell>
          <table:table-cell table:number-columns-repeated="16382"/>
        </table:table-row>
        <table:table-row table:style-name="ro1">
          <table:table-cell office:value-type="float" office:value="535.31767439140253" table:style-name="ce8">
            <text:p>535,32</text:p>
          </table:table-cell>
          <table:table-cell office:value-type="float" office:value="1.3593854318594252E-7" table:style-name="ce4">
            <text:p>1,35939E-07</text:p>
          </table:table-cell>
          <table:table-cell table:number-columns-repeated="16382"/>
        </table:table-row>
        <table:table-row table:style-name="ro1">
          <table:table-cell office:value-type="float" office:value="535.7135690738827" table:style-name="ce8">
            <text:p>535,71</text:p>
          </table:table-cell>
          <table:table-cell office:value-type="float" office:value="1.5736114611658358E-7" table:style-name="ce4">
            <text:p>1,57361E-07</text:p>
          </table:table-cell>
          <table:table-cell table:number-columns-repeated="16382"/>
        </table:table-row>
        <table:table-row table:style-name="ro1">
          <table:table-cell office:value-type="float" office:value="536.10948451443403" table:style-name="ce8">
            <text:p>536,11</text:p>
          </table:table-cell>
          <table:table-cell office:value-type="float" office:value="1.841683281598873E-7" table:style-name="ce4">
            <text:p>1,84168E-07</text:p>
          </table:table-cell>
          <table:table-cell table:number-columns-repeated="16382"/>
        </table:table-row>
        <table:table-row table:style-name="ro1">
          <table:table-cell office:value-type="float" office:value="536.50542072648705" table:style-name="ce8">
            <text:p>536,51</text:p>
          </table:table-cell>
          <table:table-cell office:value-type="float" office:value="2.1811843405011516E-7" table:style-name="ce4">
            <text:p>2,18118E-07</text:p>
          </table:table-cell>
          <table:table-cell table:number-columns-repeated="16382"/>
        </table:table-row>
        <table:table-row table:style-name="ro1">
          <table:table-cell office:value-type="float" office:value="536.90137772347225" table:style-name="ce8">
            <text:p>536,90</text:p>
          </table:table-cell>
          <table:table-cell office:value-type="float" office:value="2.5488102761889588E-7" table:style-name="ce4">
            <text:p>2,54881E-07</text:p>
          </table:table-cell>
          <table:table-cell table:number-columns-repeated="16382"/>
        </table:table-row>
        <table:table-row table:style-name="ro1">
          <table:table-cell office:value-type="float" office:value="537.29735551882004" table:style-name="ce8">
            <text:p>537,30</text:p>
          </table:table-cell>
          <table:table-cell office:value-type="float" office:value="2.9707376911746681E-7" table:style-name="ce4">
            <text:p>2,97074E-07</text:p>
          </table:table-cell>
          <table:table-cell table:number-columns-repeated="16382"/>
        </table:table-row>
        <table:table-row table:style-name="ro1">
          <table:table-cell office:value-type="float" office:value="537.69335412596104" table:style-name="ce8">
            <text:p>537,69</text:p>
          </table:table-cell>
          <table:table-cell office:value-type="float" office:value="3.4428499995436995E-7" table:style-name="ce4">
            <text:p>3,44285E-07</text:p>
          </table:table-cell>
          <table:table-cell table:number-columns-repeated="16382"/>
        </table:table-row>
        <table:table-row table:style-name="ro1">
          <table:table-cell office:value-type="float" office:value="538.08937355832575" table:style-name="ce8">
            <text:p>538,09</text:p>
          </table:table-cell>
          <table:table-cell office:value-type="float" office:value="4.0304644560803193E-7" table:style-name="ce4">
            <text:p>4,03046E-07</text:p>
          </table:table-cell>
          <table:table-cell table:number-columns-repeated="16382"/>
        </table:table-row>
        <table:table-row table:style-name="ro1">
          <table:table-cell office:value-type="float" office:value="538.48541382934468" table:style-name="ce8">
            <text:p>538,49</text:p>
          </table:table-cell>
          <table:table-cell office:value-type="float" office:value="4.8472949738482999E-7" table:style-name="ce4">
            <text:p>4,84729E-07</text:p>
          </table:table-cell>
          <table:table-cell table:number-columns-repeated="16382"/>
        </table:table-row>
        <table:table-row table:style-name="ro1">
          <table:table-cell office:value-type="float" office:value="538.88147495244846" table:style-name="ce8">
            <text:p>538,88</text:p>
          </table:table-cell>
          <table:table-cell office:value-type="float" office:value="5.9974818231481137E-7" table:style-name="ce4">
            <text:p>5,99748E-07</text:p>
          </table:table-cell>
          <table:table-cell table:number-columns-repeated="16382"/>
        </table:table-row>
        <table:table-row table:style-name="ro1">
          <table:table-cell office:value-type="float" office:value="539.27755694106747" table:style-name="ce8">
            <text:p>539,28</text:p>
          </table:table-cell>
          <table:table-cell office:value-type="float" office:value="7.5073274072211553E-7" table:style-name="ce4">
            <text:p>7,50733E-07</text:p>
          </table:table-cell>
          <table:table-cell table:number-columns-repeated="16382"/>
        </table:table-row>
        <table:table-row table:style-name="ro1">
          <table:table-cell office:value-type="float" office:value="539.67365980863235" table:style-name="ce8">
            <text:p>539,67</text:p>
          </table:table-cell>
          <table:table-cell office:value-type="float" office:value="9.5224639371840487E-7" table:style-name="ce4">
            <text:p>9,52246E-07</text:p>
          </table:table-cell>
          <table:table-cell table:number-columns-repeated="16382"/>
        </table:table-row>
        <table:table-row table:style-name="ro1">
          <table:table-cell office:value-type="float" office:value="540.06978356857348" table:style-name="ce8">
            <text:p>540,07</text:p>
          </table:table-cell>
          <table:table-cell office:value-type="float" office:value="1.1800037667362246E-6" table:style-name="ce4">
            <text:p>1,18E-06</text:p>
          </table:table-cell>
          <table:table-cell table:number-columns-repeated="16382"/>
        </table:table-row>
        <table:table-row table:style-name="ro1">
          <table:table-cell office:value-type="float" office:value="540.46592823432138" table:style-name="ce8">
            <text:p>540,47</text:p>
          </table:table-cell>
          <table:table-cell office:value-type="float" office:value="1.4110042503209731E-6" table:style-name="ce4">
            <text:p>1,411E-06</text:p>
          </table:table-cell>
          <table:table-cell table:number-columns-repeated="16382"/>
        </table:table-row>
        <table:table-row table:style-name="ro1">
          <table:table-cell office:value-type="float" office:value="540.86209381930678" table:style-name="ce8">
            <text:p>540,86</text:p>
          </table:table-cell>
          <table:table-cell office:value-type="float" office:value="1.6140490224432158E-6" table:style-name="ce4">
            <text:p>1,61405E-06</text:p>
          </table:table-cell>
          <table:table-cell table:number-columns-repeated="16382"/>
        </table:table-row>
        <table:table-row table:style-name="ro1">
          <table:table-cell office:value-type="float" office:value="541.25828033696007" table:style-name="ce8">
            <text:p>541,26</text:p>
          </table:table-cell>
          <table:table-cell office:value-type="float" office:value="1.7684459896475901E-6" table:style-name="ce4">
            <text:p>1,76845E-06</text:p>
          </table:table-cell>
          <table:table-cell table:number-columns-repeated="16382"/>
        </table:table-row>
        <table:table-row table:style-name="ro1">
          <table:table-cell office:value-type="float" office:value="541.65448780071165" table:style-name="ce8">
            <text:p>541,65</text:p>
          </table:table-cell>
          <table:table-cell office:value-type="float" office:value="1.8624308323049947E-6" table:style-name="ce4">
            <text:p>1,86243E-06</text:p>
          </table:table-cell>
          <table:table-cell table:number-columns-repeated="16382"/>
        </table:table-row>
        <table:table-row table:style-name="ro1">
          <table:table-cell office:value-type="float" office:value="542.05071622399214" table:style-name="ce8">
            <text:p>542,05</text:p>
          </table:table-cell>
          <table:table-cell office:value-type="float" office:value="1.8986272385807479E-6" table:style-name="ce4">
            <text:p>1,89863E-06</text:p>
          </table:table-cell>
          <table:table-cell table:number-columns-repeated="16382"/>
        </table:table-row>
        <table:table-row table:style-name="ro1">
          <table:table-cell office:value-type="float" office:value="542.44696562023216" table:style-name="ce8">
            <text:p>542,45</text:p>
          </table:table-cell>
          <table:table-cell office:value-type="float" office:value="1.9017406123959734E-6" table:style-name="ce4">
            <text:p>1,90174E-06</text:p>
          </table:table-cell>
          <table:table-cell table:number-columns-repeated="16382"/>
        </table:table-row>
        <table:table-row table:style-name="ro1">
          <table:table-cell office:value-type="float" office:value="542.84323600286211" table:style-name="ce8">
            <text:p>542,84</text:p>
          </table:table-cell>
          <table:table-cell office:value-type="float" office:value="1.9100959362215565E-6" table:style-name="ce4">
            <text:p>1,9101E-06</text:p>
          </table:table-cell>
          <table:table-cell table:number-columns-repeated="16382"/>
        </table:table-row>
        <table:table-row table:style-name="ro1">
          <table:table-cell office:value-type="float" office:value="543.2395273853125" table:style-name="ce8">
            <text:p>543,24</text:p>
          </table:table-cell>
          <table:table-cell office:value-type="float" office:value="1.9433675553278221E-6" table:style-name="ce4">
            <text:p>1,94337E-06</text:p>
          </table:table-cell>
          <table:table-cell table:number-columns-repeated="16382"/>
        </table:table-row>
        <table:table-row table:style-name="ro1">
          <table:table-cell office:value-type="float" office:value="543.63583978101394" table:style-name="ce8">
            <text:p>543,64</text:p>
          </table:table-cell>
          <table:table-cell office:value-type="float" office:value="2.0566626018401363E-6" table:style-name="ce4">
            <text:p>2,05666E-06</text:p>
          </table:table-cell>
          <table:table-cell table:number-columns-repeated="16382"/>
        </table:table-row>
        <table:table-row table:style-name="ro1">
          <table:table-cell office:value-type="float" office:value="544.03217320339684" table:style-name="ce8">
            <text:p>544,03</text:p>
          </table:table-cell>
          <table:table-cell office:value-type="float" office:value="2.2859839723774079E-6" table:style-name="ce4">
            <text:p>2,28598E-06</text:p>
          </table:table-cell>
          <table:table-cell table:number-columns-repeated="16382"/>
        </table:table-row>
        <table:table-row table:style-name="ro1">
          <table:table-cell office:value-type="float" office:value="544.42852766589181" table:style-name="ce8">
            <text:p>544,43</text:p>
          </table:table-cell>
          <table:table-cell office:value-type="float" office:value="2.4547300051404782E-6" table:style-name="ce4">
            <text:p>2,45473E-06</text:p>
          </table:table-cell>
          <table:table-cell table:number-columns-repeated="16382"/>
        </table:table-row>
        <table:table-row table:style-name="ro1">
          <table:table-cell office:value-type="float" office:value="544.82490318192936" table:style-name="ce8">
            <text:p>544,82</text:p>
          </table:table-cell>
          <table:table-cell office:value-type="float" office:value="2.5040535916061725E-6" table:style-name="ce4">
            <text:p>2,50405E-06</text:p>
          </table:table-cell>
          <table:table-cell table:number-columns-repeated="16382"/>
        </table:table-row>
        <table:table-row table:style-name="ro1">
          <table:table-cell office:value-type="float" office:value="545.22129976494" table:style-name="ce8">
            <text:p>545,22</text:p>
          </table:table-cell>
          <table:table-cell office:value-type="float" office:value="2.4476792741707041E-6" table:style-name="ce4">
            <text:p>2,44768E-06</text:p>
          </table:table-cell>
          <table:table-cell table:number-columns-repeated="16382"/>
        </table:table-row>
        <table:table-row table:style-name="ro1">
          <table:table-cell office:value-type="float" office:value="545.61771742835424" table:style-name="ce8">
            <text:p>545,62</text:p>
          </table:table-cell>
          <table:table-cell office:value-type="float" office:value="2.1518745021232722E-6" table:style-name="ce4">
            <text:p>2,15187E-06</text:p>
          </table:table-cell>
          <table:table-cell table:number-columns-repeated="16382"/>
        </table:table-row>
        <table:table-row table:style-name="ro1">
          <table:table-cell office:value-type="float" office:value="546.01415618560259" table:style-name="ce8">
            <text:p>546,01</text:p>
          </table:table-cell>
          <table:table-cell office:value-type="float" office:value="1.7706332250654686E-6" table:style-name="ce4">
            <text:p>1,77063E-06</text:p>
          </table:table-cell>
          <table:table-cell table:number-columns-repeated="16382"/>
        </table:table-row>
        <table:table-row table:style-name="ro1">
          <table:table-cell office:value-type="float" office:value="546.41061605011555" table:style-name="ce8">
            <text:p>546,41</text:p>
          </table:table-cell>
          <table:table-cell office:value-type="float" office:value="1.4002946883315831E-6" table:style-name="ce4">
            <text:p>1,40029E-06</text:p>
          </table:table-cell>
          <table:table-cell table:number-columns-repeated="16382"/>
        </table:table-row>
        <table:table-row table:style-name="ro1">
          <table:table-cell office:value-type="float" office:value="546.80709703532364" table:style-name="ce8">
            <text:p>546,81</text:p>
          </table:table-cell>
          <table:table-cell office:value-type="float" office:value="1.1279648568796762E-6" table:style-name="ce4">
            <text:p>1,12796E-06</text:p>
          </table:table-cell>
          <table:table-cell table:number-columns-repeated="16382"/>
        </table:table-row>
        <table:table-row table:style-name="ro1">
          <table:table-cell office:value-type="float" office:value="547.20359915465747" table:style-name="ce8">
            <text:p>547,20</text:p>
          </table:table-cell>
          <table:table-cell office:value-type="float" office:value="9.5449845786961584E-7" table:style-name="ce4">
            <text:p>9,54498E-07</text:p>
          </table:table-cell>
          <table:table-cell table:number-columns-repeated="16382"/>
        </table:table-row>
        <table:table-row table:style-name="ro1">
          <table:table-cell office:value-type="float" office:value="547.60012242154755" table:style-name="ce8">
            <text:p>547,60</text:p>
          </table:table-cell>
          <table:table-cell office:value-type="float" office:value="8.269418146651424E-7" table:style-name="ce4">
            <text:p>8,26942E-07</text:p>
          </table:table-cell>
          <table:table-cell table:number-columns-repeated="16382"/>
        </table:table-row>
        <table:table-row table:style-name="ro1">
          <table:table-cell office:value-type="float" office:value="547.99666684942429" table:style-name="ce8">
            <text:p>548,00</text:p>
          </table:table-cell>
          <table:table-cell office:value-type="float" office:value="7.5207615479253132E-7" table:style-name="ce4">
            <text:p>7,52076E-07</text:p>
          </table:table-cell>
          <table:table-cell table:number-columns-repeated="16382"/>
        </table:table-row>
        <table:table-row table:style-name="ro1">
          <table:table-cell office:value-type="float" office:value="548.39323245171818" table:style-name="ce8">
            <text:p>548,39</text:p>
          </table:table-cell>
          <table:table-cell office:value-type="float" office:value="6.960076240835201E-7" table:style-name="ce4">
            <text:p>6,96008E-07</text:p>
          </table:table-cell>
          <table:table-cell table:number-columns-repeated="16382"/>
        </table:table-row>
        <table:table-row table:style-name="ro1">
          <table:table-cell office:value-type="float" office:value="548.78981924185996" table:style-name="ce8">
            <text:p>548,79</text:p>
          </table:table-cell>
          <table:table-cell office:value-type="float" office:value="6.4652645538423099E-7" table:style-name="ce4">
            <text:p>6,46526E-07</text:p>
          </table:table-cell>
          <table:table-cell table:number-columns-repeated="16382"/>
        </table:table-row>
        <table:table-row table:style-name="ro1">
          <table:table-cell office:value-type="float" office:value="549.18642723328003" table:style-name="ce8">
            <text:p>549,19</text:p>
          </table:table-cell>
          <table:table-cell office:value-type="float" office:value="5.9656596072164699E-7" table:style-name="ce4">
            <text:p>5,96566E-07</text:p>
          </table:table-cell>
          <table:table-cell table:number-columns-repeated="16382"/>
        </table:table-row>
        <table:table-row table:style-name="ro1">
          <table:table-cell office:value-type="float" office:value="549.58305643940878" table:style-name="ce8">
            <text:p>549,58</text:p>
          </table:table-cell>
          <table:table-cell office:value-type="float" office:value="5.4554402443395778E-7" table:style-name="ce4">
            <text:p>5,45544E-07</text:p>
          </table:table-cell>
          <table:table-cell table:number-columns-repeated="16382"/>
        </table:table-row>
        <table:table-row table:style-name="ro1">
          <table:table-cell office:value-type="float" office:value="549.97970687367695" table:style-name="ce8">
            <text:p>549,98</text:p>
          </table:table-cell>
          <table:table-cell office:value-type="float" office:value="5.0975935117224606E-7" table:style-name="ce4">
            <text:p>5,09759E-07</text:p>
          </table:table-cell>
          <table:table-cell table:number-columns-repeated="16382"/>
        </table:table-row>
        <table:table-row table:style-name="ro1">
          <table:table-cell office:value-type="float" office:value="550.37637854951492" table:style-name="ce8">
            <text:p>550,38</text:p>
          </table:table-cell>
          <table:table-cell office:value-type="float" office:value="4.7464225316420405E-7" table:style-name="ce4">
            <text:p>4,74642E-07</text:p>
          </table:table-cell>
          <table:table-cell table:number-columns-repeated="16382"/>
        </table:table-row>
        <table:table-row table:style-name="ro1">
          <table:table-cell office:value-type="float" office:value="550.77307148035334" table:style-name="ce8">
            <text:p>550,77</text:p>
          </table:table-cell>
          <table:table-cell office:value-type="float" office:value="4.4305699414515085E-7" table:style-name="ce4">
            <text:p>4,43057E-07</text:p>
          </table:table-cell>
          <table:table-cell table:number-columns-repeated="16382"/>
        </table:table-row>
        <table:table-row table:style-name="ro1">
          <table:table-cell office:value-type="float" office:value="551.16978567962246" table:style-name="ce8">
            <text:p>551,17</text:p>
          </table:table-cell>
          <table:table-cell office:value-type="float" office:value="4.1768400902735541E-7" table:style-name="ce4">
            <text:p>4,17684E-07</text:p>
          </table:table-cell>
          <table:table-cell table:number-columns-repeated="16382"/>
        </table:table-row>
        <table:table-row table:style-name="ro1">
          <table:table-cell office:value-type="float" office:value="551.56652116075315" table:style-name="ce8">
            <text:p>551,57</text:p>
          </table:table-cell>
          <table:table-cell office:value-type="float" office:value="3.8570734385927202E-7" table:style-name="ce4">
            <text:p>3,85707E-07</text:p>
          </table:table-cell>
          <table:table-cell table:number-columns-repeated="16382"/>
        </table:table-row>
        <table:table-row table:style-name="ro1">
          <table:table-cell office:value-type="float" office:value="551.96327793717569" table:style-name="ce8">
            <text:p>551,96</text:p>
          </table:table-cell>
          <table:table-cell office:value-type="float" office:value="3.4895951842335783E-7" table:style-name="ce4">
            <text:p>3,4896E-07</text:p>
          </table:table-cell>
          <table:table-cell table:number-columns-repeated="16382"/>
        </table:table-row>
        <table:table-row table:style-name="ro1">
          <table:table-cell office:value-type="float" office:value="552.36005602232069" table:style-name="ce8">
            <text:p>552,36</text:p>
          </table:table-cell>
          <table:table-cell office:value-type="float" office:value="3.1571960905542315E-7" table:style-name="ce4">
            <text:p>3,1572E-07</text:p>
          </table:table-cell>
          <table:table-cell table:number-columns-repeated="16382"/>
        </table:table-row>
        <table:table-row table:style-name="ro1">
          <table:table-cell office:value-type="float" office:value="552.75685542961855" table:style-name="ce8">
            <text:p>552,76</text:p>
          </table:table-cell>
          <table:table-cell office:value-type="float" office:value="2.7780120517060735E-7" table:style-name="ce4">
            <text:p>2,77801E-07</text:p>
          </table:table-cell>
          <table:table-cell table:number-columns-repeated="16382"/>
        </table:table-row>
        <table:table-row table:style-name="ro1">
          <table:table-cell office:value-type="float" office:value="553.15367617250001" table:style-name="ce8">
            <text:p>553,15</text:p>
          </table:table-cell>
          <table:table-cell office:value-type="float" office:value="2.4029525799529696E-7" table:style-name="ce4">
            <text:p>2,40295E-07</text:p>
          </table:table-cell>
          <table:table-cell table:number-columns-repeated="16382"/>
        </table:table-row>
        <table:table-row table:style-name="ro1">
          <table:table-cell office:value-type="float" office:value="553.55051826439546" table:style-name="ce8">
            <text:p>553,55</text:p>
          </table:table-cell>
          <table:table-cell office:value-type="float" office:value="2.0467284757587504E-7" table:style-name="ce4">
            <text:p>2,04673E-07</text:p>
          </table:table-cell>
          <table:table-cell table:number-columns-repeated="16382"/>
        </table:table-row>
        <table:table-row table:style-name="ro1">
          <table:table-cell office:value-type="float" office:value="553.94738171873541" table:style-name="ce8">
            <text:p>553,95</text:p>
          </table:table-cell>
          <table:table-cell office:value-type="float" office:value="1.7793754725764504E-7" table:style-name="ce4">
            <text:p>1,77938E-07</text:p>
          </table:table-cell>
          <table:table-cell table:number-columns-repeated="16382"/>
        </table:table-row>
        <table:table-row table:style-name="ro1">
          <table:table-cell office:value-type="float" office:value="554.34426654895037" table:style-name="ce8">
            <text:p>554,34</text:p>
          </table:table-cell>
          <table:table-cell office:value-type="float" office:value="1.5401231149429715E-7" table:style-name="ce4">
            <text:p>1,54012E-07</text:p>
          </table:table-cell>
          <table:table-cell table:number-columns-repeated="16382"/>
        </table:table-row>
        <table:table-row table:style-name="ro1">
          <table:table-cell office:value-type="float" office:value="554.74117276847085" table:style-name="ce8">
            <text:p>554,74</text:p>
          </table:table-cell>
          <table:table-cell office:value-type="float" office:value="1.3444616756535308E-7" table:style-name="ce4">
            <text:p>1,34446E-07</text:p>
          </table:table-cell>
          <table:table-cell table:number-columns-repeated="16382"/>
        </table:table-row>
        <table:table-row table:style-name="ro1">
          <table:table-cell office:value-type="float" office:value="555.13810039072746" table:style-name="ce8">
            <text:p>555,14</text:p>
          </table:table-cell>
          <table:table-cell office:value-type="float" office:value="1.1773313587025077E-7" table:style-name="ce4">
            <text:p>1,17733E-07</text:p>
          </table:table-cell>
          <table:table-cell table:number-columns-repeated="16382"/>
        </table:table-row>
        <table:table-row table:style-name="ro1">
          <table:table-cell office:value-type="float" office:value="555.53504942915072" table:style-name="ce8">
            <text:p>555,54</text:p>
          </table:table-cell>
          <table:table-cell office:value-type="float" office:value="1.0836285684507929E-7" table:style-name="ce4">
            <text:p>1,08363E-07</text:p>
          </table:table-cell>
          <table:table-cell table:number-columns-repeated="16382"/>
        </table:table-row>
        <table:table-row table:style-name="ro1">
          <table:table-cell office:value-type="float" office:value="555.93201989717102" table:style-name="ce8">
            <text:p>555,93</text:p>
          </table:table-cell>
          <table:table-cell office:value-type="float" office:value="1.0074598018328545E-7" table:style-name="ce4">
            <text:p>1,00746E-07</text:p>
          </table:table-cell>
          <table:table-cell table:number-columns-repeated="16382"/>
        </table:table-row>
        <table:table-row table:style-name="ro1">
          <table:table-cell office:value-type="float" office:value="556.32901180821909" table:style-name="ce8">
            <text:p>556,33</text:p>
          </table:table-cell>
          <table:table-cell office:value-type="float" office:value="9.3023941574997474E-8" table:style-name="ce4">
            <text:p>9,30239E-08</text:p>
          </table:table-cell>
          <table:table-cell table:number-columns-repeated="16382"/>
        </table:table-row>
        <table:table-row table:style-name="ro1">
          <table:table-cell office:value-type="float" office:value="556.72602517572523" table:style-name="ce8">
            <text:p>556,73</text:p>
          </table:table-cell>
          <table:table-cell office:value-type="float" office:value="8.6737200788167177E-8" table:style-name="ce4">
            <text:p>8,67372E-08</text:p>
          </table:table-cell>
          <table:table-cell table:number-columns-repeated="16382"/>
        </table:table-row>
        <table:table-row table:style-name="ro1">
          <table:table-cell office:value-type="float" office:value="557.12306001312004" table:style-name="ce8">
            <text:p>557,12</text:p>
          </table:table-cell>
          <table:table-cell office:value-type="float" office:value="8.2276365538618208E-8" table:style-name="ce4">
            <text:p>8,22764E-08</text:p>
          </table:table-cell>
          <table:table-cell table:number-columns-repeated="16382"/>
        </table:table-row>
        <table:table-row table:style-name="ro1">
          <table:table-cell office:value-type="float" office:value="557.52011633383404" table:style-name="ce8">
            <text:p>557,52</text:p>
          </table:table-cell>
          <table:table-cell office:value-type="float" office:value="7.8375285543935522E-8" table:style-name="ce4">
            <text:p>7,83753E-08</text:p>
          </table:table-cell>
          <table:table-cell table:number-columns-repeated="16382"/>
        </table:table-row>
        <table:table-row table:style-name="ro1">
          <table:table-cell office:value-type="float" office:value="557.91719415129774" table:style-name="ce8">
            <text:p>557,92</text:p>
          </table:table-cell>
          <table:table-cell office:value-type="float" office:value="7.7443044674857117E-8" table:style-name="ce4">
            <text:p>7,7443E-08</text:p>
          </table:table-cell>
          <table:table-cell table:number-columns-repeated="16382"/>
        </table:table-row>
        <table:table-row table:style-name="ro1">
          <table:table-cell office:value-type="float" office:value="558.31429347894175" table:style-name="ce8">
            <text:p>558,31</text:p>
          </table:table-cell>
          <table:table-cell office:value-type="float" office:value="7.3379555513991596E-8" table:style-name="ce4">
            <text:p>7,33796E-08</text:p>
          </table:table-cell>
          <table:table-cell table:number-columns-repeated="16382"/>
        </table:table-row>
        <table:table-row table:style-name="ro1">
          <table:table-cell office:value-type="float" office:value="558.71141433019648" table:style-name="ce8">
            <text:p>558,71</text:p>
          </table:table-cell>
          <table:table-cell office:value-type="float" office:value="6.9165750113838083E-8" table:style-name="ce4">
            <text:p>6,91658E-08</text:p>
          </table:table-cell>
          <table:table-cell table:number-columns-repeated="16382"/>
        </table:table-row>
        <table:table-row table:style-name="ro1">
          <table:table-cell office:value-type="float" office:value="559.10855671849254" table:style-name="ce8">
            <text:p>559,11</text:p>
          </table:table-cell>
          <table:table-cell office:value-type="float" office:value="6.8518722696769571E-8" table:style-name="ce4">
            <text:p>6,85187E-08</text:p>
          </table:table-cell>
          <table:table-cell table:number-columns-repeated="16382"/>
        </table:table-row>
        <table:table-row table:style-name="ro1">
          <table:table-cell office:value-type="float" office:value="559.50572065726033" table:style-name="ce8">
            <text:p>559,51</text:p>
          </table:table-cell>
          <table:table-cell office:value-type="float" office:value="6.6560542431113713E-8" table:style-name="ce4">
            <text:p>6,65605E-08</text:p>
          </table:table-cell>
          <table:table-cell table:number-columns-repeated="16382"/>
        </table:table-row>
        <table:table-row table:style-name="ro1">
          <table:table-cell office:value-type="float" office:value="559.90290615993047" table:style-name="ce8">
            <text:p>559,90</text:p>
          </table:table-cell>
          <table:table-cell office:value-type="float" office:value="6.9342998323697221E-8" table:style-name="ce4">
            <text:p>6,9343E-08</text:p>
          </table:table-cell>
          <table:table-cell table:number-columns-repeated="16382"/>
        </table:table-row>
        <table:table-row table:style-name="ro1">
          <table:table-cell office:value-type="float" office:value="560.30011323993347" table:style-name="ce8">
            <text:p>560,30</text:p>
          </table:table-cell>
          <table:table-cell office:value-type="float" office:value="6.9855241985339451E-8" table:style-name="ce4">
            <text:p>6,98552E-08</text:p>
          </table:table-cell>
          <table:table-cell table:number-columns-repeated="16382"/>
        </table:table-row>
        <table:table-row table:style-name="ro1">
          <table:table-cell office:value-type="float" office:value="560.69734191069983" table:style-name="ce8">
            <text:p>560,70</text:p>
          </table:table-cell>
          <table:table-cell office:value-type="float" office:value="6.8401657504168826E-8" table:style-name="ce4">
            <text:p>6,84017E-08</text:p>
          </table:table-cell>
          <table:table-cell table:number-columns-repeated="16382"/>
        </table:table-row>
        <table:table-row table:style-name="ro1">
          <table:table-cell office:value-type="float" office:value="561.09459218566008" table:style-name="ce8">
            <text:p>561,09</text:p>
          </table:table-cell>
          <table:table-cell office:value-type="float" office:value="6.6468649225297167E-8" table:style-name="ce4">
            <text:p>6,64686E-08</text:p>
          </table:table-cell>
          <table:table-cell table:number-columns-repeated="16382"/>
        </table:table-row>
        <table:table-row table:style-name="ro1">
          <table:table-cell office:value-type="float" office:value="561.49186407824459" table:style-name="ce8">
            <text:p>561,49</text:p>
          </table:table-cell>
          <table:table-cell office:value-type="float" office:value="6.5962351401286631E-8" table:style-name="ce4">
            <text:p>6,59624E-08</text:p>
          </table:table-cell>
          <table:table-cell table:number-columns-repeated="16382"/>
        </table:table-row>
        <table:table-row table:style-name="ro1">
          <table:table-cell office:value-type="float" office:value="561.88915760188411" table:style-name="ce8">
            <text:p>561,89</text:p>
          </table:table-cell>
          <table:table-cell office:value-type="float" office:value="6.5246389717602828E-8" table:style-name="ce4">
            <text:p>6,52464E-08</text:p>
          </table:table-cell>
          <table:table-cell table:number-columns-repeated="16382"/>
        </table:table-row>
        <table:table-row table:style-name="ro1">
          <table:table-cell office:value-type="float" office:value="562.28647277000914" table:style-name="ce8">
            <text:p>562,29</text:p>
          </table:table-cell>
          <table:table-cell office:value-type="float" office:value="6.570310760388099E-8" table:style-name="ce4">
            <text:p>6,57031E-08</text:p>
          </table:table-cell>
          <table:table-cell table:number-columns-repeated="16382"/>
        </table:table-row>
        <table:table-row table:style-name="ro1">
          <table:table-cell office:value-type="float" office:value="562.68380959605008" table:style-name="ce8">
            <text:p>562,68</text:p>
          </table:table-cell>
          <table:table-cell office:value-type="float" office:value="6.0967138637560724E-8" table:style-name="ce4">
            <text:p>6,09671E-08</text:p>
          </table:table-cell>
          <table:table-cell table:number-columns-repeated="16382"/>
        </table:table-row>
        <table:table-row table:style-name="ro1">
          <table:table-cell office:value-type="float" office:value="563.08116809343755" table:style-name="ce8">
            <text:p>563,08</text:p>
          </table:table-cell>
          <table:table-cell office:value-type="float" office:value="6.156513422368927E-8" table:style-name="ce4">
            <text:p>6,15651E-08</text:p>
          </table:table-cell>
          <table:table-cell table:number-columns-repeated="16382"/>
        </table:table-row>
        <table:table-row table:style-name="ro1">
          <table:table-cell office:value-type="float" office:value="563.47854827560195" table:style-name="ce8">
            <text:p>563,48</text:p>
          </table:table-cell>
          <table:table-cell office:value-type="float" office:value="6.026840161728461E-8" table:style-name="ce4">
            <text:p>6,02684E-08</text:p>
          </table:table-cell>
          <table:table-cell table:number-columns-repeated="16382"/>
        </table:table-row>
        <table:table-row table:style-name="ro1">
          <table:table-cell office:value-type="float" office:value="563.8759501559739" table:style-name="ce8">
            <text:p>563,88</text:p>
          </table:table-cell>
          <table:table-cell office:value-type="float" office:value="6.0108072501521519E-8" table:style-name="ce4">
            <text:p>6,01081E-08</text:p>
          </table:table-cell>
          <table:table-cell table:number-columns-repeated="16382"/>
        </table:table-row>
        <table:table-row table:style-name="ro1">
          <table:table-cell office:value-type="float" office:value="564.2733737479839" table:style-name="ce8">
            <text:p>564,27</text:p>
          </table:table-cell>
          <table:table-cell office:value-type="float" office:value="5.733249707355373E-8" table:style-name="ce4">
            <text:p>5,73325E-08</text:p>
          </table:table-cell>
          <table:table-cell table:number-columns-repeated="16382"/>
        </table:table-row>
        <table:table-row table:style-name="ro1">
          <table:table-cell office:value-type="float" office:value="564.67081906506246" table:style-name="ce8">
            <text:p>564,67</text:p>
          </table:table-cell>
          <table:table-cell office:value-type="float" office:value="5.7909909075028565E-8" table:style-name="ce4">
            <text:p>5,79099E-08</text:p>
          </table:table-cell>
          <table:table-cell table:number-columns-repeated="16382"/>
        </table:table-row>
        <table:table-row table:style-name="ro1">
          <table:table-cell office:value-type="float" office:value="565.06828612063998" table:style-name="ce8">
            <text:p>565,07</text:p>
          </table:table-cell>
          <table:table-cell office:value-type="float" office:value="5.7270004074760985E-8" table:style-name="ce4">
            <text:p>5,727E-08</text:p>
          </table:table-cell>
          <table:table-cell table:number-columns-repeated="16382"/>
        </table:table-row>
        <table:table-row table:style-name="ro1">
          <table:table-cell office:value-type="float" office:value="565.4657749281472" table:style-name="ce8">
            <text:p>565,47</text:p>
          </table:table-cell>
          <table:table-cell office:value-type="float" office:value="5.9478035764699862E-8" table:style-name="ce4">
            <text:p>5,9478E-08</text:p>
          </table:table-cell>
          <table:table-cell table:number-columns-repeated="16382"/>
        </table:table-row>
        <table:table-row table:style-name="ro1">
          <table:table-cell office:value-type="float" office:value="565.86328550101462" table:style-name="ce8">
            <text:p>565,86</text:p>
          </table:table-cell>
          <table:table-cell office:value-type="float" office:value="5.6195569293147291E-8" table:style-name="ce4">
            <text:p>5,61956E-08</text:p>
          </table:table-cell>
          <table:table-cell table:number-columns-repeated="16382"/>
        </table:table-row>
        <table:table-row table:style-name="ro1">
          <table:table-cell office:value-type="float" office:value="566.26081785267252" table:style-name="ce8">
            <text:p>566,26</text:p>
          </table:table-cell>
          <table:table-cell office:value-type="float" office:value="5.8964219954126755E-8" table:style-name="ce4">
            <text:p>5,89642E-08</text:p>
          </table:table-cell>
          <table:table-cell table:number-columns-repeated="16382"/>
        </table:table-row>
        <table:table-row table:style-name="ro1">
          <table:table-cell office:value-type="float" office:value="566.65837199655164" table:style-name="ce8">
            <text:p>566,66</text:p>
          </table:table-cell>
          <table:table-cell office:value-type="float" office:value="5.6760640247427197E-8" table:style-name="ce4">
            <text:p>5,67606E-08</text:p>
          </table:table-cell>
          <table:table-cell table:number-columns-repeated="16382"/>
        </table:table-row>
        <table:table-row table:style-name="ro1">
          <table:table-cell office:value-type="float" office:value="567.05594794608248" table:style-name="ce8">
            <text:p>567,06</text:p>
          </table:table-cell>
          <table:table-cell office:value-type="float" office:value="6.0813844144262649E-8" table:style-name="ce4">
            <text:p>6,08138E-08</text:p>
          </table:table-cell>
          <table:table-cell table:number-columns-repeated="16382"/>
        </table:table-row>
        <table:table-row table:style-name="ro1">
          <table:table-cell office:value-type="float" office:value="567.45354571469557" table:style-name="ce8">
            <text:p>567,45</text:p>
          </table:table-cell>
          <table:table-cell office:value-type="float" office:value="5.8711997632547111E-8" table:style-name="ce4">
            <text:p>5,8712E-08</text:p>
          </table:table-cell>
          <table:table-cell table:number-columns-repeated="16382"/>
        </table:table-row>
        <table:table-row table:style-name="ro1">
          <table:table-cell office:value-type="float" office:value="567.85116531582128" table:style-name="ce8">
            <text:p>567,85</text:p>
          </table:table-cell>
          <table:table-cell office:value-type="float" office:value="5.7025905835820756E-8" table:style-name="ce4">
            <text:p>5,70259E-08</text:p>
          </table:table-cell>
          <table:table-cell table:number-columns-repeated="16382"/>
        </table:table-row>
        <table:table-row table:style-name="ro1">
          <table:table-cell office:value-type="float" office:value="568.24880676289024" table:style-name="ce8">
            <text:p>568,25</text:p>
          </table:table-cell>
          <table:table-cell office:value-type="float" office:value="5.7920495631210363E-8" table:style-name="ce4">
            <text:p>5,79205E-08</text:p>
          </table:table-cell>
          <table:table-cell table:number-columns-repeated="16382"/>
        </table:table-row>
        <table:table-row table:style-name="ro1">
          <table:table-cell office:value-type="float" office:value="568.64647006933296" table:style-name="ce8">
            <text:p>568,65</text:p>
          </table:table-cell>
          <table:table-cell office:value-type="float" office:value="5.787682200114714E-8" table:style-name="ce4">
            <text:p>5,78768E-08</text:p>
          </table:table-cell>
          <table:table-cell table:number-columns-repeated="16382"/>
        </table:table-row>
        <table:table-row table:style-name="ro1">
          <table:table-cell office:value-type="float" office:value="569.04415524857995" table:style-name="ce8">
            <text:p>569,04</text:p>
          </table:table-cell>
          <table:table-cell office:value-type="float" office:value="5.2243011787462947E-8" table:style-name="ce4">
            <text:p>5,2243E-08</text:p>
          </table:table-cell>
          <table:table-cell table:number-columns-repeated="16382"/>
        </table:table-row>
        <table:table-row table:style-name="ro1">
          <table:table-cell office:value-type="float" office:value="569.44186231406184" table:style-name="ce8">
            <text:p>569,44</text:p>
          </table:table-cell>
          <table:table-cell office:value-type="float" office:value="5.1334086347612266E-8" table:style-name="ce4">
            <text:p>5,13341E-08</text:p>
          </table:table-cell>
          <table:table-cell table:number-columns-repeated="16382"/>
        </table:table-row>
        <table:table-row table:style-name="ro1">
          <table:table-cell office:value-type="float" office:value="569.83959127920889" table:style-name="ce8">
            <text:p>569,84</text:p>
          </table:table-cell>
          <table:table-cell office:value-type="float" office:value="5.089590670809781E-8" table:style-name="ce4">
            <text:p>5,08959E-08</text:p>
          </table:table-cell>
          <table:table-cell table:number-columns-repeated="16382"/>
        </table:table-row>
        <table:table-row table:style-name="ro1">
          <table:table-cell office:value-type="float" office:value="570.23734215745196" table:style-name="ce8">
            <text:p>570,24</text:p>
          </table:table-cell>
          <table:table-cell office:value-type="float" office:value="5.0767526761577411E-8" table:style-name="ce4">
            <text:p>5,07675E-08</text:p>
          </table:table-cell>
          <table:table-cell table:number-columns-repeated="16382"/>
        </table:table-row>
        <table:table-row table:style-name="ro1">
          <table:table-cell office:value-type="float" office:value="570.63511496222122" table:style-name="ce8">
            <text:p>570,64</text:p>
          </table:table-cell>
          <table:table-cell office:value-type="float" office:value="5.1906188952856587E-8" table:style-name="ce4">
            <text:p>5,19062E-08</text:p>
          </table:table-cell>
          <table:table-cell table:number-columns-repeated="16382"/>
        </table:table-row>
        <table:table-row table:style-name="ro1">
          <table:table-cell office:value-type="float" office:value="571.03290970694752" table:style-name="ce8">
            <text:p>571,03</text:p>
          </table:table-cell>
          <table:table-cell office:value-type="float" office:value="5.3014618016489335E-8" table:style-name="ce4">
            <text:p>5,30146E-08</text:p>
          </table:table-cell>
          <table:table-cell table:number-columns-repeated="16382"/>
        </table:table-row>
        <table:table-row table:style-name="ro1">
          <table:table-cell office:value-type="float" office:value="571.43072640506114" table:style-name="ce8">
            <text:p>571,43</text:p>
          </table:table-cell>
          <table:table-cell office:value-type="float" office:value="5.2600939660055532E-8" table:style-name="ce4">
            <text:p>5,26009E-08</text:p>
          </table:table-cell>
          <table:table-cell table:number-columns-repeated="16382"/>
        </table:table-row>
        <table:table-row table:style-name="ro1">
          <table:table-cell office:value-type="float" office:value="571.82856506999269" table:style-name="ce8">
            <text:p>571,83</text:p>
          </table:table-cell>
          <table:table-cell office:value-type="float" office:value="5.5658701301285956E-8" table:style-name="ce4">
            <text:p>5,56587E-08</text:p>
          </table:table-cell>
          <table:table-cell table:number-columns-repeated="16382"/>
        </table:table-row>
        <table:table-row table:style-name="ro1">
          <table:table-cell office:value-type="float" office:value="572.2264257151727" table:style-name="ce8">
            <text:p>572,23</text:p>
          </table:table-cell>
          <table:table-cell office:value-type="float" office:value="5.8732138058406856E-8" table:style-name="ce4">
            <text:p>5,87321E-08</text:p>
          </table:table-cell>
          <table:table-cell table:number-columns-repeated="16382"/>
        </table:table-row>
        <table:table-row table:style-name="ro1">
          <table:table-cell office:value-type="float" office:value="572.62430835403154" table:style-name="ce8">
            <text:p>572,62</text:p>
          </table:table-cell>
          <table:table-cell office:value-type="float" office:value="6.121901694041185E-8" table:style-name="ce4">
            <text:p>6,1219E-08</text:p>
          </table:table-cell>
          <table:table-cell table:number-columns-repeated="16382"/>
        </table:table-row>
        <table:table-row table:style-name="ro1">
          <table:table-cell office:value-type="float" office:value="573.02221299999997" table:style-name="ce8">
            <text:p>573,02</text:p>
          </table:table-cell>
          <table:table-cell office:value-type="float" office:value="6.3932481702664034E-8" table:style-name="ce4">
            <text:p>6,39325E-08</text:p>
          </table:table-cell>
          <table:table-cell table:number-columns-repeated="16382"/>
        </table:table-row>
        <table:table-row table:style-name="ro1">
          <table:table-cell office:value-type="float" office:value="573.42013966650848" table:style-name="ce8">
            <text:p>573,42</text:p>
          </table:table-cell>
          <table:table-cell office:value-type="float" office:value="6.8760907469414578E-8" table:style-name="ce4">
            <text:p>6,87609E-08</text:p>
          </table:table-cell>
          <table:table-cell table:number-columns-repeated="16382"/>
        </table:table-row>
        <table:table-row table:style-name="ro1">
          <table:table-cell office:value-type="float" office:value="573.81808836698735" table:style-name="ce8">
            <text:p>573,82</text:p>
          </table:table-cell>
          <table:table-cell office:value-type="float" office:value="8.5896939793672818E-8" table:style-name="ce4">
            <text:p>8,58969E-08</text:p>
          </table:table-cell>
          <table:table-cell table:number-columns-repeated="16382"/>
        </table:table-row>
        <table:table-row table:style-name="ro1">
          <table:table-cell office:value-type="float" office:value="574.21605911486733" table:style-name="ce8">
            <text:p>574,22</text:p>
          </table:table-cell>
          <table:table-cell office:value-type="float" office:value="1.1962614878657417E-7" table:style-name="ce4">
            <text:p>1,19626E-07</text:p>
          </table:table-cell>
          <table:table-cell table:number-columns-repeated="16382"/>
        </table:table-row>
        <table:table-row table:style-name="ro1">
          <table:table-cell office:value-type="float" office:value="574.61405192357893" table:style-name="ce8">
            <text:p>574,61</text:p>
          </table:table-cell>
          <table:table-cell office:value-type="float" office:value="1.8718639973774474E-7" table:style-name="ce4">
            <text:p>1,87186E-07</text:p>
          </table:table-cell>
          <table:table-cell table:number-columns-repeated="16382"/>
        </table:table-row>
        <table:table-row table:style-name="ro1">
          <table:table-cell office:value-type="float" office:value="575.01206680655253" table:style-name="ce8">
            <text:p>575,01</text:p>
          </table:table-cell>
          <table:table-cell office:value-type="float" office:value="2.5366941247657679E-7" table:style-name="ce4">
            <text:p>2,53669E-07</text:p>
          </table:table-cell>
          <table:table-cell table:number-columns-repeated="16382"/>
        </table:table-row>
        <table:table-row table:style-name="ro1">
          <table:table-cell office:value-type="float" office:value="575.41010377721875" table:style-name="ce8">
            <text:p>575,41</text:p>
          </table:table-cell>
          <table:table-cell office:value-type="float" office:value="3.1003885196869706E-7" table:style-name="ce4">
            <text:p>3,10039E-07</text:p>
          </table:table-cell>
          <table:table-cell table:number-columns-repeated="16382"/>
        </table:table-row>
        <table:table-row table:style-name="ro1">
          <table:table-cell office:value-type="float" office:value="575.80816284900811" table:style-name="ce8">
            <text:p>575,81</text:p>
          </table:table-cell>
          <table:table-cell office:value-type="float" office:value="3.439554223135665E-7" table:style-name="ce4">
            <text:p>3,43955E-07</text:p>
          </table:table-cell>
          <table:table-cell table:number-columns-repeated="16382"/>
        </table:table-row>
        <table:table-row table:style-name="ro1">
          <table:table-cell office:value-type="float" office:value="576.20624403535101" table:style-name="ce8">
            <text:p>576,21</text:p>
          </table:table-cell>
          <table:table-cell office:value-type="float" office:value="3.6162096384351927E-7" table:style-name="ce4">
            <text:p>3,61621E-07</text:p>
          </table:table-cell>
          <table:table-cell table:number-columns-repeated="16382"/>
        </table:table-row>
        <table:table-row table:style-name="ro1">
          <table:table-cell office:value-type="float" office:value="576.60434734967816" table:style-name="ce8">
            <text:p>576,60</text:p>
          </table:table-cell>
          <table:table-cell office:value-type="float" office:value="3.6692112582076048E-7" table:style-name="ce4">
            <text:p>3,66921E-07</text:p>
          </table:table-cell>
          <table:table-cell table:number-columns-repeated="16382"/>
        </table:table-row>
        <table:table-row table:style-name="ro1">
          <table:table-cell office:value-type="float" office:value="577.00247280541998" table:style-name="ce8">
            <text:p>577,00</text:p>
          </table:table-cell>
          <table:table-cell office:value-type="float" office:value="3.8134601849194024E-7" table:style-name="ce4">
            <text:p>3,81346E-07</text:p>
          </table:table-cell>
          <table:table-cell table:number-columns-repeated="16382"/>
        </table:table-row>
        <table:table-row table:style-name="ro1">
          <table:table-cell office:value-type="float" office:value="577.40062041600709" table:style-name="ce8">
            <text:p>577,40</text:p>
          </table:table-cell>
          <table:table-cell office:value-type="float" office:value="4.0786011954014646E-7" table:style-name="ce4">
            <text:p>4,0786E-07</text:p>
          </table:table-cell>
          <table:table-cell table:number-columns-repeated="16382"/>
        </table:table-row>
        <table:table-row table:style-name="ro1">
          <table:table-cell office:value-type="float" office:value="577.79879019486975" table:style-name="ce8">
            <text:p>577,80</text:p>
          </table:table-cell>
          <table:table-cell office:value-type="float" office:value="4.4273765210829937E-7" table:style-name="ce4">
            <text:p>4,42738E-07</text:p>
          </table:table-cell>
          <table:table-cell table:number-columns-repeated="16382"/>
        </table:table-row>
        <table:table-row table:style-name="ro1">
          <table:table-cell office:value-type="float" office:value="578.19698215543872" table:style-name="ce8">
            <text:p>578,20</text:p>
          </table:table-cell>
          <table:table-cell office:value-type="float" office:value="4.8151610889246711E-7" table:style-name="ce4">
            <text:p>4,81516E-07</text:p>
          </table:table-cell>
          <table:table-cell table:number-columns-repeated="16382"/>
        </table:table-row>
        <table:table-row table:style-name="ro1">
          <table:table-cell office:value-type="float" office:value="578.59519631114449" table:style-name="ce8">
            <text:p>578,60</text:p>
          </table:table-cell>
          <table:table-cell office:value-type="float" office:value="4.8756168980422299E-7" table:style-name="ce4">
            <text:p>4,87562E-07</text:p>
          </table:table-cell>
          <table:table-cell table:number-columns-repeated="16382"/>
        </table:table-row>
        <table:table-row table:style-name="ro1">
          <table:table-cell office:value-type="float" office:value="578.99343267541747" table:style-name="ce8">
            <text:p>578,99</text:p>
          </table:table-cell>
          <table:table-cell office:value-type="float" office:value="4.7636250240534596E-7" table:style-name="ce4">
            <text:p>4,76363E-07</text:p>
          </table:table-cell>
          <table:table-cell table:number-columns-repeated="16382"/>
        </table:table-row>
        <table:table-row table:style-name="ro1">
          <table:table-cell office:value-type="float" office:value="579.39169126168827" table:style-name="ce8">
            <text:p>579,39</text:p>
          </table:table-cell>
          <table:table-cell office:value-type="float" office:value="4.6551308728050673E-7" table:style-name="ce4">
            <text:p>4,65513E-07</text:p>
          </table:table-cell>
          <table:table-cell table:number-columns-repeated="16382"/>
        </table:table-row>
        <table:table-row table:style-name="ro1">
          <table:table-cell office:value-type="float" office:value="579.78997208338751" table:style-name="ce8">
            <text:p>579,79</text:p>
          </table:table-cell>
          <table:table-cell office:value-type="float" office:value="4.4944056069372496E-7" table:style-name="ce4">
            <text:p>4,49441E-07</text:p>
          </table:table-cell>
          <table:table-cell table:number-columns-repeated="16382"/>
        </table:table-row>
        <table:table-row table:style-name="ro1">
          <table:table-cell office:value-type="float" office:value="580.18827515394537" table:style-name="ce8">
            <text:p>580,19</text:p>
          </table:table-cell>
          <table:table-cell office:value-type="float" office:value="4.3583101406505719E-7" table:style-name="ce4">
            <text:p>4,35831E-07</text:p>
          </table:table-cell>
          <table:table-cell table:number-columns-repeated="16382"/>
        </table:table-row>
        <table:table-row table:style-name="ro1">
          <table:table-cell office:value-type="float" office:value="580.5866004867928" table:style-name="ce8">
            <text:p>580,59</text:p>
          </table:table-cell>
          <table:table-cell office:value-type="float" office:value="4.3377569760589041E-7" table:style-name="ce4">
            <text:p>4,33776E-07</text:p>
          </table:table-cell>
          <table:table-cell table:number-columns-repeated="16382"/>
        </table:table-row>
        <table:table-row table:style-name="ro1">
          <table:table-cell office:value-type="float" office:value="580.98494809535998" table:style-name="ce8">
            <text:p>580,98</text:p>
          </table:table-cell>
          <table:table-cell office:value-type="float" office:value="4.444912288897577E-7" table:style-name="ce4">
            <text:p>4,44491E-07</text:p>
          </table:table-cell>
          <table:table-cell table:number-columns-repeated="16382"/>
        </table:table-row>
        <table:table-row table:style-name="ro1">
          <table:table-cell office:value-type="float" office:value="581.38331799307764" table:style-name="ce8">
            <text:p>581,38</text:p>
          </table:table-cell>
          <table:table-cell office:value-type="float" office:value="4.661458817499758E-7" table:style-name="ce4">
            <text:p>4,66146E-07</text:p>
          </table:table-cell>
          <table:table-cell table:number-columns-repeated="16382"/>
        </table:table-row>
        <table:table-row table:style-name="ro1">
          <table:table-cell office:value-type="float" office:value="581.78171019337617" table:style-name="ce8">
            <text:p>581,78</text:p>
          </table:table-cell>
          <table:table-cell office:value-type="float" office:value="4.8682774689506967E-7" table:style-name="ce4">
            <text:p>4,86828E-07</text:p>
          </table:table-cell>
          <table:table-cell table:number-columns-repeated="16382"/>
        </table:table-row>
        <table:table-row table:style-name="ro1">
          <table:table-cell office:value-type="float" office:value="582.1801247096862" table:style-name="ce8">
            <text:p>582,18</text:p>
          </table:table-cell>
          <table:table-cell office:value-type="float" office:value="4.9964678684003332E-7" table:style-name="ce4">
            <text:p>4,99647E-07</text:p>
          </table:table-cell>
          <table:table-cell table:number-columns-repeated="16382"/>
        </table:table-row>
        <table:table-row table:style-name="ro1">
          <table:table-cell office:value-type="float" office:value="582.57856155543811" table:style-name="ce8">
            <text:p>582,58</text:p>
          </table:table-cell>
          <table:table-cell office:value-type="float" office:value="5.0253936127717937E-7" table:style-name="ce4">
            <text:p>5,02539E-07</text:p>
          </table:table-cell>
          <table:table-cell table:number-columns-repeated="16382"/>
        </table:table-row>
        <table:table-row table:style-name="ro1">
          <table:table-cell office:value-type="float" office:value="582.97702074406254" table:style-name="ce8">
            <text:p>582,98</text:p>
          </table:table-cell>
          <table:table-cell office:value-type="float" office:value="4.937713681447295E-7" table:style-name="ce4">
            <text:p>4,93771E-07</text:p>
          </table:table-cell>
          <table:table-cell table:number-columns-repeated="16382"/>
        </table:table-row>
        <table:table-row table:style-name="ro1">
          <table:table-cell office:value-type="float" office:value="583.37550228898988" table:style-name="ce8">
            <text:p>583,38</text:p>
          </table:table-cell>
          <table:table-cell office:value-type="float" office:value="4.8093575033298867E-7" table:style-name="ce4">
            <text:p>4,80936E-07</text:p>
          </table:table-cell>
          <table:table-cell table:number-columns-repeated="16382"/>
        </table:table-row>
        <table:table-row table:style-name="ro1">
          <table:table-cell office:value-type="float" office:value="583.77400620365086" table:style-name="ce8">
            <text:p>583,77</text:p>
          </table:table-cell>
          <table:table-cell office:value-type="float" office:value="4.7406780613503203E-7" table:style-name="ce4">
            <text:p>4,74068E-07</text:p>
          </table:table-cell>
          <table:table-cell table:number-columns-repeated="16382"/>
        </table:table-row>
        <table:table-row table:style-name="ro1">
          <table:table-cell office:value-type="float" office:value="584.17253250147587" table:style-name="ce8">
            <text:p>584,17</text:p>
          </table:table-cell>
          <table:table-cell office:value-type="float" office:value="4.7171904917421793E-7" table:style-name="ce4">
            <text:p>4,71719E-07</text:p>
          </table:table-cell>
          <table:table-cell table:number-columns-repeated="16382"/>
        </table:table-row>
        <table:table-row table:style-name="ro1">
          <table:table-cell office:value-type="float" office:value="584.57108119589543" table:style-name="ce8">
            <text:p>584,57</text:p>
          </table:table-cell>
          <table:table-cell office:value-type="float" office:value="5.0678419724768558E-7" table:style-name="ce4">
            <text:p>5,06784E-07</text:p>
          </table:table-cell>
          <table:table-cell table:number-columns-repeated="16382"/>
        </table:table-row>
        <table:table-row table:style-name="ro1">
          <table:table-cell office:value-type="float" office:value="584.96965230033993" table:style-name="ce8">
            <text:p>584,97</text:p>
          </table:table-cell>
          <table:table-cell office:value-type="float" office:value="5.8293667171313175E-7" table:style-name="ce4">
            <text:p>5,82937E-07</text:p>
          </table:table-cell>
          <table:table-cell table:number-columns-repeated="16382"/>
        </table:table-row>
        <table:table-row table:style-name="ro1">
          <table:table-cell office:value-type="float" office:value="585.36824582824022" table:style-name="ce8">
            <text:p>585,37</text:p>
          </table:table-cell>
          <table:table-cell office:value-type="float" office:value="6.7456883475879455E-7" table:style-name="ce4">
            <text:p>6,74569E-07</text:p>
          </table:table-cell>
          <table:table-cell table:number-columns-repeated="16382"/>
        </table:table-row>
        <table:table-row table:style-name="ro1">
          <table:table-cell office:value-type="float" office:value="585.76686179302658" table:style-name="ce8">
            <text:p>585,77</text:p>
          </table:table-cell>
          <table:table-cell office:value-type="float" office:value="7.5013078331527846E-7" table:style-name="ce4">
            <text:p>7,50131E-07</text:p>
          </table:table-cell>
          <table:table-cell table:number-columns-repeated="16382"/>
        </table:table-row>
        <table:table-row table:style-name="ro1">
          <table:table-cell office:value-type="float" office:value="586.16550020812952" table:style-name="ce8">
            <text:p>586,17</text:p>
          </table:table-cell>
          <table:table-cell office:value-type="float" office:value="7.8835003421200891E-7" table:style-name="ce4">
            <text:p>7,8835E-07</text:p>
          </table:table-cell>
          <table:table-cell table:number-columns-repeated="16382"/>
        </table:table-row>
        <table:table-row table:style-name="ro1">
          <table:table-cell office:value-type="float" office:value="586.56416108697965" table:style-name="ce8">
            <text:p>586,56</text:p>
          </table:table-cell>
          <table:table-cell office:value-type="float" office:value="7.7276266169169834E-7" table:style-name="ce4">
            <text:p>7,72763E-07</text:p>
          </table:table-cell>
          <table:table-cell table:number-columns-repeated="16382"/>
        </table:table-row>
        <table:table-row table:style-name="ro1">
          <table:table-cell office:value-type="float" office:value="586.9628444430075" table:style-name="ce8">
            <text:p>586,96</text:p>
          </table:table-cell>
          <table:table-cell office:value-type="float" office:value="7.0543147183575161E-7" table:style-name="ce4">
            <text:p>7,05431E-07</text:p>
          </table:table-cell>
          <table:table-cell table:number-columns-repeated="16382"/>
        </table:table-row>
        <table:table-row table:style-name="ro1">
          <table:table-cell office:value-type="float" office:value="587.36155028964356" table:style-name="ce8">
            <text:p>587,36</text:p>
          </table:table-cell>
          <table:table-cell office:value-type="float" office:value="6.0872180283852904E-7" table:style-name="ce4">
            <text:p>6,08722E-07</text:p>
          </table:table-cell>
          <table:table-cell table:number-columns-repeated="16382"/>
        </table:table-row>
        <table:table-row table:style-name="ro1">
          <table:table-cell office:value-type="float" office:value="587.76027864031835" table:style-name="ce8">
            <text:p>587,76</text:p>
          </table:table-cell>
          <table:table-cell office:value-type="float" office:value="5.2021316042720763E-7" table:style-name="ce4">
            <text:p>5,20213E-07</text:p>
          </table:table-cell>
          <table:table-cell table:number-columns-repeated="16382"/>
        </table:table-row>
        <table:table-row table:style-name="ro1">
          <table:table-cell office:value-type="float" office:value="588.15902950846225" table:style-name="ce8">
            <text:p>588,16</text:p>
          </table:table-cell>
          <table:table-cell office:value-type="float" office:value="4.5575247598861267E-7" table:style-name="ce4">
            <text:p>4,55752E-07</text:p>
          </table:table-cell>
          <table:table-cell table:number-columns-repeated="16382"/>
        </table:table-row>
        <table:table-row table:style-name="ro1">
          <table:table-cell office:value-type="float" office:value="588.55780290750602" table:style-name="ce8">
            <text:p>588,56</text:p>
          </table:table-cell>
          <table:table-cell office:value-type="float" office:value="4.0994779235418357E-7" table:style-name="ce4">
            <text:p>4,09948E-07</text:p>
          </table:table-cell>
          <table:table-cell table:number-columns-repeated="16382"/>
        </table:table-row>
        <table:table-row table:style-name="ro1">
          <table:table-cell office:value-type="float" office:value="588.95659885088003" table:style-name="ce8">
            <text:p>588,96</text:p>
          </table:table-cell>
          <table:table-cell office:value-type="float" office:value="3.8692725583646995E-7" table:style-name="ce4">
            <text:p>3,86927E-07</text:p>
          </table:table-cell>
          <table:table-cell table:number-columns-repeated="16382"/>
        </table:table-row>
        <table:table-row table:style-name="ro1">
          <table:table-cell office:value-type="float" office:value="589.3554173520148" table:style-name="ce8">
            <text:p>589,36</text:p>
          </table:table-cell>
          <table:table-cell office:value-type="float" office:value="3.8306765983609048E-7" table:style-name="ce4">
            <text:p>3,83068E-07</text:p>
          </table:table-cell>
          <table:table-cell table:number-columns-repeated="16382"/>
        </table:table-row>
        <table:table-row table:style-name="ro1">
          <table:table-cell office:value-type="float" office:value="589.75425842434095" table:style-name="ce8">
            <text:p>589,75</text:p>
          </table:table-cell>
          <table:table-cell office:value-type="float" office:value="3.964940129125174E-7" table:style-name="ce4">
            <text:p>3,96494E-07</text:p>
          </table:table-cell>
          <table:table-cell table:number-columns-repeated="16382"/>
        </table:table-row>
        <table:table-row table:style-name="ro1">
          <table:table-cell office:value-type="float" office:value="590.15312208128898" table:style-name="ce8">
            <text:p>590,15</text:p>
          </table:table-cell>
          <table:table-cell office:value-type="float" office:value="4.2523278420808835E-7" table:style-name="ce4">
            <text:p>4,25233E-07</text:p>
          </table:table-cell>
          <table:table-cell table:number-columns-repeated="16382"/>
        </table:table-row>
        <table:table-row table:style-name="ro1">
          <table:table-cell office:value-type="float" office:value="590.5520083362893" table:style-name="ce8">
            <text:p>590,55</text:p>
          </table:table-cell>
          <table:table-cell office:value-type="float" office:value="4.822320170441174E-7" table:style-name="ce4">
            <text:p>4,82232E-07</text:p>
          </table:table-cell>
          <table:table-cell table:number-columns-repeated="16382"/>
        </table:table-row>
        <table:table-row table:style-name="ro1">
          <table:table-cell office:value-type="float" office:value="590.95091720277253" table:style-name="ce8">
            <text:p>590,95</text:p>
          </table:table-cell>
          <table:table-cell office:value-type="float" office:value="5.5333486138521989E-7" table:style-name="ce4">
            <text:p>5,53335E-07</text:p>
          </table:table-cell>
          <table:table-cell table:number-columns-repeated="16382"/>
        </table:table-row>
        <table:table-row table:style-name="ro1">
          <table:table-cell office:value-type="float" office:value="591.34984869416917" table:style-name="ce8">
            <text:p>591,35</text:p>
          </table:table-cell>
          <table:table-cell office:value-type="float" office:value="6.1287916111804166E-7" table:style-name="ce4">
            <text:p>6,12879E-07</text:p>
          </table:table-cell>
          <table:table-cell table:number-columns-repeated="16382"/>
        </table:table-row>
        <table:table-row table:style-name="ro1">
          <table:table-cell office:value-type="float" office:value="591.74880282390973" table:style-name="ce8">
            <text:p>591,75</text:p>
          </table:table-cell>
          <table:table-cell office:value-type="float" office:value="6.5143972609244404E-7" table:style-name="ce4">
            <text:p>6,5144E-07</text:p>
          </table:table-cell>
          <table:table-cell table:number-columns-repeated="16382"/>
        </table:table-row>
        <table:table-row table:style-name="ro1">
          <table:table-cell office:value-type="float" office:value="592.1477796054246" table:style-name="ce8">
            <text:p>592,15</text:p>
          </table:table-cell>
          <table:table-cell office:value-type="float" office:value="6.4602997292195124E-7" table:style-name="ce4">
            <text:p>6,4603E-07</text:p>
          </table:table-cell>
          <table:table-cell table:number-columns-repeated="16382"/>
        </table:table-row>
        <table:table-row table:style-name="ro1">
          <table:table-cell office:value-type="float" office:value="592.54677905214453" table:style-name="ce8">
            <text:p>592,55</text:p>
          </table:table-cell>
          <table:table-cell office:value-type="float" office:value="6.0654031115121862E-7" table:style-name="ce4">
            <text:p>6,0654E-07</text:p>
          </table:table-cell>
          <table:table-cell table:number-columns-repeated="16382"/>
        </table:table-row>
        <table:table-row table:style-name="ro1">
          <table:table-cell office:value-type="float" office:value="592.94580117750002" table:style-name="ce8">
            <text:p>592,95</text:p>
          </table:table-cell>
          <table:table-cell office:value-type="float" office:value="5.2954363962357484E-7" table:style-name="ce4">
            <text:p>5,29544E-07</text:p>
          </table:table-cell>
          <table:table-cell table:number-columns-repeated="16382"/>
        </table:table-row>
        <table:table-row table:style-name="ro1">
          <table:table-cell office:value-type="float" office:value="593.34484599492146" table:style-name="ce8">
            <text:p>593,34</text:p>
          </table:table-cell>
          <table:table-cell office:value-type="float" office:value="4.4786392880395094E-7" table:style-name="ce4">
            <text:p>4,47864E-07</text:p>
          </table:table-cell>
          <table:table-cell table:number-columns-repeated="16382"/>
        </table:table-row>
        <table:table-row table:style-name="ro1">
          <table:table-cell office:value-type="float" office:value="593.74391351783936" table:style-name="ce8">
            <text:p>593,74</text:p>
          </table:table-cell>
          <table:table-cell office:value-type="float" office:value="3.7697004056510619E-7" table:style-name="ce4">
            <text:p>3,7697E-07</text:p>
          </table:table-cell>
          <table:table-cell table:number-columns-repeated="16382"/>
        </table:table-row>
        <table:table-row table:style-name="ro1">
          <table:table-cell office:value-type="float" office:value="594.14300375968435" table:style-name="ce8">
            <text:p>594,14</text:p>
          </table:table-cell>
          <table:table-cell office:value-type="float" office:value="3.2799243167713883E-7" table:style-name="ce4">
            <text:p>3,27992E-07</text:p>
          </table:table-cell>
          <table:table-cell table:number-columns-repeated="16382"/>
        </table:table-row>
        <table:table-row table:style-name="ro1">
          <table:table-cell office:value-type="float" office:value="594.54211673388681" table:style-name="ce8">
            <text:p>594,54</text:p>
          </table:table-cell>
          <table:table-cell office:value-type="float" office:value="2.9283274810350311E-7" table:style-name="ce4">
            <text:p>2,92833E-07</text:p>
          </table:table-cell>
          <table:table-cell table:number-columns-repeated="16382"/>
        </table:table-row>
        <table:table-row table:style-name="ro1">
          <table:table-cell office:value-type="float" office:value="594.9412524538775" table:style-name="ce8">
            <text:p>594,94</text:p>
          </table:table-cell>
          <table:table-cell office:value-type="float" office:value="2.7205594689095592E-7" table:style-name="ce4">
            <text:p>2,72056E-07</text:p>
          </table:table-cell>
          <table:table-cell table:number-columns-repeated="16382"/>
        </table:table-row>
        <table:table-row table:style-name="ro1">
          <table:table-cell office:value-type="float" office:value="595.34041093308679" table:style-name="ce8">
            <text:p>595,34</text:p>
          </table:table-cell>
          <table:table-cell office:value-type="float" office:value="2.6071627923493499E-7" table:style-name="ce4">
            <text:p>2,60716E-07</text:p>
          </table:table-cell>
          <table:table-cell table:number-columns-repeated="16382"/>
        </table:table-row>
        <table:table-row table:style-name="ro1">
          <table:table-cell office:value-type="float" office:value="595.73959218494508" table:style-name="ce8">
            <text:p>595,74</text:p>
          </table:table-cell>
          <table:table-cell office:value-type="float" office:value="2.6160119940719147E-7" table:style-name="ce4">
            <text:p>2,61601E-07</text:p>
          </table:table-cell>
          <table:table-cell table:number-columns-repeated="16382"/>
        </table:table-row>
        <table:table-row table:style-name="ro1">
          <table:table-cell office:value-type="float" office:value="596.138796222883" table:style-name="ce8">
            <text:p>596,14</text:p>
          </table:table-cell>
          <table:table-cell office:value-type="float" office:value="2.769063533879149E-7" table:style-name="ce4">
            <text:p>2,76906E-07</text:p>
          </table:table-cell>
          <table:table-cell table:number-columns-repeated="16382"/>
        </table:table-row>
        <table:table-row table:style-name="ro1">
          <table:table-cell office:value-type="float" office:value="596.53802306033117" table:style-name="ce8">
            <text:p>596,54</text:p>
          </table:table-cell>
          <table:table-cell office:value-type="float" office:value="3.0366556235494689E-7" table:style-name="ce4">
            <text:p>3,03666E-07</text:p>
          </table:table-cell>
          <table:table-cell table:number-columns-repeated="16382"/>
        </table:table-row>
        <table:table-row table:style-name="ro1">
          <table:table-cell office:value-type="float" office:value="596.93727271071998" table:style-name="ce8">
            <text:p>596,94</text:p>
          </table:table-cell>
          <table:table-cell office:value-type="float" office:value="3.4163367994004476E-7" table:style-name="ce4">
            <text:p>3,41634E-07</text:p>
          </table:table-cell>
          <table:table-cell table:number-columns-repeated="16382"/>
        </table:table-row>
        <table:table-row table:style-name="ro1">
          <table:table-cell office:value-type="float" office:value="597.33654518748006" table:style-name="ce8">
            <text:p>597,34</text:p>
          </table:table-cell>
          <table:table-cell office:value-type="float" office:value="3.8837497520577514E-7" table:style-name="ce4">
            <text:p>3,88375E-07</text:p>
          </table:table-cell>
          <table:table-cell table:number-columns-repeated="16382"/>
        </table:table-row>
        <table:table-row table:style-name="ro1">
          <table:table-cell office:value-type="float" office:value="597.73584050404179" table:style-name="ce8">
            <text:p>597,74</text:p>
          </table:table-cell>
          <table:table-cell office:value-type="float" office:value="4.2835064228785514E-7" table:style-name="ce4">
            <text:p>4,28351E-07</text:p>
          </table:table-cell>
          <table:table-cell table:number-columns-repeated="16382"/>
        </table:table-row>
        <table:table-row table:style-name="ro1">
          <table:table-cell office:value-type="float" office:value="598.1351586738358" table:style-name="ce8">
            <text:p>598,14</text:p>
          </table:table-cell>
          <table:table-cell office:value-type="float" office:value="4.5255248464177153E-7" table:style-name="ce4">
            <text:p>4,52552E-07</text:p>
          </table:table-cell>
          <table:table-cell table:number-columns-repeated="16382"/>
        </table:table-row>
        <table:table-row table:style-name="ro1">
          <table:table-cell office:value-type="float" office:value="598.53449971029249" table:style-name="ce8">
            <text:p>598,53</text:p>
          </table:table-cell>
          <table:table-cell office:value-type="float" office:value="4.4831999930830303E-7" table:style-name="ce4">
            <text:p>4,4832E-07</text:p>
          </table:table-cell>
          <table:table-cell table:number-columns-repeated="16382"/>
        </table:table-row>
        <table:table-row table:style-name="ro1">
          <table:table-cell office:value-type="float" office:value="598.93386362684248" table:style-name="ce8">
            <text:p>598,93</text:p>
          </table:table-cell>
          <table:table-cell office:value-type="float" office:value="4.3975258444732933E-7" table:style-name="ce4">
            <text:p>4,39753E-07</text:p>
          </table:table-cell>
          <table:table-cell table:number-columns-repeated="16382"/>
        </table:table-row>
        <table:table-row table:style-name="ro1">
          <table:table-cell office:value-type="float" office:value="599.33325043691639" table:style-name="ce8">
            <text:p>599,33</text:p>
          </table:table-cell>
          <table:table-cell office:value-type="float" office:value="4.0628109383650301E-7" table:style-name="ce4">
            <text:p>4,06281E-07</text:p>
          </table:table-cell>
          <table:table-cell table:number-columns-repeated="16382"/>
        </table:table-row>
        <table:table-row table:style-name="ro1">
          <table:table-cell office:value-type="float" office:value="599.73266015394449" table:style-name="ce8">
            <text:p>599,73</text:p>
          </table:table-cell>
          <table:table-cell office:value-type="float" office:value="3.5430259827900973E-7" table:style-name="ce4">
            <text:p>3,54303E-07</text:p>
          </table:table-cell>
          <table:table-cell table:number-columns-repeated="16382"/>
        </table:table-row>
        <table:table-row table:style-name="ro1">
          <table:table-cell office:value-type="float" office:value="600.13209279135742" table:style-name="ce8">
            <text:p>600,13</text:p>
          </table:table-cell>
          <table:table-cell office:value-type="float" office:value="3.0840391559031642E-7" table:style-name="ce4">
            <text:p>3,08404E-07</text:p>
          </table:table-cell>
          <table:table-cell table:number-columns-repeated="16382"/>
        </table:table-row>
        <table:table-row table:style-name="ro1">
          <table:table-cell office:value-type="float" office:value="600.5315483625858" table:style-name="ce8">
            <text:p>600,53</text:p>
          </table:table-cell>
          <table:table-cell office:value-type="float" office:value="2.6523326981277052E-7" table:style-name="ce4">
            <text:p>2,65233E-07</text:p>
          </table:table-cell>
          <table:table-cell table:number-columns-repeated="16382"/>
        </table:table-row>
        <table:table-row table:style-name="ro1">
          <table:table-cell office:value-type="float" office:value="600.93102688106001" table:style-name="ce8">
            <text:p>600,93</text:p>
          </table:table-cell>
          <table:table-cell office:value-type="float" office:value="2.3414187266260472E-7" table:style-name="ce4">
            <text:p>2,34142E-07</text:p>
          </table:table-cell>
          <table:table-cell table:number-columns-repeated="16382"/>
        </table:table-row>
        <table:table-row table:style-name="ro1">
          <table:table-cell office:value-type="float" office:value="601.33052836021056" table:style-name="ce8">
            <text:p>601,33</text:p>
          </table:table-cell>
          <table:table-cell office:value-type="float" office:value="2.0911525943166074E-7" table:style-name="ce4">
            <text:p>2,09115E-07</text:p>
          </table:table-cell>
          <table:table-cell table:number-columns-repeated="16382"/>
        </table:table-row>
        <table:table-row table:style-name="ro1">
          <table:table-cell office:value-type="float" office:value="601.73005281346809" table:style-name="ce8">
            <text:p>601,73</text:p>
          </table:table-cell>
          <table:table-cell office:value-type="float" office:value="1.9760746962941773E-7" table:style-name="ce4">
            <text:p>1,97607E-07</text:p>
          </table:table-cell>
          <table:table-cell table:number-columns-repeated="16382"/>
        </table:table-row>
        <table:table-row table:style-name="ro1">
          <table:table-cell office:value-type="float" office:value="602.1296002542631" table:style-name="ce8">
            <text:p>602,13</text:p>
          </table:table-cell>
          <table:table-cell office:value-type="float" office:value="1.9049135024867546E-7" table:style-name="ce4">
            <text:p>1,90491E-07</text:p>
          </table:table-cell>
          <table:table-cell table:number-columns-repeated="16382"/>
        </table:table-row>
        <table:table-row table:style-name="ro1">
          <table:table-cell office:value-type="float" office:value="602.52917069602609" table:style-name="ce8">
            <text:p>602,53</text:p>
          </table:table-cell>
          <table:table-cell office:value-type="float" office:value="1.9308198263091312E-7" table:style-name="ce4">
            <text:p>1,93082E-07</text:p>
          </table:table-cell>
          <table:table-cell table:number-columns-repeated="16382"/>
        </table:table-row>
        <table:table-row table:style-name="ro1">
          <table:table-cell office:value-type="float" office:value="602.92876415218757" table:style-name="ce8">
            <text:p>602,93</text:p>
          </table:table-cell>
          <table:table-cell office:value-type="float" office:value="1.9389000104299193E-7" table:style-name="ce4">
            <text:p>1,9389E-07</text:p>
          </table:table-cell>
          <table:table-cell table:number-columns-repeated="16382"/>
        </table:table-row>
        <table:table-row table:style-name="ro1">
          <table:table-cell office:value-type="float" office:value="603.32838063617794" table:style-name="ce8">
            <text:p>603,33</text:p>
          </table:table-cell>
          <table:table-cell office:value-type="float" office:value="2.0288717381553055E-7" table:style-name="ce4">
            <text:p>2,02887E-07</text:p>
          </table:table-cell>
          <table:table-cell table:number-columns-repeated="16382"/>
        </table:table-row>
        <table:table-row table:style-name="ro1">
          <table:table-cell office:value-type="float" office:value="603.72802016142782" table:style-name="ce8">
            <text:p>603,73</text:p>
          </table:table-cell>
          <table:table-cell office:value-type="float" office:value="2.1341284575094836E-7" table:style-name="ce4">
            <text:p>2,13413E-07</text:p>
          </table:table-cell>
          <table:table-cell table:number-columns-repeated="16382"/>
        </table:table-row>
        <table:table-row table:style-name="ro1">
          <table:table-cell office:value-type="float" office:value="604.12768274136783" table:style-name="ce8">
            <text:p>604,13</text:p>
          </table:table-cell>
          <table:table-cell office:value-type="float" office:value="2.2024763236941835E-7" table:style-name="ce4">
            <text:p>2,20248E-07</text:p>
          </table:table-cell>
          <table:table-cell table:number-columns-repeated="16382"/>
        </table:table-row>
        <table:table-row table:style-name="ro1">
          <table:table-cell office:value-type="float" office:value="604.52736838942837" table:style-name="ce8">
            <text:p>604,53</text:p>
          </table:table-cell>
          <table:table-cell office:value-type="float" office:value="2.3457315806054616E-7" table:style-name="ce4">
            <text:p>2,34573E-07</text:p>
          </table:table-cell>
          <table:table-cell table:number-columns-repeated="16382"/>
        </table:table-row>
        <table:table-row table:style-name="ro1">
          <table:table-cell office:value-type="float" office:value="604.92707711903995" table:style-name="ce8">
            <text:p>604,93</text:p>
          </table:table-cell>
          <table:table-cell office:value-type="float" office:value="2.5347246573901523E-7" table:style-name="ce4">
            <text:p>2,53472E-07</text:p>
          </table:table-cell>
          <table:table-cell table:number-columns-repeated="16382"/>
        </table:table-row>
        <table:table-row table:style-name="ro1">
          <table:table-cell office:value-type="float" office:value="605.32680894363318" table:style-name="ce8">
            <text:p>605,33</text:p>
          </table:table-cell>
          <table:table-cell office:value-type="float" office:value="2.7776704029744027E-7" table:style-name="ce4">
            <text:p>2,77767E-07</text:p>
          </table:table-cell>
          <table:table-cell table:number-columns-repeated="16382"/>
        </table:table-row>
        <table:table-row table:style-name="ro1">
          <table:table-cell office:value-type="float" office:value="605.72656387663858" table:style-name="ce8">
            <text:p>605,73</text:p>
          </table:table-cell>
          <table:table-cell office:value-type="float" office:value="3.1498481656723481E-7" table:style-name="ce4">
            <text:p>3,14985E-07</text:p>
          </table:table-cell>
          <table:table-cell table:number-columns-repeated="16382"/>
        </table:table-row>
        <table:table-row table:style-name="ro1">
          <table:table-cell office:value-type="float" office:value="606.12634193148654" table:style-name="ce8">
            <text:p>606,13</text:p>
          </table:table-cell>
          <table:table-cell office:value-type="float" office:value="3.575167427481387E-7" table:style-name="ce4">
            <text:p>3,57517E-07</text:p>
          </table:table-cell>
          <table:table-cell table:number-columns-repeated="16382"/>
        </table:table-row>
        <table:table-row table:style-name="ro1">
          <table:table-cell office:value-type="float" office:value="606.52614312160767" table:style-name="ce8">
            <text:p>606,53</text:p>
          </table:table-cell>
          <table:table-cell office:value-type="float" office:value="4.1911723256130356E-7" table:style-name="ce4">
            <text:p>4,19117E-07</text:p>
          </table:table-cell>
          <table:table-cell table:number-columns-repeated="16382"/>
        </table:table-row>
        <table:table-row table:style-name="ro1">
          <table:table-cell office:value-type="float" office:value="606.9259674604325" table:style-name="ce8">
            <text:p>606,93</text:p>
          </table:table-cell>
          <table:table-cell office:value-type="float" office:value="5.1326997495261291E-7" table:style-name="ce4">
            <text:p>5,1327E-07</text:p>
          </table:table-cell>
          <table:table-cell table:number-columns-repeated="16382"/>
        </table:table-row>
        <table:table-row table:style-name="ro1">
          <table:table-cell office:value-type="float" office:value="607.32581496139153" table:style-name="ce8">
            <text:p>607,33</text:p>
          </table:table-cell>
          <table:table-cell office:value-type="float" office:value="6.6557439013896548E-7" table:style-name="ce4">
            <text:p>6,65574E-07</text:p>
          </table:table-cell>
          <table:table-cell table:number-columns-repeated="16382"/>
        </table:table-row>
        <table:table-row table:style-name="ro1">
          <table:table-cell office:value-type="float" office:value="607.72568563791526" table:style-name="ce8">
            <text:p>607,73</text:p>
          </table:table-cell>
          <table:table-cell office:value-type="float" office:value="9.3320250011444049E-7" table:style-name="ce4">
            <text:p>9,33203E-07</text:p>
          </table:table-cell>
          <table:table-cell table:number-columns-repeated="16382"/>
        </table:table-row>
        <table:table-row table:style-name="ro1">
          <table:table-cell office:value-type="float" office:value="608.12557950343421" table:style-name="ce8">
            <text:p>608,13</text:p>
          </table:table-cell>
          <table:table-cell office:value-type="float" office:value="1.3913433039970799E-6" table:style-name="ce4">
            <text:p>1,39134E-06</text:p>
          </table:table-cell>
          <table:table-cell table:number-columns-repeated="16382"/>
        </table:table-row>
        <table:table-row table:style-name="ro1">
          <table:table-cell office:value-type="float" office:value="608.52549657137899" table:style-name="ce8">
            <text:p>608,53</text:p>
          </table:table-cell>
          <table:table-cell office:value-type="float" office:value="2.1918589486389418E-6" table:style-name="ce4">
            <text:p>2,19186E-06</text:p>
          </table:table-cell>
          <table:table-cell table:number-columns-repeated="16382"/>
        </table:table-row>
        <table:table-row table:style-name="ro1">
          <table:table-cell office:value-type="float" office:value="608.92543685518001" table:style-name="ce8">
            <text:p>608,93</text:p>
          </table:table-cell>
          <table:table-cell office:value-type="float" office:value="3.3250325088044713E-6" table:style-name="ce4">
            <text:p>3,32503E-06</text:p>
          </table:table-cell>
          <table:table-cell table:number-columns-repeated="16382"/>
        </table:table-row>
        <table:table-row table:style-name="ro1">
          <table:table-cell office:value-type="float" office:value="609.32540036826776" table:style-name="ce8">
            <text:p>609,33</text:p>
          </table:table-cell>
          <table:table-cell office:value-type="float" office:value="4.560434997868314E-6" table:style-name="ce4">
            <text:p>4,56043E-06</text:p>
          </table:table-cell>
          <table:table-cell table:number-columns-repeated="16382"/>
        </table:table-row>
        <table:table-row table:style-name="ro1">
          <table:table-cell office:value-type="float" office:value="609.72538712407299" table:style-name="ce8">
            <text:p>609,73</text:p>
          </table:table-cell>
          <table:table-cell office:value-type="float" office:value="5.5492602139165294E-6" table:style-name="ce4">
            <text:p>5,54926E-06</text:p>
          </table:table-cell>
          <table:table-cell table:number-columns-repeated="16382"/>
        </table:table-row>
        <table:table-row table:style-name="ro1">
          <table:table-cell office:value-type="float" office:value="610.12539713602598" table:style-name="ce8">
            <text:p>610,13</text:p>
          </table:table-cell>
          <table:table-cell office:value-type="float" office:value="6.1875381197759054E-6" table:style-name="ce4">
            <text:p>6,18754E-06</text:p>
          </table:table-cell>
          <table:table-cell table:number-columns-repeated="16382"/>
        </table:table-row>
        <table:table-row table:style-name="ro1">
          <table:table-cell office:value-type="float" office:value="610.52543041755735" table:style-name="ce8">
            <text:p>610,53</text:p>
          </table:table-cell>
          <table:table-cell office:value-type="float" office:value="6.253005775622296E-6" table:style-name="ce4">
            <text:p>6,25301E-06</text:p>
          </table:table-cell>
          <table:table-cell table:number-columns-repeated="16382"/>
        </table:table-row>
        <table:table-row table:style-name="ro1">
          <table:table-cell office:value-type="float" office:value="610.92548698209748" table:style-name="ce8">
            <text:p>610,93</text:p>
          </table:table-cell>
          <table:table-cell office:value-type="float" office:value="5.7363654291062998E-6" table:style-name="ce4">
            <text:p>5,73637E-06</text:p>
          </table:table-cell>
          <table:table-cell table:number-columns-repeated="16382"/>
        </table:table-row>
        <table:table-row table:style-name="ro1">
          <table:table-cell office:value-type="float" office:value="611.32556684307713" table:style-name="ce8">
            <text:p>611,33</text:p>
          </table:table-cell>
          <table:table-cell office:value-type="float" office:value="4.9220629041727566E-6" table:style-name="ce4">
            <text:p>4,92206E-06</text:p>
          </table:table-cell>
          <table:table-cell table:number-columns-repeated="16382"/>
        </table:table-row>
        <table:table-row table:style-name="ro1">
          <table:table-cell office:value-type="float" office:value="611.72567001392667" table:style-name="ce8">
            <text:p>611,73</text:p>
          </table:table-cell>
          <table:table-cell office:value-type="float" office:value="4.1118079012667213E-6" table:style-name="ce4">
            <text:p>4,11181E-06</text:p>
          </table:table-cell>
          <table:table-cell table:number-columns-repeated="16382"/>
        </table:table-row>
        <table:table-row table:style-name="ro1">
          <table:table-cell office:value-type="float" office:value="612.12579650807663" table:style-name="ce8">
            <text:p>612,13</text:p>
          </table:table-cell>
          <table:table-cell office:value-type="float" office:value="3.4400109463796493E-6" table:style-name="ce4">
            <text:p>3,44001E-06</text:p>
          </table:table-cell>
          <table:table-cell table:number-columns-repeated="16382"/>
        </table:table-row>
        <table:table-row table:style-name="ro1">
          <table:table-cell office:value-type="float" office:value="612.52594633895751" table:style-name="ce8">
            <text:p>612,53</text:p>
          </table:table-cell>
          <table:table-cell office:value-type="float" office:value="2.8822828719138902E-6" table:style-name="ce4">
            <text:p>2,88228E-06</text:p>
          </table:table-cell>
          <table:table-cell table:number-columns-repeated="16382"/>
        </table:table-row>
        <table:table-row table:style-name="ro1">
          <table:table-cell office:value-type="float" office:value="612.92611952000004" table:style-name="ce8">
            <text:p>612,93</text:p>
          </table:table-cell>
          <table:table-cell office:value-type="float" office:value="2.4915071368659885E-6" table:style-name="ce4">
            <text:p>2,49151E-06</text:p>
          </table:table-cell>
          <table:table-cell table:number-columns-repeated="16382"/>
        </table:table-row>
        <table:table-row table:style-name="ro1">
          <table:table-cell office:value-type="float" office:value="613.3263160646344" table:style-name="ce8">
            <text:p>613,33</text:p>
          </table:table-cell>
          <table:table-cell office:value-type="float" office:value="2.1800590359254316E-6" table:style-name="ce4">
            <text:p>2,18006E-06</text:p>
          </table:table-cell>
          <table:table-cell table:number-columns-repeated="16382"/>
        </table:table-row>
        <table:table-row table:style-name="ro1">
          <table:table-cell office:value-type="float" office:value="613.72653598629131" table:style-name="ce8">
            <text:p>613,73</text:p>
          </table:table-cell>
          <table:table-cell office:value-type="float" office:value="1.9028092896250387E-6" table:style-name="ce4">
            <text:p>1,90281E-06</text:p>
          </table:table-cell>
          <table:table-cell table:number-columns-repeated="16382"/>
        </table:table-row>
        <table:table-row table:style-name="ro1">
          <table:table-cell office:value-type="float" office:value="614.12677929840129" table:style-name="ce8">
            <text:p>614,13</text:p>
          </table:table-cell>
          <table:table-cell office:value-type="float" office:value="1.6517701242260119E-6" table:style-name="ce4">
            <text:p>1,65177E-06</text:p>
          </table:table-cell>
          <table:table-cell table:number-columns-repeated="16382"/>
        </table:table-row>
        <table:table-row table:style-name="ro1">
          <table:table-cell office:value-type="float" office:value="614.52704601439484" table:style-name="ce8">
            <text:p>614,53</text:p>
          </table:table-cell>
          <table:table-cell office:value-type="float" office:value="1.3968549047653299E-6" table:style-name="ce4">
            <text:p>1,39685E-06</text:p>
          </table:table-cell>
          <table:table-cell table:number-columns-repeated="16382"/>
        </table:table-row>
        <table:table-row table:style-name="ro1">
          <table:table-cell office:value-type="float" office:value="614.92733614770248" table:style-name="ce8">
            <text:p>614,93</text:p>
          </table:table-cell>
          <table:table-cell office:value-type="float" office:value="1.1685011192058147E-6" table:style-name="ce4">
            <text:p>1,1685E-06</text:p>
          </table:table-cell>
          <table:table-cell table:number-columns-repeated="16382"/>
        </table:table-row>
        <table:table-row table:style-name="ro1">
          <table:table-cell office:value-type="float" office:value="615.3276497117547" table:style-name="ce8">
            <text:p>615,33</text:p>
          </table:table-cell>
          <table:table-cell office:value-type="float" office:value="9.78523246331803E-7" table:style-name="ce4">
            <text:p>9,78523E-07</text:p>
          </table:table-cell>
          <table:table-cell table:number-columns-repeated="16382"/>
        </table:table-row>
        <table:table-row table:style-name="ro1">
          <table:table-cell office:value-type="float" office:value="615.72798671998203" table:style-name="ce8">
            <text:p>615,73</text:p>
          </table:table-cell>
          <table:table-cell office:value-type="float" office:value="8.17250549282742E-7" table:style-name="ce4">
            <text:p>8,17251E-07</text:p>
          </table:table-cell>
          <table:table-cell table:number-columns-repeated="16382"/>
        </table:table-row>
        <table:table-row table:style-name="ro1">
          <table:table-cell office:value-type="float" office:value="616.12834718581507" table:style-name="ce8">
            <text:p>616,13</text:p>
          </table:table-cell>
          <table:table-cell office:value-type="float" office:value="6.9933214296142236E-7" table:style-name="ce4">
            <text:p>6,99332E-07</text:p>
          </table:table-cell>
          <table:table-cell table:number-columns-repeated="16382"/>
        </table:table-row>
        <table:table-row table:style-name="ro1">
          <table:table-cell office:value-type="float" office:value="616.52873112268412" table:style-name="ce8">
            <text:p>616,53</text:p>
          </table:table-cell>
          <table:table-cell office:value-type="float" office:value="6.1271350513722637E-7" table:style-name="ce4">
            <text:p>6,12714E-07</text:p>
          </table:table-cell>
          <table:table-cell table:number-columns-repeated="16382"/>
        </table:table-row>
        <table:table-row table:style-name="ro1">
          <table:table-cell office:value-type="float" office:value="616.92913854402002" table:style-name="ce8">
            <text:p>616,93</text:p>
          </table:table-cell>
          <table:table-cell office:value-type="float" office:value="5.5013575050301106E-7" table:style-name="ce4">
            <text:p>5,50136E-07</text:p>
          </table:table-cell>
          <table:table-cell table:number-columns-repeated="16382"/>
        </table:table-row>
        <table:table-row table:style-name="ro1">
          <table:table-cell office:value-type="float" office:value="617.32956946325305" table:style-name="ce8">
            <text:p>617,33</text:p>
          </table:table-cell>
          <table:table-cell office:value-type="float" office:value="5.1406740275646373E-7" table:style-name="ce4">
            <text:p>5,14067E-07</text:p>
          </table:table-cell>
          <table:table-cell table:number-columns-repeated="16382"/>
        </table:table-row>
        <table:table-row table:style-name="ro1">
          <table:table-cell office:value-type="float" office:value="617.73002389381372" table:style-name="ce8">
            <text:p>617,73</text:p>
          </table:table-cell>
          <table:table-cell office:value-type="float" office:value="4.851687373097857E-7" table:style-name="ce4">
            <text:p>4,85169E-07</text:p>
          </table:table-cell>
          <table:table-cell table:number-columns-repeated="16382"/>
        </table:table-row>
        <table:table-row table:style-name="ro1">
          <table:table-cell office:value-type="float" office:value="618.13050184913277" table:style-name="ce8">
            <text:p>618,13</text:p>
          </table:table-cell>
          <table:table-cell office:value-type="float" office:value="4.7732207455164439E-7" table:style-name="ce4">
            <text:p>4,77322E-07</text:p>
          </table:table-cell>
          <table:table-cell table:number-columns-repeated="16382"/>
        </table:table-row>
        <table:table-row table:style-name="ro1">
          <table:table-cell office:value-type="float" office:value="618.53100334264047" table:style-name="ce8">
            <text:p>618,53</text:p>
          </table:table-cell>
          <table:table-cell office:value-type="float" office:value="4.7808969982529918E-7" table:style-name="ce4">
            <text:p>4,7809E-07</text:p>
          </table:table-cell>
          <table:table-cell table:number-columns-repeated="16382"/>
        </table:table-row>
        <table:table-row table:style-name="ro1">
          <table:table-cell office:value-type="float" office:value="618.93152838776746" table:style-name="ce8">
            <text:p>618,93</text:p>
          </table:table-cell>
          <table:table-cell office:value-type="float" office:value="4.8059652769648894E-7" table:style-name="ce4">
            <text:p>4,80597E-07</text:p>
          </table:table-cell>
          <table:table-cell table:number-columns-repeated="16382"/>
        </table:table-row>
        <table:table-row table:style-name="ro1">
          <table:table-cell office:value-type="float" office:value="619.33207699794434" table:style-name="ce8">
            <text:p>619,33</text:p>
          </table:table-cell>
          <table:table-cell office:value-type="float" office:value="4.8502431603243726E-7" table:style-name="ce4">
            <text:p>4,85024E-07</text:p>
          </table:table-cell>
          <table:table-cell table:number-columns-repeated="16382"/>
        </table:table-row>
        <table:table-row table:style-name="ro1">
          <table:table-cell office:value-type="float" office:value="619.73264918660152" table:style-name="ce8">
            <text:p>619,73</text:p>
          </table:table-cell>
          <table:table-cell office:value-type="float" office:value="4.8790986737293889E-7" table:style-name="ce4">
            <text:p>4,8791E-07</text:p>
          </table:table-cell>
          <table:table-cell table:number-columns-repeated="16382"/>
        </table:table-row>
        <table:table-row table:style-name="ro1">
          <table:table-cell office:value-type="float" office:value="620.1332449671695" table:style-name="ce8">
            <text:p>620,13</text:p>
          </table:table-cell>
          <table:table-cell office:value-type="float" office:value="4.8755887993524679E-7" table:style-name="ce4">
            <text:p>4,87559E-07</text:p>
          </table:table-cell>
          <table:table-cell table:number-columns-repeated="16382"/>
        </table:table-row>
        <table:table-row table:style-name="ro1">
          <table:table-cell office:value-type="float" office:value="620.5338643530788" table:style-name="ce8">
            <text:p>620,53</text:p>
          </table:table-cell>
          <table:table-cell office:value-type="float" office:value="4.8238728546924563E-7" table:style-name="ce4">
            <text:p>4,82387E-07</text:p>
          </table:table-cell>
          <table:table-cell table:number-columns-repeated="16382"/>
        </table:table-row>
        <table:table-row table:style-name="ro1">
          <table:table-cell office:value-type="float" office:value="620.93450735776003" table:style-name="ce8">
            <text:p>620,93</text:p>
          </table:table-cell>
          <table:table-cell office:value-type="float" office:value="4.8380884046061198E-7" table:style-name="ce4">
            <text:p>4,83809E-07</text:p>
          </table:table-cell>
          <table:table-cell table:number-columns-repeated="16382"/>
        </table:table-row>
        <table:table-row table:style-name="ro1">
          <table:table-cell office:value-type="float" office:value="621.33517399464358" table:style-name="ce8">
            <text:p>621,34</text:p>
          </table:table-cell>
          <table:table-cell office:value-type="float" office:value="4.8332517988835138E-7" table:style-name="ce4">
            <text:p>4,83325E-07</text:p>
          </table:table-cell>
          <table:table-cell table:number-columns-repeated="16382"/>
        </table:table-row>
        <table:table-row table:style-name="ro1">
          <table:table-cell office:value-type="float" office:value="621.73586427716009" table:style-name="ce8">
            <text:p>621,74</text:p>
          </table:table-cell>
          <table:table-cell office:value-type="float" office:value="4.8814810689324225E-7" table:style-name="ce4">
            <text:p>4,88148E-07</text:p>
          </table:table-cell>
          <table:table-cell table:number-columns-repeated="16382"/>
        </table:table-row>
        <table:table-row table:style-name="ro1">
          <table:table-cell office:value-type="float" office:value="622.13657821874017" table:style-name="ce8">
            <text:p>622,14</text:p>
          </table:table-cell>
          <table:table-cell office:value-type="float" office:value="4.929464206885298E-7" table:style-name="ce4">
            <text:p>4,92946E-07</text:p>
          </table:table-cell>
          <table:table-cell table:number-columns-repeated="16382"/>
        </table:table-row>
        <table:table-row table:style-name="ro1">
          <table:table-cell office:value-type="float" office:value="622.5373158328141" table:style-name="ce8">
            <text:p>622,54</text:p>
          </table:table-cell>
          <table:table-cell office:value-type="float" office:value="4.9352905397674011E-7" table:style-name="ce4">
            <text:p>4,93529E-07</text:p>
          </table:table-cell>
          <table:table-cell table:number-columns-repeated="16382"/>
        </table:table-row>
        <table:table-row table:style-name="ro1">
          <table:table-cell office:value-type="float" office:value="622.93807713281251" table:style-name="ce8">
            <text:p>622,94</text:p>
          </table:table-cell>
          <table:table-cell office:value-type="float" office:value="4.9277770451232436E-7" table:style-name="ce4">
            <text:p>4,92778E-07</text:p>
          </table:table-cell>
          <table:table-cell table:number-columns-repeated="16382"/>
        </table:table-row>
        <table:table-row table:style-name="ro1">
          <table:table-cell office:value-type="float" office:value="623.3388621321659" table:style-name="ce8">
            <text:p>623,34</text:p>
          </table:table-cell>
          <table:table-cell office:value-type="float" office:value="4.9320088901433544E-7" table:style-name="ce4">
            <text:p>4,93201E-07</text:p>
          </table:table-cell>
          <table:table-cell table:number-columns-repeated="16382"/>
        </table:table-row>
        <table:table-row table:style-name="ro1">
          <table:table-cell office:value-type="float" office:value="623.7396708443049" table:style-name="ce8">
            <text:p>623,74</text:p>
          </table:table-cell>
          <table:table-cell office:value-type="float" office:value="4.907267993358432E-7" table:style-name="ce4">
            <text:p>4,90727E-07</text:p>
          </table:table-cell>
          <table:table-cell table:number-columns-repeated="16382"/>
        </table:table-row>
        <table:table-row table:style-name="ro1">
          <table:table-cell office:value-type="float" office:value="624.14050328265989" table:style-name="ce8">
            <text:p>624,14</text:p>
          </table:table-cell>
          <table:table-cell office:value-type="float" office:value="4.9411508531095442E-7" table:style-name="ce4">
            <text:p>4,94115E-07</text:p>
          </table:table-cell>
          <table:table-cell table:number-columns-repeated="16382"/>
        </table:table-row>
        <table:table-row table:style-name="ro1">
          <table:table-cell office:value-type="float" office:value="624.5413594606614" table:style-name="ce8">
            <text:p>624,54</text:p>
          </table:table-cell>
          <table:table-cell office:value-type="float" office:value="4.8979250804130555E-7" table:style-name="ce4">
            <text:p>4,89793E-07</text:p>
          </table:table-cell>
          <table:table-cell table:number-columns-repeated="16382"/>
        </table:table-row>
        <table:table-row table:style-name="ro1">
          <table:table-cell office:value-type="float" office:value="624.94223939174003" table:style-name="ce8">
            <text:p>624,94</text:p>
          </table:table-cell>
          <table:table-cell office:value-type="float" office:value="4.8414435020711236E-7" table:style-name="ce4">
            <text:p>4,84144E-07</text:p>
          </table:table-cell>
          <table:table-cell table:number-columns-repeated="16382"/>
        </table:table-row>
        <table:table-row table:style-name="ro1">
          <table:table-cell office:value-type="float" office:value="625.34314308932619" table:style-name="ce8">
            <text:p>625,34</text:p>
          </table:table-cell>
          <table:table-cell office:value-type="float" office:value="4.8379462174019721E-7" table:style-name="ce4">
            <text:p>4,83795E-07</text:p>
          </table:table-cell>
          <table:table-cell table:number-columns-repeated="16382"/>
        </table:table-row>
        <table:table-row table:style-name="ro1">
          <table:table-cell office:value-type="float" office:value="625.74407056685061" table:style-name="ce8">
            <text:p>625,74</text:p>
          </table:table-cell>
          <table:table-cell office:value-type="float" office:value="4.8122956393805217E-7" table:style-name="ce4">
            <text:p>4,8123E-07</text:p>
          </table:table-cell>
          <table:table-cell table:number-columns-repeated="16382"/>
        </table:table-row>
        <table:table-row table:style-name="ro1">
          <table:table-cell office:value-type="float" office:value="626.14502183774357" table:style-name="ce8">
            <text:p>626,15</text:p>
          </table:table-cell>
          <table:table-cell office:value-type="float" office:value="4.8098871066781226E-7" table:style-name="ce4">
            <text:p>4,80989E-07</text:p>
          </table:table-cell>
          <table:table-cell table:number-columns-repeated="16382"/>
        </table:table-row>
        <table:table-row table:style-name="ro1">
          <table:table-cell office:value-type="float" office:value="626.54599691543569" table:style-name="ce8">
            <text:p>626,55</text:p>
          </table:table-cell>
          <table:table-cell office:value-type="float" office:value="4.8518167657407864E-7" table:style-name="ce4">
            <text:p>4,85182E-07</text:p>
          </table:table-cell>
          <table:table-cell table:number-columns-repeated="16382"/>
        </table:table-row>
        <table:table-row table:style-name="ro1">
          <table:table-cell office:value-type="float" office:value="626.94699581335749" table:style-name="ce8">
            <text:p>626,95</text:p>
          </table:table-cell>
          <table:table-cell office:value-type="float" office:value="4.875235572573915E-7" table:style-name="ce4">
            <text:p>4,87524E-07</text:p>
          </table:table-cell>
          <table:table-cell table:number-columns-repeated="16382"/>
        </table:table-row>
        <table:table-row table:style-name="ro1">
          <table:table-cell office:value-type="float" office:value="627.34801854493958" table:style-name="ce8">
            <text:p>627,35</text:p>
          </table:table-cell>
          <table:table-cell office:value-type="float" office:value="5.0458785544110574E-7" table:style-name="ce4">
            <text:p>5,04588E-07</text:p>
          </table:table-cell>
          <table:table-cell table:number-columns-repeated="16382"/>
        </table:table-row>
        <table:table-row table:style-name="ro1">
          <table:table-cell office:value-type="float" office:value="627.74906512361224" table:style-name="ce8">
            <text:p>627,75</text:p>
          </table:table-cell>
          <table:table-cell office:value-type="float" office:value="5.3662130076301083E-7" table:style-name="ce4">
            <text:p>5,36621E-07</text:p>
          </table:table-cell>
          <table:table-cell table:number-columns-repeated="16382"/>
        </table:table-row>
        <table:table-row table:style-name="ro1">
          <table:table-cell office:value-type="float" office:value="628.15013556280621" table:style-name="ce8">
            <text:p>628,15</text:p>
          </table:table-cell>
          <table:table-cell office:value-type="float" office:value="5.9087811408471753E-7" table:style-name="ce4">
            <text:p>5,90878E-07</text:p>
          </table:table-cell>
          <table:table-cell table:number-columns-repeated="16382"/>
        </table:table-row>
        <table:table-row table:style-name="ro1">
          <table:table-cell office:value-type="float" office:value="628.551229875952" table:style-name="ce8">
            <text:p>628,55</text:p>
          </table:table-cell>
          <table:table-cell office:value-type="float" office:value="6.8012144750297964E-7" table:style-name="ce4">
            <text:p>6,80121E-07</text:p>
          </table:table-cell>
          <table:table-cell table:number-columns-repeated="16382"/>
        </table:table-row>
        <table:table-row table:style-name="ro1">
          <table:table-cell office:value-type="float" office:value="628.95234807648001" table:style-name="ce8">
            <text:p>628,95</text:p>
          </table:table-cell>
          <table:table-cell office:value-type="float" office:value="7.8152047401286632E-7" table:style-name="ce4">
            <text:p>7,8152E-07</text:p>
          </table:table-cell>
          <table:table-cell table:number-columns-repeated="16382"/>
        </table:table-row>
        <table:table-row table:style-name="ro1">
          <table:table-cell office:value-type="float" office:value="629.35349017782085" table:style-name="ce8">
            <text:p>629,35</text:p>
          </table:table-cell>
          <table:table-cell office:value-type="float" office:value="8.6335956968640368E-7" table:style-name="ce4">
            <text:p>8,6336E-07</text:p>
          </table:table-cell>
          <table:table-cell table:number-columns-repeated="16382"/>
        </table:table-row>
        <table:table-row table:style-name="ro1">
          <table:table-cell office:value-type="float" office:value="629.75465619340503" table:style-name="ce8">
            <text:p>629,75</text:p>
          </table:table-cell>
          <table:table-cell office:value-type="float" office:value="8.9887139350489598E-7" table:style-name="ce4">
            <text:p>8,98871E-07</text:p>
          </table:table-cell>
          <table:table-cell table:number-columns-repeated="16382"/>
        </table:table-row>
        <table:table-row table:style-name="ro1">
          <table:table-cell office:value-type="float" office:value="630.15584613666294" table:style-name="ce8">
            <text:p>630,16</text:p>
          </table:table-cell>
          <table:table-cell office:value-type="float" office:value="8.7081436719867223E-7" table:style-name="ce4">
            <text:p>8,70814E-07</text:p>
          </table:table-cell>
          <table:table-cell table:number-columns-repeated="16382"/>
        </table:table-row>
        <table:table-row table:style-name="ro1">
          <table:table-cell office:value-type="float" office:value="630.55706002102534" table:style-name="ce8">
            <text:p>630,56</text:p>
          </table:table-cell>
          <table:table-cell office:value-type="float" office:value="7.7778001992382478E-7" table:style-name="ce4">
            <text:p>7,7778E-07</text:p>
          </table:table-cell>
          <table:table-cell table:number-columns-repeated="16382"/>
        </table:table-row>
        <table:table-row table:style-name="ro1">
          <table:table-cell office:value-type="float" office:value="630.95829785992248" table:style-name="ce8">
            <text:p>630,96</text:p>
          </table:table-cell>
          <table:table-cell office:value-type="float" office:value="6.4205181197660026E-7" table:style-name="ce4">
            <text:p>6,42052E-07</text:p>
          </table:table-cell>
          <table:table-cell table:number-columns-repeated="16382"/>
        </table:table-row>
        <table:table-row table:style-name="ro1">
          <table:table-cell office:value-type="float" office:value="631.35955966678512" table:style-name="ce8">
            <text:p>631,36</text:p>
          </table:table-cell>
          <table:table-cell office:value-type="float" office:value="5.0344123602144814E-7" table:style-name="ce4">
            <text:p>5,03441E-07</text:p>
          </table:table-cell>
          <table:table-cell table:number-columns-repeated="16382"/>
        </table:table-row>
        <table:table-row table:style-name="ro1">
          <table:table-cell office:value-type="float" office:value="631.76084545504364" table:style-name="ce8">
            <text:p>631,76</text:p>
          </table:table-cell>
          <table:table-cell office:value-type="float" office:value="3.8417788859356364E-7" table:style-name="ce4">
            <text:p>3,84178E-07</text:p>
          </table:table-cell>
          <table:table-cell table:number-columns-repeated="16382"/>
        </table:table-row>
        <table:table-row table:style-name="ro1">
          <table:table-cell office:value-type="float" office:value="632.16215523812866" table:style-name="ce8">
            <text:p>632,16</text:p>
          </table:table-cell>
          <table:table-cell office:value-type="float" office:value="2.9031039062990674E-7" table:style-name="ce4">
            <text:p>2,9031E-07</text:p>
          </table:table-cell>
          <table:table-cell table:number-columns-repeated="16382"/>
        </table:table-row>
        <table:table-row table:style-name="ro1">
          <table:table-cell office:value-type="float" office:value="632.56348902947059" table:style-name="ce8">
            <text:p>632,56</text:p>
          </table:table-cell>
          <table:table-cell office:value-type="float" office:value="2.2657290784616122E-7" table:style-name="ce4">
            <text:p>2,26573E-07</text:p>
          </table:table-cell>
          <table:table-cell table:number-columns-repeated="16382"/>
        </table:table-row>
        <table:table-row table:style-name="ro1">
          <table:table-cell office:value-type="float" office:value="632.96484684250004" table:style-name="ce8">
            <text:p>632,96</text:p>
          </table:table-cell>
          <table:table-cell office:value-type="float" office:value="1.8279559235707721E-7" table:style-name="ce4">
            <text:p>1,82796E-07</text:p>
          </table:table-cell>
          <table:table-cell table:number-columns-repeated="16382"/>
        </table:table-row>
        <table:table-row table:style-name="ro1">
          <table:table-cell office:value-type="float" office:value="633.3662286906474" table:style-name="ce8">
            <text:p>633,37</text:p>
          </table:table-cell>
          <table:table-cell office:value-type="float" office:value="1.5541699295457653E-7" table:style-name="ce4">
            <text:p>1,55417E-07</text:p>
          </table:table-cell>
          <table:table-cell table:number-columns-repeated="16382"/>
        </table:table-row>
        <table:table-row table:style-name="ro1">
          <table:table-cell office:value-type="float" office:value="633.76763458734331" table:style-name="ce8">
            <text:p>633,77</text:p>
          </table:table-cell>
          <table:table-cell office:value-type="float" office:value="1.4036210118558269E-7" table:style-name="ce4">
            <text:p>1,40362E-07</text:p>
          </table:table-cell>
          <table:table-cell table:number-columns-repeated="16382"/>
        </table:table-row>
        <table:table-row table:style-name="ro1">
          <table:table-cell office:value-type="float" office:value="634.16906454601826" table:style-name="ce8">
            <text:p>634,17</text:p>
          </table:table-cell>
          <table:table-cell office:value-type="float" office:value="1.3184315978357265E-7" table:style-name="ce4">
            <text:p>1,31843E-07</text:p>
          </table:table-cell>
          <table:table-cell table:number-columns-repeated="16382"/>
        </table:table-row>
        <table:table-row table:style-name="ro1">
          <table:table-cell office:value-type="float" office:value="634.57051858010288" table:style-name="ce8">
            <text:p>634,57</text:p>
          </table:table-cell>
          <table:table-cell office:value-type="float" office:value="1.2254847163658704E-7" table:style-name="ce4">
            <text:p>1,22548E-07</text:p>
          </table:table-cell>
          <table:table-cell table:number-columns-repeated="16382"/>
        </table:table-row>
        <table:table-row table:style-name="ro1">
          <table:table-cell office:value-type="float" office:value="634.97199670302757" table:style-name="ce8">
            <text:p>634,97</text:p>
          </table:table-cell>
          <table:table-cell office:value-type="float" office:value="1.1866426382230913E-7" table:style-name="ce4">
            <text:p>1,18664E-07</text:p>
          </table:table-cell>
          <table:table-cell table:number-columns-repeated="16382"/>
        </table:table-row>
        <table:table-row table:style-name="ro1">
          <table:table-cell office:value-type="float" office:value="635.37349892822272" table:style-name="ce8">
            <text:p>635,37</text:p>
          </table:table-cell>
          <table:table-cell office:value-type="float" office:value="1.125008225714058E-7" table:style-name="ce4">
            <text:p>1,12501E-07</text:p>
          </table:table-cell>
          <table:table-cell table:number-columns-repeated="16382"/>
        </table:table-row>
        <table:table-row table:style-name="ro1">
          <table:table-cell office:value-type="float" office:value="635.77502526911906" table:style-name="ce8">
            <text:p>635,78</text:p>
          </table:table-cell>
          <table:table-cell office:value-type="float" office:value="1.0804831130544568E-7" table:style-name="ce4">
            <text:p>1,08048E-07</text:p>
          </table:table-cell>
          <table:table-cell table:number-columns-repeated="16382"/>
        </table:table-row>
        <table:table-row table:style-name="ro1">
          <table:table-cell office:value-type="float" office:value="636.17657573914698" table:style-name="ce8">
            <text:p>636,18</text:p>
          </table:table-cell>
          <table:table-cell office:value-type="float" office:value="1.0119471765447592E-7" table:style-name="ce4">
            <text:p>1,01195E-07</text:p>
          </table:table-cell>
          <table:table-cell table:number-columns-repeated="16382"/>
        </table:table-row>
        <table:table-row table:style-name="ro1">
          <table:table-cell office:value-type="float" office:value="636.57815035173712" table:style-name="ce8">
            <text:p>636,58</text:p>
          </table:table-cell>
          <table:table-cell office:value-type="float" office:value="9.9695775422765856E-8" table:style-name="ce4">
            <text:p>9,96958E-08</text:p>
          </table:table-cell>
          <table:table-cell table:number-columns-repeated="16382"/>
        </table:table-row>
        <table:table-row table:style-name="ro1">
          <table:table-cell office:value-type="float" office:value="636.97974912031998" table:style-name="ce8">
            <text:p>636,98</text:p>
          </table:table-cell>
          <table:table-cell office:value-type="float" office:value="9.8133160776661444E-8" table:style-name="ce4">
            <text:p>9,81332E-08</text:p>
          </table:table-cell>
          <table:table-cell table:number-columns-repeated="16382"/>
        </table:table-row>
        <table:table-row table:style-name="ro1">
          <table:table-cell office:value-type="float" office:value="637.38137205832606" table:style-name="ce8">
            <text:p>637,38</text:p>
          </table:table-cell>
          <table:table-cell office:value-type="float" office:value="9.1277113161446442E-8" table:style-name="ce4">
            <text:p>9,12771E-08</text:p>
          </table:table-cell>
          <table:table-cell table:number-columns-repeated="16382"/>
        </table:table-row>
        <table:table-row table:style-name="ro1">
          <table:table-cell office:value-type="float" office:value="637.78301917918577" table:style-name="ce8">
            <text:p>637,78</text:p>
          </table:table-cell>
          <table:table-cell office:value-type="float" office:value="9.1887582296683032E-8" table:style-name="ce4">
            <text:p>9,18876E-08</text:p>
          </table:table-cell>
          <table:table-cell table:number-columns-repeated="16382"/>
        </table:table-row>
        <table:table-row table:style-name="ro1">
          <table:table-cell office:value-type="float" office:value="638.18469049632972" table:style-name="ce8">
            <text:p>638,18</text:p>
          </table:table-cell>
          <table:table-cell office:value-type="float" office:value="8.7879345938331012E-8" table:style-name="ce4">
            <text:p>8,78793E-08</text:p>
          </table:table-cell>
          <table:table-cell table:number-columns-repeated="16382"/>
        </table:table-row>
        <table:table-row table:style-name="ro1">
          <table:table-cell office:value-type="float" office:value="638.58638602318842" table:style-name="ce8">
            <text:p>638,59</text:p>
          </table:table-cell>
          <table:table-cell office:value-type="float" office:value="8.6768253059478909E-8" table:style-name="ce4">
            <text:p>8,67683E-08</text:p>
          </table:table-cell>
          <table:table-cell table:number-columns-repeated="16382"/>
        </table:table-row>
        <table:table-row table:style-name="ro1">
          <table:table-cell office:value-type="float" office:value="638.9881057731925" table:style-name="ce8">
            <text:p>638,99</text:p>
          </table:table-cell>
          <table:table-cell office:value-type="float" office:value="8.8527880536521851E-8" table:style-name="ce4">
            <text:p>8,85279E-08</text:p>
          </table:table-cell>
          <table:table-cell table:number-columns-repeated="16382"/>
        </table:table-row>
        <table:table-row table:style-name="ro1">
          <table:table-cell office:value-type="float" office:value="639.38984975977223" table:style-name="ce8">
            <text:p>639,39</text:p>
          </table:table-cell>
          <table:table-cell office:value-type="float" office:value="8.7186556106368679E-8" table:style-name="ce4">
            <text:p>8,71866E-08</text:p>
          </table:table-cell>
          <table:table-cell table:number-columns-repeated="16382"/>
        </table:table-row>
        <table:table-row table:style-name="ro1">
          <table:table-cell office:value-type="float" office:value="639.79161799635847" table:style-name="ce8">
            <text:p>639,79</text:p>
          </table:table-cell>
          <table:table-cell office:value-type="float" office:value="8.7116922006339413E-8" table:style-name="ce4">
            <text:p>8,71169E-08</text:p>
          </table:table-cell>
          <table:table-cell table:number-columns-repeated="16382"/>
        </table:table-row>
        <table:table-row table:style-name="ro1">
          <table:table-cell office:value-type="float" office:value="640.19341049638138" table:style-name="ce8">
            <text:p>640,19</text:p>
          </table:table-cell>
          <table:table-cell office:value-type="float" office:value="8.6340317623258968E-8" table:style-name="ce4">
            <text:p>8,63403E-08</text:p>
          </table:table-cell>
          <table:table-cell table:number-columns-repeated="16382"/>
        </table:table-row>
        <table:table-row table:style-name="ro1">
          <table:table-cell office:value-type="float" office:value="640.5952272732718" table:style-name="ce8">
            <text:p>640,60</text:p>
          </table:table-cell>
          <table:table-cell office:value-type="float" office:value="8.5502687172181798E-8" table:style-name="ce4">
            <text:p>8,55027E-08</text:p>
          </table:table-cell>
          <table:table-cell table:number-columns-repeated="16382"/>
        </table:table-row>
        <table:table-row table:style-name="ro1">
          <table:table-cell office:value-type="float" office:value="640.99706834046003" table:style-name="ce8">
            <text:p>641,00</text:p>
          </table:table-cell>
          <table:table-cell office:value-type="float" office:value="8.6129077292472104E-8" table:style-name="ce4">
            <text:p>8,61291E-08</text:p>
          </table:table-cell>
          <table:table-cell table:number-columns-repeated="16382"/>
        </table:table-row>
        <table:table-row table:style-name="ro1">
          <table:table-cell office:value-type="float" office:value="641.39893371137669" table:style-name="ce8">
            <text:p>641,40</text:p>
          </table:table-cell>
          <table:table-cell office:value-type="float" office:value="8.8248322255357683E-8" table:style-name="ce4">
            <text:p>8,82483E-08</text:p>
          </table:table-cell>
          <table:table-cell table:number-columns-repeated="16382"/>
        </table:table-row>
        <table:table-row table:style-name="ro1">
          <table:table-cell office:value-type="float" office:value="641.80082339945216" table:style-name="ce8">
            <text:p>641,80</text:p>
          </table:table-cell>
          <table:table-cell office:value-type="float" office:value="8.9118506440981406E-8" table:style-name="ce4">
            <text:p>8,91185E-08</text:p>
          </table:table-cell>
          <table:table-cell table:number-columns-repeated="16382"/>
        </table:table-row>
        <table:table-row table:style-name="ro1">
          <table:table-cell office:value-type="float" office:value="642.20273741811707" table:style-name="ce8">
            <text:p>642,20</text:p>
          </table:table-cell>
          <table:table-cell office:value-type="float" office:value="8.9939547184301725E-8" table:style-name="ce4">
            <text:p>8,99395E-08</text:p>
          </table:table-cell>
          <table:table-cell table:number-columns-repeated="16382"/>
        </table:table-row>
        <table:table-row table:style-name="ro1">
          <table:table-cell office:value-type="float" office:value="642.60467578080204" table:style-name="ce8">
            <text:p>642,60</text:p>
          </table:table-cell>
          <table:table-cell office:value-type="float" office:value="9.0555553936019436E-8" table:style-name="ce4">
            <text:p>9,05556E-08</text:p>
          </table:table-cell>
          <table:table-cell table:number-columns-repeated="16382"/>
        </table:table-row>
        <table:table-row table:style-name="ro1">
          <table:table-cell office:value-type="float" office:value="643.00663850093747" table:style-name="ce8">
            <text:p>643,01</text:p>
          </table:table-cell>
          <table:table-cell office:value-type="float" office:value="9.2935175108175548E-8" table:style-name="ce4">
            <text:p>9,29352E-08</text:p>
          </table:table-cell>
          <table:table-cell table:number-columns-repeated="16382"/>
        </table:table-row>
        <table:table-row table:style-name="ro1">
          <table:table-cell office:value-type="float" office:value="643.40862559195398" table:style-name="ce8">
            <text:p>643,41</text:p>
          </table:table-cell>
          <table:table-cell office:value-type="float" office:value="9.2268207616424084E-8" table:style-name="ce4">
            <text:p>9,22682E-08</text:p>
          </table:table-cell>
          <table:table-cell table:number-columns-repeated="16382"/>
        </table:table-row>
        <table:table-row table:style-name="ro1">
          <table:table-cell office:value-type="float" office:value="643.81063706728196" table:style-name="ce8">
            <text:p>643,81</text:p>
          </table:table-cell>
          <table:table-cell office:value-type="float" office:value="9.4892780928738193E-8" table:style-name="ce4">
            <text:p>9,48928E-08</text:p>
          </table:table-cell>
          <table:table-cell table:number-columns-repeated="16382"/>
        </table:table-row>
        <table:table-row table:style-name="ro1">
          <table:table-cell office:value-type="float" office:value="644.21267294035192" table:style-name="ce8">
            <text:p>644,21</text:p>
          </table:table-cell>
          <table:table-cell office:value-type="float" office:value="9.0059886970563263E-8" table:style-name="ce4">
            <text:p>9,00599E-08</text:p>
          </table:table-cell>
          <table:table-cell table:number-columns-repeated="16382"/>
        </table:table-row>
        <table:table-row table:style-name="ro1">
          <table:table-cell office:value-type="float" office:value="644.61473322459437" table:style-name="ce8">
            <text:p>644,61</text:p>
          </table:table-cell>
          <table:table-cell office:value-type="float" office:value="9.1735401125609619E-8" table:style-name="ce4">
            <text:p>9,17354E-08</text:p>
          </table:table-cell>
          <table:table-cell table:number-columns-repeated="16382"/>
        </table:table-row>
        <table:table-row table:style-name="ro1">
          <table:table-cell office:value-type="float" office:value="645.01681793344005" table:style-name="ce8">
            <text:p>645,02</text:p>
          </table:table-cell>
          <table:table-cell office:value-type="float" office:value="9.0723395500548523E-8" table:style-name="ce4">
            <text:p>9,07234E-08</text:p>
          </table:table-cell>
          <table:table-cell table:number-columns-repeated="16382"/>
        </table:table-row>
        <table:table-row table:style-name="ro1">
          <table:table-cell office:value-type="float" office:value="645.41892708031924" table:style-name="ce8">
            <text:p>645,42</text:p>
          </table:table-cell>
          <table:table-cell office:value-type="float" office:value="8.8837182458142746E-8" table:style-name="ce4">
            <text:p>8,88372E-08</text:p>
          </table:table-cell>
          <table:table-cell table:number-columns-repeated="16382"/>
        </table:table-row>
        <table:table-row table:style-name="ro1">
          <table:table-cell office:value-type="float" office:value="645.82106067866255" table:style-name="ce8">
            <text:p>645,82</text:p>
          </table:table-cell>
          <table:table-cell office:value-type="float" office:value="8.7498352512697502E-8" table:style-name="ce4">
            <text:p>8,74984E-08</text:p>
          </table:table-cell>
          <table:table-cell table:number-columns-repeated="16382"/>
        </table:table-row>
        <table:table-row table:style-name="ro1">
          <table:table-cell office:value-type="float" office:value="646.22321874190061" table:style-name="ce8">
            <text:p>646,22</text:p>
          </table:table-cell>
          <table:table-cell office:value-type="float" office:value="8.8308500185046907E-8" table:style-name="ce4">
            <text:p>8,83085E-08</text:p>
          </table:table-cell>
          <table:table-cell table:number-columns-repeated="16382"/>
        </table:table-row>
        <table:table-row table:style-name="ro1">
          <table:table-cell office:value-type="float" office:value="646.6254012834637" table:style-name="ce8">
            <text:p>646,63</text:p>
          </table:table-cell>
          <table:table-cell office:value-type="float" office:value="8.8911590318908081E-8" table:style-name="ce4">
            <text:p>8,89116E-08</text:p>
          </table:table-cell>
          <table:table-cell table:number-columns-repeated="16382"/>
        </table:table-row>
        <table:table-row table:style-name="ro1">
          <table:table-cell office:value-type="float" office:value="647.02760831678256" table:style-name="ce8">
            <text:p>647,03</text:p>
          </table:table-cell>
          <table:table-cell office:value-type="float" office:value="9.8450151005856535E-8" table:style-name="ce4">
            <text:p>9,84502E-08</text:p>
          </table:table-cell>
          <table:table-cell table:number-columns-repeated="16382"/>
        </table:table-row>
        <table:table-row table:style-name="ro1">
          <table:table-cell office:value-type="float" office:value="647.42983985528758" table:style-name="ce8">
            <text:p>647,43</text:p>
          </table:table-cell>
          <table:table-cell office:value-type="float" office:value="1.1150057193258046E-7" table:style-name="ce4">
            <text:p>1,11501E-07</text:p>
          </table:table-cell>
          <table:table-cell table:number-columns-repeated="16382"/>
        </table:table-row>
        <table:table-row table:style-name="ro1">
          <table:table-cell office:value-type="float" office:value="647.83209591240927" table:style-name="ce8">
            <text:p>647,83</text:p>
          </table:table-cell>
          <table:table-cell office:value-type="float" office:value="1.3942407777633736E-7" table:style-name="ce4">
            <text:p>1,39424E-07</text:p>
          </table:table-cell>
          <table:table-cell table:number-columns-repeated="16382"/>
        </table:table-row>
        <table:table-row table:style-name="ro1">
          <table:table-cell office:value-type="float" office:value="648.23437650157825" table:style-name="ce8">
            <text:p>648,23</text:p>
          </table:table-cell>
          <table:table-cell office:value-type="float" office:value="1.7754556355695277E-7" table:style-name="ce4">
            <text:p>1,77546E-07</text:p>
          </table:table-cell>
          <table:table-cell table:number-columns-repeated="16382"/>
        </table:table-row>
        <table:table-row table:style-name="ro1">
          <table:table-cell office:value-type="float" office:value="648.63668163622492" table:style-name="ce8">
            <text:p>648,64</text:p>
          </table:table-cell>
          <table:table-cell office:value-type="float" office:value="2.1800844935814775E-7" table:style-name="ce4">
            <text:p>2,18008E-07</text:p>
          </table:table-cell>
          <table:table-cell table:number-columns-repeated="16382"/>
        </table:table-row>
        <table:table-row table:style-name="ro1">
          <table:table-cell office:value-type="float" office:value="649.03901132978001" table:style-name="ce8">
            <text:p>649,04</text:p>
          </table:table-cell>
          <table:table-cell office:value-type="float" office:value="2.4788700386611042E-7" table:style-name="ce4">
            <text:p>2,47887E-07</text:p>
          </table:table-cell>
          <table:table-cell table:number-columns-repeated="16382"/>
        </table:table-row>
        <table:table-row table:style-name="ro1">
          <table:table-cell office:value-type="float" office:value="649.44136559567391" table:style-name="ce8">
            <text:p>649,44</text:p>
          </table:table-cell>
          <table:table-cell office:value-type="float" office:value="2.6113546549284388E-7" table:style-name="ce4">
            <text:p>2,61135E-07</text:p>
          </table:table-cell>
          <table:table-cell table:number-columns-repeated="16382"/>
        </table:table-row>
        <table:table-row table:style-name="ro1">
          <table:table-cell office:value-type="float" office:value="649.84374444733703" table:style-name="ce8">
            <text:p>649,84</text:p>
          </table:table-cell>
          <table:table-cell office:value-type="float" office:value="2.5963045005418099E-7" table:style-name="ce4">
            <text:p>2,5963E-07</text:p>
          </table:table-cell>
          <table:table-cell table:number-columns-repeated="16382"/>
        </table:table-row>
        <table:table-row table:style-name="ro1">
          <table:table-cell office:value-type="float" office:value="650.24614789819998" table:style-name="ce8">
            <text:p>650,25</text:p>
          </table:table-cell>
          <table:table-cell office:value-type="float" office:value="2.3757727601186051E-7" table:style-name="ce4">
            <text:p>2,37577E-07</text:p>
          </table:table-cell>
          <table:table-cell table:number-columns-repeated="16382"/>
        </table:table-row>
        <table:table-row table:style-name="ro1">
          <table:table-cell office:value-type="float" office:value="650.64857596169327" table:style-name="ce8">
            <text:p>650,65</text:p>
          </table:table-cell>
          <table:table-cell office:value-type="float" office:value="2.1623524212336445E-7" table:style-name="ce4">
            <text:p>2,16235E-07</text:p>
          </table:table-cell>
          <table:table-cell table:number-columns-repeated="16382"/>
        </table:table-row>
        <table:table-row table:style-name="ro1">
          <table:table-cell office:value-type="float" office:value="651.05102865124752" table:style-name="ce8">
            <text:p>651,05</text:p>
          </table:table-cell>
          <table:table-cell office:value-type="float" office:value="1.9334984765201303E-7" table:style-name="ce4">
            <text:p>1,9335E-07</text:p>
          </table:table-cell>
          <table:table-cell table:number-columns-repeated="16382"/>
        </table:table-row>
        <table:table-row table:style-name="ro1">
          <table:table-cell office:value-type="float" office:value="651.45350598029313" table:style-name="ce8">
            <text:p>651,45</text:p>
          </table:table-cell>
          <table:table-cell office:value-type="float" office:value="1.7428501721500548E-7" table:style-name="ce4">
            <text:p>1,74285E-07</text:p>
          </table:table-cell>
          <table:table-cell table:number-columns-repeated="16382"/>
        </table:table-row>
        <table:table-row table:style-name="ro1">
          <table:table-cell office:value-type="float" office:value="651.85600796226072" table:style-name="ce8">
            <text:p>651,86</text:p>
          </table:table-cell>
          <table:table-cell office:value-type="float" office:value="1.5803890227158033E-7" table:style-name="ce4">
            <text:p>1,58039E-07</text:p>
          </table:table-cell>
          <table:table-cell table:number-columns-repeated="16382"/>
        </table:table-row>
        <table:table-row table:style-name="ro1">
          <table:table-cell office:value-type="float" office:value="652.25853461058068" table:style-name="ce8">
            <text:p>652,26</text:p>
          </table:table-cell>
          <table:table-cell office:value-type="float" office:value="1.4784447642952992E-7" table:style-name="ce4">
            <text:p>1,47844E-07</text:p>
          </table:table-cell>
          <table:table-cell table:number-columns-repeated="16382"/>
        </table:table-row>
        <table:table-row table:style-name="ro1">
          <table:table-cell office:value-type="float" office:value="652.66108593868353" table:style-name="ce8">
            <text:p>652,66</text:p>
          </table:table-cell>
          <table:table-cell office:value-type="float" office:value="1.3059420458462755E-7" table:style-name="ce4">
            <text:p>1,30594E-07</text:p>
          </table:table-cell>
          <table:table-cell table:number-columns-repeated="16382"/>
        </table:table-row>
        <table:table-row table:style-name="ro1">
          <table:table-cell office:value-type="float" office:value="653.06366195999999" table:style-name="ce8">
            <text:p>653,06</text:p>
          </table:table-cell>
          <table:table-cell office:value-type="float" office:value="1.1979604951097336E-7" table:style-name="ce4">
            <text:p>1,19796E-07</text:p>
          </table:table-cell>
          <table:table-cell table:number-columns-repeated="16382"/>
        </table:table-row>
        <table:table-row table:style-name="ro1">
          <table:table-cell office:value-type="float" office:value="653.46626268796035" table:style-name="ce8">
            <text:p>653,47</text:p>
          </table:table-cell>
          <table:table-cell office:value-type="float" office:value="1.0667913851194553E-7" table:style-name="ce4">
            <text:p>1,06679E-07</text:p>
          </table:table-cell>
          <table:table-cell table:number-columns-repeated="16382"/>
        </table:table-row>
        <table:table-row table:style-name="ro1">
          <table:table-cell office:value-type="float" office:value="653.86888813599535" table:style-name="ce8">
            <text:p>653,87</text:p>
          </table:table-cell>
          <table:table-cell office:value-type="float" office:value="9.6509779573612645E-8" table:style-name="ce4">
            <text:p>9,65098E-08</text:p>
          </table:table-cell>
          <table:table-cell table:number-columns-repeated="16382"/>
        </table:table-row>
        <table:table-row table:style-name="ro1">
          <table:table-cell office:value-type="float" office:value="654.27153831753526" table:style-name="ce8">
            <text:p>654,27</text:p>
          </table:table-cell>
          <table:table-cell office:value-type="float" office:value="8.81342042961017E-8" table:style-name="ce4">
            <text:p>8,81342E-08</text:p>
          </table:table-cell>
          <table:table-cell table:number-columns-repeated="16382"/>
        </table:table-row>
        <table:table-row table:style-name="ro1">
          <table:table-cell office:value-type="float" office:value="654.67421324601094" table:style-name="ce8">
            <text:p>654,67</text:p>
          </table:table-cell>
          <table:table-cell office:value-type="float" office:value="8.1827853091064068E-8" table:style-name="ce4">
            <text:p>8,18279E-08</text:p>
          </table:table-cell>
          <table:table-cell table:number-columns-repeated="16382"/>
        </table:table-row>
        <table:table-row table:style-name="ro1">
          <table:table-cell office:value-type="float" office:value="655.07691293485254" table:style-name="ce8">
            <text:p>655,08</text:p>
          </table:table-cell>
          <table:table-cell office:value-type="float" office:value="8.1602163253315897E-8" table:style-name="ce4">
            <text:p>8,16022E-08</text:p>
          </table:table-cell>
          <table:table-cell table:number-columns-repeated="16382"/>
        </table:table-row>
        <table:table-row table:style-name="ro1">
          <table:table-cell office:value-type="float" office:value="655.47963739749071" table:style-name="ce8">
            <text:p>655,48</text:p>
          </table:table-cell>
          <table:table-cell office:value-type="float" office:value="8.2587613072768095E-8" table:style-name="ce4">
            <text:p>8,25876E-08</text:p>
          </table:table-cell>
          <table:table-cell table:number-columns-repeated="16382"/>
        </table:table-row>
        <table:table-row table:style-name="ro1">
          <table:table-cell office:value-type="float" office:value="655.88238664735604" table:style-name="ce8">
            <text:p>655,88</text:p>
          </table:table-cell>
          <table:table-cell office:value-type="float" office:value="8.6619895174154295E-8" table:style-name="ce4">
            <text:p>8,66199E-08</text:p>
          </table:table-cell>
          <table:table-cell table:number-columns-repeated="16382"/>
        </table:table-row>
        <table:table-row table:style-name="ro1">
          <table:table-cell office:value-type="float" office:value="656.28516069787906" table:style-name="ce8">
            <text:p>656,29</text:p>
          </table:table-cell>
          <table:table-cell office:value-type="float" office:value="8.8117408114075914E-8" table:style-name="ce4">
            <text:p>8,81174E-08</text:p>
          </table:table-cell>
          <table:table-cell table:number-columns-repeated="16382"/>
        </table:table-row>
        <table:table-row table:style-name="ro1">
          <table:table-cell office:value-type="float" office:value="656.68795956249016" table:style-name="ce8">
            <text:p>656,69</text:p>
          </table:table-cell>
          <table:table-cell office:value-type="float" office:value="8.743842585489991E-8" table:style-name="ce4">
            <text:p>8,74384E-08</text:p>
          </table:table-cell>
          <table:table-cell table:number-columns-repeated="16382"/>
        </table:table-row>
        <table:table-row table:style-name="ro1">
          <table:table-cell office:value-type="float" office:value="657.09078325461996" table:style-name="ce8">
            <text:p>657,09</text:p>
          </table:table-cell>
          <table:table-cell office:value-type="float" office:value="8.7373397175595457E-8" table:style-name="ce4">
            <text:p>8,73734E-08</text:p>
          </table:table-cell>
          <table:table-cell table:number-columns-repeated="16382"/>
        </table:table-row>
        <table:table-row table:style-name="ro1">
          <table:table-cell office:value-type="float" office:value="657.49363178769909" table:style-name="ce8">
            <text:p>657,49</text:p>
          </table:table-cell>
          <table:table-cell office:value-type="float" office:value="8.2625453016835907E-8" table:style-name="ce4">
            <text:p>8,26255E-08</text:p>
          </table:table-cell>
          <table:table-cell table:number-columns-repeated="16382"/>
        </table:table-row>
        <table:table-row table:style-name="ro1">
          <table:table-cell office:value-type="float" office:value="657.89650517515781" table:style-name="ce8">
            <text:p>657,90</text:p>
          </table:table-cell>
          <table:table-cell office:value-type="float" office:value="7.5234414857865721E-8" table:style-name="ce4">
            <text:p>7,52344E-08</text:p>
          </table:table-cell>
          <table:table-cell table:number-columns-repeated="16382"/>
        </table:table-row>
        <table:table-row table:style-name="ro1">
          <table:table-cell office:value-type="float" office:value="658.29940343042676" table:style-name="ce8">
            <text:p>658,30</text:p>
          </table:table-cell>
          <table:table-cell office:value-type="float" office:value="6.8177623512618436E-8" table:style-name="ce4">
            <text:p>6,81776E-08</text:p>
          </table:table-cell>
          <table:table-cell table:number-columns-repeated="16382"/>
        </table:table-row>
        <table:table-row table:style-name="ro1">
          <table:table-cell office:value-type="float" office:value="658.70232656693645" table:style-name="ce8">
            <text:p>658,70</text:p>
          </table:table-cell>
          <table:table-cell office:value-type="float" office:value="6.7981044295653786E-8" table:style-name="ce4">
            <text:p>6,7981E-08</text:p>
          </table:table-cell>
          <table:table-cell table:number-columns-repeated="16382"/>
        </table:table-row>
        <table:table-row table:style-name="ro1">
          <table:table-cell office:value-type="float" office:value="659.1052745981176" table:style-name="ce8">
            <text:p>659,11</text:p>
          </table:table-cell>
          <table:table-cell office:value-type="float" office:value="6.7901183731288128E-8" table:style-name="ce4">
            <text:p>6,79012E-08</text:p>
          </table:table-cell>
          <table:table-cell table:number-columns-repeated="16382"/>
        </table:table-row>
        <table:table-row table:style-name="ro1">
          <table:table-cell office:value-type="float" office:value="659.50824753740039" table:style-name="ce8">
            <text:p>659,51</text:p>
          </table:table-cell>
          <table:table-cell office:value-type="float" office:value="7.6602404138695249E-8" table:style-name="ce4">
            <text:p>7,66024E-08</text:p>
          </table:table-cell>
          <table:table-cell table:number-columns-repeated="16382"/>
        </table:table-row>
        <table:table-row table:style-name="ro1">
          <table:table-cell office:value-type="float" office:value="659.91124539821544" table:style-name="ce8">
            <text:p>659,91</text:p>
          </table:table-cell>
          <table:table-cell office:value-type="float" office:value="9.3677384101678724E-8" table:style-name="ce4">
            <text:p>9,36774E-08</text:p>
          </table:table-cell>
          <table:table-cell table:number-columns-repeated="16382"/>
        </table:table-row>
        <table:table-row table:style-name="ro1">
          <table:table-cell office:value-type="float" office:value="660.31426819399348" table:style-name="ce8">
            <text:p>660,31</text:p>
          </table:table-cell>
          <table:table-cell office:value-type="float" office:value="1.1863145219752873E-7" table:style-name="ce4">
            <text:p>1,18631E-07</text:p>
          </table:table-cell>
          <table:table-cell table:number-columns-repeated="16382"/>
        </table:table-row>
        <table:table-row table:style-name="ro1">
          <table:table-cell office:value-type="float" office:value="660.7173159381648" table:style-name="ce8">
            <text:p>660,72</text:p>
          </table:table-cell>
          <table:table-cell office:value-type="float" office:value="1.4429397866791204E-7" table:style-name="ce4">
            <text:p>1,44294E-07</text:p>
          </table:table-cell>
          <table:table-cell table:number-columns-repeated="16382"/>
        </table:table-row>
        <table:table-row table:style-name="ro1">
          <table:table-cell office:value-type="float" office:value="661.1203886441599" table:style-name="ce8">
            <text:p>661,12</text:p>
          </table:table-cell>
          <table:table-cell office:value-type="float" office:value="1.5832444303888355E-7" table:style-name="ce4">
            <text:p>1,58324E-07</text:p>
          </table:table-cell>
          <table:table-cell table:number-columns-repeated="16382"/>
        </table:table-row>
        <table:table-row table:style-name="ro1">
          <table:table-cell office:value-type="float" office:value="661.52348632540964" table:style-name="ce8">
            <text:p>661,52</text:p>
          </table:table-cell>
          <table:table-cell office:value-type="float" office:value="1.7319349130742012E-7" table:style-name="ce4">
            <text:p>1,73193E-07</text:p>
          </table:table-cell>
          <table:table-cell table:number-columns-repeated="16382"/>
        </table:table-row>
        <table:table-row table:style-name="ro1">
          <table:table-cell office:value-type="float" office:value="661.92660899534417" table:style-name="ce8">
            <text:p>661,93</text:p>
          </table:table-cell>
          <table:table-cell office:value-type="float" office:value="1.6532547286971921E-7" table:style-name="ce4">
            <text:p>1,65325E-07</text:p>
          </table:table-cell>
          <table:table-cell table:number-columns-repeated="16382"/>
        </table:table-row>
        <table:table-row table:style-name="ro1">
          <table:table-cell office:value-type="float" office:value="662.32975666739412" table:style-name="ce8">
            <text:p>662,33</text:p>
          </table:table-cell>
          <table:table-cell office:value-type="float" office:value="1.490360210212761E-7" table:style-name="ce4">
            <text:p>1,49036E-07</text:p>
          </table:table-cell>
          <table:table-cell table:number-columns-repeated="16382"/>
        </table:table-row>
        <table:table-row table:style-name="ro1">
          <table:table-cell office:value-type="float" office:value="662.73292935499012" table:style-name="ce8">
            <text:p>662,73</text:p>
          </table:table-cell>
          <table:table-cell office:value-type="float" office:value="1.3138208252582388E-7" table:style-name="ce4">
            <text:p>1,31382E-07</text:p>
          </table:table-cell>
          <table:table-cell table:number-columns-repeated="16382"/>
        </table:table-row>
        <table:table-row table:style-name="ro1">
          <table:table-cell office:value-type="float" office:value="663.13612707156244" table:style-name="ce8">
            <text:p>663,14</text:p>
          </table:table-cell>
          <table:table-cell office:value-type="float" office:value="1.1440855468088136E-7" table:style-name="ce4">
            <text:p>1,14409E-07</text:p>
          </table:table-cell>
          <table:table-cell table:number-columns-repeated="16382"/>
        </table:table-row>
        <table:table-row table:style-name="ro1">
          <table:table-cell office:value-type="float" office:value="663.53934983054194" table:style-name="ce8">
            <text:p>663,54</text:p>
          </table:table-cell>
          <table:table-cell office:value-type="float" office:value="9.7863418082341676E-8" table:style-name="ce4">
            <text:p>9,78634E-08</text:p>
          </table:table-cell>
          <table:table-cell table:number-columns-repeated="16382"/>
        </table:table-row>
        <table:table-row table:style-name="ro1">
          <table:table-cell office:value-type="float" office:value="663.94259764535889" table:style-name="ce8">
            <text:p>663,94</text:p>
          </table:table-cell>
          <table:table-cell office:value-type="float" office:value="8.5957115337156992E-8" table:style-name="ce4">
            <text:p>8,59571E-08</text:p>
          </table:table-cell>
          <table:table-cell table:number-columns-repeated="16382"/>
        </table:table-row>
        <table:table-row table:style-name="ro1">
          <table:table-cell office:value-type="float" office:value="664.3458705294438" table:style-name="ce8">
            <text:p>664,35</text:p>
          </table:table-cell>
          <table:table-cell office:value-type="float" office:value="7.5861543756236936E-8" table:style-name="ce4">
            <text:p>7,58615E-08</text:p>
          </table:table-cell>
          <table:table-cell table:number-columns-repeated="16382"/>
        </table:table-row>
        <table:table-row table:style-name="ro1">
          <table:table-cell office:value-type="float" office:value="664.74916849622741" table:style-name="ce8">
            <text:p>664,75</text:p>
          </table:table-cell>
          <table:table-cell office:value-type="float" office:value="7.2395879500306436E-8" table:style-name="ce4">
            <text:p>7,23959E-08</text:p>
          </table:table-cell>
          <table:table-cell table:number-columns-repeated="16382"/>
        </table:table-row>
        <table:table-row table:style-name="ro1">
          <table:table-cell office:value-type="float" office:value="665.15249155914" table:style-name="ce8">
            <text:p>665,15</text:p>
          </table:table-cell>
          <table:table-cell office:value-type="float" office:value="7.1818054685361925E-8" table:style-name="ce4">
            <text:p>7,18181E-08</text:p>
          </table:table-cell>
          <table:table-cell table:number-columns-repeated="16382"/>
        </table:table-row>
        <table:table-row table:style-name="ro1">
          <table:table-cell office:value-type="float" office:value="665.5558397316122" table:style-name="ce8">
            <text:p>665,56</text:p>
          </table:table-cell>
          <table:table-cell office:value-type="float" office:value="6.8795264499620471E-8" table:style-name="ce4">
            <text:p>6,87953E-08</text:p>
          </table:table-cell>
          <table:table-cell table:number-columns-repeated="16382"/>
        </table:table-row>
        <table:table-row table:style-name="ro1">
          <table:table-cell office:value-type="float" office:value="665.95921302707461" table:style-name="ce8">
            <text:p>665,96</text:p>
          </table:table-cell>
          <table:table-cell office:value-type="float" office:value="7.0382853257582797E-8" table:style-name="ce4">
            <text:p>7,03829E-08</text:p>
          </table:table-cell>
          <table:table-cell table:number-columns-repeated="16382"/>
        </table:table-row>
        <table:table-row table:style-name="ro1">
          <table:table-cell office:value-type="float" office:value="666.36261145895753" table:style-name="ce8">
            <text:p>666,36</text:p>
          </table:table-cell>
          <table:table-cell office:value-type="float" office:value="7.8463104552293552E-8" table:style-name="ce4">
            <text:p>7,84631E-08</text:p>
          </table:table-cell>
          <table:table-cell table:number-columns-repeated="16382"/>
        </table:table-row>
        <table:table-row table:style-name="ro1">
          <table:table-cell office:value-type="float" office:value="666.76603504069169" table:style-name="ce8">
            <text:p>666,77</text:p>
          </table:table-cell>
          <table:table-cell office:value-type="float" office:value="7.2603644391005587E-8" table:style-name="ce4">
            <text:p>7,26036E-08</text:p>
          </table:table-cell>
          <table:table-cell table:number-columns-repeated="16382"/>
        </table:table-row>
        <table:table-row table:style-name="ro1">
          <table:table-cell office:value-type="float" office:value="667.16948378570748" table:style-name="ce8">
            <text:p>667,17</text:p>
          </table:table-cell>
          <table:table-cell office:value-type="float" office:value="7.0782630258870422E-8" table:style-name="ce4">
            <text:p>7,07826E-08</text:p>
          </table:table-cell>
          <table:table-cell table:number-columns-repeated="16382"/>
        </table:table-row>
        <table:table-row table:style-name="ro1">
          <table:table-cell office:value-type="float" office:value="667.57295770743553" table:style-name="ce8">
            <text:p>667,57</text:p>
          </table:table-cell>
          <table:table-cell office:value-type="float" office:value="6.8482553501425252E-8" table:style-name="ce4">
            <text:p>6,84826E-08</text:p>
          </table:table-cell>
          <table:table-cell table:number-columns-repeated="16382"/>
        </table:table-row>
        <table:table-row table:style-name="ro1">
          <table:table-cell office:value-type="float" office:value="667.97645681930635" table:style-name="ce8">
            <text:p>667,98</text:p>
          </table:table-cell>
          <table:table-cell office:value-type="float" office:value="6.7141804326774535E-8" table:style-name="ce4">
            <text:p>6,71418E-08</text:p>
          </table:table-cell>
          <table:table-cell table:number-columns-repeated="16382"/>
        </table:table-row>
        <table:table-row table:style-name="ro1">
          <table:table-cell office:value-type="float" office:value="668.37998113475032" table:style-name="ce8">
            <text:p>668,38</text:p>
          </table:table-cell>
          <table:table-cell office:value-type="float" office:value="6.5452037684261165E-8" table:style-name="ce4">
            <text:p>6,5452E-08</text:p>
          </table:table-cell>
          <table:table-cell table:number-columns-repeated="16382"/>
        </table:table-row>
        <table:table-row table:style-name="ro1">
          <table:table-cell office:value-type="float" office:value="668.78353066719797" table:style-name="ce8">
            <text:p>668,78</text:p>
          </table:table-cell>
          <table:table-cell office:value-type="float" office:value="6.2170873900562383E-8" table:style-name="ce4">
            <text:p>6,21709E-08</text:p>
          </table:table-cell>
          <table:table-cell table:number-columns-repeated="16382"/>
        </table:table-row>
        <table:table-row table:style-name="ro1">
          <table:table-cell office:value-type="float" office:value="669.18710543008001" table:style-name="ce8">
            <text:p>669,19</text:p>
          </table:table-cell>
          <table:table-cell office:value-type="float" office:value="6.3019665217846333E-8" table:style-name="ce4">
            <text:p>6,30197E-08</text:p>
          </table:table-cell>
          <table:table-cell table:number-columns-repeated="16382"/>
        </table:table-row>
        <table:table-row table:style-name="ro1">
          <table:table-cell office:value-type="float" office:value="669.59070543682674" table:style-name="ce8">
            <text:p>669,59</text:p>
          </table:table-cell>
          <table:table-cell office:value-type="float" office:value="6.2153639917448228E-8" table:style-name="ce4">
            <text:p>6,21536E-08</text:p>
          </table:table-cell>
          <table:table-cell table:number-columns-repeated="16382"/>
        </table:table-row>
        <table:table-row table:style-name="ro1">
          <table:table-cell office:value-type="float" office:value="669.994330700869" table:style-name="ce8">
            <text:p>669,99</text:p>
          </table:table-cell>
          <table:table-cell office:value-type="float" office:value="5.8070246114793269E-8" table:style-name="ce4">
            <text:p>5,80702E-08</text:p>
          </table:table-cell>
          <table:table-cell table:number-columns-repeated="16382"/>
        </table:table-row>
        <table:table-row table:style-name="ro1">
          <table:table-cell office:value-type="float" office:value="670.39798123563696" table:style-name="ce8">
            <text:p>670,40</text:p>
          </table:table-cell>
          <table:table-cell office:value-type="float" office:value="5.7910841315807599E-8" table:style-name="ce4">
            <text:p>5,79108E-08</text:p>
          </table:table-cell>
          <table:table-cell table:number-columns-repeated="16382"/>
        </table:table-row>
        <table:table-row table:style-name="ro1">
          <table:table-cell office:value-type="float" office:value="670.80165705456125" table:style-name="ce8">
            <text:p>670,80</text:p>
          </table:table-cell>
          <table:table-cell office:value-type="float" office:value="5.712868851078931E-8" table:style-name="ce4">
            <text:p>5,71287E-08</text:p>
          </table:table-cell>
          <table:table-cell table:number-columns-repeated="16382"/>
        </table:table-row>
        <table:table-row table:style-name="ro1">
          <table:table-cell office:value-type="float" office:value="671.20535817107248" table:style-name="ce8">
            <text:p>671,21</text:p>
          </table:table-cell>
          <table:table-cell office:value-type="float" office:value="5.6965816420831223E-8" table:style-name="ce4">
            <text:p>5,69658E-08</text:p>
          </table:table-cell>
          <table:table-cell table:number-columns-repeated="16382"/>
        </table:table-row>
        <table:table-row table:style-name="ro1">
          <table:table-cell office:value-type="float" office:value="671.60908459860116" table:style-name="ce8">
            <text:p>671,61</text:p>
          </table:table-cell>
          <table:table-cell office:value-type="float" office:value="5.4123875003220961E-8" table:style-name="ce4">
            <text:p>5,41239E-08</text:p>
          </table:table-cell>
          <table:table-cell table:number-columns-repeated="16382"/>
        </table:table-row>
        <table:table-row table:style-name="ro1">
          <table:table-cell office:value-type="float" office:value="672.01283635057757" table:style-name="ce8">
            <text:p>672,01</text:p>
          </table:table-cell>
          <table:table-cell office:value-type="float" office:value="5.3738922008015682E-8" table:style-name="ce4">
            <text:p>5,37389E-08</text:p>
          </table:table-cell>
          <table:table-cell table:number-columns-repeated="16382"/>
        </table:table-row>
        <table:table-row table:style-name="ro1">
          <table:table-cell office:value-type="float" office:value="672.41661344043268" table:style-name="ce8">
            <text:p>672,42</text:p>
          </table:table-cell>
          <table:table-cell office:value-type="float" office:value="3.789391732416995E-8" table:style-name="ce4">
            <text:p>3,78939E-08</text:p>
          </table:table-cell>
          <table:table-cell table:number-columns-repeated="16382"/>
        </table:table-row>
        <table:table-row table:style-name="ro1">
          <table:table-cell office:value-type="float" office:value="672.82041588159655" table:style-name="ce8">
            <text:p>672,82</text:p>
          </table:table-cell>
          <table:table-cell office:value-type="float" office:value="5.1515697035510839E-8" table:style-name="ce4">
            <text:p>5,15157E-08</text:p>
          </table:table-cell>
          <table:table-cell table:number-columns-repeated="16382"/>
        </table:table-row>
        <table:table-row table:style-name="ro1">
          <table:table-cell office:value-type="float" office:value="673.22424368750001" table:style-name="ce8">
            <text:p>673,22</text:p>
          </table:table-cell>
          <table:table-cell office:value-type="float" office:value="4.955541015602079E-8" table:style-name="ce4">
            <text:p>4,95554E-08</text:p>
          </table:table-cell>
          <table:table-cell table:number-columns-repeated="16382"/>
        </table:table-row>
        <table:table-row table:style-name="ro1">
          <table:table-cell office:value-type="float" office:value="673.62809687157346" table:style-name="ce8">
            <text:p>673,63</text:p>
          </table:table-cell>
          <table:table-cell office:value-type="float" office:value="4.9239632659252233E-8" table:style-name="ce4">
            <text:p>4,92396E-08</text:p>
          </table:table-cell>
          <table:table-cell table:number-columns-repeated="16382"/>
        </table:table-row>
        <table:table-row table:style-name="ro1">
          <table:table-cell office:value-type="float" office:value="674.03197544724731" table:style-name="ce8">
            <text:p>674,03</text:p>
          </table:table-cell>
          <table:table-cell office:value-type="float" office:value="4.7259313813674319E-8" table:style-name="ce4">
            <text:p>4,72593E-08</text:p>
          </table:table-cell>
          <table:table-cell table:number-columns-repeated="16382"/>
        </table:table-row>
        <table:table-row table:style-name="ro1">
          <table:table-cell office:value-type="float" office:value="674.43587942795239" table:style-name="ce8">
            <text:p>674,44</text:p>
          </table:table-cell>
          <table:table-cell office:value-type="float" office:value="4.8627736123182134E-8" table:style-name="ce4">
            <text:p>4,86277E-08</text:p>
          </table:table-cell>
          <table:table-cell table:number-columns-repeated="16382"/>
        </table:table-row>
        <table:table-row table:style-name="ro1">
          <table:table-cell office:value-type="float" office:value="674.83980882711887" table:style-name="ce8">
            <text:p>674,84</text:p>
          </table:table-cell>
          <table:table-cell office:value-type="float" office:value="4.9884143575494726E-8" table:style-name="ce4">
            <text:p>4,98841E-08</text:p>
          </table:table-cell>
          <table:table-cell table:number-columns-repeated="16382"/>
        </table:table-row>
        <table:table-row table:style-name="ro1">
          <table:table-cell office:value-type="float" office:value="675.2437636581775" table:style-name="ce8">
            <text:p>675,24</text:p>
          </table:table-cell>
          <table:table-cell office:value-type="float" office:value="4.8278661521467032E-8" table:style-name="ce4">
            <text:p>4,82787E-08</text:p>
          </table:table-cell>
          <table:table-cell table:number-columns-repeated="16382"/>
        </table:table-row>
        <table:table-row table:style-name="ro1">
          <table:table-cell office:value-type="float" office:value="675.64774393455878" table:style-name="ce8">
            <text:p>675,65</text:p>
          </table:table-cell>
          <table:table-cell office:value-type="float" office:value="4.7743701187967935E-8" table:style-name="ce4">
            <text:p>4,77437E-08</text:p>
          </table:table-cell>
          <table:table-cell table:number-columns-repeated="16382"/>
        </table:table-row>
        <table:table-row table:style-name="ro1">
          <table:table-cell office:value-type="float" office:value="676.05174966969298" table:style-name="ce8">
            <text:p>676,05</text:p>
          </table:table-cell>
          <table:table-cell office:value-type="float" office:value="4.9325871549655022E-8" table:style-name="ce4">
            <text:p>4,93259E-08</text:p>
          </table:table-cell>
          <table:table-cell table:number-columns-repeated="16382"/>
        </table:table-row>
        <table:table-row table:style-name="ro1">
          <table:table-cell office:value-type="float" office:value="676.45578087701108" table:style-name="ce8">
            <text:p>676,46</text:p>
          </table:table-cell>
          <table:table-cell office:value-type="float" office:value="4.9248615775701364E-8" table:style-name="ce4">
            <text:p>4,92486E-08</text:p>
          </table:table-cell>
          <table:table-cell table:number-columns-repeated="16382"/>
        </table:table-row>
        <table:table-row table:style-name="ro1">
          <table:table-cell office:value-type="float" office:value="676.85983756994324" table:style-name="ce8">
            <text:p>676,86</text:p>
          </table:table-cell>
          <table:table-cell office:value-type="float" office:value="5.1494601812481157E-8" table:style-name="ce4">
            <text:p>5,14946E-08</text:p>
          </table:table-cell>
          <table:table-cell table:number-columns-repeated="16382"/>
        </table:table-row>
        <table:table-row table:style-name="ro1">
          <table:table-cell office:value-type="float" office:value="677.26391976191996" table:style-name="ce8">
            <text:p>677,26</text:p>
          </table:table-cell>
          <table:table-cell office:value-type="float" office:value="5.3285573353190158E-8" table:style-name="ce4">
            <text:p>5,32856E-08</text:p>
          </table:table-cell>
          <table:table-cell table:number-columns-repeated="16382"/>
        </table:table-row>
        <table:table-row table:style-name="ro1">
          <table:table-cell office:value-type="float" office:value="677.668027466372" table:style-name="ce8">
            <text:p>677,67</text:p>
          </table:table-cell>
          <table:table-cell office:value-type="float" office:value="5.4544228835751853E-8" table:style-name="ce4">
            <text:p>5,45442E-08</text:p>
          </table:table-cell>
          <table:table-cell table:number-columns-repeated="16382"/>
        </table:table-row>
        <table:table-row table:style-name="ro1">
          <table:table-cell office:value-type="float" office:value="678.07216069672972" table:style-name="ce8">
            <text:p>678,07</text:p>
          </table:table-cell>
          <table:table-cell office:value-type="float" office:value="5.6087377181428034E-8" table:style-name="ce4">
            <text:p>5,60874E-08</text:p>
          </table:table-cell>
          <table:table-cell table:number-columns-repeated="16382"/>
        </table:table-row>
        <table:table-row table:style-name="ro1">
          <table:table-cell office:value-type="float" office:value="678.47631946642377" table:style-name="ce8">
            <text:p>678,48</text:p>
          </table:table-cell>
          <table:table-cell office:value-type="float" office:value="6.1812864311703302E-8" table:style-name="ce4">
            <text:p>6,18129E-08</text:p>
          </table:table-cell>
          <table:table-cell table:number-columns-repeated="16382"/>
        </table:table-row>
        <table:table-row table:style-name="ro1">
          <table:table-cell office:value-type="float" office:value="678.88050378888443" table:style-name="ce8">
            <text:p>678,88</text:p>
          </table:table-cell>
          <table:table-cell office:value-type="float" office:value="5.7186906780855796E-8" table:style-name="ce4">
            <text:p>5,71869E-08</text:p>
          </table:table-cell>
          <table:table-cell table:number-columns-repeated="16382"/>
        </table:table-row>
        <table:table-row table:style-name="ro1">
          <table:table-cell office:value-type="float" office:value="679.28471367754253" table:style-name="ce8">
            <text:p>679,28</text:p>
          </table:table-cell>
          <table:table-cell office:value-type="float" office:value="5.5600615758246255E-8" table:style-name="ce4">
            <text:p>5,56006E-08</text:p>
          </table:table-cell>
          <table:table-cell table:number-columns-repeated="16382"/>
        </table:table-row>
        <table:table-row table:style-name="ro1">
          <table:table-cell office:value-type="float" office:value="679.68894914582836" table:style-name="ce8">
            <text:p>679,69</text:p>
          </table:table-cell>
          <table:table-cell office:value-type="float" office:value="5.596505941129007E-8" table:style-name="ce4">
            <text:p>5,59651E-08</text:p>
          </table:table-cell>
          <table:table-cell table:number-columns-repeated="16382"/>
        </table:table-row>
        <table:table-row table:style-name="ro1">
          <table:table-cell office:value-type="float" office:value="680.09321020717243" table:style-name="ce8">
            <text:p>680,09</text:p>
          </table:table-cell>
          <table:table-cell office:value-type="float" office:value="5.4830973330934354E-8" table:style-name="ce4">
            <text:p>5,4831E-08</text:p>
          </table:table-cell>
          <table:table-cell table:number-columns-repeated="16382"/>
        </table:table-row>
        <table:table-row table:style-name="ro1">
          <table:table-cell office:value-type="float" office:value="680.49749687500548" table:style-name="ce8">
            <text:p>680,50</text:p>
          </table:table-cell>
          <table:table-cell office:value-type="float" office:value="5.3731959962201679E-8" table:style-name="ce4">
            <text:p>5,3732E-08</text:p>
          </table:table-cell>
          <table:table-cell table:number-columns-repeated="16382"/>
        </table:table-row>
        <table:table-row table:style-name="ro1">
          <table:table-cell office:value-type="float" office:value="680.90180916275779" table:style-name="ce8">
            <text:p>680,90</text:p>
          </table:table-cell>
          <table:table-cell office:value-type="float" office:value="5.4718531388062031E-8" table:style-name="ce4">
            <text:p>5,47185E-08</text:p>
          </table:table-cell>
          <table:table-cell table:number-columns-repeated="16382"/>
        </table:table-row>
        <table:table-row table:style-name="ro1">
          <table:table-cell office:value-type="float" office:value="681.30614708385997" table:style-name="ce8">
            <text:p>681,31</text:p>
          </table:table-cell>
          <table:table-cell office:value-type="float" office:value="5.420668806859152E-8" table:style-name="ce4">
            <text:p>5,42067E-08</text:p>
          </table:table-cell>
          <table:table-cell table:number-columns-repeated="16382"/>
        </table:table-row>
        <table:table-row table:style-name="ro1">
          <table:table-cell office:value-type="float" office:value="681.71051065174265" table:style-name="ce8">
            <text:p>681,71</text:p>
          </table:table-cell>
          <table:table-cell office:value-type="float" office:value="5.1421265537863899E-8" table:style-name="ce4">
            <text:p>5,14213E-08</text:p>
          </table:table-cell>
          <table:table-cell table:number-columns-repeated="16382"/>
        </table:table-row>
        <table:table-row table:style-name="ro1">
          <table:table-cell office:value-type="float" office:value="682.11489987983623" table:style-name="ce8">
            <text:p>682,11</text:p>
          </table:table-cell>
          <table:table-cell office:value-type="float" office:value="5.1936795138896471E-8" table:style-name="ce4">
            <text:p>5,19368E-08</text:p>
          </table:table-cell>
          <table:table-cell table:number-columns-repeated="16382"/>
        </table:table-row>
        <table:table-row table:style-name="ro1">
          <table:table-cell office:value-type="float" office:value="682.51931478157121" table:style-name="ce8">
            <text:p>682,52</text:p>
          </table:table-cell>
          <table:table-cell office:value-type="float" office:value="4.9664591282189622E-8" table:style-name="ce4">
            <text:p>4,96646E-08</text:p>
          </table:table-cell>
          <table:table-cell table:number-columns-repeated="16382"/>
        </table:table-row>
        <table:table-row table:style-name="ro1">
          <table:table-cell office:value-type="float" office:value="682.9237553703781" table:style-name="ce8">
            <text:p>682,92</text:p>
          </table:table-cell>
          <table:table-cell office:value-type="float" office:value="4.7226342673339007E-8" table:style-name="ce4">
            <text:p>4,72263E-08</text:p>
          </table:table-cell>
          <table:table-cell table:number-columns-repeated="16382"/>
        </table:table-row>
        <table:table-row table:style-name="ro1">
          <table:table-cell office:value-type="float" office:value="683.32822165968753" table:style-name="ce8">
            <text:p>683,33</text:p>
          </table:table-cell>
          <table:table-cell office:value-type="float" office:value="4.9281402773044969E-8" table:style-name="ce4">
            <text:p>4,92814E-08</text:p>
          </table:table-cell>
          <table:table-cell table:number-columns-repeated="16382"/>
        </table:table-row>
        <table:table-row table:style-name="ro1">
          <table:table-cell office:value-type="float" office:value="683.73271366292988" table:style-name="ce8">
            <text:p>683,73</text:p>
          </table:table-cell>
          <table:table-cell office:value-type="float" office:value="5.1476514198285664E-8" table:style-name="ce4">
            <text:p>5,14765E-08</text:p>
          </table:table-cell>
          <table:table-cell table:number-columns-repeated="16382"/>
        </table:table-row>
        <table:table-row table:style-name="ro1">
          <table:table-cell office:value-type="float" office:value="684.1372313935359" table:style-name="ce8">
            <text:p>684,14</text:p>
          </table:table-cell>
          <table:table-cell office:value-type="float" office:value="5.775081740917427E-8" table:style-name="ce4">
            <text:p>5,77508E-08</text:p>
          </table:table-cell>
          <table:table-cell table:number-columns-repeated="16382"/>
        </table:table-row>
        <table:table-row table:style-name="ro1">
          <table:table-cell office:value-type="float" office:value="684.54177486493586" table:style-name="ce8">
            <text:p>684,54</text:p>
          </table:table-cell>
          <table:table-cell office:value-type="float" office:value="6.7295778483300692E-8" table:style-name="ce4">
            <text:p>6,72958E-08</text:p>
          </table:table-cell>
          <table:table-cell table:number-columns-repeated="16382"/>
        </table:table-row>
        <table:table-row table:style-name="ro1">
          <table:table-cell office:value-type="float" office:value="684.94634409056039" table:style-name="ce8">
            <text:p>684,95</text:p>
          </table:table-cell>
          <table:table-cell office:value-type="float" office:value="8.5123877079125231E-8" table:style-name="ce4">
            <text:p>8,51239E-08</text:p>
          </table:table-cell>
          <table:table-cell table:number-columns-repeated="16382"/>
        </table:table-row>
        <table:table-row table:style-name="ro1">
          <table:table-cell office:value-type="float" office:value="685.3509390838401" table:style-name="ce8">
            <text:p>685,35</text:p>
          </table:table-cell>
          <table:table-cell office:value-type="float" office:value="1.0670415242390235E-7" table:style-name="ce4">
            <text:p>1,06704E-07</text:p>
          </table:table-cell>
          <table:table-cell table:number-columns-repeated="16382"/>
        </table:table-row>
        <table:table-row table:style-name="ro1">
          <table:table-cell office:value-type="float" office:value="685.75555985820529" table:style-name="ce8">
            <text:p>685,76</text:p>
          </table:table-cell>
          <table:table-cell office:value-type="float" office:value="1.2838200014246024E-7" table:style-name="ce4">
            <text:p>1,28382E-07</text:p>
          </table:table-cell>
          <table:table-cell table:number-columns-repeated="16382"/>
        </table:table-row>
        <table:table-row table:style-name="ro1">
          <table:table-cell office:value-type="float" office:value="686.16020642708656" table:style-name="ce8">
            <text:p>686,16</text:p>
          </table:table-cell>
          <table:table-cell office:value-type="float" office:value="1.4953324352227342E-7" table:style-name="ce4">
            <text:p>1,49533E-07</text:p>
          </table:table-cell>
          <table:table-cell table:number-columns-repeated="16382"/>
        </table:table-row>
        <table:table-row table:style-name="ro1">
          <table:table-cell office:value-type="float" office:value="686.56487880391455" table:style-name="ce8">
            <text:p>686,56</text:p>
          </table:table-cell>
          <table:table-cell office:value-type="float" office:value="1.5894153227225152E-7" table:style-name="ce4">
            <text:p>1,58942E-07</text:p>
          </table:table-cell>
          <table:table-cell table:number-columns-repeated="16382"/>
        </table:table-row>
        <table:table-row table:style-name="ro1">
          <table:table-cell office:value-type="float" office:value="686.96957700211965" table:style-name="ce8">
            <text:p>686,97</text:p>
          </table:table-cell>
          <table:table-cell office:value-type="float" office:value="1.6100124538171462E-7" table:style-name="ce4">
            <text:p>1,61001E-07</text:p>
          </table:table-cell>
          <table:table-cell table:number-columns-repeated="16382"/>
        </table:table-row>
        <table:table-row table:style-name="ro1">
          <table:table-cell office:value-type="float" office:value="687.37430103513248" table:style-name="ce8">
            <text:p>687,37</text:p>
          </table:table-cell>
          <table:table-cell office:value-type="float" office:value="1.5228790161204285E-7" table:style-name="ce4">
            <text:p>1,52288E-07</text:p>
          </table:table-cell>
          <table:table-cell table:number-columns-repeated="16382"/>
        </table:table-row>
        <table:table-row table:style-name="ro1">
          <table:table-cell office:value-type="float" office:value="687.77905091638354" table:style-name="ce8">
            <text:p>687,78</text:p>
          </table:table-cell>
          <table:table-cell office:value-type="float" office:value="1.3471708688386482E-7" table:style-name="ce4">
            <text:p>1,34717E-07</text:p>
          </table:table-cell>
          <table:table-cell table:number-columns-repeated="16382"/>
        </table:table-row>
        <table:table-row table:style-name="ro1">
          <table:table-cell office:value-type="float" office:value="688.18382665930324" table:style-name="ce8">
            <text:p>688,18</text:p>
          </table:table-cell>
          <table:table-cell office:value-type="float" office:value="1.1366519621189621E-7" table:style-name="ce4">
            <text:p>1,13665E-07</text:p>
          </table:table-cell>
          <table:table-cell table:number-columns-repeated="16382"/>
        </table:table-row>
        <table:table-row table:style-name="ro1">
          <table:table-cell office:value-type="float" office:value="688.58862827732219" table:style-name="ce8">
            <text:p>688,59</text:p>
          </table:table-cell>
          <table:table-cell office:value-type="float" office:value="9.5074726675840767E-8" table:style-name="ce4">
            <text:p>9,50747E-08</text:p>
          </table:table-cell>
          <table:table-cell table:number-columns-repeated="16382"/>
        </table:table-row>
        <table:table-row table:style-name="ro1">
          <table:table-cell office:value-type="float" office:value="688.99345578387101" table:style-name="ce8">
            <text:p>688,99</text:p>
          </table:table-cell>
          <table:table-cell office:value-type="float" office:value="8.1522608393330101E-8" table:style-name="ce4">
            <text:p>8,15226E-08</text:p>
          </table:table-cell>
          <table:table-cell table:number-columns-repeated="16382"/>
        </table:table-row>
        <table:table-row table:style-name="ro1">
          <table:table-cell office:value-type="float" office:value="689.39830919238" table:style-name="ce8">
            <text:p>689,40</text:p>
          </table:table-cell>
          <table:table-cell office:value-type="float" office:value="6.7350840029230148E-8" table:style-name="ce4">
            <text:p>6,73508E-08</text:p>
          </table:table-cell>
          <table:table-cell table:number-columns-repeated="16382"/>
        </table:table-row>
        <table:table-row table:style-name="ro1">
          <table:table-cell office:value-type="float" office:value="689.80318851627976" table:style-name="ce8">
            <text:p>689,80</text:p>
          </table:table-cell>
          <table:table-cell office:value-type="float" office:value="5.8266131531390632E-8" table:style-name="ce4">
            <text:p>5,82661E-08</text:p>
          </table:table-cell>
          <table:table-cell table:number-columns-repeated="16382"/>
        </table:table-row>
        <table:table-row table:style-name="ro1">
          <table:table-cell office:value-type="float" office:value="690.20809376900093" table:style-name="ce8">
            <text:p>690,21</text:p>
          </table:table-cell>
          <table:table-cell office:value-type="float" office:value="5.2000647824327243E-8" table:style-name="ce4">
            <text:p>5,20006E-08</text:p>
          </table:table-cell>
          <table:table-cell table:number-columns-repeated="16382"/>
        </table:table-row>
        <table:table-row table:style-name="ro1">
          <table:table-cell office:value-type="float" office:value="690.613024963974" table:style-name="ce8">
            <text:p>690,61</text:p>
          </table:table-cell>
          <table:table-cell office:value-type="float" office:value="5.1310643233904228E-8" table:style-name="ce4">
            <text:p>5,13106E-08</text:p>
          </table:table-cell>
          <table:table-cell table:number-columns-repeated="16382"/>
        </table:table-row>
        <table:table-row table:style-name="ro1">
          <table:table-cell office:value-type="float" office:value="691.01798211462938" table:style-name="ce8">
            <text:p>691,02</text:p>
          </table:table-cell>
          <table:table-cell office:value-type="float" office:value="5.8596996912499353E-8" table:style-name="ce4">
            <text:p>5,8597E-08</text:p>
          </table:table-cell>
          <table:table-cell table:number-columns-repeated="16382"/>
        </table:table-row>
        <table:table-row table:style-name="ro1">
          <table:table-cell office:value-type="float" office:value="691.42296523439745" table:style-name="ce8">
            <text:p>691,42</text:p>
          </table:table-cell>
          <table:table-cell office:value-type="float" office:value="7.5956930771417622E-8" table:style-name="ce4">
            <text:p>7,59569E-08</text:p>
          </table:table-cell>
          <table:table-cell table:number-columns-repeated="16382"/>
        </table:table-row>
        <table:table-row table:style-name="ro1">
          <table:table-cell office:value-type="float" office:value="691.82797433670908" table:style-name="ce8">
            <text:p>691,83</text:p>
          </table:table-cell>
          <table:table-cell office:value-type="float" office:value="9.2740297435486095E-8" table:style-name="ce4">
            <text:p>9,27403E-08</text:p>
          </table:table-cell>
          <table:table-cell table:number-columns-repeated="16382"/>
        </table:table-row>
        <table:table-row table:style-name="ro1">
          <table:table-cell office:value-type="float" office:value="692.23300943499464" table:style-name="ce8">
            <text:p>692,23</text:p>
          </table:table-cell>
          <table:table-cell office:value-type="float" office:value="1.0675929829741702E-7" table:style-name="ce4">
            <text:p>1,06759E-07</text:p>
          </table:table-cell>
          <table:table-cell table:number-columns-repeated="16382"/>
        </table:table-row>
        <table:table-row table:style-name="ro1">
          <table:table-cell office:value-type="float" office:value="692.63807054268455" table:style-name="ce8">
            <text:p>692,64</text:p>
          </table:table-cell>
          <table:table-cell office:value-type="float" office:value="1.0990503684174188E-7" table:style-name="ce4">
            <text:p>1,09905E-07</text:p>
          </table:table-cell>
          <table:table-cell table:number-columns-repeated="16382"/>
        </table:table-row>
        <table:table-row table:style-name="ro1">
          <table:table-cell office:value-type="float" office:value="693.04315767320963" table:style-name="ce8">
            <text:p>693,04</text:p>
          </table:table-cell>
          <table:table-cell office:value-type="float" office:value="1.1124718532303861E-7" table:style-name="ce4">
            <text:p>1,11247E-07</text:p>
          </table:table-cell>
          <table:table-cell table:number-columns-repeated="16382"/>
        </table:table-row>
        <table:table-row table:style-name="ro1">
          <table:table-cell office:value-type="float" office:value="693.44827084000008" table:style-name="ce8">
            <text:p>693,45</text:p>
          </table:table-cell>
          <table:table-cell office:value-type="float" office:value="9.9193932913677129E-8" table:style-name="ce4">
            <text:p>9,91939E-08</text:p>
          </table:table-cell>
          <table:table-cell table:number-columns-repeated="16382"/>
        </table:table-row>
        <table:table-row table:style-name="ro1">
          <table:table-cell office:value-type="float" office:value="693.85341005648638" table:style-name="ce8">
            <text:p>693,85</text:p>
          </table:table-cell>
          <table:table-cell office:value-type="float" office:value="8.9548754875258994E-8" table:style-name="ce4">
            <text:p>8,95488E-08</text:p>
          </table:table-cell>
          <table:table-cell table:number-columns-repeated="16382"/>
        </table:table-row>
        <table:table-row table:style-name="ro1">
          <table:table-cell office:value-type="float" office:value="694.2585753360994" table:style-name="ce8">
            <text:p>694,26</text:p>
          </table:table-cell>
          <table:table-cell office:value-type="float" office:value="8.5773156578489125E-8" table:style-name="ce4">
            <text:p>8,57732E-08</text:p>
          </table:table-cell>
          <table:table-cell table:number-columns-repeated="16382"/>
        </table:table-row>
        <table:table-row table:style-name="ro1">
          <table:table-cell office:value-type="float" office:value="694.66376669226929" table:style-name="ce8">
            <text:p>694,66</text:p>
          </table:table-cell>
          <table:table-cell office:value-type="float" office:value="8.1609975508483291E-8" table:style-name="ce4">
            <text:p>8,161E-08</text:p>
          </table:table-cell>
          <table:table-cell table:number-columns-repeated="16382"/>
        </table:table-row>
        <table:table-row table:style-name="ro1">
          <table:table-cell office:value-type="float" office:value="695.06898413842691" table:style-name="ce8">
            <text:p>695,07</text:p>
          </table:table-cell>
          <table:table-cell office:value-type="float" office:value="8.0852337673457506E-8" table:style-name="ce4">
            <text:p>8,08523E-08</text:p>
          </table:table-cell>
          <table:table-cell table:number-columns-repeated="16382"/>
        </table:table-row>
        <table:table-row table:style-name="ro1">
          <table:table-cell office:value-type="float" office:value="695.47422768800243" table:style-name="ce8">
            <text:p>695,47</text:p>
          </table:table-cell>
          <table:table-cell office:value-type="float" office:value="7.5874274790374208E-8" table:style-name="ce4">
            <text:p>7,58743E-08</text:p>
          </table:table-cell>
          <table:table-cell table:number-columns-repeated="16382"/>
        </table:table-row>
        <table:table-row table:style-name="ro1">
          <table:table-cell office:value-type="float" office:value="695.87949735442669" table:style-name="ce8">
            <text:p>695,88</text:p>
          </table:table-cell>
          <table:table-cell office:value-type="float" office:value="6.7759326093570707E-8" table:style-name="ce4">
            <text:p>6,77593E-08</text:p>
          </table:table-cell>
          <table:table-cell table:number-columns-repeated="16382"/>
        </table:table-row>
        <table:table-row table:style-name="ro1">
          <table:table-cell office:value-type="float" office:value="696.28479315113009" table:style-name="ce8">
            <text:p>696,28</text:p>
          </table:table-cell>
          <table:table-cell office:value-type="float" office:value="5.8718745505204277E-8" table:style-name="ce4">
            <text:p>5,87187E-08</text:p>
          </table:table-cell>
          <table:table-cell table:number-columns-repeated="16382"/>
        </table:table-row>
        <table:table-row table:style-name="ro1">
          <table:table-cell office:value-type="float" office:value="696.69011509154302" table:style-name="ce8">
            <text:p>696,69</text:p>
          </table:table-cell>
          <table:table-cell office:value-type="float" office:value="4.9553045877066418E-8" table:style-name="ce4">
            <text:p>4,9553E-08</text:p>
          </table:table-cell>
          <table:table-cell table:number-columns-repeated="16382"/>
        </table:table-row>
        <table:table-row table:style-name="ro1">
          <table:table-cell office:value-type="float" office:value="697.09546318909611" table:style-name="ce8">
            <text:p>697,10</text:p>
          </table:table-cell>
          <table:table-cell office:value-type="float" office:value="4.2014269030464742E-8" table:style-name="ce4">
            <text:p>4,20143E-08</text:p>
          </table:table-cell>
          <table:table-cell table:number-columns-repeated="16382"/>
        </table:table-row>
        <table:table-row table:style-name="ro1">
          <table:table-cell office:value-type="float" office:value="697.50083745722009" table:style-name="ce8">
            <text:p>697,50</text:p>
          </table:table-cell>
          <table:table-cell office:value-type="float" office:value="3.4169974423233094E-8" table:style-name="ce4">
            <text:p>3,417E-08</text:p>
          </table:table-cell>
          <table:table-cell table:number-columns-repeated="16382"/>
        </table:table-row>
        <table:table-row table:style-name="ro1">
          <table:table-cell office:value-type="float" office:value="697.90623790934501" table:style-name="ce8">
            <text:p>697,91</text:p>
          </table:table-cell>
          <table:table-cell office:value-type="float" office:value="3.3771651071034265E-8" table:style-name="ce4">
            <text:p>3,37717E-08</text:p>
          </table:table-cell>
          <table:table-cell table:number-columns-repeated="16382"/>
        </table:table-row>
        <table:table-row table:style-name="ro1">
          <table:table-cell office:value-type="float" office:value="698.31166455890184" table:style-name="ce8">
            <text:p>698,31</text:p>
          </table:table-cell>
          <table:table-cell office:value-type="float" office:value="2.9552859312783603E-8" table:style-name="ce4">
            <text:p>2,95529E-08</text:p>
          </table:table-cell>
          <table:table-cell table:number-columns-repeated="16382"/>
        </table:table-row>
        <table:table-row table:style-name="ro1">
          <table:table-cell office:value-type="float" office:value="698.71711741932074" table:style-name="ce8">
            <text:p>698,72</text:p>
          </table:table-cell>
          <table:table-cell office:value-type="float" office:value="2.8052734513880371E-8" table:style-name="ce4">
            <text:p>2,80527E-08</text:p>
          </table:table-cell>
          <table:table-cell table:number-columns-repeated="16382"/>
        </table:table-row>
        <table:table-row table:style-name="ro1">
          <table:table-cell office:value-type="float" office:value="699.12259650403246" table:style-name="ce8">
            <text:p>699,12</text:p>
          </table:table-cell>
          <table:table-cell office:value-type="float" office:value="2.636563668411009E-8" table:style-name="ce4">
            <text:p>2,63656E-08</text:p>
          </table:table-cell>
          <table:table-cell table:number-columns-repeated="16382"/>
        </table:table-row>
        <table:table-row table:style-name="ro1">
          <table:table-cell office:value-type="float" office:value="699.52810182646749" table:style-name="ce8">
            <text:p>699,53</text:p>
          </table:table-cell>
          <table:table-cell office:value-type="float" office:value="2.8980745631946137E-8" table:style-name="ce4">
            <text:p>2,89807E-08</text:p>
          </table:table-cell>
          <table:table-cell table:number-columns-repeated="16382"/>
        </table:table-row>
        <table:table-row table:style-name="ro1">
          <table:table-cell office:value-type="float" office:value="699.93363340005635" table:style-name="ce8">
            <text:p>699,93</text:p>
          </table:table-cell>
          <table:table-cell office:value-type="float" office:value="2.7619340791240789E-8" table:style-name="ce4">
            <text:p>2,76193E-08</text:p>
          </table:table-cell>
          <table:table-cell table:number-columns-repeated="16382"/>
        </table:table-row>
        <table:table-row table:style-name="ro1">
          <table:table-cell office:value-type="float" office:value="700.33919123822943" table:style-name="ce8">
            <text:p>700,34</text:p>
          </table:table-cell>
          <table:table-cell office:value-type="float" office:value="3.1031147994507629E-8" table:style-name="ce4">
            <text:p>3,10311E-08</text:p>
          </table:table-cell>
          <table:table-cell table:number-columns-repeated="16382"/>
        </table:table-row>
        <table:table-row table:style-name="ro1">
          <table:table-cell office:value-type="float" office:value="700.74477535441747" table:style-name="ce8">
            <text:p>700,74</text:p>
          </table:table-cell>
          <table:table-cell office:value-type="float" office:value="3.2730036828702765E-8" table:style-name="ce4">
            <text:p>3,273E-08</text:p>
          </table:table-cell>
          <table:table-cell table:number-columns-repeated="16382"/>
        </table:table-row>
        <table:table-row table:style-name="ro1">
          <table:table-cell office:value-type="float" office:value="701.15038576205075" table:style-name="ce8">
            <text:p>701,15</text:p>
          </table:table-cell>
          <table:table-cell office:value-type="float" office:value="3.7831609323800898E-8" table:style-name="ce4">
            <text:p>3,78316E-08</text:p>
          </table:table-cell>
          <table:table-cell table:number-columns-repeated="16382"/>
        </table:table-row>
        <table:table-row table:style-name="ro1">
          <table:table-cell office:value-type="float" office:value="701.55602247456" table:style-name="ce8">
            <text:p>701,56</text:p>
          </table:table-cell>
          <table:table-cell office:value-type="float" office:value="4.1984072371234772E-8" table:style-name="ce4">
            <text:p>4,19841E-08</text:p>
          </table:table-cell>
          <table:table-cell table:number-columns-repeated="16382"/>
        </table:table-row>
        <table:table-row table:style-name="ro1">
          <table:table-cell office:value-type="float" office:value="701.96168550537561" table:style-name="ce8">
            <text:p>701,96</text:p>
          </table:table-cell>
          <table:table-cell office:value-type="float" office:value="5.1471242215949067E-8" table:style-name="ce4">
            <text:p>5,14712E-08</text:p>
          </table:table-cell>
          <table:table-cell table:number-columns-repeated="16382"/>
        </table:table-row>
        <table:table-row table:style-name="ro1">
          <table:table-cell office:value-type="float" office:value="702.36737486792822" table:style-name="ce8">
            <text:p>702,37</text:p>
          </table:table-cell>
          <table:table-cell office:value-type="float" office:value="5.9750601249521082E-8" table:style-name="ce4">
            <text:p>5,97506E-08</text:p>
          </table:table-cell>
          <table:table-cell table:number-columns-repeated="16382"/>
        </table:table-row>
        <table:table-row table:style-name="ro1">
          <table:table-cell office:value-type="float" office:value="702.77309057564821" table:style-name="ce8">
            <text:p>702,77</text:p>
          </table:table-cell>
          <table:table-cell office:value-type="float" office:value="7.158423743329183E-8" table:style-name="ce4">
            <text:p>7,15842E-08</text:p>
          </table:table-cell>
          <table:table-cell table:number-columns-repeated="16382"/>
        </table:table-row>
        <table:table-row table:style-name="ro1">
          <table:table-cell office:value-type="float" office:value="703.1788326419661" table:style-name="ce8">
            <text:p>703,18</text:p>
          </table:table-cell>
          <table:table-cell office:value-type="float" office:value="8.24722398345997E-8" table:style-name="ce4">
            <text:p>8,24722E-08</text:p>
          </table:table-cell>
          <table:table-cell table:number-columns-repeated="16382"/>
        </table:table-row>
        <table:table-row table:style-name="ro1">
          <table:table-cell office:value-type="float" office:value="703.5846010803125" table:style-name="ce8">
            <text:p>703,58</text:p>
          </table:table-cell>
          <table:table-cell office:value-type="float" office:value="1.1078036401956252E-7" table:style-name="ce4">
            <text:p>1,1078E-07</text:p>
          </table:table-cell>
          <table:table-cell table:number-columns-repeated="16382"/>
        </table:table-row>
        <table:table-row table:style-name="ro1">
          <table:table-cell office:value-type="float" office:value="703.99039590411792" table:style-name="ce8">
            <text:p>703,99</text:p>
          </table:table-cell>
          <table:table-cell office:value-type="float" office:value="1.4250498893801204E-7" table:style-name="ce4">
            <text:p>1,42505E-07</text:p>
          </table:table-cell>
          <table:table-cell table:number-columns-repeated="16382"/>
        </table:table-row>
        <table:table-row table:style-name="ro1">
          <table:table-cell office:value-type="float" office:value="704.39621712681287" table:style-name="ce8">
            <text:p>704,40</text:p>
          </table:table-cell>
          <table:table-cell office:value-type="float" office:value="1.9038460539281644E-7" table:style-name="ce4">
            <text:p>1,90385E-07</text:p>
          </table:table-cell>
          <table:table-cell table:number-columns-repeated="16382"/>
        </table:table-row>
        <table:table-row table:style-name="ro1">
          <table:table-cell office:value-type="float" office:value="704.80206476182775" table:style-name="ce8">
            <text:p>704,80</text:p>
          </table:table-cell>
          <table:table-cell office:value-type="float" office:value="2.5534815291588782E-7" table:style-name="ce4">
            <text:p>2,55348E-07</text:p>
          </table:table-cell>
          <table:table-cell table:number-columns-repeated="16382"/>
        </table:table-row>
        <table:table-row table:style-name="ro1">
          <table:table-cell office:value-type="float" office:value="705.20793882259341" table:style-name="ce8">
            <text:p>705,21</text:p>
          </table:table-cell>
          <table:table-cell office:value-type="float" office:value="3.1663126692514345E-7" table:style-name="ce4">
            <text:p>3,16631E-07</text:p>
          </table:table-cell>
          <table:table-cell table:number-columns-repeated="16382"/>
        </table:table-row>
        <table:table-row table:style-name="ro1">
          <table:table-cell office:value-type="float" office:value="705.61383932254" table:style-name="ce8">
            <text:p>705,61</text:p>
          </table:table-cell>
          <table:table-cell office:value-type="float" office:value="3.6777257257903488E-7" table:style-name="ce4">
            <text:p>3,67773E-07</text:p>
          </table:table-cell>
          <table:table-cell table:number-columns-repeated="16382"/>
        </table:table-row>
        <table:table-row table:style-name="ro1">
          <table:table-cell office:value-type="float" office:value="706.01976627509828" table:style-name="ce8">
            <text:p>706,02</text:p>
          </table:table-cell>
          <table:table-cell office:value-type="float" office:value="4.019420469797579E-7" table:style-name="ce4">
            <text:p>4,01942E-07</text:p>
          </table:table-cell>
          <table:table-cell table:number-columns-repeated="16382"/>
        </table:table-row>
        <table:table-row table:style-name="ro1">
          <table:table-cell office:value-type="float" office:value="706.42571969369851" table:style-name="ce8">
            <text:p>706,43</text:p>
          </table:table-cell>
          <table:table-cell office:value-type="float" office:value="4.258299743824862E-7" table:style-name="ce4">
            <text:p>4,2583E-07</text:p>
          </table:table-cell>
          <table:table-cell table:number-columns-repeated="16382"/>
        </table:table-row>
        <table:table-row table:style-name="ro1">
          <table:table-cell office:value-type="float" office:value="706.83169959177155" table:style-name="ce8">
            <text:p>706,83</text:p>
          </table:table-cell>
          <table:table-cell office:value-type="float" office:value="4.4456675218881623E-7" table:style-name="ce4">
            <text:p>4,44567E-07</text:p>
          </table:table-cell>
          <table:table-cell table:number-columns-repeated="16382"/>
        </table:table-row>
        <table:table-row table:style-name="ro1">
          <table:table-cell office:value-type="float" office:value="707.23770598274768" table:style-name="ce8">
            <text:p>707,24</text:p>
          </table:table-cell>
          <table:table-cell office:value-type="float" office:value="4.6350943080949213E-7" table:style-name="ce4">
            <text:p>4,63509E-07</text:p>
          </table:table-cell>
          <table:table-cell table:number-columns-repeated="16382"/>
        </table:table-row>
        <table:table-row table:style-name="ro1">
          <table:table-cell office:value-type="float" office:value="707.64373888005753" table:style-name="ce8">
            <text:p>707,64</text:p>
          </table:table-cell>
          <table:table-cell office:value-type="float" office:value="4.7167937288780218E-7" table:style-name="ce4">
            <text:p>4,71679E-07</text:p>
          </table:table-cell>
          <table:table-cell table:number-columns-repeated="16382"/>
        </table:table-row>
        <table:table-row table:style-name="ro1">
          <table:table-cell office:value-type="float" office:value="708.04979829713147" table:style-name="ce8">
            <text:p>708,05</text:p>
          </table:table-cell>
          <table:table-cell office:value-type="float" office:value="4.5886252262362129E-7" table:style-name="ce4">
            <text:p>4,58863E-07</text:p>
          </table:table-cell>
          <table:table-cell table:number-columns-repeated="16382"/>
        </table:table-row>
        <table:table-row table:style-name="ro1">
          <table:table-cell office:value-type="float" office:value="708.45588424740026" table:style-name="ce8">
            <text:p>708,46</text:p>
          </table:table-cell>
          <table:table-cell office:value-type="float" office:value="4.3156380548644527E-7" table:style-name="ce4">
            <text:p>4,31564E-07</text:p>
          </table:table-cell>
          <table:table-cell table:number-columns-repeated="16382"/>
        </table:table-row>
        <table:table-row table:style-name="ro1">
          <table:table-cell office:value-type="float" office:value="708.86199674429417" table:style-name="ce8">
            <text:p>708,86</text:p>
          </table:table-cell>
          <table:table-cell office:value-type="float" office:value="3.8003638714170547E-7" table:style-name="ce4">
            <text:p>3,80036E-07</text:p>
          </table:table-cell>
          <table:table-cell table:number-columns-repeated="16382"/>
        </table:table-row>
        <table:table-row table:style-name="ro1">
          <table:table-cell office:value-type="float" office:value="709.26813580124394" table:style-name="ce8">
            <text:p>709,27</text:p>
          </table:table-cell>
          <table:table-cell office:value-type="float" office:value="3.3028002115354133E-7" table:style-name="ce4">
            <text:p>3,3028E-07</text:p>
          </table:table-cell>
          <table:table-cell table:number-columns-repeated="16382"/>
        </table:table-row>
        <table:table-row table:style-name="ro1">
          <table:table-cell office:value-type="float" office:value="709.67430143168008" table:style-name="ce8">
            <text:p>709,67</text:p>
          </table:table-cell>
          <table:table-cell office:value-type="float" office:value="3.0607977787215217E-7" table:style-name="ce4">
            <text:p>3,0608E-07</text:p>
          </table:table-cell>
          <table:table-cell table:number-columns-repeated="16382"/>
        </table:table-row>
        <table:table-row table:style-name="ro1">
          <table:table-cell office:value-type="float" office:value="710.08049364903286" table:style-name="ce8">
            <text:p>710,08</text:p>
          </table:table-cell>
          <table:table-cell office:value-type="float" office:value="3.1142933289774713E-7" table:style-name="ce4">
            <text:p>3,11429E-07</text:p>
          </table:table-cell>
          <table:table-cell table:number-columns-repeated="16382"/>
        </table:table-row>
        <table:table-row table:style-name="ro1">
          <table:table-cell office:value-type="float" office:value="710.48671246673302" table:style-name="ce8">
            <text:p>710,49</text:p>
          </table:table-cell>
          <table:table-cell office:value-type="float" office:value="3.337167671708408E-7" table:style-name="ce4">
            <text:p>3,33717E-07</text:p>
          </table:table-cell>
          <table:table-cell table:number-columns-repeated="16382"/>
        </table:table-row>
        <table:table-row table:style-name="ro1">
          <table:table-cell office:value-type="float" office:value="710.89295789821097" table:style-name="ce8">
            <text:p>710,89</text:p>
          </table:table-cell>
          <table:table-cell office:value-type="float" office:value="3.5397429635744103E-7" table:style-name="ce4">
            <text:p>3,53974E-07</text:p>
          </table:table-cell>
          <table:table-cell table:number-columns-repeated="16382"/>
        </table:table-row>
        <table:table-row table:style-name="ro1">
          <table:table-cell office:value-type="float" office:value="711.29922995689731" table:style-name="ce8">
            <text:p>711,30</text:p>
          </table:table-cell>
          <table:table-cell office:value-type="float" office:value="3.5330136627959996E-7" table:style-name="ce4">
            <text:p>3,53301E-07</text:p>
          </table:table-cell>
          <table:table-cell table:number-columns-repeated="16382"/>
        </table:table-row>
        <table:table-row table:style-name="ro1">
          <table:table-cell office:value-type="float" office:value="711.70552865622244" table:style-name="ce8">
            <text:p>711,71</text:p>
          </table:table-cell>
          <table:table-cell office:value-type="float" office:value="3.3453552021888123E-7" table:style-name="ce4">
            <text:p>3,34536E-07</text:p>
          </table:table-cell>
          <table:table-cell table:number-columns-repeated="16382"/>
        </table:table-row>
        <table:table-row table:style-name="ro1">
          <table:table-cell office:value-type="float" office:value="712.1118540096171" table:style-name="ce8">
            <text:p>712,11</text:p>
          </table:table-cell>
          <table:table-cell office:value-type="float" office:value="2.9692596829845919E-7" table:style-name="ce4">
            <text:p>2,96926E-07</text:p>
          </table:table-cell>
          <table:table-cell table:number-columns-repeated="16382"/>
        </table:table-row>
        <table:table-row table:style-name="ro1">
          <table:table-cell office:value-type="float" office:value="712.51820603051169" table:style-name="ce8">
            <text:p>712,52</text:p>
          </table:table-cell>
          <table:table-cell office:value-type="float" office:value="2.4670893804610694E-7" table:style-name="ce4">
            <text:p>2,46709E-07</text:p>
          </table:table-cell>
          <table:table-cell table:number-columns-repeated="16382"/>
        </table:table-row>
        <table:table-row table:style-name="ro1">
          <table:table-cell office:value-type="float" office:value="712.9245847323366" table:style-name="ce8">
            <text:p>712,92</text:p>
          </table:table-cell>
          <table:table-cell office:value-type="float" office:value="2.0188361107910502E-7" table:style-name="ce4">
            <text:p>2,01884E-07</text:p>
          </table:table-cell>
          <table:table-cell table:number-columns-repeated="16382"/>
        </table:table-row>
        <table:table-row table:style-name="ro1">
          <table:table-cell office:value-type="float" office:value="713.33099012852256" table:style-name="ce8">
            <text:p>713,33</text:p>
          </table:table-cell>
          <table:table-cell office:value-type="float" office:value="1.5654215795981384E-7" table:style-name="ce4">
            <text:p>1,56542E-07</text:p>
          </table:table-cell>
          <table:table-cell table:number-columns-repeated="16382"/>
        </table:table-row>
        <table:table-row table:style-name="ro1">
          <table:table-cell office:value-type="float" office:value="713.73742223249997" table:style-name="ce8">
            <text:p>713,74</text:p>
          </table:table-cell>
          <table:table-cell office:value-type="float" office:value="1.2701856522657249E-7" table:style-name="ce4">
            <text:p>1,27019E-07</text:p>
          </table:table-cell>
          <table:table-cell table:number-columns-repeated="16382"/>
        </table:table-row>
        <table:table-row table:style-name="ro1">
          <table:table-cell office:value-type="float" office:value="714.14388105769945" table:style-name="ce8">
            <text:p>714,14</text:p>
          </table:table-cell>
          <table:table-cell office:value-type="float" office:value="9.9752224299293478E-8" table:style-name="ce4">
            <text:p>9,97522E-08</text:p>
          </table:table-cell>
          <table:table-cell table:number-columns-repeated="16382"/>
        </table:table-row>
        <table:table-row table:style-name="ro1">
          <table:table-cell office:value-type="float" office:value="714.55036661755139" table:style-name="ce8">
            <text:p>714,55</text:p>
          </table:table-cell>
          <table:table-cell office:value-type="float" office:value="7.3251900568594776E-8" table:style-name="ce4">
            <text:p>7,32519E-08</text:p>
          </table:table-cell>
          <table:table-cell table:number-columns-repeated="16382"/>
        </table:table-row>
        <table:table-row table:style-name="ro1">
          <table:table-cell office:value-type="float" office:value="714.95687892548631" table:style-name="ce8">
            <text:p>714,96</text:p>
          </table:table-cell>
          <table:table-cell office:value-type="float" office:value="5.4406395915505696E-8" table:style-name="ce4">
            <text:p>5,44064E-08</text:p>
          </table:table-cell>
          <table:table-cell table:number-columns-repeated="16382"/>
        </table:table-row>
        <table:table-row table:style-name="ro1">
          <table:table-cell office:value-type="float" office:value="715.36341799493493" table:style-name="ce8">
            <text:p>715,36</text:p>
          </table:table-cell>
          <table:table-cell office:value-type="float" office:value="4.1179520844923751E-8" table:style-name="ce4">
            <text:p>4,11795E-08</text:p>
          </table:table-cell>
          <table:table-cell table:number-columns-repeated="16382"/>
        </table:table-row>
        <table:table-row table:style-name="ro1">
          <table:table-cell office:value-type="float" office:value="715.76998383932755" table:style-name="ce8">
            <text:p>715,77</text:p>
          </table:table-cell>
          <table:table-cell office:value-type="float" office:value="3.0394265280486301E-8" table:style-name="ce4">
            <text:p>3,03943E-08</text:p>
          </table:table-cell>
          <table:table-cell table:number-columns-repeated="16382"/>
        </table:table-row>
        <table:table-row table:style-name="ro1">
          <table:table-cell office:value-type="float" office:value="716.17657647209467" table:style-name="ce8">
            <text:p>716,18</text:p>
          </table:table-cell>
          <table:table-cell office:value-type="float" office:value="2.6479780936644112E-8" table:style-name="ce4">
            <text:p>2,64798E-08</text:p>
          </table:table-cell>
          <table:table-cell table:number-columns-repeated="16382"/>
        </table:table-row>
        <table:table-row table:style-name="ro1">
          <table:table-cell office:value-type="float" office:value="716.58319590666702" table:style-name="ce8">
            <text:p>716,58</text:p>
          </table:table-cell>
          <table:table-cell office:value-type="float" office:value="2.330320960684728E-8" table:style-name="ce4">
            <text:p>2,33032E-08</text:p>
          </table:table-cell>
          <table:table-cell table:number-columns-repeated="16382"/>
        </table:table-row>
        <table:table-row table:style-name="ro1">
          <table:table-cell office:value-type="float" office:value="716.98984215647511" table:style-name="ce8">
            <text:p>716,99</text:p>
          </table:table-cell>
          <table:table-cell office:value-type="float" office:value="1.8630822514198589E-8" table:style-name="ce4">
            <text:p>1,86308E-08</text:p>
          </table:table-cell>
          <table:table-cell table:number-columns-repeated="16382"/>
        </table:table-row>
        <table:table-row table:style-name="ro1">
          <table:table-cell office:value-type="float" office:value="717.39651523494922" table:style-name="ce8">
            <text:p>717,40</text:p>
          </table:table-cell>
          <table:table-cell office:value-type="float" office:value="1.8438999048875459E-8" table:style-name="ce4">
            <text:p>1,8439E-08</text:p>
          </table:table-cell>
          <table:table-cell table:number-columns-repeated="16382"/>
        </table:table-row>
        <table:table-row table:style-name="ro1">
          <table:table-cell office:value-type="float" office:value="717.80321515551998" table:style-name="ce8">
            <text:p>717,80</text:p>
          </table:table-cell>
          <table:table-cell office:value-type="float" office:value="1.7707209712270391E-8" table:style-name="ce4">
            <text:p>1,77072E-08</text:p>
          </table:table-cell>
          <table:table-cell table:number-columns-repeated="16382"/>
        </table:table-row>
        <table:table-row table:style-name="ro1">
          <table:table-cell office:value-type="float" office:value="718.209941931618" table:style-name="ce8">
            <text:p>718,21</text:p>
          </table:table-cell>
          <table:table-cell office:value-type="float" office:value="1.7259852368040259E-8" table:style-name="ce4">
            <text:p>1,72599E-08</text:p>
          </table:table-cell>
          <table:table-cell table:number-columns-repeated="16382"/>
        </table:table-row>
        <table:table-row table:style-name="ro1">
          <table:table-cell office:value-type="float" office:value="718.61669557667369" table:style-name="ce8">
            <text:p>718,62</text:p>
          </table:table-cell>
          <table:table-cell office:value-type="float" office:value="1.7009949978019676E-8" table:style-name="ce4">
            <text:p>1,70099E-08</text:p>
          </table:table-cell>
          <table:table-cell table:number-columns-repeated="16382"/>
        </table:table-row>
        <table:table-row table:style-name="ro1">
          <table:table-cell office:value-type="float" office:value="719.02347610411766" table:style-name="ce8">
            <text:p>719,02</text:p>
          </table:table-cell>
          <table:table-cell office:value-type="float" office:value="1.5105389810366043E-8" table:style-name="ce4">
            <text:p>1,51054E-08</text:p>
          </table:table-cell>
          <table:table-cell table:number-columns-repeated="16382"/>
        </table:table-row>
        <table:table-row table:style-name="ro1">
          <table:table-cell office:value-type="float" office:value="719.43028352738042" table:style-name="ce8">
            <text:p>719,43</text:p>
          </table:table-cell>
          <table:table-cell office:value-type="float" office:value="1.7463345501513752E-8" table:style-name="ce4">
            <text:p>1,74633E-08</text:p>
          </table:table-cell>
          <table:table-cell table:number-columns-repeated="16382"/>
        </table:table-row>
        <table:table-row table:style-name="ro1">
          <table:table-cell office:value-type="float" office:value="719.83711785989249" table:style-name="ce8">
            <text:p>719,84</text:p>
          </table:table-cell>
          <table:table-cell office:value-type="float" office:value="1.5396818200902832E-8" table:style-name="ce4">
            <text:p>1,53968E-08</text:p>
          </table:table-cell>
          <table:table-cell table:number-columns-repeated="16382"/>
        </table:table-row>
        <table:table-row table:style-name="ro1">
          <table:table-cell office:value-type="float" office:value="720.24397911508436" table:style-name="ce8">
            <text:p>720,24</text:p>
          </table:table-cell>
          <table:table-cell office:value-type="float" office:value="1.5294380580185722E-8" table:style-name="ce4">
            <text:p>1,52944E-08</text:p>
          </table:table-cell>
          <table:table-cell table:number-columns-repeated="16382"/>
        </table:table-row>
        <table:table-row table:style-name="ro1">
          <table:table-cell office:value-type="float" office:value="720.65086730638654" table:style-name="ce8">
            <text:p>720,65</text:p>
          </table:table-cell>
          <table:table-cell office:value-type="float" office:value="1.5181718476132608E-8" table:style-name="ce4">
            <text:p>1,51817E-08</text:p>
          </table:table-cell>
          <table:table-cell table:number-columns-repeated="16382"/>
        </table:table-row>
        <table:table-row table:style-name="ro1">
          <table:table-cell office:value-type="float" office:value="721.05778244722944" table:style-name="ce8">
            <text:p>721,06</text:p>
          </table:table-cell>
          <table:table-cell office:value-type="float" office:value="1.5060656390111676E-8" table:style-name="ce4">
            <text:p>1,50607E-08</text:p>
          </table:table-cell>
          <table:table-cell table:number-columns-repeated="16382"/>
        </table:table-row>
        <table:table-row table:style-name="ro1">
          <table:table-cell office:value-type="float" office:value="721.46472455104379" table:style-name="ce8">
            <text:p>721,46</text:p>
          </table:table-cell>
          <table:table-cell office:value-type="float" office:value="1.629849853699602E-8" table:style-name="ce4">
            <text:p>1,62985E-08</text:p>
          </table:table-cell>
          <table:table-cell table:number-columns-repeated="16382"/>
        </table:table-row>
        <table:table-row table:style-name="ro1">
          <table:table-cell office:value-type="float" office:value="721.87169363126009" table:style-name="ce8">
            <text:p>721,87</text:p>
          </table:table-cell>
          <table:table-cell office:value-type="float" office:value="1.3761188562427791E-8" table:style-name="ce4">
            <text:p>1,37612E-08</text:p>
          </table:table-cell>
          <table:table-cell table:number-columns-repeated="16382"/>
        </table:table-row>
        <table:table-row table:style-name="ro1">
          <table:table-cell office:value-type="float" office:value="722.27868970130862" table:style-name="ce8">
            <text:p>722,28</text:p>
          </table:table-cell>
          <table:table-cell office:value-type="float" office:value="1.3972994243715101E-8" table:style-name="ce4">
            <text:p>1,3973E-08</text:p>
          </table:table-cell>
          <table:table-cell table:number-columns-repeated="16382"/>
        </table:table-row>
        <table:table-row table:style-name="ro1">
          <table:table-cell office:value-type="float" office:value="722.68571277462024" table:style-name="ce8">
            <text:p>722,69</text:p>
          </table:table-cell>
          <table:table-cell office:value-type="float" office:value="1.4381784121480597E-8" table:style-name="ce4">
            <text:p>1,43818E-08</text:p>
          </table:table-cell>
          <table:table-cell table:number-columns-repeated="16382"/>
        </table:table-row>
        <table:table-row table:style-name="ro1">
          <table:table-cell office:value-type="float" office:value="723.09276286462523" table:style-name="ce8">
            <text:p>723,09</text:p>
          </table:table-cell>
          <table:table-cell office:value-type="float" office:value="1.4690292967600542E-8" table:style-name="ce4">
            <text:p>1,46903E-08</text:p>
          </table:table-cell>
          <table:table-cell table:number-columns-repeated="16382"/>
        </table:table-row>
        <table:table-row table:style-name="ro1">
          <table:table-cell office:value-type="float" office:value="723.49983998475409" table:style-name="ce8">
            <text:p>723,50</text:p>
          </table:table-cell>
          <table:table-cell office:value-type="float" office:value="1.4441962501397168E-8" table:style-name="ce4">
            <text:p>1,4442E-08</text:p>
          </table:table-cell>
          <table:table-cell table:number-columns-repeated="16382"/>
        </table:table-row>
        <table:table-row table:style-name="ro1">
          <table:table-cell office:value-type="float" office:value="723.90694414843756" table:style-name="ce8">
            <text:p>723,91</text:p>
          </table:table-cell>
          <table:table-cell office:value-type="float" office:value="1.2657566036083177E-8" table:style-name="ce4">
            <text:p>1,26576E-08</text:p>
          </table:table-cell>
          <table:table-cell table:number-columns-repeated="16382"/>
        </table:table-row>
        <table:table-row table:style-name="ro1">
          <table:table-cell office:value-type="float" office:value="724.31407536910592" table:style-name="ce8">
            <text:p>724,31</text:p>
          </table:table-cell>
          <table:table-cell office:value-type="float" office:value="1.3156251370807532E-8" table:style-name="ce4">
            <text:p>1,31563E-08</text:p>
          </table:table-cell>
          <table:table-cell table:number-columns-repeated="16382"/>
        </table:table-row>
        <table:table-row table:style-name="ro1">
          <table:table-cell office:value-type="float" office:value="724.72123366018991" table:style-name="ce8">
            <text:p>724,72</text:p>
          </table:table-cell>
          <table:table-cell office:value-type="float" office:value="1.5520806764787049E-8" table:style-name="ce4">
            <text:p>1,55208E-08</text:p>
          </table:table-cell>
          <table:table-cell table:number-columns-repeated="16382"/>
        </table:table-row>
        <table:table-row table:style-name="ro1">
          <table:table-cell office:value-type="float" office:value="725.1284190351198" table:style-name="ce8">
            <text:p>725,13</text:p>
          </table:table-cell>
          <table:table-cell office:value-type="float" office:value="1.6868765880438171E-8" table:style-name="ce4">
            <text:p>1,68688E-08</text:p>
          </table:table-cell>
          <table:table-cell table:number-columns-repeated="16382"/>
        </table:table-row>
        <table:table-row table:style-name="ro1">
          <table:table-cell office:value-type="float" office:value="725.53563150732634" table:style-name="ce8">
            <text:p>725,54</text:p>
          </table:table-cell>
          <table:table-cell office:value-type="float" office:value="1.9201314701186111E-8" table:style-name="ce4">
            <text:p>1,92013E-08</text:p>
          </table:table-cell>
          <table:table-cell table:number-columns-repeated="16382"/>
        </table:table-row>
        <table:table-row table:style-name="ro1">
          <table:table-cell office:value-type="float" office:value="725.94287109024003" table:style-name="ce8">
            <text:p>725,94</text:p>
          </table:table-cell>
          <table:table-cell office:value-type="float" office:value="2.0464262696454932E-8" table:style-name="ce4">
            <text:p>2,04643E-08</text:p>
          </table:table-cell>
          <table:table-cell table:number-columns-repeated="16382"/>
        </table:table-row>
        <table:table-row table:style-name="ro1">
          <table:table-cell office:value-type="float" office:value="726.35013779729115" table:style-name="ce8">
            <text:p>726,35</text:p>
          </table:table-cell>
          <table:table-cell office:value-type="float" office:value="2.2015386009467717E-8" table:style-name="ce4">
            <text:p>2,20154E-08</text:p>
          </table:table-cell>
          <table:table-cell table:number-columns-repeated="16382"/>
        </table:table-row>
        <table:table-row table:style-name="ro1">
          <table:table-cell office:value-type="float" office:value="726.75743164191056" table:style-name="ce8">
            <text:p>726,76</text:p>
          </table:table-cell>
          <table:table-cell office:value-type="float" office:value="2.1583487401857118E-8" table:style-name="ce4">
            <text:p>2,15835E-08</text:p>
          </table:table-cell>
          <table:table-cell table:number-columns-repeated="16382"/>
        </table:table-row>
        <table:table-row table:style-name="ro1">
          <table:table-cell office:value-type="float" office:value="727.16475263752864" table:style-name="ce8">
            <text:p>727,16</text:p>
          </table:table-cell>
          <table:table-cell office:value-type="float" office:value="2.0739044650587056E-8" table:style-name="ce4">
            <text:p>2,0739E-08</text:p>
          </table:table-cell>
          <table:table-cell table:number-columns-repeated="16382"/>
        </table:table-row>
        <table:table-row table:style-name="ro1">
          <table:table-cell office:value-type="float" office:value="727.57210079757567" table:style-name="ce8">
            <text:p>727,57</text:p>
          </table:table-cell>
          <table:table-cell office:value-type="float" office:value="2.0427134471803457E-8" table:style-name="ce4">
            <text:p>2,04271E-08</text:p>
          </table:table-cell>
          <table:table-cell table:number-columns-repeated="16382"/>
        </table:table-row>
        <table:table-row table:style-name="ro1">
          <table:table-cell office:value-type="float" office:value="727.97947613548251" table:style-name="ce8">
            <text:p>727,98</text:p>
          </table:table-cell>
          <table:table-cell office:value-type="float" office:value="2.0898986930999373E-8" table:style-name="ce4">
            <text:p>2,0899E-08</text:p>
          </table:table-cell>
          <table:table-cell table:number-columns-repeated="16382"/>
        </table:table-row>
        <table:table-row table:style-name="ro1">
          <table:table-cell office:value-type="float" office:value="728.38687866467956" table:style-name="ce8">
            <text:p>728,39</text:p>
          </table:table-cell>
          <table:table-cell office:value-type="float" office:value="2.1242294300277935E-8" table:style-name="ce4">
            <text:p>2,12423E-08</text:p>
          </table:table-cell>
          <table:table-cell table:number-columns-repeated="16382"/>
        </table:table-row>
        <table:table-row table:style-name="ro1">
          <table:table-cell office:value-type="float" office:value="728.7943083985972" table:style-name="ce8">
            <text:p>728,79</text:p>
          </table:table-cell>
          <table:table-cell office:value-type="float" office:value="2.1288769830292941E-8" table:style-name="ce4">
            <text:p>2,12888E-08</text:p>
          </table:table-cell>
          <table:table-cell table:number-columns-repeated="16382"/>
        </table:table-row>
        <table:table-row table:style-name="ro1">
          <table:table-cell office:value-type="float" office:value="729.20176535066628" table:style-name="ce8">
            <text:p>729,20</text:p>
          </table:table-cell>
          <table:table-cell office:value-type="float" office:value="2.1151126635857802E-8" table:style-name="ce4">
            <text:p>2,11511E-08</text:p>
          </table:table-cell>
          <table:table-cell table:number-columns-repeated="16382"/>
        </table:table-row>
        <table:table-row table:style-name="ro1">
          <table:table-cell office:value-type="float" office:value="729.60924953431697" table:style-name="ce8">
            <text:p>729,61</text:p>
          </table:table-cell>
          <table:table-cell office:value-type="float" office:value="2.0200622248752955E-8" table:style-name="ce4">
            <text:p>2,02006E-08</text:p>
          </table:table-cell>
          <table:table-cell table:number-columns-repeated="16382"/>
        </table:table-row>
        <table:table-row table:style-name="ro1">
          <table:table-cell office:value-type="float" office:value="730.01676096298002" table:style-name="ce8">
            <text:p>730,02</text:p>
          </table:table-cell>
          <table:table-cell office:value-type="float" office:value="1.5616579579795579E-8" table:style-name="ce4">
            <text:p>1,56166E-08</text:p>
          </table:table-cell>
          <table:table-cell table:number-columns-repeated="16382"/>
        </table:table-row>
        <table:table-row table:style-name="ro1">
          <table:table-cell office:value-type="float" office:value="730.42429965008591" table:style-name="ce8">
            <text:p>730,42</text:p>
          </table:table-cell>
          <table:table-cell office:value-type="float" office:value="1.809953306448571E-8" table:style-name="ce4">
            <text:p>1,80995E-08</text:p>
          </table:table-cell>
          <table:table-cell table:number-columns-repeated="16382"/>
        </table:table-row>
        <table:table-row table:style-name="ro1">
          <table:table-cell office:value-type="float" office:value="730.83186560906495" table:style-name="ce8">
            <text:p>730,83</text:p>
          </table:table-cell>
          <table:table-cell office:value-type="float" office:value="1.6115903562035175E-8" table:style-name="ce4">
            <text:p>1,61159E-08</text:p>
          </table:table-cell>
          <table:table-cell table:number-columns-repeated="16382"/>
        </table:table-row>
        <table:table-row table:style-name="ro1">
          <table:table-cell office:value-type="float" office:value="731.23945885334797" table:style-name="ce8">
            <text:p>731,24</text:p>
          </table:table-cell>
          <table:table-cell office:value-type="float" office:value="1.5945056369672279E-8" table:style-name="ce4">
            <text:p>1,59451E-08</text:p>
          </table:table-cell>
          <table:table-cell table:number-columns-repeated="16382"/>
        </table:table-row>
        <table:table-row table:style-name="ro1">
          <table:table-cell office:value-type="float" office:value="731.64707939636537" table:style-name="ce8">
            <text:p>731,65</text:p>
          </table:table-cell>
          <table:table-cell office:value-type="float" office:value="1.4834130164990164E-8" table:style-name="ce4">
            <text:p>1,48341E-08</text:p>
          </table:table-cell>
          <table:table-cell table:number-columns-repeated="16382"/>
        </table:table-row>
        <table:table-row table:style-name="ro1">
          <table:table-cell office:value-type="float" office:value="732.05472725154755" table:style-name="ce8">
            <text:p>732,05</text:p>
          </table:table-cell>
          <table:table-cell office:value-type="float" office:value="1.4053665982721726E-8" table:style-name="ce4">
            <text:p>1,40537E-08</text:p>
          </table:table-cell>
          <table:table-cell table:number-columns-repeated="16382"/>
        </table:table-row>
        <table:table-row table:style-name="ro1">
          <table:table-cell office:value-type="float" office:value="732.46240243232523" table:style-name="ce8">
            <text:p>732,46</text:p>
          </table:table-cell>
          <table:table-cell office:value-type="float" office:value="1.446399617834351E-8" table:style-name="ce4">
            <text:p>1,4464E-08</text:p>
          </table:table-cell>
          <table:table-cell table:number-columns-repeated="16382"/>
        </table:table-row>
        <table:table-row table:style-name="ro1">
          <table:table-cell office:value-type="float" office:value="732.87010495212871" table:style-name="ce8">
            <text:p>732,87</text:p>
          </table:table-cell>
          <table:table-cell office:value-type="float" office:value="1.1756617589592229E-8" table:style-name="ce4">
            <text:p>1,17566E-08</text:p>
          </table:table-cell>
          <table:table-cell table:number-columns-repeated="16382"/>
        </table:table-row>
        <table:table-row table:style-name="ro1">
          <table:table-cell office:value-type="float" office:value="733.27783482438861" table:style-name="ce8">
            <text:p>733,28</text:p>
          </table:table-cell>
          <table:table-cell office:value-type="float" office:value="1.0927182086941504E-8" table:style-name="ce4">
            <text:p>1,09272E-08</text:p>
          </table:table-cell>
          <table:table-cell table:number-columns-repeated="16382"/>
        </table:table-row>
        <table:table-row table:style-name="ro1">
          <table:table-cell office:value-type="float" office:value="733.68559206253553" table:style-name="ce8">
            <text:p>733,69</text:p>
          </table:table-cell>
          <table:table-cell office:value-type="float" office:value="1.1004692959719366E-8" table:style-name="ce4">
            <text:p>1,10047E-08</text:p>
          </table:table-cell>
          <table:table-cell table:number-columns-repeated="16382"/>
        </table:table-row>
        <table:table-row table:style-name="ro1">
          <table:table-cell office:value-type="float" office:value="734.09337668000001" table:style-name="ce8">
            <text:p>734,09</text:p>
          </table:table-cell>
          <table:table-cell office:value-type="float" office:value="1.0989387975744495E-8" table:style-name="ce4">
            <text:p>1,09894E-08</text:p>
          </table:table-cell>
          <table:table-cell table:number-columns-repeated="16382"/>
        </table:table-row>
        <table:table-row table:style-name="ro1">
          <table:table-cell office:value-type="float" office:value="734.50118869021242" table:style-name="ce8">
            <text:p>734,50</text:p>
          </table:table-cell>
          <table:table-cell office:value-type="float" office:value="1.0167738119823984E-8" table:style-name="ce4">
            <text:p>1,01677E-08</text:p>
          </table:table-cell>
          <table:table-cell table:number-columns-repeated="16382"/>
        </table:table-row>
        <table:table-row table:style-name="ro1">
          <table:table-cell office:value-type="float" office:value="734.90902810660339" table:style-name="ce8">
            <text:p>734,91</text:p>
          </table:table-cell>
          <table:table-cell office:value-type="float" office:value="1.0145532095842863E-8" table:style-name="ce4">
            <text:p>1,01455E-08</text:p>
          </table:table-cell>
          <table:table-cell table:number-columns-repeated="16382"/>
        </table:table-row>
        <table:table-row table:style-name="ro1">
          <table:table-cell office:value-type="float" office:value="735.31689494260331" table:style-name="ce8">
            <text:p>735,32</text:p>
          </table:table-cell>
          <table:table-cell office:value-type="float" office:value="1.2068853597918852E-8" table:style-name="ce4">
            <text:p>1,20689E-08</text:p>
          </table:table-cell>
          <table:table-cell table:number-columns-repeated="16382"/>
        </table:table-row>
        <table:table-row table:style-name="ro1">
          <table:table-cell office:value-type="float" office:value="735.72478921164293" table:style-name="ce8">
            <text:p>735,72</text:p>
          </table:table-cell>
          <table:table-cell office:value-type="float" office:value="1.6457199450521466E-8" table:style-name="ce4">
            <text:p>1,64572E-08</text:p>
          </table:table-cell>
          <table:table-cell table:number-columns-repeated="16382"/>
        </table:table-row>
        <table:table-row table:style-name="ro1">
          <table:table-cell office:value-type="float" office:value="736.13271092715252" table:style-name="ce8">
            <text:p>736,13</text:p>
          </table:table-cell>
          <table:table-cell office:value-type="float" office:value="2.5579116133392218E-8" table:style-name="ce4">
            <text:p>2,55791E-08</text:p>
          </table:table-cell>
          <table:table-cell table:number-columns-repeated="16382"/>
        </table:table-row>
        <table:table-row table:style-name="ro1">
          <table:table-cell office:value-type="float" office:value="736.5406601025627" table:style-name="ce8">
            <text:p>736,54</text:p>
          </table:table-cell>
          <table:table-cell office:value-type="float" office:value="3.8413450527010446E-8" table:style-name="ce4">
            <text:p>3,84135E-08</text:p>
          </table:table-cell>
          <table:table-cell table:number-columns-repeated="16382"/>
        </table:table-row>
        <table:table-row table:style-name="ro1">
          <table:table-cell office:value-type="float" office:value="736.94863675130409" table:style-name="ce8">
            <text:p>736,95</text:p>
          </table:table-cell>
          <table:table-cell office:value-type="float" office:value="5.0035549815229948E-8" table:style-name="ce4">
            <text:p>5,00355E-08</text:p>
          </table:table-cell>
          <table:table-cell table:number-columns-repeated="16382"/>
        </table:table-row>
        <table:table-row table:style-name="ro1">
          <table:table-cell office:value-type="float" office:value="737.3566408868071" table:style-name="ce8">
            <text:p>737,36</text:p>
          </table:table-cell>
          <table:table-cell office:value-type="float" office:value="5.6316734661325429E-8" table:style-name="ce4">
            <text:p>5,63167E-08</text:p>
          </table:table-cell>
          <table:table-cell table:number-columns-repeated="16382"/>
        </table:table-row>
        <table:table-row table:style-name="ro1">
          <table:table-cell office:value-type="float" office:value="737.76467252250222" table:style-name="ce8">
            <text:p>737,76</text:p>
          </table:table-cell>
          <table:table-cell office:value-type="float" office:value="5.7891871571138648E-8" table:style-name="ce4">
            <text:p>5,78919E-08</text:p>
          </table:table-cell>
          <table:table-cell table:number-columns-repeated="16382"/>
        </table:table-row>
        <table:table-row table:style-name="ro1">
          <table:table-cell office:value-type="float" office:value="738.17273167181997" table:style-name="ce8">
            <text:p>738,17</text:p>
          </table:table-cell>
          <table:table-cell office:value-type="float" office:value="5.0967915127151642E-8" table:style-name="ce4">
            <text:p>5,09679E-08</text:p>
          </table:table-cell>
          <table:table-cell table:number-columns-repeated="16382"/>
        </table:table-row>
        <table:table-row table:style-name="ro1">
          <table:table-cell office:value-type="float" office:value="738.58081834819109" table:style-name="ce8">
            <text:p>738,58</text:p>
          </table:table-cell>
          <table:table-cell office:value-type="float" office:value="4.2647679365944451E-8" table:style-name="ce4">
            <text:p>4,26477E-08</text:p>
          </table:table-cell>
          <table:table-cell table:number-columns-repeated="16382"/>
        </table:table-row>
        <table:table-row table:style-name="ro1">
          <table:table-cell office:value-type="float" office:value="738.98893256504584" table:style-name="ce8">
            <text:p>738,99</text:p>
          </table:table-cell>
          <table:table-cell office:value-type="float" office:value="3.7570763617435621E-8" table:style-name="ce4">
            <text:p>3,75708E-08</text:p>
          </table:table-cell>
          <table:table-cell table:number-columns-repeated="16382"/>
        </table:table-row>
        <table:table-row table:style-name="ro1">
          <table:table-cell office:value-type="float" office:value="739.39707433581475" table:style-name="ce8">
            <text:p>739,40</text:p>
          </table:table-cell>
          <table:table-cell office:value-type="float" office:value="3.3641553011871707E-8" table:style-name="ce4">
            <text:p>3,36416E-08</text:p>
          </table:table-cell>
          <table:table-cell table:number-columns-repeated="16382"/>
        </table:table-row>
        <table:table-row table:style-name="ro1">
          <table:table-cell office:value-type="float" office:value="739.80524367392854" table:style-name="ce8">
            <text:p>739,81</text:p>
          </table:table-cell>
          <table:table-cell office:value-type="float" office:value="3.1151507185568539E-8" table:style-name="ce4">
            <text:p>3,11515E-08</text:p>
          </table:table-cell>
          <table:table-cell table:number-columns-repeated="16382"/>
        </table:table-row>
        <table:table-row table:style-name="ro1">
          <table:table-cell office:value-type="float" office:value="740.21344059281751" table:style-name="ce8">
            <text:p>740,21</text:p>
          </table:table-cell>
          <table:table-cell office:value-type="float" office:value="2.6921063182966485E-8" table:style-name="ce4">
            <text:p>2,69211E-08</text:p>
          </table:table-cell>
          <table:table-cell table:number-columns-repeated="16382"/>
        </table:table-row>
        <table:table-row table:style-name="ro1">
          <table:table-cell office:value-type="float" office:value="740.62166510591237" table:style-name="ce8">
            <text:p>740,62</text:p>
          </table:table-cell>
          <table:table-cell office:value-type="float" office:value="2.6960886333548154E-8" table:style-name="ce4">
            <text:p>2,69609E-08</text:p>
          </table:table-cell>
          <table:table-cell table:number-columns-repeated="16382"/>
        </table:table-row>
        <table:table-row table:style-name="ro1">
          <table:table-cell office:value-type="float" office:value="741.02991722664342" table:style-name="ce8">
            <text:p>741,03</text:p>
          </table:table-cell>
          <table:table-cell office:value-type="float" office:value="2.3985026857686287E-8" table:style-name="ce4">
            <text:p>2,3985E-08</text:p>
          </table:table-cell>
          <table:table-cell table:number-columns-repeated="16382"/>
        </table:table-row>
        <table:table-row table:style-name="ro1">
          <table:table-cell office:value-type="float" office:value="741.43819696844139" table:style-name="ce8">
            <text:p>741,44</text:p>
          </table:table-cell>
          <table:table-cell office:value-type="float" office:value="2.6024199109072481E-8" table:style-name="ce4">
            <text:p>2,60242E-08</text:p>
          </table:table-cell>
          <table:table-cell table:number-columns-repeated="16382"/>
        </table:table-row>
        <table:table-row table:style-name="ro1">
          <table:table-cell office:value-type="float" office:value="741.84650434473679" table:style-name="ce8">
            <text:p>741,85</text:p>
          </table:table-cell>
          <table:table-cell office:value-type="float" office:value="2.3229520218908766E-8" table:style-name="ce4">
            <text:p>2,32295E-08</text:p>
          </table:table-cell>
          <table:table-cell table:number-columns-repeated="16382"/>
        </table:table-row>
        <table:table-row table:style-name="ro1">
          <table:table-cell office:value-type="float" office:value="742.25483936896012" table:style-name="ce8">
            <text:p>742,25</text:p>
          </table:table-cell>
          <table:table-cell office:value-type="float" office:value="1.9172874874151573E-8" table:style-name="ce4">
            <text:p>1,91729E-08</text:p>
          </table:table-cell>
          <table:table-cell table:number-columns-repeated="16382"/>
        </table:table-row>
        <table:table-row table:style-name="ro1">
          <table:table-cell office:value-type="float" office:value="742.66320205454167" table:style-name="ce8">
            <text:p>742,66</text:p>
          </table:table-cell>
          <table:table-cell office:value-type="float" office:value="1.8242763265343752E-8" table:style-name="ce4">
            <text:p>1,82428E-08</text:p>
          </table:table-cell>
          <table:table-cell table:number-columns-repeated="16382"/>
        </table:table-row>
        <table:table-row table:style-name="ro1">
          <table:table-cell office:value-type="float" office:value="743.07159241491217" table:style-name="ce8">
            <text:p>743,07</text:p>
          </table:table-cell>
          <table:table-cell office:value-type="float" office:value="1.7129044345348073E-8" table:style-name="ce4">
            <text:p>1,7129E-08</text:p>
          </table:table-cell>
          <table:table-cell table:number-columns-repeated="16382"/>
        </table:table-row>
        <table:table-row table:style-name="ro1">
          <table:table-cell office:value-type="float" office:value="743.48001046350214" table:style-name="ce8">
            <text:p>743,48</text:p>
          </table:table-cell>
          <table:table-cell office:value-type="float" office:value="1.4544544555052515E-8" table:style-name="ce4">
            <text:p>1,45445E-08</text:p>
          </table:table-cell>
          <table:table-cell table:number-columns-repeated="16382"/>
        </table:table-row>
        <table:table-row table:style-name="ro1">
          <table:table-cell office:value-type="float" office:value="743.88845621374207" table:style-name="ce8">
            <text:p>743,89</text:p>
          </table:table-cell>
          <table:table-cell office:value-type="float" office:value="1.475906861911566E-8" table:style-name="ce4">
            <text:p>1,47591E-08</text:p>
          </table:table-cell>
          <table:table-cell table:number-columns-repeated="16382"/>
        </table:table-row>
        <table:table-row table:style-name="ro1">
          <table:table-cell office:value-type="float" office:value="744.29692967906249" table:style-name="ce8">
            <text:p>744,30</text:p>
          </table:table-cell>
          <table:table-cell office:value-type="float" office:value="1.4129108601036767E-8" table:style-name="ce4">
            <text:p>1,41291E-08</text:p>
          </table:table-cell>
          <table:table-cell table:number-columns-repeated="16382"/>
        </table:table-row>
        <table:table-row table:style-name="ro1">
          <table:table-cell office:value-type="float" office:value="744.70543087289388" table:style-name="ce8">
            <text:p>744,71</text:p>
          </table:table-cell>
          <table:table-cell office:value-type="float" office:value="1.2457659683924399E-8" table:style-name="ce4">
            <text:p>1,24577E-08</text:p>
          </table:table-cell>
          <table:table-cell table:number-columns-repeated="16382"/>
        </table:table-row>
        <table:table-row table:style-name="ro1">
          <table:table-cell office:value-type="float" office:value="745.11395980866689" table:style-name="ce8">
            <text:p>745,11</text:p>
          </table:table-cell>
          <table:table-cell office:value-type="float" office:value="1.2561914782462813E-8" table:style-name="ce4">
            <text:p>1,25619E-08</text:p>
          </table:table-cell>
          <table:table-cell table:number-columns-repeated="16382"/>
        </table:table-row>
        <table:table-row table:style-name="ro1">
          <table:table-cell office:value-type="float" office:value="745.5225164998119" table:style-name="ce8">
            <text:p>745,52</text:p>
          </table:table-cell>
          <table:table-cell office:value-type="float" office:value="1.2776876242409677E-8" table:style-name="ce4">
            <text:p>1,27769E-08</text:p>
          </table:table-cell>
          <table:table-cell table:number-columns-repeated="16382"/>
        </table:table-row>
        <table:table-row table:style-name="ro1">
          <table:table-cell office:value-type="float" office:value="745.93110095975942" table:style-name="ce8">
            <text:p>745,93</text:p>
          </table:table-cell>
          <table:table-cell office:value-type="float" office:value="1.3288717805993471E-8" table:style-name="ce4">
            <text:p>1,32887E-08</text:p>
          </table:table-cell>
          <table:table-cell table:number-columns-repeated="16382"/>
        </table:table-row>
        <table:table-row table:style-name="ro1">
          <table:table-cell office:value-type="float" office:value="746.33971320193996" table:style-name="ce8">
            <text:p>746,34</text:p>
          </table:table-cell>
          <table:table-cell office:value-type="float" office:value="1.1089922980645842E-8" table:style-name="ce4">
            <text:p>1,10899E-08</text:p>
          </table:table-cell>
          <table:table-cell table:number-columns-repeated="16382"/>
        </table:table-row>
        <table:table-row table:style-name="ro1">
          <table:table-cell office:value-type="float" office:value="746.74835323978425" table:style-name="ce8">
            <text:p>746,75</text:p>
          </table:table-cell>
          <table:table-cell office:value-type="float" office:value="1.0563482029411383E-8" table:style-name="ce4">
            <text:p>1,05635E-08</text:p>
          </table:table-cell>
          <table:table-cell table:number-columns-repeated="16382"/>
        </table:table-row>
        <table:table-row table:style-name="ro1">
          <table:table-cell office:value-type="float" office:value="747.15702108672258" table:style-name="ce8">
            <text:p>747,16</text:p>
          </table:table-cell>
          <table:table-cell office:value-type="float" office:value="2.0353760378087663E-8" table:style-name="ce4">
            <text:p>2,03538E-08</text:p>
          </table:table-cell>
          <table:table-cell table:number-columns-repeated="16382"/>
        </table:table-row>
        <table:table-row table:style-name="ro1">
          <table:table-cell office:value-type="float" office:value="747.56571675618557" table:style-name="ce8">
            <text:p>747,57</text:p>
          </table:table-cell>
          <table:table-cell office:value-type="float" office:value="1.3119698626772191E-8" table:style-name="ce4">
            <text:p>1,31197E-08</text:p>
          </table:table-cell>
          <table:table-cell table:number-columns-repeated="16382"/>
        </table:table-row>
        <table:table-row table:style-name="ro1">
          <table:table-cell office:value-type="float" office:value="747.97444026160372" table:style-name="ce8">
            <text:p>747,97</text:p>
          </table:table-cell>
          <table:table-cell office:value-type="float" office:value="1.9379167926576446E-8" table:style-name="ce4">
            <text:p>1,93792E-08</text:p>
          </table:table-cell>
          <table:table-cell table:number-columns-repeated="16382"/>
        </table:table-row>
        <table:table-row table:style-name="ro1">
          <table:table-cell office:value-type="float" office:value="748.38319161640743" table:style-name="ce8">
            <text:p>748,38</text:p>
          </table:table-cell>
          <table:table-cell office:value-type="float" office:value="2.9468584404186229E-8" table:style-name="ce4">
            <text:p>2,94686E-08</text:p>
          </table:table-cell>
          <table:table-cell table:number-columns-repeated="16382"/>
        </table:table-row>
        <table:table-row table:style-name="ro1">
          <table:table-cell office:value-type="float" office:value="748.79197083402755" table:style-name="ce8">
            <text:p>748,79</text:p>
          </table:table-cell>
          <table:table-cell office:value-type="float" office:value="4.3402911771234817E-8" table:style-name="ce4">
            <text:p>4,34029E-08</text:p>
          </table:table-cell>
          <table:table-cell table:number-columns-repeated="16382"/>
        </table:table-row>
        <table:table-row table:style-name="ro1">
          <table:table-cell office:value-type="float" office:value="749.20077792789425" table:style-name="ce8">
            <text:p>749,20</text:p>
          </table:table-cell>
          <table:table-cell office:value-type="float" office:value="5.9578488017811789E-8" table:style-name="ce4">
            <text:p>5,95785E-08</text:p>
          </table:table-cell>
          <table:table-cell table:number-columns-repeated="16382"/>
        </table:table-row>
        <table:table-row table:style-name="ro1">
          <table:table-cell office:value-type="float" office:value="749.60961291143826" table:style-name="ce8">
            <text:p>749,61</text:p>
          </table:table-cell>
          <table:table-cell office:value-type="float" office:value="7.2848938073641606E-8" table:style-name="ce4">
            <text:p>7,28489E-08</text:p>
          </table:table-cell>
          <table:table-cell table:number-columns-repeated="16382"/>
        </table:table-row>
        <table:table-row table:style-name="ro1">
          <table:table-cell office:value-type="float" office:value="750.01847579809009" table:style-name="ce8">
            <text:p>750,02</text:p>
          </table:table-cell>
          <table:table-cell office:value-type="float" office:value="8.1533037640071043E-8" table:style-name="ce4">
            <text:p>8,1533E-08</text:p>
          </table:table-cell>
          <table:table-cell table:number-columns-repeated="16382"/>
        </table:table-row>
        <table:table-row table:style-name="ro1">
          <table:table-cell office:value-type="float" office:value="750.42736660128003" table:style-name="ce8">
            <text:p>750,43</text:p>
          </table:table-cell>
          <table:table-cell office:value-type="float" office:value="7.9548775703242895E-8" table:style-name="ce4">
            <text:p>7,95488E-08</text:p>
          </table:table-cell>
          <table:table-cell table:number-columns-repeated="16382"/>
        </table:table-row>
        <table:table-row table:style-name="ro1">
          <table:table-cell office:value-type="float" office:value="750.8362853344388" table:style-name="ce8">
            <text:p>750,84</text:p>
          </table:table-cell>
          <table:table-cell office:value-type="float" office:value="7.7641184154750265E-8" table:style-name="ce4">
            <text:p>7,76412E-08</text:p>
          </table:table-cell>
          <table:table-cell table:number-columns-repeated="16382"/>
        </table:table-row>
        <table:table-row table:style-name="ro1">
          <table:table-cell office:value-type="float" office:value="751.24523201099692" table:style-name="ce8">
            <text:p>751,25</text:p>
          </table:table-cell>
          <table:table-cell office:value-type="float" office:value="6.7465999184287171E-8" table:style-name="ce4">
            <text:p>6,7466E-08</text:p>
          </table:table-cell>
          <table:table-cell table:number-columns-repeated="16382"/>
        </table:table-row>
        <table:table-row table:style-name="ro1">
          <table:table-cell office:value-type="float" office:value="751.65420664438489" table:style-name="ce8">
            <text:p>751,65</text:p>
          </table:table-cell>
          <table:table-cell office:value-type="float" office:value="5.5511189032995623E-8" table:style-name="ce4">
            <text:p>5,55112E-08</text:p>
          </table:table-cell>
          <table:table-cell table:number-columns-repeated="16382"/>
        </table:table-row>
        <table:table-row table:style-name="ro1">
          <table:table-cell office:value-type="float" office:value="752.06320924803322" table:style-name="ce8">
            <text:p>752,06</text:p>
          </table:table-cell>
          <table:table-cell office:value-type="float" office:value="5.0641894597679706E-8" table:style-name="ce4">
            <text:p>5,06419E-08</text:p>
          </table:table-cell>
          <table:table-cell table:number-columns-repeated="16382"/>
        </table:table-row>
        <table:table-row table:style-name="ro1">
          <table:table-cell office:value-type="float" office:value="752.47223983537253" table:style-name="ce8">
            <text:p>752,47</text:p>
          </table:table-cell>
          <table:table-cell office:value-type="float" office:value="4.1835497611389122E-8" table:style-name="ce4">
            <text:p>4,18355E-08</text:p>
          </table:table-cell>
          <table:table-cell table:number-columns-repeated="16382"/>
        </table:table-row>
        <table:table-row table:style-name="ro1">
          <table:table-cell office:value-type="float" office:value="752.88129841983312" table:style-name="ce8">
            <text:p>752,88</text:p>
          </table:table-cell>
          <table:table-cell office:value-type="float" office:value="3.5930054423799173E-8" table:style-name="ce4">
            <text:p>3,59301E-08</text:p>
          </table:table-cell>
          <table:table-cell table:number-columns-repeated="16382"/>
        </table:table-row>
        <table:table-row table:style-name="ro1">
          <table:table-cell office:value-type="float" office:value="753.2903850148457" table:style-name="ce8">
            <text:p>753,29</text:p>
          </table:table-cell>
          <table:table-cell office:value-type="float" office:value="1.9886140776473202E-8" table:style-name="ce4">
            <text:p>1,98861E-08</text:p>
          </table:table-cell>
          <table:table-cell table:number-columns-repeated="16382"/>
        </table:table-row>
        <table:table-row table:style-name="ro1">
          <table:table-cell office:value-type="float" office:value="753.69949963384067" table:style-name="ce8">
            <text:p>753,70</text:p>
          </table:table-cell>
          <table:table-cell office:value-type="float" office:value="2.6266663427887539E-8" table:style-name="ce4">
            <text:p>2,62667E-08</text:p>
          </table:table-cell>
          <table:table-cell table:number-columns-repeated="16382"/>
        </table:table-row>
        <table:table-row table:style-name="ro1">
          <table:table-cell office:value-type="float" office:value="754.10864229024855" table:style-name="ce8">
            <text:p>754,11</text:p>
          </table:table-cell>
          <table:table-cell office:value-type="float" office:value="2.2407382226480661E-8" table:style-name="ce4">
            <text:p>2,24074E-08</text:p>
          </table:table-cell>
          <table:table-cell table:number-columns-repeated="16382"/>
        </table:table-row>
        <table:table-row table:style-name="ro1">
          <table:table-cell office:value-type="float" office:value="754.51781299749996" table:style-name="ce8">
            <text:p>754,52</text:p>
          </table:table-cell>
          <table:table-cell office:value-type="float" office:value="1.7298558999782978E-8" table:style-name="ce4">
            <text:p>1,72986E-08</text:p>
          </table:table-cell>
          <table:table-cell table:number-columns-repeated="16382"/>
        </table:table-row>
        <table:table-row table:style-name="ro1">
          <table:table-cell office:value-type="float" office:value="754.92701176902551" table:style-name="ce8">
            <text:p>754,93</text:p>
          </table:table-cell>
          <table:table-cell office:value-type="float" office:value="1.369964221168971E-8" table:style-name="ce4">
            <text:p>1,36996E-08</text:p>
          </table:table-cell>
          <table:table-cell table:number-columns-repeated="16382"/>
        </table:table-row>
        <table:table-row table:style-name="ro1">
          <table:table-cell office:value-type="float" office:value="755.33623861825538" table:style-name="ce8">
            <text:p>755,34</text:p>
          </table:table-cell>
          <table:table-cell office:value-type="float" office:value="1.0670228235952498E-8" table:style-name="ce4">
            <text:p>1,06702E-08</text:p>
          </table:table-cell>
          <table:table-cell table:number-columns-repeated="16382"/>
        </table:table-row>
        <table:table-row table:style-name="ro1">
          <table:table-cell office:value-type="float" office:value="755.74549355862041" table:style-name="ce8">
            <text:p>755,75</text:p>
          </table:table-cell>
          <table:table-cell office:value-type="float" office:value="6.9782476959201087E-9" table:style-name="ce4">
            <text:p>6,97825E-09</text:p>
          </table:table-cell>
          <table:table-cell table:number-columns-repeated="16382"/>
        </table:table-row>
        <table:table-row table:style-name="ro1">
          <table:table-cell office:value-type="float" office:value="756.15477660355089" table:style-name="ce8">
            <text:p>756,15</text:p>
          </table:table-cell>
          <table:table-cell office:value-type="float" office:value="6.1547093613230532E-9" table:style-name="ce4">
            <text:p>6,15471E-09</text:p>
          </table:table-cell>
          <table:table-cell table:number-columns-repeated="16382"/>
        </table:table-row>
        <table:table-row table:style-name="ro1">
          <table:table-cell office:value-type="float" office:value="756.56408776647754" table:style-name="ce8">
            <text:p>756,56</text:p>
          </table:table-cell>
          <table:table-cell office:value-type="float" office:value="6.7401834941520796E-9" table:style-name="ce4">
            <text:p>6,74018E-09</text:p>
          </table:table-cell>
          <table:table-cell table:number-columns-repeated="16382"/>
        </table:table-row>
        <table:table-row table:style-name="ro1">
          <table:table-cell office:value-type="float" office:value="756.97342706083077" table:style-name="ce8">
            <text:p>756,97</text:p>
          </table:table-cell>
          <table:table-cell office:value-type="float" office:value="5.5474314376395321E-9" table:style-name="ce4">
            <text:p>5,54743E-09</text:p>
          </table:table-cell>
          <table:table-cell table:number-columns-repeated="16382"/>
        </table:table-row>
        <table:table-row table:style-name="ro1">
          <table:table-cell office:value-type="float" office:value="757.38279450004109" table:style-name="ce8">
            <text:p>757,38</text:p>
          </table:table-cell>
          <table:table-cell office:value-type="float" office:value="4.6581187571784695E-9" table:style-name="ce4">
            <text:p>4,65812E-09</text:p>
          </table:table-cell>
          <table:table-cell table:number-columns-repeated="16382"/>
        </table:table-row>
        <table:table-row table:style-name="ro1">
          <table:table-cell office:value-type="float" office:value="757.79219009753911" table:style-name="ce8">
            <text:p>757,79</text:p>
          </table:table-cell>
          <table:table-cell office:value-type="float" office:value="5.25080836880447E-9" table:style-name="ce4">
            <text:p>5,25081E-09</text:p>
          </table:table-cell>
          <table:table-cell table:number-columns-repeated="16382"/>
        </table:table-row>
        <table:table-row table:style-name="ro1">
          <table:table-cell office:value-type="float" office:value="758.20161386675522" table:style-name="ce8">
            <text:p>758,20</text:p>
          </table:table-cell>
          <table:table-cell office:value-type="float" office:value="4.2483384242358292E-9" table:style-name="ce4">
            <text:p>4,24834E-09</text:p>
          </table:table-cell>
          <table:table-cell table:number-columns-repeated="16382"/>
        </table:table-row>
        <table:table-row table:style-name="ro1">
          <table:table-cell office:value-type="float" office:value="758.61106582112006" table:style-name="ce8">
            <text:p>758,61</text:p>
          </table:table-cell>
          <table:table-cell office:value-type="float" office:value="5.3385774469478673E-9" table:style-name="ce4">
            <text:p>5,33858E-09</text:p>
          </table:table-cell>
          <table:table-cell table:number-columns-repeated="16382"/>
        </table:table-row>
        <table:table-row table:style-name="ro1">
          <table:table-cell office:value-type="float" office:value="759.02054597406402" table:style-name="ce8">
            <text:p>759,02</text:p>
          </table:table-cell>
          <table:table-cell office:value-type="float" office:value="5.1351211420727145E-9" table:style-name="ce4">
            <text:p>5,13512E-09</text:p>
          </table:table-cell>
          <table:table-cell table:number-columns-repeated="16382"/>
        </table:table-row>
        <table:table-row table:style-name="ro1">
          <table:table-cell office:value-type="float" office:value="759.43005433901772" table:style-name="ce8">
            <text:p>759,43</text:p>
          </table:table-cell>
          <table:table-cell office:value-type="float" office:value="4.1586277856097199E-9" table:style-name="ce4">
            <text:p>4,15863E-09</text:p>
          </table:table-cell>
          <table:table-cell table:number-columns-repeated="16382"/>
        </table:table-row>
        <table:table-row table:style-name="ro1">
          <table:table-cell office:value-type="float" office:value="759.83959092941177" table:style-name="ce8">
            <text:p>759,84</text:p>
          </table:table-cell>
          <table:table-cell office:value-type="float" office:value="4.9531943495421635E-9" table:style-name="ce4">
            <text:p>4,95319E-09</text:p>
          </table:table-cell>
          <table:table-cell table:number-columns-repeated="16382"/>
        </table:table-row>
        <table:table-row table:style-name="ro1">
          <table:table-cell office:value-type="float" office:value="760.24915575867658" table:style-name="ce8">
            <text:p>760,25</text:p>
          </table:table-cell>
          <table:table-cell office:value-type="float" office:value="8.7975564118247599E-9" table:style-name="ce4">
            <text:p>8,79756E-09</text:p>
          </table:table-cell>
          <table:table-cell table:number-columns-repeated="16382"/>
        </table:table-row>
        <table:table-row table:style-name="ro1">
          <table:table-cell office:value-type="float" office:value="760.65874884024242" table:style-name="ce8">
            <text:p>760,66</text:p>
          </table:table-cell>
          <table:table-cell office:value-type="float" office:value="1.8100463954582655E-8" table:style-name="ce4">
            <text:p>1,81005E-08</text:p>
          </table:table-cell>
          <table:table-cell table:number-columns-repeated="16382"/>
        </table:table-row>
        <table:table-row table:style-name="ro1">
          <table:table-cell office:value-type="float" office:value="761.06837018754038" table:style-name="ce8">
            <text:p>761,07</text:p>
          </table:table-cell>
          <table:table-cell office:value-type="float" office:value="4.3283179206618539E-8" table:style-name="ce4">
            <text:p>4,32832E-08</text:p>
          </table:table-cell>
          <table:table-cell table:number-columns-repeated="16382"/>
        </table:table-row>
        <table:table-row table:style-name="ro1">
          <table:table-cell office:value-type="float" office:value="761.4780198140005" table:style-name="ce8">
            <text:p>761,48</text:p>
          </table:table-cell>
          <table:table-cell office:value-type="float" office:value="8.7445075983196439E-8" table:style-name="ce4">
            <text:p>8,74451E-08</text:p>
          </table:table-cell>
          <table:table-cell table:number-columns-repeated="16382"/>
        </table:table-row>
        <table:table-row table:style-name="ro1">
          <table:table-cell office:value-type="float" office:value="761.88769773305341" table:style-name="ce8">
            <text:p>761,89</text:p>
          </table:table-cell>
          <table:table-cell office:value-type="float" office:value="1.2430554596429658E-7" table:style-name="ce4">
            <text:p>1,24306E-07</text:p>
          </table:table-cell>
          <table:table-cell table:number-columns-repeated="16382"/>
        </table:table-row>
        <table:table-row table:style-name="ro1">
          <table:table-cell office:value-type="float" office:value="762.29740395812973" table:style-name="ce8">
            <text:p>762,30</text:p>
          </table:table-cell>
          <table:table-cell office:value-type="float" office:value="1.546283808276184E-7" table:style-name="ce4">
            <text:p>1,54628E-07</text:p>
          </table:table-cell>
          <table:table-cell table:number-columns-repeated="16382"/>
        </table:table-row>
        <table:table-row table:style-name="ro1">
          <table:table-cell office:value-type="float" office:value="762.70713850265997" table:style-name="ce8">
            <text:p>762,71</text:p>
          </table:table-cell>
          <table:table-cell office:value-type="float" office:value="1.7136740608439796E-7" table:style-name="ce4">
            <text:p>1,71367E-07</text:p>
          </table:table-cell>
          <table:table-cell table:number-columns-repeated="16382"/>
        </table:table-row>
        <table:table-row table:style-name="ro1">
          <table:table-cell office:value-type="float" office:value="763.11690138007464" table:style-name="ce8">
            <text:p>763,12</text:p>
          </table:table-cell>
          <table:table-cell office:value-type="float" office:value="1.6250232650856083E-7" table:style-name="ce4">
            <text:p>1,62502E-07</text:p>
          </table:table-cell>
          <table:table-cell table:number-columns-repeated="16382"/>
        </table:table-row>
        <table:table-row table:style-name="ro1">
          <table:table-cell office:value-type="float" office:value="763.52669260380412" table:style-name="ce8">
            <text:p>763,53</text:p>
          </table:table-cell>
          <table:table-cell office:value-type="float" office:value="1.4461786066242971E-7" table:style-name="ce4">
            <text:p>1,44618E-07</text:p>
          </table:table-cell>
          <table:table-cell table:number-columns-repeated="16382"/>
        </table:table-row>
        <table:table-row table:style-name="ro1">
          <table:table-cell office:value-type="float" office:value="763.93651218727916" table:style-name="ce8">
            <text:p>763,94</text:p>
          </table:table-cell>
          <table:table-cell office:value-type="float" office:value="1.2341102275753406E-7" table:style-name="ce4">
            <text:p>1,23411E-07</text:p>
          </table:table-cell>
          <table:table-cell table:number-columns-repeated="16382"/>
        </table:table-row>
        <table:table-row table:style-name="ro1">
          <table:table-cell office:value-type="float" office:value="764.34636014393004" table:style-name="ce8">
            <text:p>764,35</text:p>
          </table:table-cell>
          <table:table-cell office:value-type="float" office:value="1.0639276824574763E-7" table:style-name="ce4">
            <text:p>1,06393E-07</text:p>
          </table:table-cell>
          <table:table-cell table:number-columns-repeated="16382"/>
        </table:table-row>
        <table:table-row table:style-name="ro1">
          <table:table-cell office:value-type="float" office:value="764.75623648718749" table:style-name="ce8">
            <text:p>764,76</text:p>
          </table:table-cell>
          <table:table-cell office:value-type="float" office:value="9.1164186143612604E-8" table:style-name="ce4">
            <text:p>9,11642E-08</text:p>
          </table:table-cell>
          <table:table-cell table:number-columns-repeated="16382"/>
        </table:table-row>
        <table:table-row table:style-name="ro1">
          <table:table-cell office:value-type="float" office:value="765.16614123048191" table:style-name="ce8">
            <text:p>765,17</text:p>
          </table:table-cell>
          <table:table-cell office:value-type="float" office:value="7.931056013503523E-8" table:style-name="ce4">
            <text:p>7,93106E-08</text:p>
          </table:table-cell>
          <table:table-cell table:number-columns-repeated="16382"/>
        </table:table-row>
        <table:table-row table:style-name="ro1">
          <table:table-cell office:value-type="float" office:value="765.57607438724392" table:style-name="ce8">
            <text:p>765,58</text:p>
          </table:table-cell>
          <table:table-cell office:value-type="float" office:value="6.8975532744589055E-8" table:style-name="ce4">
            <text:p>6,89755E-08</text:p>
          </table:table-cell>
          <table:table-cell table:number-columns-repeated="16382"/>
        </table:table-row>
        <table:table-row table:style-name="ro1">
          <table:table-cell office:value-type="float" office:value="765.98603597090391" table:style-name="ce8">
            <text:p>765,99</text:p>
          </table:table-cell>
          <table:table-cell office:value-type="float" office:value="6.0749174296166969E-8" table:style-name="ce4">
            <text:p>6,07492E-08</text:p>
          </table:table-cell>
          <table:table-cell table:number-columns-repeated="16382"/>
        </table:table-row>
        <table:table-row table:style-name="ro1">
          <table:table-cell office:value-type="float" office:value="766.3960259948924" table:style-name="ce8">
            <text:p>766,40</text:p>
          </table:table-cell>
          <table:table-cell office:value-type="float" office:value="5.4358130506606771E-8" table:style-name="ce4">
            <text:p>5,43581E-08</text:p>
          </table:table-cell>
          <table:table-cell table:number-columns-repeated="16382"/>
        </table:table-row>
        <table:table-row table:style-name="ro1">
          <table:table-cell office:value-type="float" office:value="766.80604447264" table:style-name="ce8">
            <text:p>766,81</text:p>
          </table:table-cell>
          <table:table-cell office:value-type="float" office:value="4.6164621727177301E-8" table:style-name="ce4">
            <text:p>4,61646E-08</text:p>
          </table:table-cell>
          <table:table-cell table:number-columns-repeated="16382"/>
        </table:table-row>
        <table:table-row table:style-name="ro1">
          <table:table-cell office:value-type="float" office:value="767.21609141757722" table:style-name="ce8">
            <text:p>767,22</text:p>
          </table:table-cell>
          <table:table-cell office:value-type="float" office:value="3.9560299967828141E-8" table:style-name="ce4">
            <text:p>3,95603E-08</text:p>
          </table:table-cell>
          <table:table-cell table:number-columns-repeated="16382"/>
        </table:table-row>
        <table:table-row table:style-name="ro1">
          <table:table-cell office:value-type="float" office:value="767.62616684313457" table:style-name="ce8">
            <text:p>767,63</text:p>
          </table:table-cell>
          <table:table-cell office:value-type="float" office:value="3.1950480755026672E-8" table:style-name="ce4">
            <text:p>3,19505E-08</text:p>
          </table:table-cell>
          <table:table-cell table:number-columns-repeated="16382"/>
        </table:table-row>
        <table:table-row table:style-name="ro1">
          <table:table-cell office:value-type="float" office:value="768.03627076274256" table:style-name="ce8">
            <text:p>768,04</text:p>
          </table:table-cell>
          <table:table-cell office:value-type="float" office:value="2.3443940325473659E-8" table:style-name="ce4">
            <text:p>2,34439E-08</text:p>
          </table:table-cell>
          <table:table-cell table:number-columns-repeated="16382"/>
        </table:table-row>
        <table:table-row table:style-name="ro1">
          <table:table-cell office:value-type="float" office:value="768.4464031898317" table:style-name="ce8">
            <text:p>768,45</text:p>
          </table:table-cell>
          <table:table-cell office:value-type="float" office:value="1.5790496107164223E-8" table:style-name="ce4">
            <text:p>1,57905E-08</text:p>
          </table:table-cell>
          <table:table-cell table:number-columns-repeated="16382"/>
        </table:table-row>
        <table:table-row table:style-name="ro1">
          <table:table-cell office:value-type="float" office:value="768.85656413783249" table:style-name="ce8">
            <text:p>768,86</text:p>
          </table:table-cell>
          <table:table-cell office:value-type="float" office:value="1.0814356505332676E-8" table:style-name="ce4">
            <text:p>1,08144E-08</text:p>
          </table:table-cell>
          <table:table-cell table:number-columns-repeated="16382"/>
        </table:table-row>
        <table:table-row table:style-name="ro1">
          <table:table-cell office:value-type="float" office:value="769.26675362017556" table:style-name="ce8">
            <text:p>769,27</text:p>
          </table:table-cell>
          <table:table-cell office:value-type="float" office:value="9.2468305990553438E-9" table:style-name="ce4">
            <text:p>9,24683E-09</text:p>
          </table:table-cell>
          <table:table-cell table:number-columns-repeated="16382"/>
        </table:table-row>
        <table:table-row table:style-name="ro1">
          <table:table-cell office:value-type="float" office:value="769.67697165029131" table:style-name="ce8">
            <text:p>769,68</text:p>
          </table:table-cell>
          <table:table-cell office:value-type="float" office:value="1.2745655315927553E-8" table:style-name="ce4">
            <text:p>1,27457E-08</text:p>
          </table:table-cell>
          <table:table-cell table:number-columns-repeated="16382"/>
        </table:table-row>
        <table:table-row table:style-name="ro1">
          <table:table-cell office:value-type="float" office:value="770.08721824161034" table:style-name="ce8">
            <text:p>770,09</text:p>
          </table:table-cell>
          <table:table-cell office:value-type="float" office:value="2.2673645248575504E-8" table:style-name="ce4">
            <text:p>2,26736E-08</text:p>
          </table:table-cell>
          <table:table-cell table:number-columns-repeated="16382"/>
        </table:table-row>
        <table:table-row table:style-name="ro1">
          <table:table-cell office:value-type="float" office:value="770.49749340756307" table:style-name="ce8">
            <text:p>770,50</text:p>
          </table:table-cell>
          <table:table-cell office:value-type="float" office:value="3.6308630353603941E-8" table:style-name="ce4">
            <text:p>3,63086E-08</text:p>
          </table:table-cell>
          <table:table-cell table:number-columns-repeated="16382"/>
        </table:table-row>
        <table:table-row table:style-name="ro1">
          <table:table-cell office:value-type="float" office:value="770.90779716157999" table:style-name="ce8">
            <text:p>770,91</text:p>
          </table:table-cell>
          <table:table-cell office:value-type="float" office:value="4.8707278061642594E-8" table:style-name="ce4">
            <text:p>4,87073E-08</text:p>
          </table:table-cell>
          <table:table-cell table:number-columns-repeated="16382"/>
        </table:table-row>
        <table:table-row table:style-name="ro1">
          <table:table-cell office:value-type="float" office:value="771.31812951709185" table:style-name="ce8">
            <text:p>771,32</text:p>
          </table:table-cell>
          <table:table-cell office:value-type="float" office:value="5.7531066790715515E-8" table:style-name="ce4">
            <text:p>5,75311E-08</text:p>
          </table:table-cell>
          <table:table-cell table:number-columns-repeated="16382"/>
        </table:table-row>
        <table:table-row table:style-name="ro1">
          <table:table-cell office:value-type="float" office:value="771.72849048752892" table:style-name="ce8">
            <text:p>771,73</text:p>
          </table:table-cell>
          <table:table-cell office:value-type="float" office:value="6.2363459555789309E-8" table:style-name="ce4">
            <text:p>6,23635E-08</text:p>
          </table:table-cell>
          <table:table-cell table:number-columns-repeated="16382"/>
        </table:table-row>
        <table:table-row table:style-name="ro1">
          <table:table-cell office:value-type="float" office:value="772.13888008632193" table:style-name="ce8">
            <text:p>772,14</text:p>
          </table:table-cell>
          <table:table-cell office:value-type="float" office:value="5.8461135672946524E-8" table:style-name="ce4">
            <text:p>5,84611E-08</text:p>
          </table:table-cell>
          <table:table-cell table:number-columns-repeated="16382"/>
        </table:table-row>
        <table:table-row table:style-name="ro1">
          <table:table-cell office:value-type="float" office:value="772.54929832690129" table:style-name="ce8">
            <text:p>772,55</text:p>
          </table:table-cell>
          <table:table-cell office:value-type="float" office:value="5.2517554760910486E-8" table:style-name="ce4">
            <text:p>5,25176E-08</text:p>
          </table:table-cell>
          <table:table-cell table:number-columns-repeated="16382"/>
        </table:table-row>
        <table:table-row table:style-name="ro1">
          <table:table-cell office:value-type="float" office:value="772.95974522269751" table:style-name="ce8">
            <text:p>772,96</text:p>
          </table:table-cell>
          <table:table-cell office:value-type="float" office:value="4.6503991678070393E-8" table:style-name="ce4">
            <text:p>4,6504E-08</text:p>
          </table:table-cell>
          <table:table-cell table:number-columns-repeated="16382"/>
        </table:table-row>
        <table:table-row table:style-name="ro1">
          <table:table-cell office:value-type="float" office:value="773.37022078714108" table:style-name="ce8">
            <text:p>773,37</text:p>
          </table:table-cell>
          <table:table-cell office:value-type="float" office:value="4.0786309374211031E-8" table:style-name="ce4">
            <text:p>4,07863E-08</text:p>
          </table:table-cell>
          <table:table-cell table:number-columns-repeated="16382"/>
        </table:table-row>
        <table:table-row table:style-name="ro1">
          <table:table-cell office:value-type="float" office:value="773.78072503366275" table:style-name="ce8">
            <text:p>773,78</text:p>
          </table:table-cell>
          <table:table-cell office:value-type="float" office:value="3.5657213354808719E-8" table:style-name="ce4">
            <text:p>3,56572E-08</text:p>
          </table:table-cell>
          <table:table-cell table:number-columns-repeated="16382"/>
        </table:table-row>
        <table:table-row table:style-name="ro1">
          <table:table-cell office:value-type="float" office:value="774.19125797569268" table:style-name="ce8">
            <text:p>774,19</text:p>
          </table:table-cell>
          <table:table-cell office:value-type="float" office:value="3.2057974789218694E-8" table:style-name="ce4">
            <text:p>3,2058E-08</text:p>
          </table:table-cell>
          <table:table-cell table:number-columns-repeated="16382"/>
        </table:table-row>
        <table:table-row table:style-name="ro1">
          <table:table-cell office:value-type="float" office:value="774.60181962666161" table:style-name="ce8">
            <text:p>774,60</text:p>
          </table:table-cell>
          <table:table-cell office:value-type="float" office:value="2.7980604848597517E-8" table:style-name="ce4">
            <text:p>2,79806E-08</text:p>
          </table:table-cell>
          <table:table-cell table:number-columns-repeated="16382"/>
        </table:table-row>
        <table:table-row table:style-name="ro1">
          <table:table-cell office:value-type="float" office:value="775.01241000000005" table:style-name="ce8">
            <text:p>775,01</text:p>
          </table:table-cell>
          <table:table-cell office:value-type="float" office:value="2.4189860588157582E-8" table:style-name="ce4">
            <text:p>2,41899E-08</text:p>
          </table:table-cell>
          <table:table-cell table:number-columns-repeated="16382"/>
        </table:table-row>
        <table:table-row table:style-name="ro1">
          <table:table-cell office:value-type="float" office:value="775.42302910913838" table:style-name="ce8">
            <text:p>775,42</text:p>
          </table:table-cell>
          <table:table-cell office:value-type="float" office:value="2.2833438323639527E-8" table:style-name="ce4">
            <text:p>2,28334E-08</text:p>
          </table:table-cell>
          <table:table-cell table:number-columns-repeated="16382"/>
        </table:table-row>
        <table:table-row table:style-name="ro1">
          <table:table-cell office:value-type="float" office:value="775.83367696750736" table:style-name="ce8">
            <text:p>775,83</text:p>
          </table:table-cell>
          <table:table-cell office:value-type="float" office:value="2.0673409199864717E-8" table:style-name="ce4">
            <text:p>2,06734E-08</text:p>
          </table:table-cell>
          <table:table-cell table:number-columns-repeated="16382"/>
        </table:table-row>
        <table:table-row table:style-name="ro1">
          <table:table-cell office:value-type="float" office:value="776.24435358853736" table:style-name="ce8">
            <text:p>776,24</text:p>
          </table:table-cell>
          <table:table-cell office:value-type="float" office:value="1.8444217229042109E-8" table:style-name="ce4">
            <text:p>1,84442E-08</text:p>
          </table:table-cell>
          <table:table-cell table:number-columns-repeated="16382"/>
        </table:table-row>
        <table:table-row table:style-name="ro1">
          <table:table-cell office:value-type="float" office:value="776.65505898565891" table:style-name="ce8">
            <text:p>776,66</text:p>
          </table:table-cell>
          <table:table-cell office:value-type="float" office:value="1.6516329250908255E-8" table:style-name="ce4">
            <text:p>1,65163E-08</text:p>
          </table:table-cell>
          <table:table-cell table:number-columns-repeated="16382"/>
        </table:table-row>
        <table:table-row table:style-name="ro1">
          <table:table-cell office:value-type="float" office:value="777.06579317230251" table:style-name="ce8">
            <text:p>777,07</text:p>
          </table:table-cell>
          <table:table-cell office:value-type="float" office:value="1.1178351011558577E-8" table:style-name="ce4">
            <text:p>1,11784E-08</text:p>
          </table:table-cell>
          <table:table-cell table:number-columns-repeated="16382"/>
        </table:table-row>
        <table:table-row table:style-name="ro1">
          <table:table-cell office:value-type="float" office:value="777.47655616189877" table:style-name="ce8">
            <text:p>777,48</text:p>
          </table:table-cell>
          <table:table-cell office:value-type="float" office:value="1.0002880842351654E-8" table:style-name="ce4">
            <text:p>1,00029E-08</text:p>
          </table:table-cell>
          <table:table-cell table:number-columns-repeated="16382"/>
        </table:table-row>
        <table:table-row table:style-name="ro1">
          <table:table-cell office:value-type="float" office:value="777.8873479678781" table:style-name="ce8">
            <text:p>777,89</text:p>
          </table:table-cell>
          <table:table-cell office:value-type="float" office:value="6.8949531574069365E-9" table:style-name="ce4">
            <text:p>6,89495E-09</text:p>
          </table:table-cell>
          <table:table-cell table:number-columns-repeated="16382"/>
        </table:table-row>
        <table:table-row table:style-name="ro1">
          <table:table-cell office:value-type="float" office:value="778.298168603671" table:style-name="ce8">
            <text:p>778,30</text:p>
          </table:table-cell>
          <table:table-cell office:value-type="float" office:value="4.5674621458387386E-9" table:style-name="ce4">
            <text:p>4,56746E-09</text:p>
          </table:table-cell>
          <table:table-cell table:number-columns-repeated="16382"/>
        </table:table-row>
        <table:table-row table:style-name="ro1">
          <table:table-cell office:value-type="float" office:value="778.7090180827081" table:style-name="ce8">
            <text:p>778,71</text:p>
          </table:table-cell>
          <table:table-cell office:value-type="float" office:value="4.177723638963216E-9" table:style-name="ce4">
            <text:p>4,17772E-09</text:p>
          </table:table-cell>
          <table:table-cell table:number-columns-repeated="16382"/>
        </table:table-row>
        <table:table-row table:style-name="ro1">
          <table:table-cell office:value-type="float" office:value="779.11989641842001" table:style-name="ce8">
            <text:p>779,12</text:p>
          </table:table-cell>
          <table:table-cell office:value-type="float" office:value="3.5001300160447082E-9" table:style-name="ce4">
            <text:p>3,50013E-09</text:p>
          </table:table-cell>
          <table:table-cell table:number-columns-repeated="16382"/>
        </table:table-row>
        <table:table-row table:style-name="ro1">
          <table:table-cell office:value-type="float" office:value="779.53080362423702" table:style-name="ce8">
            <text:p>779,53</text:p>
          </table:table-cell>
          <table:table-cell office:value-type="float" office:value="3.9747774867137376E-9" table:style-name="ce4">
            <text:p>3,97478E-09</text:p>
          </table:table-cell>
          <table:table-cell table:number-columns-repeated="16382"/>
        </table:table-row>
        <table:table-row table:style-name="ro1">
          <table:table-cell office:value-type="float" office:value="779.94173971358987" table:style-name="ce8">
            <text:p>779,94</text:p>
          </table:table-cell>
          <table:table-cell office:value-type="float" office:value="2.9133875026869991E-9" table:style-name="ce4">
            <text:p>2,91339E-09</text:p>
          </table:table-cell>
          <table:table-cell table:number-columns-repeated="16382"/>
        </table:table-row>
        <table:table-row table:style-name="ro1">
          <table:table-cell office:value-type="float" office:value="780.35270469990883" table:style-name="ce8">
            <text:p>780,35</text:p>
          </table:table-cell>
          <table:table-cell office:value-type="float" office:value="3.6896047802802388E-9" table:style-name="ce4">
            <text:p>3,6896E-09</text:p>
          </table:table-cell>
          <table:table-cell table:number-columns-repeated="16382"/>
        </table:table-row>
        <table:table-row table:style-name="ro1">
          <table:table-cell office:value-type="float" office:value="780.76369859662441" table:style-name="ce8">
            <text:p>780,76</text:p>
          </table:table-cell>
          <table:table-cell office:value-type="float" office:value="2.3321287586177189E-9" table:style-name="ce4">
            <text:p>2,33213E-09</text:p>
          </table:table-cell>
          <table:table-cell table:number-columns-repeated="16382"/>
        </table:table-row>
        <table:table-row table:style-name="ro1">
          <table:table-cell office:value-type="float" office:value="781.17472141716758" table:style-name="ce8">
            <text:p>781,17</text:p>
          </table:table-cell>
          <table:table-cell office:value-type="float" office:value="3.3029857187160303E-9" table:style-name="ce4">
            <text:p>3,30299E-09</text:p>
          </table:table-cell>
          <table:table-cell table:number-columns-repeated="16382"/>
        </table:table-row>
        <table:table-row table:style-name="ro1">
          <table:table-cell office:value-type="float" office:value="781.58577317496838" table:style-name="ce8">
            <text:p>781,59</text:p>
          </table:table-cell>
          <table:table-cell office:value-type="float" office:value="2.1375856048593996E-9" table:style-name="ce4">
            <text:p>2,13759E-09</text:p>
          </table:table-cell>
          <table:table-cell table:number-columns-repeated="16382"/>
        </table:table-row>
        <table:table-row table:style-name="ro1">
          <table:table-cell office:value-type="float" office:value="781.99685388345745" table:style-name="ce8">
            <text:p>782,00</text:p>
          </table:table-cell>
          <table:table-cell office:value-type="float" office:value="3.8805564703592643E-9" table:style-name="ce4">
            <text:p>3,88056E-09</text:p>
          </table:table-cell>
          <table:table-cell table:number-columns-repeated="16382"/>
        </table:table-row>
        <table:table-row table:style-name="ro1">
          <table:table-cell office:value-type="float" office:value="782.4079635560654" table:style-name="ce8">
            <text:p>782,41</text:p>
          </table:table-cell>
          <table:table-cell office:value-type="float" office:value="3.1010637886959648E-9" table:style-name="ce4">
            <text:p>3,10106E-09</text:p>
          </table:table-cell>
          <table:table-cell table:number-columns-repeated="16382"/>
        </table:table-row>
        <table:table-row table:style-name="ro1">
          <table:table-cell office:value-type="float" office:value="782.81910220622285" table:style-name="ce8">
            <text:p>782,82</text:p>
          </table:table-cell>
          <table:table-cell office:value-type="float" office:value="3.7792301008209487E-9" table:style-name="ce4">
            <text:p>3,77923E-09</text:p>
          </table:table-cell>
          <table:table-cell table:number-columns-repeated="16382"/>
        </table:table-row>
        <table:table-row table:style-name="ro1">
          <table:table-cell office:value-type="float" office:value="783.23026984735998" table:style-name="ce8">
            <text:p>783,23</text:p>
          </table:table-cell>
          <table:table-cell office:value-type="float" office:value="2.8073007891880581E-9" table:style-name="ce4">
            <text:p>2,8073E-09</text:p>
          </table:table-cell>
          <table:table-cell table:number-columns-repeated="16382"/>
        </table:table-row>
        <table:table-row table:style-name="ro1">
          <table:table-cell office:value-type="float" office:value="783.64146649290763" table:style-name="ce8">
            <text:p>783,64</text:p>
          </table:table-cell>
          <table:table-cell office:value-type="float" office:value="2.8999603720228923E-9" table:style-name="ce4">
            <text:p>2,89996E-09</text:p>
          </table:table-cell>
          <table:table-cell table:number-columns-repeated="16382"/>
        </table:table-row>
        <table:table-row table:style-name="ro1">
          <table:table-cell office:value-type="float" office:value="784.05269215629619" table:style-name="ce8">
            <text:p>784,05</text:p>
          </table:table-cell>
          <table:table-cell office:value-type="float" office:value="2.6102183981218724E-9" table:style-name="ce4">
            <text:p>2,61022E-09</text:p>
          </table:table-cell>
          <table:table-cell table:number-columns-repeated="16382"/>
        </table:table-row>
        <table:table-row table:style-name="ro1">
          <table:table-cell office:value-type="float" office:value="784.46394685095618" table:style-name="ce8">
            <text:p>784,46</text:p>
          </table:table-cell>
          <table:table-cell office:value-type="float" office:value="2.6029915735953357E-9" table:style-name="ce4">
            <text:p>2,60299E-09</text:p>
          </table:table-cell>
          <table:table-cell table:number-columns-repeated="16382"/>
        </table:table-row>
        <table:table-row table:number-rows-repeated="1047551" table:style-name="ro1">
          <table:table-cell table:number-columns-repeated="16384"/>
        </table:table-row>
      </table:table>
      <table:table table:name="Sheet2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ffffff" draw:opacity="100%" draw:stroke="solid" svg:stroke-width="0.01042in" svg:stroke-color="#000000" svg:stroke-opacity="100%" draw:stroke-linejoin="round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Lab-Svetla</meta:initial-creator>
    <dc:creator>Lab-Svetla</dc:creator>
    <meta:creation-date>2001-08-30T15:51:08Z</meta:creation-date>
    <dc:date>2022-04-25T12:47:17Z</dc:date>
    <meta:print-date>2001-08-30T15:52:28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/>
      <style:graphic-properties draw:fill="bitmap" draw:fill-image-name="a1" style:repeat="repeat" draw:fill-image-width="1.70667in" draw:fill-image-height="1.70667in" draw:fill-image-ref-point="top-left" draw:stroke="solid" svg:stroke-width="0.01389in" svg:stroke-color="#808080" svg:stroke-opacity="100%" draw:stroke-linejoin="round"/>
    </style:style>
    <style:style style:family="chart" style:name="Wal0">
      <style:graphic-properties draw:fill="bitmap" draw:fill-image-name="a2" style:repeat="repeat" draw:fill-image-width="1.70667in" draw:fill-image-height="1.70667in" draw:fill-image-ref-point="top-left" draw:stroke="solid" svg:stroke-width="0.01389in" svg:stroke-color="#808080" svg:stroke-opacity="100%" draw:stroke-linejoin="round"/>
    </style:style>
    <style:style style:family="chart" style:name="GMa1">
      <style:graphic-properties draw:fill="none" draw:stroke="solid" svg:stroke-width="0.00347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gradient" draw:fill-gradient-name="a0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sk" fo:country="SK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1389in" svg:stroke-color="#000080" svg:stroke-opacity="100%" draw:stroke-linejoin="round"/>
    </style:style>
  </office:automatic-styles>
  <office:body>
    <office:chart>
      <chart:chart chart:class="chart:scatter" svg:height="188.25pt" svg:width="279.0pt" chart:style-name="Crt0">
        <chart:plot-area svg:x="0.0pt" svg:y="6.78251968503937pt" svg:width="279.0pt" svg:height="155.1849606299212pt"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B$2:.$B$1025" chart:class="chart:scatter" chart:attached-axis="primary-y" chart:style-name="G0S0">
            <chart:domain table:cell-range-address="Sheet1.$A$2:.$A$1025"/>
            <chart:data-point chart:repeated="102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axial" draw:angle="450" draw:start-color="#ffffff" draw:end-color="#cc99ff" draw:start-intensity="100%" draw:end-intensity="100%"/>
    <draw:fill-image xmlns:xlink="http://www.w3.org/1999/xlink" draw:name="a1" xlink:href="media/image1.jpeg" xlink:show="embed" xlink:actuate="onLoad"/>
    <draw:fill-image xmlns:xlink="http://www.w3.org/1999/xlink" draw:name="a2" xlink:href="media/image1.jpeg" xlink:show="embed" xlink:actuate="onLoad"/>
  </office:styles>
</office:document-styles>
</file>